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9.004cm" svg:x="9.533cm" svg:y="0.558cm">
            <draw:object draw:notify-on-update-of-ranges="Sheet1.B2:Sheet1.B785 Sheet1.C2:Sheet1.C785 Sheet1.B2:Sheet1.B785 Sheet1.D2:Sheet1.D78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IN([.B2])" office:value-type="float" office:value="0" calcext:value-type="float">
            <text:p/>
          </table:table-cell>
          <table:table-cell table:formula="of:=COS([.C2]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SIN([.B3])" office:value-type="float" office:value="0.00999983333416667" calcext:value-type="float">
            <text:p/>
          </table:table-cell>
          <table:table-cell table:formula="of:=COS([.B3])" office:value-type="float" office:value="0.999950000416665" calcext:value-type="float">
            <text:p/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table:formula="of:=SIN([.B4])" office:value-type="float" office:value="0.0199986666933331" calcext:value-type="float">
            <text:p/>
          </table:table-cell>
          <table:table-cell table:formula="of:=COS([.B4])" office:value-type="float" office:value="0.999800006666578" calcext:value-type="float">
            <text:p/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table:formula="of:=SIN([.B5])" office:value-type="float" office:value="0.0299955002024957" calcext:value-type="float">
            <text:p/>
          </table:table-cell>
          <table:table-cell table:formula="of:=COS([.B5])" office:value-type="float" office:value="0.999550033748987" calcext:value-type="float">
            <text:p/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table:formula="of:=SIN([.B6])" office:value-type="float" office:value="0.0399893341866342" calcext:value-type="float">
            <text:p/>
          </table:table-cell>
          <table:table-cell table:formula="of:=COS([.B6])" office:value-type="float" office:value="0.999200106660978" calcext:value-type="float">
            <text:p/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formula="of:=SIN([.B7])" office:value-type="float" office:value="0.0499791692706783" calcext:value-type="float">
            <text:p/>
          </table:table-cell>
          <table:table-cell table:formula="of:=COS([.B7])" office:value-type="float" office:value="0.998750260394966" calcext:value-type="float">
            <text:p/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formula="of:=SIN([.B8])" office:value-type="float" office:value="0.0599640064794446" calcext:value-type="float">
            <text:p/>
          </table:table-cell>
          <table:table-cell table:formula="of:=COS([.B8])" office:value-type="float" office:value="0.998200539935204" calcext:value-type="float">
            <text:p/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table:formula="of:=SIN([.B9])" office:value-type="float" office:value="0.0699428473375328" calcext:value-type="float">
            <text:p/>
          </table:table-cell>
          <table:table-cell table:formula="of:=COS([.B9])" office:value-type="float" office:value="0.99755100025328" calcext:value-type="float">
            <text:p/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table:formula="of:=SIN([.B10])" office:value-type="float" office:value="0.0799146939691727" calcext:value-type="float">
            <text:p/>
          </table:table-cell>
          <table:table-cell table:formula="of:=COS([.B10])" office:value-type="float" office:value="0.996801706302619" calcext:value-type="float">
            <text:p/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table:formula="of:=SIN([.B11])" office:value-type="float" office:value="0.089878549198011" calcext:value-type="float">
            <text:p/>
          </table:table-cell>
          <table:table-cell table:formula="of:=COS([.B11])" office:value-type="float" office:value="0.995952733011994" calcext:value-type="float">
            <text:p/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SIN([.B12])" office:value-type="float" office:value="0.0998334166468282" calcext:value-type="float">
            <text:p/>
          </table:table-cell>
          <table:table-cell table:formula="of:=COS([.B12])" office:value-type="float" office:value="0.995004165278026" calcext:value-type="float">
            <text:p/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table:formula="of:=SIN([.B13])" office:value-type="float" office:value="0.109778300837175" calcext:value-type="float">
            <text:p/>
          </table:table-cell>
          <table:table-cell table:formula="of:=COS([.B13])" office:value-type="float" office:value="0.993956097956697" calcext:value-type="float">
            <text:p/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formula="of:=SIN([.B14])" office:value-type="float" office:value="0.119712207288919" calcext:value-type="float">
            <text:p/>
          </table:table-cell>
          <table:table-cell table:formula="of:=COS([.B14])" office:value-type="float" office:value="0.992808635853866" calcext:value-type="float">
            <text:p/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table:formula="of:=SIN([.B15])" office:value-type="float" office:value="0.129634142619695" calcext:value-type="float">
            <text:p/>
          </table:table-cell>
          <table:table-cell table:formula="of:=COS([.B15])" office:value-type="float" office:value="0.991561893714788" calcext:value-type="float">
            <text:p/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table:formula="of:=SIN([.B16])" office:value-type="float" office:value="0.139543114644236" calcext:value-type="float">
            <text:p/>
          </table:table-cell>
          <table:table-cell table:formula="of:=COS([.B16])" office:value-type="float" office:value="0.990215996212637" calcext:value-type="float">
            <text:p/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table:formula="of:=SIN([.B17])" office:value-type="float" office:value="0.149438132473599" calcext:value-type="float">
            <text:p/>
          </table:table-cell>
          <table:table-cell table:formula="of:=COS([.B17])" office:value-type="float" office:value="0.988771077936042" calcext:value-type="float">
            <text:p/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table:formula="of:=SIN([.B18])" office:value-type="float" office:value="0.159318206614246" calcext:value-type="float">
            <text:p/>
          </table:table-cell>
          <table:table-cell table:formula="of:=COS([.B18])" office:value-type="float" office:value="0.987227283375627" calcext:value-type="float">
            <text:p/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table:formula="of:=SIN([.B19])" office:value-type="float" office:value="0.169182349066996" calcext:value-type="float">
            <text:p/>
          </table:table-cell>
          <table:table-cell table:formula="of:=COS([.B19])" office:value-type="float" office:value="0.985584766909561" calcext:value-type="float">
            <text:p/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formula="of:=SIN([.B20])" office:value-type="float" office:value="0.179029573425824" calcext:value-type="float">
            <text:p/>
          </table:table-cell>
          <table:table-cell table:formula="of:=COS([.B20])" office:value-type="float" office:value="0.983843692788121" calcext:value-type="float">
            <text:p/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table:formula="of:=SIN([.B21])" office:value-type="float" office:value="0.188858894976501" calcext:value-type="float">
            <text:p/>
          </table:table-cell>
          <table:table-cell table:formula="of:=COS([.B21])" office:value-type="float" office:value="0.98200423511727" calcext:value-type="float">
            <text:p/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SIN([.B22])" office:value-type="float" office:value="0.198669330795061" calcext:value-type="float">
            <text:p/>
          </table:table-cell>
          <table:table-cell table:formula="of:=COS([.B22])" office:value-type="float" office:value="0.980066577841242" calcext:value-type="float">
            <text:p/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table:formula="of:=SIN([.B23])" office:value-type="float" office:value="0.2084598998461" calcext:value-type="float">
            <text:p/>
          </table:table-cell>
          <table:table-cell table:formula="of:=COS([.B23])" office:value-type="float" office:value="0.978030914724148" calcext:value-type="float">
            <text:p/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table:formula="of:=SIN([.B24])" office:value-type="float" office:value="0.218229623080869" calcext:value-type="float">
            <text:p/>
          </table:table-cell>
          <table:table-cell table:formula="of:=COS([.B24])" office:value-type="float" office:value="0.975897449330605" calcext:value-type="float">
            <text:p/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table:formula="of:=SIN([.B25])" office:value-type="float" office:value="0.227977523535188" calcext:value-type="float">
            <text:p/>
          </table:table-cell>
          <table:table-cell table:formula="of:=COS([.B25])" office:value-type="float" office:value="0.973666395005375" calcext:value-type="float">
            <text:p/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formula="of:=SIN([.B26])" office:value-type="float" office:value="0.237702626427135" calcext:value-type="float">
            <text:p/>
          </table:table-cell>
          <table:table-cell table:formula="of:=COS([.B26])" office:value-type="float" office:value="0.97133797485203" calcext:value-type="float">
            <text:p/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SIN([.B27])" office:value-type="float" office:value="0.247403959254523" calcext:value-type="float">
            <text:p/>
          </table:table-cell>
          <table:table-cell table:formula="of:=COS([.B27])" office:value-type="float" office:value="0.968912421710645" calcext:value-type="float">
            <text:p/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table:formula="of:=SIN([.B28])" office:value-type="float" office:value="0.257080551892155" calcext:value-type="float">
            <text:p/>
          </table:table-cell>
          <table:table-cell table:formula="of:=COS([.B28])" office:value-type="float" office:value="0.966389978134513" calcext:value-type="float">
            <text:p/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table:formula="of:=SIN([.B29])" office:value-type="float" office:value="0.266731436688831" calcext:value-type="float">
            <text:p/>
          </table:table-cell>
          <table:table-cell table:formula="of:=COS([.B29])" office:value-type="float" office:value="0.963770896365891" calcext:value-type="float">
            <text:p/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table:formula="of:=SIN([.B30])" office:value-type="float" office:value="0.276355648564114" calcext:value-type="float">
            <text:p/>
          </table:table-cell>
          <table:table-cell table:formula="of:=COS([.B30])" office:value-type="float" office:value="0.961055438310771" calcext:value-type="float">
            <text:p/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table:formula="of:=SIN([.B31])" office:value-type="float" office:value="0.285952225104835" calcext:value-type="float">
            <text:p/>
          </table:table-cell>
          <table:table-cell table:formula="of:=COS([.B31])" office:value-type="float" office:value="0.958243875512697" calcext:value-type="float">
            <text:p/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SIN([.B32])" office:value-type="float" office:value="0.29552020666134" calcext:value-type="float">
            <text:p/>
          </table:table-cell>
          <table:table-cell table:formula="of:=COS([.B32])" office:value-type="float" office:value="0.955336489125606" calcext:value-type="float">
            <text:p/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table:formula="of:=SIN([.B33])" office:value-type="float" office:value="0.305058636443443" calcext:value-type="float">
            <text:p/>
          </table:table-cell>
          <table:table-cell table:formula="of:=COS([.B33])" office:value-type="float" office:value="0.952333569885713" calcext:value-type="float">
            <text:p/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table:formula="of:=SIN([.B34])" office:value-type="float" office:value="0.314566560616118" calcext:value-type="float">
            <text:p/>
          </table:table-cell>
          <table:table-cell table:formula="of:=COS([.B34])" office:value-type="float" office:value="0.949235418082441" calcext:value-type="float">
            <text:p/>
          </table:table-cell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table:formula="of:=SIN([.B35])" office:value-type="float" office:value="0.324043028394868" calcext:value-type="float">
            <text:p/>
          </table:table-cell>
          <table:table-cell table:formula="of:=COS([.B35])" office:value-type="float" office:value="0.946042343528387" calcext:value-type="float">
            <text:p/>
          </table:table-cell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table:formula="of:=SIN([.B36])" office:value-type="float" office:value="0.333487092140814" calcext:value-type="float">
            <text:p/>
          </table:table-cell>
          <table:table-cell table:formula="of:=COS([.B36])" office:value-type="float" office:value="0.942754665528346" calcext:value-type="float">
            <text:p/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table:formula="of:=SIN([.B37])" office:value-type="float" office:value="0.342897807455451" calcext:value-type="float">
            <text:p/>
          </table:table-cell>
          <table:table-cell table:formula="of:=COS([.B37])" office:value-type="float" office:value="0.939372712847379" calcext:value-type="float">
            <text:p/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table:formula="of:=SIN([.B38])" office:value-type="float" office:value="0.35227423327509" calcext:value-type="float">
            <text:p/>
          </table:table-cell>
          <table:table-cell table:formula="of:=COS([.B38])" office:value-type="float" office:value="0.935896823677935" calcext:value-type="float">
            <text:p/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formula="of:=SIN([.B39])" office:value-type="float" office:value="0.361615431964962" calcext:value-type="float">
            <text:p/>
          </table:table-cell>
          <table:table-cell table:formula="of:=COS([.B39])" office:value-type="float" office:value="0.932327345606034" calcext:value-type="float">
            <text:p/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table:formula="of:=SIN([.B40])" office:value-type="float" office:value="0.370920469412983" calcext:value-type="float">
            <text:p/>
          </table:table-cell>
          <table:table-cell table:formula="of:=COS([.B40])" office:value-type="float" office:value="0.92866463557651" calcext:value-type="float">
            <text:p/>
          </table:table-cell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table:formula="of:=SIN([.B41])" office:value-type="float" office:value="0.380188415123161" calcext:value-type="float">
            <text:p/>
          </table:table-cell>
          <table:table-cell table:formula="of:=COS([.B41])" office:value-type="float" office:value="0.924909059857313" calcext:value-type="float">
            <text:p/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SIN([.B42])" office:value-type="float" office:value="0.38941834230865" calcext:value-type="float">
            <text:p/>
          </table:table-cell>
          <table:table-cell table:formula="of:=COS([.B42])" office:value-type="float" office:value="0.921060994002885" calcext:value-type="float">
            <text:p/>
          </table:table-cell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table:formula="of:=SIN([.B43])" office:value-type="float" office:value="0.398609327984423" calcext:value-type="float">
            <text:p/>
          </table:table-cell>
          <table:table-cell table:formula="of:=COS([.B43])" office:value-type="float" office:value="0.917120822816605" calcext:value-type="float">
            <text:p/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table:formula="of:=SIN([.B44])" office:value-type="float" office:value="0.40776045305957" calcext:value-type="float">
            <text:p/>
          </table:table-cell>
          <table:table-cell table:formula="of:=COS([.B44])" office:value-type="float" office:value="0.913088940312308" calcext:value-type="float">
            <text:p/>
          </table:table-cell>
        </table:table-row>
        <table:table-row table:style-name="ro1">
          <table:table-cell/>
          <table:table-cell office:value-type="float" office:value="0.43" calcext:value-type="float">
            <text:p>0.43</text:p>
          </table:table-cell>
          <table:table-cell table:formula="of:=SIN([.B45])" office:value-type="float" office:value="0.416870802429211" calcext:value-type="float">
            <text:p/>
          </table:table-cell>
          <table:table-cell table:formula="of:=COS([.B45])" office:value-type="float" office:value="0.908965749674885" calcext:value-type="float">
            <text:p/>
          </table:table-cell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table:formula="of:=SIN([.B46])" office:value-type="float" office:value="0.425939465066" calcext:value-type="float">
            <text:p/>
          </table:table-cell>
          <table:table-cell table:formula="of:=COS([.B46])" office:value-type="float" office:value="0.904751663219963" calcext:value-type="float">
            <text:p/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table:formula="of:=SIN([.B47])" office:value-type="float" office:value="0.43496553411123" calcext:value-type="float">
            <text:p/>
          </table:table-cell>
          <table:table-cell table:formula="of:=COS([.B47])" office:value-type="float" office:value="0.900447102352677" calcext:value-type="float">
            <text:p/>
          </table:table-cell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table:formula="of:=SIN([.B48])" office:value-type="float" office:value="0.44394810696552" calcext:value-type="float">
            <text:p/>
          </table:table-cell>
          <table:table-cell table:formula="of:=COS([.B48])" office:value-type="float" office:value="0.896052497525525" calcext:value-type="float">
            <text:p/>
          </table:table-cell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table:formula="of:=SIN([.B49])" office:value-type="float" office:value="0.452886285379068" calcext:value-type="float">
            <text:p/>
          </table:table-cell>
          <table:table-cell table:formula="of:=COS([.B49])" office:value-type="float" office:value="0.891568288195329" calcext:value-type="float">
            <text:p/>
          </table:table-cell>
        </table:table-row>
        <table:table-row table:style-name="ro1">
          <table:table-cell/>
          <table:table-cell office:value-type="float" office:value="0.48" calcext:value-type="float">
            <text:p>0.48</text:p>
          </table:table-cell>
          <table:table-cell table:formula="of:=SIN([.B50])" office:value-type="float" office:value="0.461779175541483" calcext:value-type="float">
            <text:p/>
          </table:table-cell>
          <table:table-cell table:formula="of:=COS([.B50])" office:value-type="float" office:value="0.886994922779284" calcext:value-type="float">
            <text:p/>
          </table:table-cell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table:formula="of:=SIN([.B51])" office:value-type="float" office:value="0.470625888171158" calcext:value-type="float">
            <text:p/>
          </table:table-cell>
          <table:table-cell table:formula="of:=COS([.B51])" office:value-type="float" office:value="0.882332858610121" calcext:value-type="float">
            <text:p/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SIN([.B52])" office:value-type="float" office:value="0.479425538604203" calcext:value-type="float">
            <text:p/>
          </table:table-cell>
          <table:table-cell table:formula="of:=COS([.B52])" office:value-type="float" office:value="0.877582561890373" calcext:value-type="float">
            <text:p/>
          </table:table-cell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table:formula="of:=SIN([.B53])" office:value-type="float" office:value="0.488177246882908" calcext:value-type="float">
            <text:p/>
          </table:table-cell>
          <table:table-cell table:formula="of:=COS([.B53])" office:value-type="float" office:value="0.872744507645751" calcext:value-type="float">
            <text:p/>
          </table:table-cell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table:formula="of:=SIN([.B54])" office:value-type="float" office:value="0.496880137843737" calcext:value-type="float">
            <text:p/>
          </table:table-cell>
          <table:table-cell table:formula="of:=COS([.B54])" office:value-type="float" office:value="0.86781917967765" calcext:value-type="float">
            <text:p/>
          </table:table-cell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table:formula="of:=SIN([.B55])" office:value-type="float" office:value="0.505533341204847" calcext:value-type="float">
            <text:p/>
          </table:table-cell>
          <table:table-cell table:formula="of:=COS([.B55])" office:value-type="float" office:value="0.862807070514761" calcext:value-type="float">
            <text:p/>
          </table:table-cell>
        </table:table-row>
        <table:table-row table:style-name="ro1">
          <table:table-cell/>
          <table:table-cell office:value-type="float" office:value="0.54" calcext:value-type="float">
            <text:p>0.54</text:p>
          </table:table-cell>
          <table:table-cell table:formula="of:=SIN([.B56])" office:value-type="float" office:value="0.514135991653113" calcext:value-type="float">
            <text:p/>
          </table:table-cell>
          <table:table-cell table:formula="of:=COS([.B56])" office:value-type="float" office:value="0.857708681363824" calcext:value-type="float">
            <text:p/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formula="of:=SIN([.B57])" office:value-type="float" office:value="0.522687228930659" calcext:value-type="float">
            <text:p/>
          </table:table-cell>
          <table:table-cell table:formula="of:=COS([.B57])" office:value-type="float" office:value="0.852524522059506" calcext:value-type="float">
            <text:p/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table:formula="of:=SIN([.B58])" office:value-type="float" office:value="0.531186197920883" calcext:value-type="float">
            <text:p/>
          </table:table-cell>
          <table:table-cell table:formula="of:=COS([.B58])" office:value-type="float" office:value="0.847255111013416" calcext:value-type="float">
            <text:p/>
          </table:table-cell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table:formula="of:=SIN([.B59])" office:value-type="float" office:value="0.539632048733969" calcext:value-type="float">
            <text:p/>
          </table:table-cell>
          <table:table-cell table:formula="of:=COS([.B59])" office:value-type="float" office:value="0.841900975162269" calcext:value-type="float">
            <text:p/>
          </table:table-cell>
        </table:table-row>
        <table:table-row table:style-name="ro1">
          <table:table-cell/>
          <table:table-cell office:value-type="float" office:value="0.58" calcext:value-type="float">
            <text:p>0.58</text:p>
          </table:table-cell>
          <table:table-cell table:formula="of:=SIN([.B60])" office:value-type="float" office:value="0.548023936791874" calcext:value-type="float">
            <text:p/>
          </table:table-cell>
          <table:table-cell table:formula="of:=COS([.B60])" office:value-type="float" office:value="0.836462649915187" calcext:value-type="float">
            <text:p/>
          </table:table-cell>
        </table:table-row>
        <table:table-row table:style-name="ro1">
          <table:table-cell/>
          <table:table-cell office:value-type="float" office:value="0.59" calcext:value-type="float">
            <text:p>0.59</text:p>
          </table:table-cell>
          <table:table-cell table:formula="of:=SIN([.B61])" office:value-type="float" office:value="0.556361022912784" calcext:value-type="float">
            <text:p/>
          </table:table-cell>
          <table:table-cell table:formula="of:=COS([.B61])" office:value-type="float" office:value="0.830940679100164" calcext:value-type="float">
            <text:p/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SIN([.B62])" office:value-type="float" office:value="0.564642473395035" calcext:value-type="float">
            <text:p/>
          </table:table-cell>
          <table:table-cell table:formula="of:=COS([.B62])" office:value-type="float" office:value="0.825335614909678" calcext:value-type="float">
            <text:p/>
          </table:table-cell>
        </table:table-row>
        <table:table-row table:style-name="ro1">
          <table:table-cell/>
          <table:table-cell office:value-type="float" office:value="0.61" calcext:value-type="float">
            <text:p>0.61</text:p>
          </table:table-cell>
          <table:table-cell table:formula="of:=SIN([.B63])" office:value-type="float" office:value="0.572867460100481" calcext:value-type="float">
            <text:p/>
          </table:table-cell>
          <table:table-cell table:formula="of:=COS([.B63])" office:value-type="float" office:value="0.819648017845479" calcext:value-type="float">
            <text:p/>
          </table:table-cell>
        </table:table-row>
        <table:table-row table:style-name="ro1">
          <table:table-cell/>
          <table:table-cell office:value-type="float" office:value="0.62" calcext:value-type="float">
            <text:p>0.62</text:p>
          </table:table-cell>
          <table:table-cell table:formula="of:=SIN([.B64])" office:value-type="float" office:value="0.581035160537305" calcext:value-type="float">
            <text:p/>
          </table:table-cell>
          <table:table-cell table:formula="of:=COS([.B64])" office:value-type="float" office:value="0.813878456662534" calcext:value-type="float">
            <text:p/>
          </table:table-cell>
        </table:table-row>
        <table:table-row table:style-name="ro1">
          <table:table-cell/>
          <table:table-cell office:value-type="float" office:value="0.63" calcext:value-type="float">
            <text:p>0.63</text:p>
          </table:table-cell>
          <table:table-cell table:formula="of:=SIN([.B65])" office:value-type="float" office:value="0.58914475794227" calcext:value-type="float">
            <text:p/>
          </table:table-cell>
          <table:table-cell table:formula="of:=COS([.B65])" office:value-type="float" office:value="0.808027508312152" calcext:value-type="float">
            <text:p/>
          </table:table-cell>
        </table:table-row>
        <table:table-row table:style-name="ro1">
          <table:table-cell/>
          <table:table-cell office:value-type="float" office:value="0.64" calcext:value-type="float">
            <text:p>0.64</text:p>
          </table:table-cell>
          <table:table-cell table:formula="of:=SIN([.B66])" office:value-type="float" office:value="0.597195441362392" calcext:value-type="float">
            <text:p/>
          </table:table-cell>
          <table:table-cell table:formula="of:=COS([.B66])" office:value-type="float" office:value="0.802095757884293" calcext:value-type="float">
            <text:p/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formula="of:=SIN([.B67])" office:value-type="float" office:value="0.60518640573604" calcext:value-type="float">
            <text:p/>
          </table:table-cell>
          <table:table-cell table:formula="of:=COS([.B67])" office:value-type="float" office:value="0.796083798549056" calcext:value-type="float">
            <text:p/>
          </table:table-cell>
        </table:table-row>
        <table:table-row table:style-name="ro1">
          <table:table-cell/>
          <table:table-cell office:value-type="float" office:value="0.66" calcext:value-type="float">
            <text:p>0.66</text:p>
          </table:table-cell>
          <table:table-cell table:formula="of:=SIN([.B68])" office:value-type="float" office:value="0.613116851973434" calcext:value-type="float">
            <text:p/>
          </table:table-cell>
          <table:table-cell table:formula="of:=COS([.B68])" office:value-type="float" office:value="0.789992231497365" calcext:value-type="float">
            <text:p/>
          </table:table-cell>
        </table:table-row>
        <table:table-row table:style-name="ro1">
          <table:table-cell/>
          <table:table-cell office:value-type="float" office:value="0.67" calcext:value-type="float">
            <text:p>0.67</text:p>
          </table:table-cell>
          <table:table-cell table:formula="of:=SIN([.B69])" office:value-type="float" office:value="0.62098598703656" calcext:value-type="float">
            <text:p/>
          </table:table-cell>
          <table:table-cell table:formula="of:=COS([.B69])" office:value-type="float" office:value="0.783821665880849" calcext:value-type="float">
            <text:p/>
          </table:table-cell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table:formula="of:=SIN([.B70])" office:value-type="float" office:value="0.628793024018469" calcext:value-type="float">
            <text:p/>
          </table:table-cell>
          <table:table-cell table:formula="of:=COS([.B70])" office:value-type="float" office:value="0.777572718750928" calcext:value-type="float">
            <text:p/>
          </table:table-cell>
        </table:table-row>
        <table:table-row table:style-name="ro1">
          <table:table-cell/>
          <table:table-cell office:value-type="float" office:value="0.69" calcext:value-type="float">
            <text:p>0.69</text:p>
          </table:table-cell>
          <table:table-cell table:formula="of:=SIN([.B71])" office:value-type="float" office:value="0.636537182221968" calcext:value-type="float">
            <text:p/>
          </table:table-cell>
          <table:table-cell table:formula="of:=COS([.B71])" office:value-type="float" office:value="0.771246014997107" calcext:value-type="float">
            <text:p/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SIN([.B72])" office:value-type="float" office:value="0.644217687237691" calcext:value-type="float">
            <text:p/>
          </table:table-cell>
          <table:table-cell table:formula="of:=COS([.B72])" office:value-type="float" office:value="0.764842187284488" calcext:value-type="float">
            <text:p/>
          </table:table-cell>
        </table:table-row>
        <table:table-row table:style-name="ro1">
          <table:table-cell/>
          <table:table-cell office:value-type="float" office:value="0.71" calcext:value-type="float">
            <text:p>0.71</text:p>
          </table:table-cell>
          <table:table-cell table:formula="of:=SIN([.B73])" office:value-type="float" office:value="0.651833771021537" calcext:value-type="float">
            <text:p/>
          </table:table-cell>
          <table:table-cell table:formula="of:=COS([.B73])" office:value-type="float" office:value="0.758361875990508" calcext:value-type="float">
            <text:p/>
          </table:table-cell>
        </table:table-row>
        <table:table-row table:style-name="ro1">
          <table:table-cell/>
          <table:table-cell office:value-type="float" office:value="0.72" calcext:value-type="float">
            <text:p>0.72</text:p>
          </table:table-cell>
          <table:table-cell table:formula="of:=SIN([.B74])" office:value-type="float" office:value="0.659384671971473" calcext:value-type="float">
            <text:p/>
          </table:table-cell>
          <table:table-cell table:formula="of:=COS([.B74])" office:value-type="float" office:value="0.751805729140895" calcext:value-type="float">
            <text:p/>
          </table:table-cell>
        </table:table-row>
        <table:table-row table:style-name="ro1">
          <table:table-cell/>
          <table:table-cell office:value-type="float" office:value="0.73" calcext:value-type="float">
            <text:p>0.73</text:p>
          </table:table-cell>
          <table:table-cell table:formula="of:=SIN([.B75])" office:value-type="float" office:value="0.666869635003698" calcext:value-type="float">
            <text:p/>
          </table:table-cell>
          <table:table-cell table:formula="of:=COS([.B75])" office:value-type="float" office:value="0.74517440234487" calcext:value-type="float">
            <text:p/>
          </table:table-cell>
        </table:table-row>
        <table:table-row table:style-name="ro1">
          <table:table-cell/>
          <table:table-cell office:value-type="float" office:value="0.74" calcext:value-type="float">
            <text:p>0.74</text:p>
          </table:table-cell>
          <table:table-cell table:formula="of:=SIN([.B76])" office:value-type="float" office:value="0.674287911628145" calcext:value-type="float">
            <text:p/>
          </table:table-cell>
          <table:table-cell table:formula="of:=COS([.B76])" office:value-type="float" office:value="0.738468558729588" calcext:value-type="float">
            <text:p/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SIN([.B77])" office:value-type="float" office:value="0.681638760023334" calcext:value-type="float">
            <text:p/>
          </table:table-cell>
          <table:table-cell table:formula="of:=COS([.B77])" office:value-type="float" office:value="0.731688868873821" calcext:value-type="float">
            <text:p/>
          </table:table-cell>
        </table:table-row>
        <table:table-row table:style-name="ro1">
          <table:table-cell/>
          <table:table-cell office:value-type="float" office:value="0.76" calcext:value-type="float">
            <text:p>0.76</text:p>
          </table:table-cell>
          <table:table-cell table:formula="of:=SIN([.B78])" office:value-type="float" office:value="0.688921445110551" calcext:value-type="float">
            <text:p/>
          </table:table-cell>
          <table:table-cell table:formula="of:=COS([.B78])" office:value-type="float" office:value="0.724836010740905" calcext:value-type="float">
            <text:p/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table:formula="of:=SIN([.B79])" office:value-type="float" office:value="0.696135238627357" calcext:value-type="float">
            <text:p/>
          </table:table-cell>
          <table:table-cell table:formula="of:=COS([.B79])" office:value-type="float" office:value="0.717910669610943" calcext:value-type="float">
            <text:p/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table:formula="of:=SIN([.B80])" office:value-type="float" office:value="0.70327941920041" calcext:value-type="float">
            <text:p/>
          </table:table-cell>
          <table:table-cell table:formula="of:=COS([.B80])" office:value-type="float" office:value="0.710913538012277" calcext:value-type="float">
            <text:p/>
          </table:table-cell>
        </table:table-row>
        <table:table-row table:style-name="ro1">
          <table:table-cell/>
          <table:table-cell office:value-type="float" office:value="0.79" calcext:value-type="float">
            <text:p>0.79</text:p>
          </table:table-cell>
          <table:table-cell table:formula="of:=SIN([.B81])" office:value-type="float" office:value="0.710353272417608" calcext:value-type="float">
            <text:p/>
          </table:table-cell>
          <table:table-cell table:formula="of:=COS([.B81])" office:value-type="float" office:value="0.703845315652236" calcext:value-type="float">
            <text:p/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SIN([.B82])" office:value-type="float" office:value="0.717356090899523" calcext:value-type="float">
            <text:p/>
          </table:table-cell>
          <table:table-cell table:formula="of:=COS([.B82])" office:value-type="float" office:value="0.696706709347165" calcext:value-type="float">
            <text:p/>
          </table:table-cell>
        </table:table-row>
        <table:table-row table:style-name="ro1">
          <table:table-cell/>
          <table:table-cell office:value-type="float" office:value="0.81" calcext:value-type="float">
            <text:p>0.81</text:p>
          </table:table-cell>
          <table:table-cell table:formula="of:=SIN([.B83])" office:value-type="float" office:value="0.724287174370143" calcext:value-type="float">
            <text:p/>
          </table:table-cell>
          <table:table-cell table:formula="of:=COS([.B83])" office:value-type="float" office:value="0.689498432951747" calcext:value-type="float">
            <text:p/>
          </table:table-cell>
        </table:table-row>
        <table:table-row table:style-name="ro1">
          <table:table-cell/>
          <table:table-cell office:value-type="float" office:value="0.82" calcext:value-type="float">
            <text:p>0.82</text:p>
          </table:table-cell>
          <table:table-cell table:formula="of:=SIN([.B84])" office:value-type="float" office:value="0.731145829726896" calcext:value-type="float">
            <text:p/>
          </table:table-cell>
          <table:table-cell table:formula="of:=COS([.B84])" office:value-type="float" office:value="0.682221207287614" calcext:value-type="float">
            <text:p/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table:formula="of:=SIN([.B85])" office:value-type="float" office:value="0.737931371109963" calcext:value-type="float">
            <text:p/>
          </table:table-cell>
          <table:table-cell table:formula="of:=COS([.B85])" office:value-type="float" office:value="0.674875760071267" calcext:value-type="float">
            <text:p/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table:formula="of:=SIN([.B86])" office:value-type="float" office:value="0.744643119970859" calcext:value-type="float">
            <text:p/>
          </table:table-cell>
          <table:table-cell table:formula="of:=COS([.B86])" office:value-type="float" office:value="0.667462825841308" calcext:value-type="float">
            <text:p/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table:formula="of:=SIN([.B87])" office:value-type="float" office:value="0.751280405140293" calcext:value-type="float">
            <text:p/>
          </table:table-cell>
          <table:table-cell table:formula="of:=COS([.B87])" office:value-type="float" office:value="0.659983145884982" calcext:value-type="float">
            <text:p/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formula="of:=SIN([.B88])" office:value-type="float" office:value="0.757842562895277" calcext:value-type="float">
            <text:p/>
          </table:table-cell>
          <table:table-cell table:formula="of:=COS([.B88])" office:value-type="float" office:value="0.652437468164052" calcext:value-type="float">
            <text:p/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formula="of:=SIN([.B89])" office:value-type="float" office:value="0.764328937025505" calcext:value-type="float">
            <text:p/>
          </table:table-cell>
          <table:table-cell table:formula="of:=COS([.B89])" office:value-type="float" office:value="0.644826547240001" calcext:value-type="float">
            <text:p/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table:formula="of:=SIN([.B90])" office:value-type="float" office:value="0.770738878898969" calcext:value-type="float">
            <text:p/>
          </table:table-cell>
          <table:table-cell table:formula="of:=COS([.B90])" office:value-type="float" office:value="0.63715114419858" calcext:value-type="float">
            <text:p/>
          </table:table-cell>
        </table:table-row>
        <table:table-row table:style-name="ro1">
          <table:table-cell/>
          <table:table-cell office:value-type="float" office:value="0.89" calcext:value-type="float">
            <text:p>0.89</text:p>
          </table:table-cell>
          <table:table-cell table:formula="of:=SIN([.B91])" office:value-type="float" office:value="0.777071747526824" calcext:value-type="float">
            <text:p/>
          </table:table-cell>
          <table:table-cell table:formula="of:=COS([.B91])" office:value-type="float" office:value="0.629412026573697" calcext:value-type="float">
            <text:p/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SIN([.B92])" office:value-type="float" office:value="0.783326909627483" calcext:value-type="float">
            <text:p/>
          </table:table-cell>
          <table:table-cell table:formula="of:=COS([.B92])" office:value-type="float" office:value="0.621609968270664" calcext:value-type="float">
            <text:p/>
          </table:table-cell>
        </table:table-row>
        <table:table-row table:style-name="ro1">
          <table:table-cell/>
          <table:table-cell office:value-type="float" office:value="0.91" calcext:value-type="float">
            <text:p>0.91</text:p>
          </table:table-cell>
          <table:table-cell table:formula="of:=SIN([.B93])" office:value-type="float" office:value="0.789503739689951" calcext:value-type="float">
            <text:p/>
          </table:table-cell>
          <table:table-cell table:formula="of:=COS([.B93])" office:value-type="float" office:value="0.613745749488812" calcext:value-type="float">
            <text:p/>
          </table:table-cell>
        </table:table-row>
        <table:table-row table:style-name="ro1">
          <table:table-cell/>
          <table:table-cell office:value-type="float" office:value="0.92" calcext:value-type="float">
            <text:p>0.92</text:p>
          </table:table-cell>
          <table:table-cell table:formula="of:=SIN([.B94])" office:value-type="float" office:value="0.795601620036366" calcext:value-type="float">
            <text:p/>
          </table:table-cell>
          <table:table-cell table:formula="of:=COS([.B94])" office:value-type="float" office:value="0.605820156643463" calcext:value-type="float">
            <text:p/>
          </table:table-cell>
        </table:table-row>
        <table:table-row table:style-name="ro1">
          <table:table-cell/>
          <table:table-cell office:value-type="float" office:value="0.93" calcext:value-type="float">
            <text:p>0.93</text:p>
          </table:table-cell>
          <table:table-cell table:formula="of:=SIN([.B95])" office:value-type="float" office:value="0.801619940883777" calcext:value-type="float">
            <text:p/>
          </table:table-cell>
          <table:table-cell table:formula="of:=COS([.B95])" office:value-type="float" office:value="0.597833982287298" calcext:value-type="float">
            <text:p/>
          </table:table-cell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table:formula="of:=SIN([.B96])" office:value-type="float" office:value="0.807558100405114" calcext:value-type="float">
            <text:p/>
          </table:table-cell>
          <table:table-cell table:formula="of:=COS([.B96])" office:value-type="float" office:value="0.589788025031098" calcext:value-type="float">
            <text:p/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SIN([.B97])" office:value-type="float" office:value="0.813415504789374" calcext:value-type="float">
            <text:p/>
          </table:table-cell>
          <table:table-cell table:formula="of:=COS([.B97])" office:value-type="float" office:value="0.581683089463883" calcext:value-type="float">
            <text:p/>
          </table:table-cell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table:formula="of:=SIN([.B98])" office:value-type="float" office:value="0.819191568300998" calcext:value-type="float">
            <text:p/>
          </table:table-cell>
          <table:table-cell table:formula="of:=COS([.B98])" office:value-type="float" office:value="0.573519986072457" calcext:value-type="float">
            <text:p/>
          </table:table-cell>
        </table:table-row>
        <table:table-row table:style-name="ro1">
          <table:table-cell/>
          <table:table-cell office:value-type="float" office:value="0.97" calcext:value-type="float">
            <text:p>0.97</text:p>
          </table:table-cell>
          <table:table-cell table:formula="of:=SIN([.B99])" office:value-type="float" office:value="0.82488571333845" calcext:value-type="float">
            <text:p/>
          </table:table-cell>
          <table:table-cell table:formula="of:=COS([.B99])" office:value-type="float" office:value="0.565299531160354" calcext:value-type="float">
            <text:p/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table:formula="of:=SIN([.B100])" office:value-type="float" office:value="0.83049737049197" calcext:value-type="float">
            <text:p/>
          </table:table-cell>
          <table:table-cell table:formula="of:=COS([.B100])" office:value-type="float" office:value="0.557022546766217" calcext:value-type="float">
            <text:p/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table:formula="of:=SIN([.B101])" office:value-type="float" office:value="0.836025978600521" calcext:value-type="float">
            <text:p/>
          </table:table-cell>
          <table:table-cell table:formula="of:=COS([.B101])" office:value-type="float" office:value="0.548689860581588" calcext:value-type="float">
            <text:p/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IN([.B102])" office:value-type="float" office:value="0.841470984807896" calcext:value-type="float">
            <text:p/>
          </table:table-cell>
          <table:table-cell table:formula="of:=COS([.B102])" office:value-type="float" office:value="0.54030230586814" calcext:value-type="float">
            <text:p/>
          </table:table-cell>
        </table:table-row>
        <table:table-row table:style-name="ro1">
          <table:table-cell/>
          <table:table-cell office:value-type="float" office:value="1.01" calcext:value-type="float">
            <text:p>1.01</text:p>
          </table:table-cell>
          <table:table-cell table:formula="of:=SIN([.B103])" office:value-type="float" office:value="0.846831844618015" calcext:value-type="float">
            <text:p/>
          </table:table-cell>
          <table:table-cell table:formula="of:=COS([.B103])" office:value-type="float" office:value="0.531860721374355" calcext:value-type="float">
            <text:p/>
          </table:table-cell>
        </table:table-row>
        <table:table-row table:style-name="ro1">
          <table:table-cell/>
          <table:table-cell office:value-type="float" office:value="1.02" calcext:value-type="float">
            <text:p>1.02</text:p>
          </table:table-cell>
          <table:table-cell table:formula="of:=SIN([.B104])" office:value-type="float" office:value="0.852108021949363" calcext:value-type="float">
            <text:p/>
          </table:table-cell>
          <table:table-cell table:formula="of:=COS([.B104])" office:value-type="float" office:value="0.52336595125165" calcext:value-type="float">
            <text:p/>
          </table:table-cell>
        </table:table-row>
        <table:table-row table:style-name="ro1">
          <table:table-cell/>
          <table:table-cell office:value-type="float" office:value="1.03" calcext:value-type="float">
            <text:p>1.03</text:p>
          </table:table-cell>
          <table:table-cell table:formula="of:=SIN([.B105])" office:value-type="float" office:value="0.857298989188603" calcext:value-type="float">
            <text:p/>
          </table:table-cell>
          <table:table-cell table:formula="of:=COS([.B105])" office:value-type="float" office:value="0.514818844969955" calcext:value-type="float">
            <text:p/>
          </table:table-cell>
        </table:table-row>
        <table:table-row table:style-name="ro1">
          <table:table-cell/>
          <table:table-cell office:value-type="float" office:value="1.04" calcext:value-type="float">
            <text:p>1.04</text:p>
          </table:table-cell>
          <table:table-cell table:formula="of:=SIN([.B106])" office:value-type="float" office:value="0.862404227243338" calcext:value-type="float">
            <text:p/>
          </table:table-cell>
          <table:table-cell table:formula="of:=COS([.B106])" office:value-type="float" office:value="0.506220257232778" calcext:value-type="float">
            <text:p/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table:formula="of:=SIN([.B107])" office:value-type="float" office:value="0.867423225594017" calcext:value-type="float">
            <text:p/>
          </table:table-cell>
          <table:table-cell table:formula="of:=COS([.B107])" office:value-type="float" office:value="0.497571047891727" calcext:value-type="float">
            <text:p/>
          </table:table-cell>
        </table:table-row>
        <table:table-row table:style-name="ro1">
          <table:table-cell/>
          <table:table-cell office:value-type="float" office:value="1.06" calcext:value-type="float">
            <text:p>1.06</text:p>
          </table:table-cell>
          <table:table-cell table:formula="of:=SIN([.B108])" office:value-type="float" office:value="0.872355482344986" calcext:value-type="float">
            <text:p/>
          </table:table-cell>
          <table:table-cell table:formula="of:=COS([.B108])" office:value-type="float" office:value="0.488872081860527" calcext:value-type="float">
            <text:p/>
          </table:table-cell>
        </table:table-row>
        <table:table-row table:style-name="ro1">
          <table:table-cell/>
          <table:table-cell office:value-type="float" office:value="1.07" calcext:value-type="float">
            <text:p>1.07</text:p>
          </table:table-cell>
          <table:table-cell table:formula="of:=SIN([.B109])" office:value-type="float" office:value="0.877200504274682" calcext:value-type="float">
            <text:p/>
          </table:table-cell>
          <table:table-cell table:formula="of:=COS([.B109])" office:value-type="float" office:value="0.480124229028534" calcext:value-type="float">
            <text:p/>
          </table:table-cell>
        </table:table-row>
        <table:table-row table:style-name="ro1">
          <table:table-cell/>
          <table:table-cell office:value-type="float" office:value="1.08" calcext:value-type="float">
            <text:p>1.08</text:p>
          </table:table-cell>
          <table:table-cell table:formula="of:=SIN([.B110])" office:value-type="float" office:value="0.881957806884948" calcext:value-type="float">
            <text:p/>
          </table:table-cell>
          <table:table-cell table:formula="of:=COS([.B110])" office:value-type="float" office:value="0.47132836417374" calcext:value-type="float">
            <text:p/>
          </table:table-cell>
        </table:table-row>
        <table:table-row table:style-name="ro1">
          <table:table-cell/>
          <table:table-cell office:value-type="float" office:value="1.09" calcext:value-type="float">
            <text:p>1.09</text:p>
          </table:table-cell>
          <table:table-cell table:formula="of:=SIN([.B111])" office:value-type="float" office:value="0.886626914449487" calcext:value-type="float">
            <text:p/>
          </table:table-cell>
          <table:table-cell table:formula="of:=COS([.B111])" office:value-type="float" office:value="0.462485366875301" calcext:value-type="float">
            <text:p/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formula="of:=SIN([.B112])" office:value-type="float" office:value="0.891207360061435" calcext:value-type="float">
            <text:p/>
          </table:table-cell>
          <table:table-cell table:formula="of:=COS([.B112])" office:value-type="float" office:value="0.453596121425577" calcext:value-type="float">
            <text:p/>
          </table:table-cell>
        </table:table-row>
        <table:table-row table:style-name="ro1">
          <table:table-cell/>
          <table:table-cell office:value-type="float" office:value="1.11" calcext:value-type="float">
            <text:p>1.11</text:p>
          </table:table-cell>
          <table:table-cell table:formula="of:=SIN([.B113])" office:value-type="float" office:value="0.895698685680048" calcext:value-type="float">
            <text:p/>
          </table:table-cell>
          <table:table-cell table:formula="of:=COS([.B113])" office:value-type="float" office:value="0.444661516741707" calcext:value-type="float">
            <text:p/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table:formula="of:=SIN([.B114])" office:value-type="float" office:value="0.900100442176505" calcext:value-type="float">
            <text:p/>
          </table:table-cell>
          <table:table-cell table:formula="of:=COS([.B114])" office:value-type="float" office:value="0.435682446276712" calcext:value-type="float">
            <text:p/>
          </table:table-cell>
        </table:table-row>
        <table:table-row table:style-name="ro1">
          <table:table-cell/>
          <table:table-cell office:value-type="float" office:value="1.13" calcext:value-type="float">
            <text:p>1.13</text:p>
          </table:table-cell>
          <table:table-cell table:formula="of:=SIN([.B115])" office:value-type="float" office:value="0.904412189378826" calcext:value-type="float">
            <text:p/>
          </table:table-cell>
          <table:table-cell table:formula="of:=COS([.B115])" office:value-type="float" office:value="0.426659807930157" calcext:value-type="float">
            <text:p/>
          </table:table-cell>
        </table:table-row>
        <table:table-row table:style-name="ro1">
          <table:table-cell/>
          <table:table-cell office:value-type="float" office:value="1.14" calcext:value-type="float">
            <text:p>1.14</text:p>
          </table:table-cell>
          <table:table-cell table:formula="of:=SIN([.B116])" office:value-type="float" office:value="0.908633496115883" calcext:value-type="float">
            <text:p/>
          </table:table-cell>
          <table:table-cell table:formula="of:=COS([.B116])" office:value-type="float" office:value="0.417594503958358" calcext:value-type="float">
            <text:p/>
          </table:table-cell>
        </table:table-row>
        <table:table-row table:style-name="ro1">
          <table:table-cell/>
          <table:table-cell office:value-type="float" office:value="1.15" calcext:value-type="float">
            <text:p>1.15</text:p>
          </table:table-cell>
          <table:table-cell table:formula="of:=SIN([.B117])" office:value-type="float" office:value="0.912763940260521" calcext:value-type="float">
            <text:p/>
          </table:table-cell>
          <table:table-cell table:formula="of:=COS([.B117])" office:value-type="float" office:value="0.408487440884157" calcext:value-type="float">
            <text:p/>
          </table:table-cell>
        </table:table-row>
        <table:table-row table:style-name="ro1">
          <table:table-cell/>
          <table:table-cell office:value-type="float" office:value="1.16" calcext:value-type="float">
            <text:p>1.16</text:p>
          </table:table-cell>
          <table:table-cell table:formula="of:=SIN([.B118])" office:value-type="float" office:value="0.916803108771767" calcext:value-type="float">
            <text:p/>
          </table:table-cell>
          <table:table-cell table:formula="of:=COS([.B118])" office:value-type="float" office:value="0.399339529406273" calcext:value-type="float">
            <text:p/>
          </table:table-cell>
        </table:table-row>
        <table:table-row table:style-name="ro1">
          <table:table-cell/>
          <table:table-cell office:value-type="float" office:value="1.17" calcext:value-type="float">
            <text:p>1.17</text:p>
          </table:table-cell>
          <table:table-cell table:formula="of:=SIN([.B119])" office:value-type="float" office:value="0.920750597736136" calcext:value-type="float">
            <text:p/>
          </table:table-cell>
          <table:table-cell table:formula="of:=COS([.B119])" office:value-type="float" office:value="0.39015168430823" calcext:value-type="float">
            <text:p/>
          </table:table-cell>
        </table:table-row>
        <table:table-row table:style-name="ro1">
          <table:table-cell/>
          <table:table-cell office:value-type="float" office:value="1.18" calcext:value-type="float">
            <text:p>1.18</text:p>
          </table:table-cell>
          <table:table-cell table:formula="of:=SIN([.B120])" office:value-type="float" office:value="0.92460601240802" calcext:value-type="float">
            <text:p/>
          </table:table-cell>
          <table:table-cell table:formula="of:=COS([.B120])" office:value-type="float" office:value="0.380924824366882" calcext:value-type="float">
            <text:p/>
          </table:table-cell>
        </table:table-row>
        <table:table-row table:style-name="ro1">
          <table:table-cell/>
          <table:table-cell office:value-type="float" office:value="1.19" calcext:value-type="float">
            <text:p>1.19</text:p>
          </table:table-cell>
          <table:table-cell table:formula="of:=SIN([.B121])" office:value-type="float" office:value="0.928368967249167" calcext:value-type="float">
            <text:p/>
          </table:table-cell>
          <table:table-cell table:formula="of:=COS([.B121])" office:value-type="float" office:value="0.371659872260533" calcext:value-type="float">
            <text:p/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SIN([.B122])" office:value-type="float" office:value="0.932039085967226" calcext:value-type="float">
            <text:p/>
          </table:table-cell>
          <table:table-cell table:formula="of:=COS([.B122])" office:value-type="float" office:value="0.362357754476674" calcext:value-type="float">
            <text:p/>
          </table:table-cell>
        </table:table-row>
        <table:table-row table:style-name="ro1">
          <table:table-cell/>
          <table:table-cell office:value-type="float" office:value="1.21" calcext:value-type="float">
            <text:p>1.21</text:p>
          </table:table-cell>
          <table:table-cell table:formula="of:=SIN([.B123])" office:value-type="float" office:value="0.935616001553386" calcext:value-type="float">
            <text:p/>
          </table:table-cell>
          <table:table-cell table:formula="of:=COS([.B123])" office:value-type="float" office:value="0.35301940121933" calcext:value-type="float">
            <text:p/>
          </table:table-cell>
        </table:table-row>
        <table:table-row table:style-name="ro1">
          <table:table-cell/>
          <table:table-cell office:value-type="float" office:value="1.22" calcext:value-type="float">
            <text:p>1.22</text:p>
          </table:table-cell>
          <table:table-cell table:formula="of:=SIN([.B124])" office:value-type="float" office:value="0.939099356319068" calcext:value-type="float">
            <text:p/>
          </table:table-cell>
          <table:table-cell table:formula="of:=COS([.B124])" office:value-type="float" office:value="0.343645746316047" calcext:value-type="float">
            <text:p/>
          </table:table-cell>
        </table:table-row>
        <table:table-row table:style-name="ro1">
          <table:table-cell/>
          <table:table-cell office:value-type="float" office:value="1.23" calcext:value-type="float">
            <text:p>1.23</text:p>
          </table:table-cell>
          <table:table-cell table:formula="of:=SIN([.B125])" office:value-type="float" office:value="0.942488801931697" calcext:value-type="float">
            <text:p/>
          </table:table-cell>
          <table:table-cell table:formula="of:=COS([.B125])" office:value-type="float" office:value="0.334237727124503" calcext:value-type="float">
            <text:p/>
          </table:table-cell>
        </table:table-row>
        <table:table-row table:style-name="ro1">
          <table:table-cell/>
          <table:table-cell office:value-type="float" office:value="1.24" calcext:value-type="float">
            <text:p>1.24</text:p>
          </table:table-cell>
          <table:table-cell table:formula="of:=SIN([.B126])" office:value-type="float" office:value="0.945783999449539" calcext:value-type="float">
            <text:p/>
          </table:table-cell>
          <table:table-cell table:formula="of:=COS([.B126])" office:value-type="float" office:value="0.324796284438776" calcext:value-type="float">
            <text:p/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formula="of:=SIN([.B127])" office:value-type="float" office:value="0.948984619355586" calcext:value-type="float">
            <text:p/>
          </table:table-cell>
          <table:table-cell table:formula="of:=COS([.B127])" office:value-type="float" office:value="0.315322362395269" calcext:value-type="float">
            <text:p/>
          </table:table-cell>
        </table:table-row>
        <table:table-row table:style-name="ro1">
          <table:table-cell/>
          <table:table-cell office:value-type="float" office:value="1.26" calcext:value-type="float">
            <text:p>1.26</text:p>
          </table:table-cell>
          <table:table-cell table:formula="of:=SIN([.B128])" office:value-type="float" office:value="0.952090341590516" calcext:value-type="float">
            <text:p/>
          </table:table-cell>
          <table:table-cell table:formula="of:=COS([.B128])" office:value-type="float" office:value="0.305816908378289" calcext:value-type="float">
            <text:p/>
          </table:table-cell>
        </table:table-row>
        <table:table-row table:style-name="ro1">
          <table:table-cell/>
          <table:table-cell office:value-type="float" office:value="1.27" calcext:value-type="float">
            <text:p>1.27</text:p>
          </table:table-cell>
          <table:table-cell table:formula="of:=SIN([.B129])" office:value-type="float" office:value="0.955100855584692" calcext:value-type="float">
            <text:p/>
          </table:table-cell>
          <table:table-cell table:formula="of:=COS([.B129])" office:value-type="float" office:value="0.296280872925319" calcext:value-type="float">
            <text:p/>
          </table:table-cell>
        </table:table-row>
        <table:table-row table:style-name="ro1">
          <table:table-cell/>
          <table:table-cell office:value-type="float" office:value="1.28" calcext:value-type="float">
            <text:p>1.28</text:p>
          </table:table-cell>
          <table:table-cell table:formula="of:=SIN([.B130])" office:value-type="float" office:value="0.958015860289225" calcext:value-type="float">
            <text:p/>
          </table:table-cell>
          <table:table-cell table:formula="of:=COS([.B130])" office:value-type="float" office:value="0.286715209631955" calcext:value-type="float">
            <text:p/>
          </table:table-cell>
        </table:table-row>
        <table:table-row table:style-name="ro1">
          <table:table-cell/>
          <table:table-cell office:value-type="float" office:value="1.29" calcext:value-type="float">
            <text:p>1.29</text:p>
          </table:table-cell>
          <table:table-cell table:formula="of:=SIN([.B131])" office:value-type="float" office:value="0.960835064206073" calcext:value-type="float">
            <text:p/>
          </table:table-cell>
          <table:table-cell table:formula="of:=COS([.B131])" office:value-type="float" office:value="0.277120875056558" calcext:value-type="float">
            <text:p/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table:formula="of:=SIN([.B132])" office:value-type="float" office:value="0.963558185417193" calcext:value-type="float">
            <text:p/>
          </table:table-cell>
          <table:table-cell table:formula="of:=COS([.B132])" office:value-type="float" office:value="0.267498828624587" calcext:value-type="float">
            <text:p/>
          </table:table-cell>
        </table:table-row>
        <table:table-row table:style-name="ro1">
          <table:table-cell/>
          <table:table-cell office:value-type="float" office:value="1.31" calcext:value-type="float">
            <text:p>1.31</text:p>
          </table:table-cell>
          <table:table-cell table:formula="of:=SIN([.B133])" office:value-type="float" office:value="0.966184951612734" calcext:value-type="float">
            <text:p/>
          </table:table-cell>
          <table:table-cell table:formula="of:=COS([.B133])" office:value-type="float" office:value="0.25785003253267" calcext:value-type="float">
            <text:p/>
          </table:table-cell>
        </table:table-row>
        <table:table-row table:style-name="ro1">
          <table:table-cell/>
          <table:table-cell office:value-type="float" office:value="1.32" calcext:value-type="float">
            <text:p>1.32</text:p>
          </table:table-cell>
          <table:table-cell table:formula="of:=SIN([.B134])" office:value-type="float" office:value="0.968715100118265" calcext:value-type="float">
            <text:p/>
          </table:table-cell>
          <table:table-cell table:formula="of:=COS([.B134])" office:value-type="float" office:value="0.248175451652373" calcext:value-type="float">
            <text:p/>
          </table:table-cell>
        </table:table-row>
        <table:table-row table:style-name="ro1">
          <table:table-cell/>
          <table:table-cell office:value-type="float" office:value="1.33" calcext:value-type="float">
            <text:p>1.33</text:p>
          </table:table-cell>
          <table:table-cell table:formula="of:=SIN([.B135])" office:value-type="float" office:value="0.971148377921045" calcext:value-type="float">
            <text:p/>
          </table:table-cell>
          <table:table-cell table:formula="of:=COS([.B135])" office:value-type="float" office:value="0.238476053433723" calcext:value-type="float">
            <text:p/>
          </table:table-cell>
        </table:table-row>
        <table:table-row table:style-name="ro1">
          <table:table-cell/>
          <table:table-cell office:value-type="float" office:value="1.34" calcext:value-type="float">
            <text:p>1.34</text:p>
          </table:table-cell>
          <table:table-cell table:formula="of:=SIN([.B136])" office:value-type="float" office:value="0.973484541695319" calcext:value-type="float">
            <text:p/>
          </table:table-cell>
          <table:table-cell table:formula="of:=COS([.B136])" office:value-type="float" office:value="0.228752807808459" calcext:value-type="float">
            <text:p/>
          </table:table-cell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table:formula="of:=SIN([.B137])" office:value-type="float" office:value="0.975723357826659" calcext:value-type="float">
            <text:p/>
          </table:table-cell>
          <table:table-cell table:formula="of:=COS([.B137])" office:value-type="float" office:value="0.219006687093041" calcext:value-type="float">
            <text:p/>
          </table:table-cell>
        </table:table-row>
        <table:table-row table:style-name="ro1">
          <table:table-cell/>
          <table:table-cell office:value-type="float" office:value="1.36" calcext:value-type="float">
            <text:p>1.36</text:p>
          </table:table-cell>
          <table:table-cell table:formula="of:=SIN([.B138])" office:value-type="float" office:value="0.977864602435316" calcext:value-type="float">
            <text:p/>
          </table:table-cell>
          <table:table-cell table:formula="of:=COS([.B138])" office:value-type="float" office:value="0.209238665891419" calcext:value-type="float">
            <text:p/>
          </table:table-cell>
        </table:table-row>
        <table:table-row table:style-name="ro1">
          <table:table-cell/>
          <table:table-cell office:value-type="float" office:value="1.37" calcext:value-type="float">
            <text:p>1.37</text:p>
          </table:table-cell>
          <table:table-cell table:formula="of:=SIN([.B139])" office:value-type="float" office:value="0.979908061398614" calcext:value-type="float">
            <text:p/>
          </table:table-cell>
          <table:table-cell table:formula="of:=COS([.B139])" office:value-type="float" office:value="0.199449720997573" calcext:value-type="float">
            <text:p/>
          </table:table-cell>
        </table:table-row>
        <table:table-row table:style-name="ro1">
          <table:table-cell/>
          <table:table-cell office:value-type="float" office:value="1.38" calcext:value-type="float">
            <text:p>1.38</text:p>
          </table:table-cell>
          <table:table-cell table:formula="of:=SIN([.B140])" office:value-type="float" office:value="0.98185353037236" calcext:value-type="float">
            <text:p/>
          </table:table-cell>
          <table:table-cell table:formula="of:=COS([.B140])" office:value-type="float" office:value="0.189640831297834" calcext:value-type="float">
            <text:p/>
          </table:table-cell>
        </table:table-row>
        <table:table-row table:style-name="ro1">
          <table:table-cell/>
          <table:table-cell office:value-type="float" office:value="1.39" calcext:value-type="float">
            <text:p>1.39</text:p>
          </table:table-cell>
          <table:table-cell table:formula="of:=SIN([.B141])" office:value-type="float" office:value="0.983700814811277" calcext:value-type="float">
            <text:p/>
          </table:table-cell>
          <table:table-cell table:formula="of:=COS([.B141])" office:value-type="float" office:value="0.179812977672999" calcext:value-type="float">
            <text:p/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SIN([.B142])" office:value-type="float" office:value="0.98544972998846" calcext:value-type="float">
            <text:p/>
          </table:table-cell>
          <table:table-cell table:formula="of:=COS([.B142])" office:value-type="float" office:value="0.169967142900241" calcext:value-type="float">
            <text:p/>
          </table:table-cell>
        </table:table-row>
        <table:table-row table:style-name="ro1">
          <table:table-cell/>
          <table:table-cell office:value-type="float" office:value="1.41" calcext:value-type="float">
            <text:p>1.41</text:p>
          </table:table-cell>
          <table:table-cell table:formula="of:=SIN([.B143])" office:value-type="float" office:value="0.98710010101385" calcext:value-type="float">
            <text:p/>
          </table:table-cell>
          <table:table-cell table:formula="of:=COS([.B143])" office:value-type="float" office:value="0.160104311554831" calcext:value-type="float">
            <text:p/>
          </table:table-cell>
        </table:table-row>
        <table:table-row table:style-name="ro1">
          <table:table-cell/>
          <table:table-cell office:value-type="float" office:value="1.42" calcext:value-type="float">
            <text:p>1.42</text:p>
          </table:table-cell>
          <table:table-cell table:formula="of:=SIN([.B144])" office:value-type="float" office:value="0.98865176285172" calcext:value-type="float">
            <text:p/>
          </table:table-cell>
          <table:table-cell table:formula="of:=COS([.B144])" office:value-type="float" office:value="0.150225469911686" calcext:value-type="float">
            <text:p/>
          </table:table-cell>
        </table:table-row>
        <table:table-row table:style-name="ro1">
          <table:table-cell/>
          <table:table-cell office:value-type="float" office:value="1.43" calcext:value-type="float">
            <text:p>1.43</text:p>
          </table:table-cell>
          <table:table-cell table:formula="of:=SIN([.B145])" office:value-type="float" office:value="0.990104560337178" calcext:value-type="float">
            <text:p/>
          </table:table-cell>
          <table:table-cell table:formula="of:=COS([.B145])" office:value-type="float" office:value="0.140331605846737" calcext:value-type="float">
            <text:p/>
          </table:table-cell>
        </table:table-row>
        <table:table-row table:style-name="ro1">
          <table:table-cell/>
          <table:table-cell office:value-type="float" office:value="1.44" calcext:value-type="float">
            <text:p>1.44</text:p>
          </table:table-cell>
          <table:table-cell table:formula="of:=SIN([.B146])" office:value-type="float" office:value="0.991458348191686" calcext:value-type="float">
            <text:p/>
          </table:table-cell>
          <table:table-cell table:formula="of:=COS([.B146])" office:value-type="float" office:value="0.130423708738146" calcext:value-type="float">
            <text:p/>
          </table:table-cell>
        </table:table-row>
        <table:table-row table:style-name="ro1">
          <table:table-cell/>
          <table:table-cell office:value-type="float" office:value="1.45" calcext:value-type="float">
            <text:p>1.45</text:p>
          </table:table-cell>
          <table:table-cell table:formula="of:=SIN([.B147])" office:value-type="float" office:value="0.992712991037588" calcext:value-type="float">
            <text:p/>
          </table:table-cell>
          <table:table-cell table:formula="of:=COS([.B147])" office:value-type="float" office:value="0.120502769367367" calcext:value-type="float">
            <text:p/>
          </table:table-cell>
        </table:table-row>
        <table:table-row table:style-name="ro1">
          <table:table-cell/>
          <table:table-cell office:value-type="float" office:value="1.46" calcext:value-type="float">
            <text:p>1.46</text:p>
          </table:table-cell>
          <table:table-cell table:formula="of:=SIN([.B148])" office:value-type="float" office:value="0.993868363411645" calcext:value-type="float">
            <text:p/>
          </table:table-cell>
          <table:table-cell table:formula="of:=COS([.B148])" office:value-type="float" office:value="0.11056977982007" calcext:value-type="float">
            <text:p/>
          </table:table-cell>
        </table:table-row>
        <table:table-row table:style-name="ro1">
          <table:table-cell/>
          <table:table-cell office:value-type="float" office:value="1.47" calcext:value-type="float">
            <text:p>1.47</text:p>
          </table:table-cell>
          <table:table-cell table:formula="of:=SIN([.B149])" office:value-type="float" office:value="0.994924349777581" calcext:value-type="float">
            <text:p/>
          </table:table-cell>
          <table:table-cell table:formula="of:=COS([.B149])" office:value-type="float" office:value="0.100625733386932" calcext:value-type="float">
            <text:p/>
          </table:table-cell>
        </table:table-row>
        <table:table-row table:style-name="ro1">
          <table:table-cell/>
          <table:table-cell office:value-type="float" office:value="1.48" calcext:value-type="float">
            <text:p>1.48</text:p>
          </table:table-cell>
          <table:table-cell table:formula="of:=SIN([.B150])" office:value-type="float" office:value="0.99588084453764" calcext:value-type="float">
            <text:p/>
          </table:table-cell>
          <table:table-cell table:formula="of:=COS([.B150])" office:value-type="float" office:value="0.0906716244643097" calcext:value-type="float">
            <text:p/>
          </table:table-cell>
        </table:table-row>
        <table:table-row table:style-name="ro1">
          <table:table-cell/>
          <table:table-cell office:value-type="float" office:value="1.49" calcext:value-type="float">
            <text:p>1.49</text:p>
          </table:table-cell>
          <table:table-cell table:formula="of:=SIN([.B151])" office:value-type="float" office:value="0.996737752043143" calcext:value-type="float">
            <text:p/>
          </table:table-cell>
          <table:table-cell table:formula="of:=COS([.B151])" office:value-type="float" office:value="0.0807084484548006" calcext:value-type="float">
            <text:p/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SIN([.B152])" office:value-type="float" office:value="0.997494986604055" calcext:value-type="float">
            <text:p/>
          </table:table-cell>
          <table:table-cell table:formula="of:=COS([.B152])" office:value-type="float" office:value="0.0707372016677029" calcext:value-type="float">
            <text:p/>
          </table:table-cell>
        </table:table-row>
        <table:table-row table:style-name="ro1">
          <table:table-cell/>
          <table:table-cell office:value-type="float" office:value="1.51" calcext:value-type="float">
            <text:p>1.51</text:p>
          </table:table-cell>
          <table:table-cell table:formula="of:=SIN([.B153])" office:value-type="float" office:value="0.998152472497548" calcext:value-type="float">
            <text:p/>
          </table:table-cell>
          <table:table-cell table:formula="of:=COS([.B153])" office:value-type="float" office:value="0.0607588812193859" calcext:value-type="float">
            <text:p/>
          </table:table-cell>
        </table:table-row>
        <table:table-row table:style-name="ro1">
          <table:table-cell/>
          <table:table-cell office:value-type="float" office:value="1.52" calcext:value-type="float">
            <text:p>1.52</text:p>
          </table:table-cell>
          <table:table-cell table:formula="of:=SIN([.B154])" office:value-type="float" office:value="0.998710143975583" calcext:value-type="float">
            <text:p/>
          </table:table-cell>
          <table:table-cell table:formula="of:=COS([.B154])" office:value-type="float" office:value="0.0507744849335792" calcext:value-type="float">
            <text:p/>
          </table:table-cell>
        </table:table-row>
        <table:table-row table:style-name="ro1">
          <table:table-cell/>
          <table:table-cell office:value-type="float" office:value="1.53" calcext:value-type="float">
            <text:p>1.53</text:p>
          </table:table-cell>
          <table:table-cell table:formula="of:=SIN([.B155])" office:value-type="float" office:value="0.999167945271476" calcext:value-type="float">
            <text:p/>
          </table:table-cell>
          <table:table-cell table:formula="of:=COS([.B155])" office:value-type="float" office:value="0.040785011241591" calcext:value-type="float">
            <text:p/>
          </table:table-cell>
        </table:table-row>
        <table:table-row table:style-name="ro1">
          <table:table-cell/>
          <table:table-cell office:value-type="float" office:value="1.54" calcext:value-type="float">
            <text:p>1.54</text:p>
          </table:table-cell>
          <table:table-cell table:formula="of:=SIN([.B156])" office:value-type="float" office:value="0.999525830605479" calcext:value-type="float">
            <text:p/>
          </table:table-cell>
          <table:table-cell table:formula="of:=COS([.B156])" office:value-type="float" office:value="0.0307914590824661" calcext:value-type="float">
            <text:p/>
          </table:table-cell>
        </table:table-row>
        <table:table-row table:style-name="ro1">
          <table:table-cell/>
          <table:table-cell office:value-type="float" office:value="1.55" calcext:value-type="float">
            <text:p>1.55</text:p>
          </table:table-cell>
          <table:table-cell table:formula="of:=SIN([.B157])" office:value-type="float" office:value="0.999783764189357" calcext:value-type="float">
            <text:p/>
          </table:table-cell>
          <table:table-cell table:formula="of:=COS([.B157])" office:value-type="float" office:value="0.0207948278030924" calcext:value-type="float">
            <text:p/>
          </table:table-cell>
        </table:table-row>
        <table:table-row table:style-name="ro1">
          <table:table-cell/>
          <table:table-cell office:value-type="float" office:value="1.56" calcext:value-type="float">
            <text:p>1.56</text:p>
          </table:table-cell>
          <table:table-cell table:formula="of:=SIN([.B158])" office:value-type="float" office:value="0.999941720229966" calcext:value-type="float">
            <text:p/>
          </table:table-cell>
          <table:table-cell table:formula="of:=COS([.B158])" office:value-type="float" office:value="0.0107961170582674" calcext:value-type="float">
            <text:p/>
          </table:table-cell>
        </table:table-row>
        <table:table-row table:style-name="ro1">
          <table:table-cell/>
          <table:table-cell office:value-type="float" office:value="1.57" calcext:value-type="float">
            <text:p>1.57</text:p>
          </table:table-cell>
          <table:table-cell table:formula="of:=SIN([.B159])" office:value-type="float" office:value="0.999999682931835" calcext:value-type="float">
            <text:p/>
          </table:table-cell>
          <table:table-cell table:formula="of:=COS([.B159])" office:value-type="float" office:value="0.000796326710733263" calcext:value-type="float">
            <text:p/>
          </table:table-cell>
        </table:table-row>
        <table:table-row table:style-name="ro1">
          <table:table-cell/>
          <table:table-cell office:value-type="float" office:value="1.58" calcext:value-type="float">
            <text:p>1.58</text:p>
          </table:table-cell>
          <table:table-cell table:formula="of:=SIN([.B160])" office:value-type="float" office:value="0.99995764649874" calcext:value-type="float">
            <text:p/>
          </table:table-cell>
          <table:table-cell table:formula="of:=COS([.B160])" office:value-type="float" office:value="-0.00920354326880834" calcext:value-type="float">
            <text:p/>
          </table:table-cell>
        </table:table-row>
        <table:table-row table:style-name="ro1">
          <table:table-cell/>
          <table:table-cell office:value-type="float" office:value="1.59" calcext:value-type="float">
            <text:p>1.59</text:p>
          </table:table-cell>
          <table:table-cell table:formula="of:=SIN([.B161])" office:value-type="float" office:value="0.999815615134291" calcext:value-type="float">
            <text:p/>
          </table:table-cell>
          <table:table-cell table:formula="of:=COS([.B161])" office:value-type="float" office:value="-0.0192024929016927" calcext:value-type="float">
            <text:p/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formula="of:=SIN([.B162])" office:value-type="float" office:value="0.999573603041505" calcext:value-type="float">
            <text:p/>
          </table:table-cell>
          <table:table-cell table:formula="of:=COS([.B162])" office:value-type="float" office:value="-0.0291995223012888" calcext:value-type="float">
            <text:p/>
          </table:table-cell>
        </table:table-row>
        <table:table-row table:style-name="ro1">
          <table:table-cell/>
          <table:table-cell office:value-type="float" office:value="1.61" calcext:value-type="float">
            <text:p>1.61</text:p>
          </table:table-cell>
          <table:table-cell table:formula="of:=SIN([.B163])" office:value-type="float" office:value="0.99923163442139" calcext:value-type="float">
            <text:p/>
          </table:table-cell>
          <table:table-cell table:formula="of:=COS([.B163])" office:value-type="float" office:value="-0.0391936317729877" calcext:value-type="float">
            <text:p/>
          </table:table-cell>
        </table:table-row>
        <table:table-row table:style-name="ro1">
          <table:table-cell/>
          <table:table-cell office:value-type="float" office:value="1.62" calcext:value-type="float">
            <text:p>1.62</text:p>
          </table:table-cell>
          <table:table-cell table:formula="of:=SIN([.B164])" office:value-type="float" office:value="0.998789743470524" calcext:value-type="float">
            <text:p/>
          </table:table-cell>
          <table:table-cell table:formula="of:=COS([.B164])" office:value-type="float" office:value="-0.0491838219141706" calcext:value-type="float">
            <text:p/>
          </table:table-cell>
        </table:table-row>
        <table:table-row table:style-name="ro1">
          <table:table-cell/>
          <table:table-cell office:value-type="float" office:value="1.63" calcext:value-type="float">
            <text:p>1.63</text:p>
          </table:table-cell>
          <table:table-cell table:formula="of:=SIN([.B165])" office:value-type="float" office:value="0.998247974377632" calcext:value-type="float">
            <text:p/>
          </table:table-cell>
          <table:table-cell table:formula="of:=COS([.B165])" office:value-type="float" office:value="-0.0591690937141484" calcext:value-type="float">
            <text:p/>
          </table:table-cell>
        </table:table-row>
        <table:table-row table:style-name="ro1">
          <table:table-cell/>
          <table:table-cell office:value-type="float" office:value="1.64" calcext:value-type="float">
            <text:p>1.64</text:p>
          </table:table-cell>
          <table:table-cell table:formula="of:=SIN([.B166])" office:value-type="float" office:value="0.997606381319174" calcext:value-type="float">
            <text:p/>
          </table:table-cell>
          <table:table-cell table:formula="of:=COS([.B166])" office:value-type="float" office:value="-0.0691484486540622" calcext:value-type="float">
            <text:p/>
          </table:table-cell>
        </table:table-row>
        <table:table-row table:style-name="ro1">
          <table:table-cell/>
          <table:table-cell office:value-type="float" office:value="1.65" calcext:value-type="float">
            <text:p>1.65</text:p>
          </table:table-cell>
          <table:table-cell table:formula="of:=SIN([.B167])" office:value-type="float" office:value="0.996865028453919" calcext:value-type="float">
            <text:p/>
          </table:table-cell>
          <table:table-cell table:formula="of:=COS([.B167])" office:value-type="float" office:value="-0.0791208888067341" calcext:value-type="float">
            <text:p/>
          </table:table-cell>
        </table:table-row>
        <table:table-row table:style-name="ro1">
          <table:table-cell/>
          <table:table-cell office:value-type="float" office:value="1.66" calcext:value-type="float">
            <text:p>1.66</text:p>
          </table:table-cell>
          <table:table-cell table:formula="of:=SIN([.B168])" office:value-type="float" office:value="0.996023989916537" calcext:value-type="float">
            <text:p/>
          </table:table-cell>
          <table:table-cell table:formula="of:=COS([.B168])" office:value-type="float" office:value="-0.0890854169364592" calcext:value-type="float">
            <text:p/>
          </table:table-cell>
        </table:table-row>
        <table:table-row table:style-name="ro1">
          <table:table-cell/>
          <table:table-cell office:value-type="float" office:value="1.67" calcext:value-type="float">
            <text:p>1.67</text:p>
          </table:table-cell>
          <table:table-cell table:formula="of:=SIN([.B169])" office:value-type="float" office:value="0.99508334981018" calcext:value-type="float">
            <text:p/>
          </table:table-cell>
          <table:table-cell table:formula="of:=COS([.B169])" office:value-type="float" office:value="-0.099041036598728" calcext:value-type="float">
            <text:p/>
          </table:table-cell>
        </table:table-row>
        <table:table-row table:style-name="ro1">
          <table:table-cell/>
          <table:table-cell office:value-type="float" office:value="1.68" calcext:value-type="float">
            <text:p>1.68</text:p>
          </table:table-cell>
          <table:table-cell table:formula="of:=SIN([.B170])" office:value-type="float" office:value="0.994043202198076" calcext:value-type="float">
            <text:p/>
          </table:table-cell>
          <table:table-cell table:formula="of:=COS([.B170])" office:value-type="float" office:value="-0.108986752239871" calcext:value-type="float">
            <text:p/>
          </table:table-cell>
        </table:table-row>
        <table:table-row table:style-name="ro1">
          <table:table-cell/>
          <table:table-cell office:value-type="float" office:value="1.69" calcext:value-type="float">
            <text:p>1.69</text:p>
          </table:table-cell>
          <table:table-cell table:formula="of:=SIN([.B171])" office:value-type="float" office:value="0.992903651094118" calcext:value-type="float">
            <text:p/>
          </table:table-cell>
          <table:table-cell table:formula="of:=COS([.B171])" office:value-type="float" office:value="-0.118921569296612" calcext:value-type="float">
            <text:p/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table:formula="of:=SIN([.B172])" office:value-type="float" office:value="0.991664810452468" calcext:value-type="float">
            <text:p/>
          </table:table-cell>
          <table:table-cell table:formula="of:=COS([.B172])" office:value-type="float" office:value="-0.128844494295525" calcext:value-type="float">
            <text:p/>
          </table:table-cell>
        </table:table-row>
        <table:table-row table:style-name="ro1">
          <table:table-cell/>
          <table:table-cell office:value-type="float" office:value="1.71" calcext:value-type="float">
            <text:p>1.71</text:p>
          </table:table-cell>
          <table:table-cell table:formula="of:=SIN([.B173])" office:value-type="float" office:value="0.990326804156158" calcext:value-type="float">
            <text:p/>
          </table:table-cell>
          <table:table-cell table:formula="of:=COS([.B173])" office:value-type="float" office:value="-0.138754534952378" calcext:value-type="float">
            <text:p/>
          </table:table-cell>
        </table:table-row>
        <table:table-row table:style-name="ro1">
          <table:table-cell/>
          <table:table-cell office:value-type="float" office:value="1.72" calcext:value-type="float">
            <text:p>1.72</text:p>
          </table:table-cell>
          <table:table-cell table:formula="of:=SIN([.B174])" office:value-type="float" office:value="0.988889766004701" calcext:value-type="float">
            <text:p/>
          </table:table-cell>
          <table:table-cell table:formula="of:=COS([.B174])" office:value-type="float" office:value="-0.148650700271364" calcext:value-type="float">
            <text:p/>
          </table:table-cell>
        </table:table-row>
        <table:table-row table:style-name="ro1">
          <table:table-cell/>
          <table:table-cell office:value-type="float" office:value="1.73" calcext:value-type="float">
            <text:p>1.73</text:p>
          </table:table-cell>
          <table:table-cell table:formula="of:=SIN([.B175])" office:value-type="float" office:value="0.987353839700716" calcext:value-type="float">
            <text:p/>
          </table:table-cell>
          <table:table-cell table:formula="of:=COS([.B175])" office:value-type="float" office:value="-0.158532000644198" calcext:value-type="float">
            <text:p/>
          </table:table-cell>
        </table:table-row>
        <table:table-row table:style-name="ro1">
          <table:table-cell/>
          <table:table-cell office:value-type="float" office:value="1.74" calcext:value-type="float">
            <text:p>1.74</text:p>
          </table:table-cell>
          <table:table-cell table:formula="of:=SIN([.B176])" office:value-type="float" office:value="0.985719178835553" calcext:value-type="float">
            <text:p/>
          </table:table-cell>
          <table:table-cell table:formula="of:=COS([.B176])" office:value-type="float" office:value="-0.168397447949077" calcext:value-type="float">
            <text:p/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table:formula="of:=SIN([.B177])" office:value-type="float" office:value="0.983985946873937" calcext:value-type="float">
            <text:p/>
          </table:table-cell>
          <table:table-cell table:formula="of:=COS([.B177])" office:value-type="float" office:value="-0.178246055649492" calcext:value-type="float">
            <text:p/>
          </table:table-cell>
        </table:table-row>
        <table:table-row table:style-name="ro1">
          <table:table-cell/>
          <table:table-cell office:value-type="float" office:value="1.76" calcext:value-type="float">
            <text:p>1.76</text:p>
          </table:table-cell>
          <table:table-cell table:formula="of:=SIN([.B178])" office:value-type="float" office:value="0.982154317137618" calcext:value-type="float">
            <text:p/>
          </table:table-cell>
          <table:table-cell table:formula="of:=COS([.B178])" office:value-type="float" office:value="-0.18807683889288" calcext:value-type="float">
            <text:p/>
          </table:table-cell>
        </table:table-row>
        <table:table-row table:style-name="ro1">
          <table:table-cell/>
          <table:table-cell office:value-type="float" office:value="1.77" calcext:value-type="float">
            <text:p>1.77</text:p>
          </table:table-cell>
          <table:table-cell table:formula="of:=SIN([.B179])" office:value-type="float" office:value="0.980224472788045" calcext:value-type="float">
            <text:p/>
          </table:table-cell>
          <table:table-cell table:formula="of:=COS([.B179])" office:value-type="float" office:value="-0.197888814609109" calcext:value-type="float">
            <text:p/>
          </table:table-cell>
        </table:table-row>
        <table:table-row table:style-name="ro1">
          <table:table-cell/>
          <table:table-cell office:value-type="float" office:value="1.78" calcext:value-type="float">
            <text:p>1.78</text:p>
          </table:table-cell>
          <table:table-cell table:formula="of:=SIN([.B180])" office:value-type="float" office:value="0.978196606808045" calcext:value-type="float">
            <text:p/>
          </table:table-cell>
          <table:table-cell table:formula="of:=COS([.B180])" office:value-type="float" office:value="-0.207681001608784" calcext:value-type="float">
            <text:p/>
          </table:table-cell>
        </table:table-row>
        <table:table-row table:style-name="ro1">
          <table:table-cell/>
          <table:table-cell office:value-type="float" office:value="1.79" calcext:value-type="float">
            <text:p>1.79</text:p>
          </table:table-cell>
          <table:table-cell table:formula="of:=SIN([.B181])" office:value-type="float" office:value="0.976070921982524" calcext:value-type="float">
            <text:p/>
          </table:table-cell>
          <table:table-cell table:formula="of:=COS([.B181])" office:value-type="float" office:value="-0.217452420681365" calcext:value-type="float">
            <text:p/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SIN([.B182])" office:value-type="float" office:value="0.973847630878195" calcext:value-type="float">
            <text:p/>
          </table:table-cell>
          <table:table-cell table:formula="of:=COS([.B182])" office:value-type="float" office:value="-0.227202094693087" calcext:value-type="float">
            <text:p/>
          </table:table-cell>
        </table:table-row>
        <table:table-row table:style-name="ro1">
          <table:table-cell/>
          <table:table-cell office:value-type="float" office:value="1.81" calcext:value-type="float">
            <text:p>1.81</text:p>
          </table:table-cell>
          <table:table-cell table:formula="of:=SIN([.B183])" office:value-type="float" office:value="0.971526955822315" calcext:value-type="float">
            <text:p/>
          </table:table-cell>
          <table:table-cell table:formula="of:=COS([.B183])" office:value-type="float" office:value="-0.236929048684675" calcext:value-type="float">
            <text:p/>
          </table:table-cell>
        </table:table-row>
        <table:table-row table:style-name="ro1">
          <table:table-cell/>
          <table:table-cell office:value-type="float" office:value="1.82" calcext:value-type="float">
            <text:p>1.82</text:p>
          </table:table-cell>
          <table:table-cell table:formula="of:=SIN([.B184])" office:value-type="float" office:value="0.969109128880456" calcext:value-type="float">
            <text:p/>
          </table:table-cell>
          <table:table-cell table:formula="of:=COS([.B184])" office:value-type="float" office:value="-0.246632309968834" calcext:value-type="float">
            <text:p/>
          </table:table-cell>
        </table:table-row>
        <table:table-row table:style-name="ro1">
          <table:table-cell/>
          <table:table-cell office:value-type="float" office:value="1.83" calcext:value-type="float">
            <text:p>1.83</text:p>
          </table:table-cell>
          <table:table-cell table:formula="of:=SIN([.B185])" office:value-type="float" office:value="0.966594391833297" calcext:value-type="float">
            <text:p/>
          </table:table-cell>
          <table:table-cell table:formula="of:=COS([.B185])" office:value-type="float" office:value="-0.256310908227523" calcext:value-type="float">
            <text:p/>
          </table:table-cell>
        </table:table-row>
        <table:table-row table:style-name="ro1">
          <table:table-cell/>
          <table:table-cell office:value-type="float" office:value="1.84" calcext:value-type="float">
            <text:p>1.84</text:p>
          </table:table-cell>
          <table:table-cell table:formula="of:=SIN([.B186])" office:value-type="float" office:value="0.963982996152448" calcext:value-type="float">
            <text:p/>
          </table:table-cell>
          <table:table-cell table:formula="of:=COS([.B186])" office:value-type="float" office:value="-0.26596387560898" calcext:value-type="float">
            <text:p/>
          </table:table-cell>
        </table:table-row>
        <table:table-row table:style-name="ro1">
          <table:table-cell/>
          <table:table-cell office:value-type="float" office:value="1.85" calcext:value-type="float">
            <text:p>1.85</text:p>
          </table:table-cell>
          <table:table-cell table:formula="of:=SIN([.B187])" office:value-type="float" office:value="0.9612752029753" calcext:value-type="float">
            <text:p/>
          </table:table-cell>
          <table:table-cell table:formula="of:=COS([.B187])" office:value-type="float" office:value="-0.275590246824513" calcext:value-type="float">
            <text:p/>
          </table:table-cell>
        </table:table-row>
        <table:table-row table:style-name="ro1">
          <table:table-cell/>
          <table:table-cell office:value-type="float" office:value="1.86" calcext:value-type="float">
            <text:p>1.86</text:p>
          </table:table-cell>
          <table:table-cell table:formula="of:=SIN([.B188])" office:value-type="float" office:value="0.958471283078914" calcext:value-type="float">
            <text:p/>
          </table:table-cell>
          <table:table-cell table:formula="of:=COS([.B188])" office:value-type="float" office:value="-0.285189059245021" calcext:value-type="float">
            <text:p/>
          </table:table-cell>
        </table:table-row>
        <table:table-row table:style-name="ro1">
          <table:table-cell/>
          <table:table-cell office:value-type="float" office:value="1.87" calcext:value-type="float">
            <text:p>1.87</text:p>
          </table:table-cell>
          <table:table-cell table:formula="of:=SIN([.B189])" office:value-type="float" office:value="0.955571516852944" calcext:value-type="float">
            <text:p/>
          </table:table-cell>
          <table:table-cell table:formula="of:=COS([.B189])" office:value-type="float" office:value="-0.294759352997261" calcext:value-type="float">
            <text:p/>
          </table:table-cell>
        </table:table-row>
        <table:table-row table:style-name="ro1">
          <table:table-cell/>
          <table:table-cell office:value-type="float" office:value="1.88" calcext:value-type="float">
            <text:p>1.88</text:p>
          </table:table-cell>
          <table:table-cell table:formula="of:=SIN([.B190])" office:value-type="float" office:value="0.952576194271595" calcext:value-type="float">
            <text:p/>
          </table:table-cell>
          <table:table-cell table:formula="of:=COS([.B190])" office:value-type="float" office:value="-0.304300171059833" calcext:value-type="float">
            <text:p/>
          </table:table-cell>
        </table:table-row>
        <table:table-row table:style-name="ro1">
          <table:table-cell/>
          <table:table-cell office:value-type="float" office:value="1.89" calcext:value-type="float">
            <text:p>1.89</text:p>
          </table:table-cell>
          <table:table-cell table:formula="of:=SIN([.B191])" office:value-type="float" office:value="0.94948561486463" calcext:value-type="float">
            <text:p/>
          </table:table-cell>
          <table:table-cell table:formula="of:=COS([.B191])" office:value-type="float" office:value="-0.313810559358882" calcext:value-type="float">
            <text:p/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table:formula="of:=SIN([.B192])" office:value-type="float" office:value="0.946300087687414" calcext:value-type="float">
            <text:p/>
          </table:table-cell>
          <table:table-cell table:formula="of:=COS([.B192])" office:value-type="float" office:value="-0.323289566863504" calcext:value-type="float">
            <text:p/>
          </table:table-cell>
        </table:table-row>
        <table:table-row table:style-name="ro1">
          <table:table-cell/>
          <table:table-cell office:value-type="float" office:value="1.91" calcext:value-type="float">
            <text:p>1.91</text:p>
          </table:table-cell>
          <table:table-cell table:formula="of:=SIN([.B193])" office:value-type="float" office:value="0.94301993129001" calcext:value-type="float">
            <text:p/>
          </table:table-cell>
          <table:table-cell table:formula="of:=COS([.B193])" office:value-type="float" office:value="-0.332736245680845" calcext:value-type="float">
            <text:p/>
          </table:table-cell>
        </table:table-row>
        <table:table-row table:style-name="ro1">
          <table:table-cell/>
          <table:table-cell office:value-type="float" office:value="1.92" calcext:value-type="float">
            <text:p>1.92</text:p>
          </table:table-cell>
          <table:table-cell table:formula="of:=SIN([.B194])" office:value-type="float" office:value="0.939645473685325" calcext:value-type="float">
            <text:p/>
          </table:table-cell>
          <table:table-cell table:formula="of:=COS([.B194])" office:value-type="float" office:value="-0.342149651150898" calcext:value-type="float">
            <text:p/>
          </table:table-cell>
        </table:table-row>
        <table:table-row table:style-name="ro1">
          <table:table-cell/>
          <table:table-cell office:value-type="float" office:value="1.93" calcext:value-type="float">
            <text:p>1.93</text:p>
          </table:table-cell>
          <table:table-cell table:formula="of:=SIN([.B195])" office:value-type="float" office:value="0.936177052316306" calcext:value-type="float">
            <text:p/>
          </table:table-cell>
          <table:table-cell table:formula="of:=COS([.B195])" office:value-type="float" office:value="-0.35152884194096" calcext:value-type="float">
            <text:p/>
          </table:table-cell>
        </table:table-row>
        <table:table-row table:style-name="ro1">
          <table:table-cell/>
          <table:table-cell office:value-type="float" office:value="1.94" calcext:value-type="float">
            <text:p>1.94</text:p>
          </table:table-cell>
          <table:table-cell table:formula="of:=SIN([.B196])" office:value-type="float" office:value="0.932615014022201" calcext:value-type="float">
            <text:p/>
          </table:table-cell>
          <table:table-cell table:formula="of:=COS([.B196])" office:value-type="float" office:value="-0.360872880139767" calcext:value-type="float">
            <text:p/>
          </table:table-cell>
        </table:table-row>
        <table:table-row table:style-name="ro1">
          <table:table-cell/>
          <table:table-cell office:value-type="float" office:value="1.95" calcext:value-type="float">
            <text:p>1.95</text:p>
          </table:table-cell>
          <table:table-cell table:formula="of:=SIN([.B197])" office:value-type="float" office:value="0.928959715003869" calcext:value-type="float">
            <text:p/>
          </table:table-cell>
          <table:table-cell table:formula="of:=COS([.B197])" office:value-type="float" office:value="-0.370180831351287" calcext:value-type="float">
            <text:p/>
          </table:table-cell>
        </table:table-row>
        <table:table-row table:style-name="ro1">
          <table:table-cell/>
          <table:table-cell office:value-type="float" office:value="1.96" calcext:value-type="float">
            <text:p>1.96</text:p>
          </table:table-cell>
          <table:table-cell table:formula="of:=SIN([.B198])" office:value-type="float" office:value="0.925211520788168" calcext:value-type="float">
            <text:p/>
          </table:table-cell>
          <table:table-cell table:formula="of:=COS([.B198])" office:value-type="float" office:value="-0.379451764788154" calcext:value-type="float">
            <text:p/>
          </table:table-cell>
        </table:table-row>
        <table:table-row table:style-name="ro1">
          <table:table-cell/>
          <table:table-cell office:value-type="float" office:value="1.97" calcext:value-type="float">
            <text:p>1.97</text:p>
          </table:table-cell>
          <table:table-cell table:formula="of:=SIN([.B199])" office:value-type="float" office:value="0.921370806191395" calcext:value-type="float">
            <text:p/>
          </table:table-cell>
          <table:table-cell table:formula="of:=COS([.B199])" office:value-type="float" office:value="-0.388684753364752" calcext:value-type="float">
            <text:p/>
          </table:table-cell>
        </table:table-row>
        <table:table-row table:style-name="ro1">
          <table:table-cell/>
          <table:table-cell office:value-type="float" office:value="1.98" calcext:value-type="float">
            <text:p>1.98</text:p>
          </table:table-cell>
          <table:table-cell table:formula="of:=SIN([.B200])" office:value-type="float" office:value="0.91743795528181" calcext:value-type="float">
            <text:p/>
          </table:table-cell>
          <table:table-cell table:formula="of:=COS([.B200])" office:value-type="float" office:value="-0.397878873789916" calcext:value-type="float">
            <text:p/>
          </table:table-cell>
        </table:table-row>
        <table:table-row table:style-name="ro1">
          <table:table-cell/>
          <table:table-cell office:value-type="float" office:value="1.99" calcext:value-type="float">
            <text:p>1.99</text:p>
          </table:table-cell>
          <table:table-cell table:formula="of:=SIN([.B201])" office:value-type="float" office:value="0.913413361341225" calcext:value-type="float">
            <text:p/>
          </table:table-cell>
          <table:table-cell table:formula="of:=COS([.B201])" office:value-type="float" office:value="-0.407033206659265" calcext:value-type="float">
            <text:p/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IN([.B202])" office:value-type="float" office:value="0.909297426825682" calcext:value-type="float">
            <text:p/>
          </table:table-cell>
          <table:table-cell table:formula="of:=COS([.B202])" office:value-type="float" office:value="-0.416146836547142" calcext:value-type="float">
            <text:p/>
          </table:table-cell>
        </table:table-row>
        <table:table-row table:style-name="ro1">
          <table:table-cell/>
          <table:table-cell office:value-type="float" office:value="2.01" calcext:value-type="float">
            <text:p>2.01</text:p>
          </table:table-cell>
          <table:table-cell table:formula="of:=SIN([.B203])" office:value-type="float" office:value="0.905090563325201" calcext:value-type="float">
            <text:p/>
          </table:table-cell>
          <table:table-cell table:formula="of:=COS([.B203])" office:value-type="float" office:value="-0.425218852098153" calcext:value-type="float">
            <text:p/>
          </table:table-cell>
        </table:table-row>
        <table:table-row table:style-name="ro1">
          <table:table-cell/>
          <table:table-cell office:value-type="float" office:value="2.02" calcext:value-type="float">
            <text:p>2.02</text:p>
          </table:table-cell>
          <table:table-cell table:formula="of:=SIN([.B204])" office:value-type="float" office:value="0.900793191522627" calcext:value-type="float">
            <text:p/>
          </table:table-cell>
          <table:table-cell table:formula="of:=COS([.B204])" office:value-type="float" office:value="-0.4342483461183" calcext:value-type="float">
            <text:p/>
          </table:table-cell>
        </table:table-row>
        <table:table-row table:style-name="ro1">
          <table:table-cell/>
          <table:table-cell office:value-type="float" office:value="2.03" calcext:value-type="float">
            <text:p>2.03</text:p>
          </table:table-cell>
          <table:table-cell table:formula="of:=SIN([.B205])" office:value-type="float" office:value="0.89640574115156" calcext:value-type="float">
            <text:p/>
          </table:table-cell>
          <table:table-cell table:formula="of:=COS([.B205])" office:value-type="float" office:value="-0.443234415665709" calcext:value-type="float">
            <text:p/>
          </table:table-cell>
        </table:table-row>
        <table:table-row table:style-name="ro1">
          <table:table-cell/>
          <table:table-cell office:value-type="float" office:value="2.04" calcext:value-type="float">
            <text:p>2.04</text:p>
          </table:table-cell>
          <table:table-cell table:formula="of:=SIN([.B206])" office:value-type="float" office:value="0.89192865095338" calcext:value-type="float">
            <text:p/>
          </table:table-cell>
          <table:table-cell table:formula="of:=COS([.B206])" office:value-type="float" office:value="-0.452176162140912" calcext:value-type="float">
            <text:p/>
          </table:table-cell>
        </table:table-row>
        <table:table-row table:style-name="ro1">
          <table:table-cell/>
          <table:table-cell office:value-type="float" office:value="2.05" calcext:value-type="float">
            <text:p>2.05</text:p>
          </table:table-cell>
          <table:table-cell table:formula="of:=SIN([.B207])" office:value-type="float" office:value="0.887362368633375" calcext:value-type="float">
            <text:p/>
          </table:table-cell>
          <table:table-cell table:formula="of:=COS([.B207])" office:value-type="float" office:value="-0.461072691376713" calcext:value-type="float">
            <text:p/>
          </table:table-cell>
        </table:table-row>
        <table:table-row table:style-name="ro1">
          <table:table-cell/>
          <table:table-cell office:value-type="float" office:value="2.06" calcext:value-type="float">
            <text:p>2.06</text:p>
          </table:table-cell>
          <table:table-cell table:formula="of:=SIN([.B208])" office:value-type="float" office:value="0.882707350815974" calcext:value-type="float">
            <text:p/>
          </table:table-cell>
          <table:table-cell table:formula="of:=COS([.B208])" office:value-type="float" office:value="-0.469923113727602" calcext:value-type="float">
            <text:p/>
          </table:table-cell>
        </table:table-row>
        <table:table-row table:style-name="ro1">
          <table:table-cell/>
          <table:table-cell office:value-type="float" office:value="2.07" calcext:value-type="float">
            <text:p>2.07</text:p>
          </table:table-cell>
          <table:table-cell table:formula="of:=SIN([.B209])" office:value-type="float" office:value="0.877964062999078" calcext:value-type="float">
            <text:p/>
          </table:table-cell>
          <table:table-cell table:formula="of:=COS([.B209])" office:value-type="float" office:value="-0.47872654415872" calcext:value-type="float">
            <text:p/>
          </table:table-cell>
        </table:table-row>
        <table:table-row table:style-name="ro1">
          <table:table-cell/>
          <table:table-cell office:value-type="float" office:value="2.08" calcext:value-type="float">
            <text:p>2.08</text:p>
          </table:table-cell>
          <table:table-cell table:formula="of:=SIN([.B210])" office:value-type="float" office:value="0.873132979507516" calcext:value-type="float">
            <text:p/>
          </table:table-cell>
          <table:table-cell table:formula="of:=COS([.B210])" office:value-type="float" office:value="-0.487482102334359" calcext:value-type="float">
            <text:p/>
          </table:table-cell>
        </table:table-row>
        <table:table-row table:style-name="ro1">
          <table:table-cell/>
          <table:table-cell office:value-type="float" office:value="2.09" calcext:value-type="float">
            <text:p>2.09</text:p>
          </table:table-cell>
          <table:table-cell table:formula="of:=SIN([.B211])" office:value-type="float" office:value="0.868214583445613" calcext:value-type="float">
            <text:p/>
          </table:table-cell>
          <table:table-cell table:formula="of:=COS([.B211])" office:value-type="float" office:value="-0.496188912705999" calcext:value-type="float">
            <text:p/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table:formula="of:=SIN([.B212])" office:value-type="float" office:value="0.863209366648874" calcext:value-type="float">
            <text:p/>
          </table:table-cell>
          <table:table-cell table:formula="of:=COS([.B212])" office:value-type="float" office:value="-0.504846104599858" calcext:value-type="float">
            <text:p/>
          </table:table-cell>
        </table:table-row>
        <table:table-row table:style-name="ro1">
          <table:table-cell/>
          <table:table-cell office:value-type="float" office:value="2.11" calcext:value-type="float">
            <text:p>2.11</text:p>
          </table:table-cell>
          <table:table-cell table:formula="of:=SIN([.B213])" office:value-type="float" office:value="0.858117829634809" calcext:value-type="float">
            <text:p/>
          </table:table-cell>
          <table:table-cell table:formula="of:=COS([.B213])" office:value-type="float" office:value="-0.513452812303959" calcext:value-type="float">
            <text:p/>
          </table:table-cell>
        </table:table-row>
        <table:table-row table:style-name="ro1">
          <table:table-cell/>
          <table:table-cell office:value-type="float" office:value="2.12" calcext:value-type="float">
            <text:p>2.12</text:p>
          </table:table-cell>
          <table:table-cell table:formula="of:=SIN([.B214])" office:value-type="float" office:value="0.852940481552876" calcext:value-type="float">
            <text:p/>
          </table:table-cell>
          <table:table-cell table:formula="of:=COS([.B214])" office:value-type="float" office:value="-0.522008175154707" calcext:value-type="float">
            <text:p/>
          </table:table-cell>
        </table:table-row>
        <table:table-row table:style-name="ro1">
          <table:table-cell/>
          <table:table-cell office:value-type="float" office:value="2.13" calcext:value-type="float">
            <text:p>2.13</text:p>
          </table:table-cell>
          <table:table-cell table:formula="of:=SIN([.B215])" office:value-type="float" office:value="0.84767784013357" calcext:value-type="float">
            <text:p/>
          </table:table-cell>
          <table:table-cell table:formula="of:=COS([.B215])" office:value-type="float" office:value="-0.530511337622945" calcext:value-type="float">
            <text:p/>
          </table:table-cell>
        </table:table-row>
        <table:table-row table:style-name="ro1">
          <table:table-cell/>
          <table:table-cell office:value-type="float" office:value="2.14" calcext:value-type="float">
            <text:p>2.14</text:p>
          </table:table-cell>
          <table:table-cell table:formula="of:=SIN([.B216])" office:value-type="float" office:value="0.842330431636646" calcext:value-type="float">
            <text:p/>
          </table:table-cell>
          <table:table-cell table:formula="of:=COS([.B216])" office:value-type="float" office:value="-0.538961449399512" calcext:value-type="float">
            <text:p/>
          </table:table-cell>
        </table:table-row>
        <table:table-row table:style-name="ro1">
          <table:table-cell/>
          <table:table-cell office:value-type="float" office:value="2.15" calcext:value-type="float">
            <text:p>2.15</text:p>
          </table:table-cell>
          <table:table-cell table:formula="of:=SIN([.B217])" office:value-type="float" office:value="0.836898790798498" calcext:value-type="float">
            <text:p/>
          </table:table-cell>
          <table:table-cell table:formula="of:=COS([.B217])" office:value-type="float" office:value="-0.547357665480271" calcext:value-type="float">
            <text:p/>
          </table:table-cell>
        </table:table-row>
        <table:table-row table:style-name="ro1">
          <table:table-cell/>
          <table:table-cell office:value-type="float" office:value="2.16" calcext:value-type="float">
            <text:p>2.16</text:p>
          </table:table-cell>
          <table:table-cell table:formula="of:=SIN([.B218])" office:value-type="float" office:value="0.831383460778683" calcext:value-type="float">
            <text:p/>
          </table:table-cell>
          <table:table-cell table:formula="of:=COS([.B218])" office:value-type="float" office:value="-0.555699146250613" calcext:value-type="float">
            <text:p/>
          </table:table-cell>
        </table:table-row>
        <table:table-row table:style-name="ro1">
          <table:table-cell/>
          <table:table-cell office:value-type="float" office:value="2.17" calcext:value-type="float">
            <text:p>2.17</text:p>
          </table:table-cell>
          <table:table-cell table:formula="of:=SIN([.B219])" office:value-type="float" office:value="0.825784993105608" calcext:value-type="float">
            <text:p/>
          </table:table-cell>
          <table:table-cell table:formula="of:=COS([.B219])" office:value-type="float" office:value="-0.56398505756941" calcext:value-type="float">
            <text:p/>
          </table:table-cell>
        </table:table-row>
        <table:table-row table:style-name="ro1">
          <table:table-cell/>
          <table:table-cell office:value-type="float" office:value="2.18" calcext:value-type="float">
            <text:p>2.18</text:p>
          </table:table-cell>
          <table:table-cell table:formula="of:=SIN([.B220])" office:value-type="float" office:value="0.820103947621374" calcext:value-type="float">
            <text:p/>
          </table:table-cell>
          <table:table-cell table:formula="of:=COS([.B220])" office:value-type="float" office:value="-0.572214570852437" calcext:value-type="float">
            <text:p/>
          </table:table-cell>
        </table:table-row>
        <table:table-row table:style-name="ro1">
          <table:table-cell/>
          <table:table-cell office:value-type="float" office:value="2.19" calcext:value-type="float">
            <text:p>2.19</text:p>
          </table:table-cell>
          <table:table-cell table:formula="of:=SIN([.B221])" office:value-type="float" office:value="0.814340892425796" calcext:value-type="float">
            <text:p/>
          </table:table-cell>
          <table:table-cell table:formula="of:=COS([.B221])" office:value-type="float" office:value="-0.580386863155222" calcext:value-type="float">
            <text:p/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SIN([.B222])" office:value-type="float" office:value="0.80849640381959" calcext:value-type="float">
            <text:p/>
          </table:table-cell>
          <table:table-cell table:formula="of:=COS([.B222])" office:value-type="float" office:value="-0.588501117255346" calcext:value-type="float">
            <text:p/>
          </table:table-cell>
        </table:table-row>
        <table:table-row table:style-name="ro1">
          <table:table-cell/>
          <table:table-cell office:value-type="float" office:value="2.21" calcext:value-type="float">
            <text:p>2.21</text:p>
          </table:table-cell>
          <table:table-cell table:formula="of:=SIN([.B223])" office:value-type="float" office:value="0.802571066246747" calcext:value-type="float">
            <text:p/>
          </table:table-cell>
          <table:table-cell table:formula="of:=COS([.B223])" office:value-type="float" office:value="-0.59655652173416" calcext:value-type="float">
            <text:p/>
          </table:table-cell>
        </table:table-row>
        <table:table-row table:style-name="ro1">
          <table:table-cell/>
          <table:table-cell office:value-type="float" office:value="2.22" calcext:value-type="float">
            <text:p>2.22</text:p>
          </table:table-cell>
          <table:table-cell table:formula="of:=SIN([.B224])" office:value-type="float" office:value="0.796565472236087" calcext:value-type="float">
            <text:p/>
          </table:table-cell>
          <table:table-cell table:formula="of:=COS([.B224])" office:value-type="float" office:value="-0.60455227105793" calcext:value-type="float">
            <text:p/>
          </table:table-cell>
        </table:table-row>
        <table:table-row table:style-name="ro1">
          <table:table-cell/>
          <table:table-cell office:value-type="float" office:value="2.23" calcext:value-type="float">
            <text:p>2.23</text:p>
          </table:table-cell>
          <table:table-cell table:formula="of:=SIN([.B225])" office:value-type="float" office:value="0.790480222342005" calcext:value-type="float">
            <text:p/>
          </table:table-cell>
          <table:table-cell table:formula="of:=COS([.B225])" office:value-type="float" office:value="-0.612487565658385" calcext:value-type="float">
            <text:p/>
          </table:table-cell>
        </table:table-row>
        <table:table-row table:style-name="ro1">
          <table:table-cell/>
          <table:table-cell office:value-type="float" office:value="2.24" calcext:value-type="float">
            <text:p>2.24</text:p>
          </table:table-cell>
          <table:table-cell table:formula="of:=SIN([.B226])" office:value-type="float" office:value="0.78431592508442" calcext:value-type="float">
            <text:p/>
          </table:table-cell>
          <table:table-cell table:formula="of:=COS([.B226])" office:value-type="float" office:value="-0.62036161201268" calcext:value-type="float">
            <text:p/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table:formula="of:=SIN([.B227])" office:value-type="float" office:value="0.778073196887921" calcext:value-type="float">
            <text:p/>
          </table:table-cell>
          <table:table-cell table:formula="of:=COS([.B227])" office:value-type="float" office:value="-0.628173622722739" calcext:value-type="float">
            <text:p/>
          </table:table-cell>
        </table:table-row>
        <table:table-row table:style-name="ro1">
          <table:table-cell/>
          <table:table-cell office:value-type="float" office:value="2.26" calcext:value-type="float">
            <text:p>2.26</text:p>
          </table:table-cell>
          <table:table-cell table:formula="of:=SIN([.B228])" office:value-type="float" office:value="0.771752662020126" calcext:value-type="float">
            <text:p/>
          </table:table-cell>
          <table:table-cell table:formula="of:=COS([.B228])" office:value-type="float" office:value="-0.635922816594003" calcext:value-type="float">
            <text:p/>
          </table:table-cell>
        </table:table-row>
        <table:table-row table:style-name="ro1">
          <table:table-cell/>
          <table:table-cell office:value-type="float" office:value="2.27" calcext:value-type="float">
            <text:p>2.27</text:p>
          </table:table-cell>
          <table:table-cell table:formula="of:=SIN([.B229])" office:value-type="float" office:value="0.765354952529254" calcext:value-type="float">
            <text:p/>
          </table:table-cell>
          <table:table-cell table:formula="of:=COS([.B229])" office:value-type="float" office:value="-0.643608418713541" calcext:value-type="float">
            <text:p/>
          </table:table-cell>
        </table:table-row>
        <table:table-row table:style-name="ro1">
          <table:table-cell/>
          <table:table-cell office:value-type="float" office:value="2.28" calcext:value-type="float">
            <text:p>2.28</text:p>
          </table:table-cell>
          <table:table-cell table:formula="of:=SIN([.B230])" office:value-type="float" office:value="0.758880708180922" calcext:value-type="float">
            <text:p/>
          </table:table-cell>
          <table:table-cell table:formula="of:=COS([.B230])" office:value-type="float" office:value="-0.651229660527546" calcext:value-type="float">
            <text:p/>
          </table:table-cell>
        </table:table-row>
        <table:table-row table:style-name="ro1">
          <table:table-cell/>
          <table:table-cell office:value-type="float" office:value="2.29" calcext:value-type="float">
            <text:p>2.29</text:p>
          </table:table-cell>
          <table:table-cell table:formula="of:=SIN([.B231])" office:value-type="float" office:value="0.752330576394171" calcext:value-type="float">
            <text:p/>
          </table:table-cell>
          <table:table-cell table:formula="of:=COS([.B231])" office:value-type="float" office:value="-0.658785779918188" calcext:value-type="float">
            <text:p/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table:formula="of:=SIN([.B232])" office:value-type="float" office:value="0.74570521217672" calcext:value-type="float">
            <text:p/>
          </table:table-cell>
          <table:table-cell table:formula="of:=COS([.B232])" office:value-type="float" office:value="-0.666276021279824" calcext:value-type="float">
            <text:p/>
          </table:table-cell>
        </table:table-row>
        <table:table-row table:style-name="ro1">
          <table:table-cell/>
          <table:table-cell office:value-type="float" office:value="2.31" calcext:value-type="float">
            <text:p>2.31</text:p>
          </table:table-cell>
          <table:table-cell table:formula="of:=SIN([.B233])" office:value-type="float" office:value="0.739005278059471" calcext:value-type="float">
            <text:p/>
          </table:table-cell>
          <table:table-cell table:formula="of:=COS([.B233])" office:value-type="float" office:value="-0.673699635594561" calcext:value-type="float">
            <text:p/>
          </table:table-cell>
        </table:table-row>
        <table:table-row table:style-name="ro1">
          <table:table-cell/>
          <table:table-cell office:value-type="float" office:value="2.32" calcext:value-type="float">
            <text:p>2.32</text:p>
          </table:table-cell>
          <table:table-cell table:formula="of:=SIN([.B234])" office:value-type="float" office:value="0.732231444030251" calcext:value-type="float">
            <text:p/>
          </table:table-cell>
          <table:table-cell table:formula="of:=COS([.B234])" office:value-type="float" office:value="-0.681055880507152" calcext:value-type="float">
            <text:p/>
          </table:table-cell>
        </table:table-row>
        <table:table-row table:style-name="ro1">
          <table:table-cell/>
          <table:table-cell office:value-type="float" office:value="2.33" calcext:value-type="float">
            <text:p>2.33</text:p>
          </table:table-cell>
          <table:table-cell table:formula="of:=SIN([.B235])" office:value-type="float" office:value="0.72538438746682" calcext:value-type="float">
            <text:p/>
          </table:table-cell>
          <table:table-cell table:formula="of:=COS([.B235])" office:value-type="float" office:value="-0.688344020399238" calcext:value-type="float">
            <text:p/>
          </table:table-cell>
        </table:table-row>
        <table:table-row table:style-name="ro1">
          <table:table-cell/>
          <table:table-cell office:value-type="float" office:value="2.34" calcext:value-type="float">
            <text:p>2.34</text:p>
          </table:table-cell>
          <table:table-cell table:formula="of:=SIN([.B236])" office:value-type="float" office:value="0.718464793069126" calcext:value-type="float">
            <text:p/>
          </table:table-cell>
          <table:table-cell table:formula="of:=COS([.B236])" office:value-type="float" office:value="-0.695563326462902" calcext:value-type="float">
            <text:p/>
          </table:table-cell>
        </table:table-row>
        <table:table-row table:style-name="ro1">
          <table:table-cell/>
          <table:table-cell office:value-type="float" office:value="2.35" calcext:value-type="float">
            <text:p>2.35</text:p>
          </table:table-cell>
          <table:table-cell table:formula="of:=SIN([.B237])" office:value-type="float" office:value="0.711473352790844" calcext:value-type="float">
            <text:p/>
          </table:table-cell>
          <table:table-cell table:formula="of:=COS([.B237])" office:value-type="float" office:value="-0.702713076773554" calcext:value-type="float">
            <text:p/>
          </table:table-cell>
        </table:table-row>
        <table:table-row table:style-name="ro1">
          <table:table-cell/>
          <table:table-cell office:value-type="float" office:value="2.36" calcext:value-type="float">
            <text:p>2.36</text:p>
          </table:table-cell>
          <table:table-cell table:formula="of:=SIN([.B238])" office:value-type="float" office:value="0.704410765770176" calcext:value-type="float">
            <text:p/>
          </table:table-cell>
          <table:table-cell table:formula="of:=COS([.B238])" office:value-type="float" office:value="-0.70979255636212" calcext:value-type="float">
            <text:p/>
          </table:table-cell>
        </table:table-row>
        <table:table-row table:style-name="ro1">
          <table:table-cell/>
          <table:table-cell office:value-type="float" office:value="2.37" calcext:value-type="float">
            <text:p>2.37</text:p>
          </table:table-cell>
          <table:table-cell table:formula="of:=SIN([.B239])" office:value-type="float" office:value="0.697277738259938" calcext:value-type="float">
            <text:p/>
          </table:table-cell>
          <table:table-cell table:formula="of:=COS([.B239])" office:value-type="float" office:value="-0.716801057286543" calcext:value-type="float">
            <text:p/>
          </table:table-cell>
        </table:table-row>
        <table:table-row table:style-name="ro1">
          <table:table-cell/>
          <table:table-cell office:value-type="float" office:value="2.38" calcext:value-type="float">
            <text:p>2.38</text:p>
          </table:table-cell>
          <table:table-cell table:formula="of:=SIN([.B240])" office:value-type="float" office:value="0.690074983556936" calcext:value-type="float">
            <text:p/>
          </table:table-cell>
          <table:table-cell table:formula="of:=COS([.B240])" office:value-type="float" office:value="-0.723737878702569" calcext:value-type="float">
            <text:p/>
          </table:table-cell>
        </table:table-row>
        <table:table-row table:style-name="ro1">
          <table:table-cell/>
          <table:table-cell office:value-type="float" office:value="2.39" calcext:value-type="float">
            <text:p>2.39</text:p>
          </table:table-cell>
          <table:table-cell table:formula="of:=SIN([.B241])" office:value-type="float" office:value="0.68280322193064" calcext:value-type="float">
            <text:p/>
          </table:table-cell>
          <table:table-cell table:formula="of:=COS([.B241])" office:value-type="float" office:value="-0.730602326933837" calcext:value-type="float">
            <text:p/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SIN([.B242])" office:value-type="float" office:value="0.675463180551151" calcext:value-type="float">
            <text:p/>
          </table:table-cell>
          <table:table-cell table:formula="of:=COS([.B242])" office:value-type="float" office:value="-0.737393715541245" calcext:value-type="float">
            <text:p/>
          </table:table-cell>
        </table:table-row>
        <table:table-row table:style-name="ro1">
          <table:table-cell/>
          <table:table-cell office:value-type="float" office:value="2.41" calcext:value-type="float">
            <text:p>2.41</text:p>
          </table:table-cell>
          <table:table-cell table:formula="of:=SIN([.B243])" office:value-type="float" office:value="0.668055593416491" calcext:value-type="float">
            <text:p/>
          </table:table-cell>
          <table:table-cell table:formula="of:=COS([.B243])" office:value-type="float" office:value="-0.744111365391592" calcext:value-type="float">
            <text:p/>
          </table:table-cell>
        </table:table-row>
        <table:table-row table:style-name="ro1">
          <table:table-cell/>
          <table:table-cell office:value-type="float" office:value="2.42" calcext:value-type="float">
            <text:p>2.42</text:p>
          </table:table-cell>
          <table:table-cell table:formula="of:=SIN([.B244])" office:value-type="float" office:value="0.660581201279201" calcext:value-type="float">
            <text:p/>
          </table:table-cell>
          <table:table-cell table:formula="of:=COS([.B244])" office:value-type="float" office:value="-0.750754604725491" calcext:value-type="float">
            <text:p/>
          </table:table-cell>
        </table:table-row>
        <table:table-row table:style-name="ro1">
          <table:table-cell/>
          <table:table-cell office:value-type="float" office:value="2.43" calcext:value-type="float">
            <text:p>2.43</text:p>
          </table:table-cell>
          <table:table-cell table:formula="of:=SIN([.B245])" office:value-type="float" office:value="0.653040751572265" calcext:value-type="float">
            <text:p/>
          </table:table-cell>
          <table:table-cell table:formula="of:=COS([.B245])" office:value-type="float" office:value="-0.757322769224544" calcext:value-type="float">
            <text:p/>
          </table:table-cell>
        </table:table-row>
        <table:table-row table:style-name="ro1">
          <table:table-cell/>
          <table:table-cell office:value-type="float" office:value="2.44" calcext:value-type="float">
            <text:p>2.44</text:p>
          </table:table-cell>
          <table:table-cell table:formula="of:=SIN([.B246])" office:value-type="float" office:value="0.645434998334371" calcext:value-type="float">
            <text:p/>
          </table:table-cell>
          <table:table-cell table:formula="of:=COS([.B246])" office:value-type="float" office:value="-0.763815202077774" calcext:value-type="float">
            <text:p/>
          </table:table-cell>
        </table:table-row>
        <table:table-row table:style-name="ro1">
          <table:table-cell/>
          <table:table-cell office:value-type="float" office:value="2.45" calcext:value-type="float">
            <text:p>2.45</text:p>
          </table:table-cell>
          <table:table-cell table:formula="of:=SIN([.B247])" office:value-type="float" office:value="0.637764702134504" calcext:value-type="float">
            <text:p/>
          </table:table-cell>
          <table:table-cell table:formula="of:=COS([.B247])" office:value-type="float" office:value="-0.770231254047307" calcext:value-type="float">
            <text:p/>
          </table:table-cell>
        </table:table-row>
        <table:table-row table:style-name="ro1">
          <table:table-cell/>
          <table:table-cell office:value-type="float" office:value="2.46" calcext:value-type="float">
            <text:p>2.46</text:p>
          </table:table-cell>
          <table:table-cell table:formula="of:=SIN([.B248])" office:value-type="float" office:value="0.630030629995892" calcext:value-type="float">
            <text:p/>
          </table:table-cell>
          <table:table-cell table:formula="of:=COS([.B248])" office:value-type="float" office:value="-0.776570283533293" calcext:value-type="float">
            <text:p/>
          </table:table-cell>
        </table:table-row>
        <table:table-row table:style-name="ro1">
          <table:table-cell/>
          <table:table-cell office:value-type="float" office:value="2.47" calcext:value-type="float">
            <text:p>2.47</text:p>
          </table:table-cell>
          <table:table-cell table:formula="of:=SIN([.B249])" office:value-type="float" office:value="0.622233555319305" calcext:value-type="float">
            <text:p/>
          </table:table-cell>
          <table:table-cell table:formula="of:=COS([.B249])" office:value-type="float" office:value="-0.782831656638065" calcext:value-type="float">
            <text:p/>
          </table:table-cell>
        </table:table-row>
        <table:table-row table:style-name="ro1">
          <table:table-cell/>
          <table:table-cell office:value-type="float" office:value="2.48" calcext:value-type="float">
            <text:p>2.48</text:p>
          </table:table-cell>
          <table:table-cell table:formula="of:=SIN([.B250])" office:value-type="float" office:value="0.614374257805712" calcext:value-type="float">
            <text:p/>
          </table:table-cell>
          <table:table-cell table:formula="of:=COS([.B250])" office:value-type="float" office:value="-0.789014747229531" calcext:value-type="float">
            <text:p/>
          </table:table-cell>
        </table:table-row>
        <table:table-row table:style-name="ro1">
          <table:table-cell/>
          <table:table-cell office:value-type="float" office:value="2.49" calcext:value-type="float">
            <text:p>2.49</text:p>
          </table:table-cell>
          <table:table-cell table:formula="of:=SIN([.B251])" office:value-type="float" office:value="0.606453523378315" calcext:value-type="float">
            <text:p/>
          </table:table-cell>
          <table:table-cell table:formula="of:=COS([.B251])" office:value-type="float" office:value="-0.795118937003784" calcext:value-type="float">
            <text:p/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SIN([.B252])" office:value-type="float" office:value="0.598472144103956" calcext:value-type="float">
            <text:p/>
          </table:table-cell>
          <table:table-cell table:formula="of:=COS([.B252])" office:value-type="float" office:value="-0.801143615546934" calcext:value-type="float">
            <text:p/>
          </table:table-cell>
        </table:table-row>
        <table:table-row table:style-name="ro1">
          <table:table-cell/>
          <table:table-cell office:value-type="float" office:value="2.51" calcext:value-type="float">
            <text:p>2.51</text:p>
          </table:table-cell>
          <table:table-cell table:formula="of:=SIN([.B253])" office:value-type="float" office:value="0.590430918113913" calcext:value-type="float">
            <text:p/>
          </table:table-cell>
          <table:table-cell table:formula="of:=COS([.B253])" office:value-type="float" office:value="-0.807088180396146" calcext:value-type="float">
            <text:p/>
          </table:table-cell>
        </table:table-row>
        <table:table-row table:style-name="ro1">
          <table:table-cell/>
          <table:table-cell office:value-type="float" office:value="2.52" calcext:value-type="float">
            <text:p>2.52</text:p>
          </table:table-cell>
          <table:table-cell table:formula="of:=SIN([.B254])" office:value-type="float" office:value="0.582330649524082" calcext:value-type="float">
            <text:p/>
          </table:table-cell>
          <table:table-cell table:formula="of:=COS([.B254])" office:value-type="float" office:value="-0.81295203709989" calcext:value-type="float">
            <text:p/>
          </table:table-cell>
        </table:table-row>
        <table:table-row table:style-name="ro1">
          <table:table-cell/>
          <table:table-cell office:value-type="float" office:value="2.53" calcext:value-type="float">
            <text:p>2.53</text:p>
          </table:table-cell>
          <table:table-cell table:formula="of:=SIN([.B255])" office:value-type="float" office:value="0.574172148354572" calcext:value-type="float">
            <text:p/>
          </table:table-cell>
          <table:table-cell table:formula="of:=COS([.B255])" office:value-type="float" office:value="-0.818734599277382" calcext:value-type="float">
            <text:p/>
          </table:table-cell>
        </table:table-row>
        <table:table-row table:style-name="ro1">
          <table:table-cell/>
          <table:table-cell office:value-type="float" office:value="2.54" calcext:value-type="float">
            <text:p>2.54</text:p>
          </table:table-cell>
          <table:table-cell table:formula="of:=SIN([.B256])" office:value-type="float" office:value="0.565956230448703" calcext:value-type="float">
            <text:p/>
          </table:table-cell>
          <table:table-cell table:formula="of:=COS([.B256])" office:value-type="float" office:value="-0.824435288677222" calcext:value-type="float">
            <text:p/>
          </table:table-cell>
        </table:table-row>
        <table:table-row table:style-name="ro1">
          <table:table-cell/>
          <table:table-cell office:value-type="float" office:value="2.55" calcext:value-type="float">
            <text:p>2.55</text:p>
          </table:table-cell>
          <table:table-cell table:formula="of:=SIN([.B257])" office:value-type="float" office:value="0.557683717391417" calcext:value-type="float">
            <text:p/>
          </table:table-cell>
          <table:table-cell table:formula="of:=COS([.B257])" office:value-type="float" office:value="-0.830053535235222" calcext:value-type="float">
            <text:p/>
          </table:table-cell>
        </table:table-row>
        <table:table-row table:style-name="ro1">
          <table:table-cell/>
          <table:table-cell office:value-type="float" office:value="2.56" calcext:value-type="float">
            <text:p>2.56</text:p>
          </table:table-cell>
          <table:table-cell table:formula="of:=SIN([.B258])" office:value-type="float" office:value="0.549355436427127" calcext:value-type="float">
            <text:p/>
          </table:table-cell>
          <table:table-cell table:formula="of:=COS([.B258])" office:value-type="float" office:value="-0.835588777131408" calcext:value-type="float">
            <text:p/>
          </table:table-cell>
        </table:table-row>
        <table:table-row table:style-name="ro1">
          <table:table-cell/>
          <table:table-cell office:value-type="float" office:value="2.57" calcext:value-type="float">
            <text:p>2.57</text:p>
          </table:table-cell>
          <table:table-cell table:formula="of:=SIN([.B259])" office:value-type="float" office:value="0.540972220376989" calcext:value-type="float">
            <text:p/>
          </table:table-cell>
          <table:table-cell table:formula="of:=COS([.B259])" office:value-type="float" office:value="-0.841040460846201" calcext:value-type="float">
            <text:p/>
          </table:table-cell>
        </table:table-row>
        <table:table-row table:style-name="ro1">
          <table:table-cell/>
          <table:table-cell office:value-type="float" office:value="2.58" calcext:value-type="float">
            <text:p>2.58</text:p>
          </table:table-cell>
          <table:table-cell table:formula="of:=SIN([.B260])" office:value-type="float" office:value="0.532534907555621" calcext:value-type="float">
            <text:p/>
          </table:table-cell>
          <table:table-cell table:formula="of:=COS([.B260])" office:value-type="float" office:value="-0.846408041215776" calcext:value-type="float">
            <text:p/>
          </table:table-cell>
        </table:table-row>
        <table:table-row table:style-name="ro1">
          <table:table-cell/>
          <table:table-cell office:value-type="float" office:value="2.59" calcext:value-type="float">
            <text:p>2.59</text:p>
          </table:table-cell>
          <table:table-cell table:formula="of:=SIN([.B261])" office:value-type="float" office:value="0.524044341687276" calcext:value-type="float">
            <text:p/>
          </table:table-cell>
          <table:table-cell table:formula="of:=COS([.B261])" office:value-type="float" office:value="-0.851690981486566" calcext:value-type="float">
            <text:p/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SIN([.B262])" office:value-type="float" office:value="0.515501371821464" calcext:value-type="float">
            <text:p/>
          </table:table-cell>
          <table:table-cell table:formula="of:=COS([.B262])" office:value-type="float" office:value="-0.856888753368947" calcext:value-type="float">
            <text:p/>
          </table:table-cell>
        </table:table-row>
        <table:table-row table:style-name="ro1">
          <table:table-cell/>
          <table:table-cell office:value-type="float" office:value="2.61" calcext:value-type="float">
            <text:p>2.61</text:p>
          </table:table-cell>
          <table:table-cell table:formula="of:=SIN([.B263])" office:value-type="float" office:value="0.506906852248053" calcext:value-type="float">
            <text:p/>
          </table:table-cell>
          <table:table-cell table:formula="of:=COS([.B263])" office:value-type="float" office:value="-0.862000837090064" calcext:value-type="float">
            <text:p/>
          </table:table-cell>
        </table:table-row>
        <table:table-row table:style-name="ro1">
          <table:table-cell/>
          <table:table-cell office:value-type="float" office:value="2.62" calcext:value-type="float">
            <text:p>2.62</text:p>
          </table:table-cell>
          <table:table-cell table:formula="of:=SIN([.B264])" office:value-type="float" office:value="0.498261642411839" calcext:value-type="float">
            <text:p/>
          </table:table-cell>
          <table:table-cell table:formula="of:=COS([.B264])" office:value-type="float" office:value="-0.867026721445802" calcext:value-type="float">
            <text:p/>
          </table:table-cell>
        </table:table-row>
        <table:table-row table:style-name="ro1">
          <table:table-cell/>
          <table:table-cell office:value-type="float" office:value="2.63" calcext:value-type="float">
            <text:p>2.63</text:p>
          </table:table-cell>
          <table:table-cell table:formula="of:=SIN([.B265])" office:value-type="float" office:value="0.4895666068266" calcext:value-type="float">
            <text:p/>
          </table:table-cell>
          <table:table-cell table:formula="of:=COS([.B265])" office:value-type="float" office:value="-0.871965903851917" calcext:value-type="float">
            <text:p/>
          </table:table-cell>
        </table:table-row>
        <table:table-row table:style-name="ro1">
          <table:table-cell/>
          <table:table-cell office:value-type="float" office:value="2.64" calcext:value-type="float">
            <text:p>2.64</text:p>
          </table:table-cell>
          <table:table-cell table:formula="of:=SIN([.B266])" office:value-type="float" office:value="0.480822614988648" calcext:value-type="float">
            <text:p/>
          </table:table-cell>
          <table:table-cell table:formula="of:=COS([.B266])" office:value-type="float" office:value="-0.876817890394281" calcext:value-type="float">
            <text:p/>
          </table:table-cell>
        </table:table-row>
        <table:table-row table:style-name="ro1">
          <table:table-cell/>
          <table:table-cell office:value-type="float" office:value="2.65" calcext:value-type="float">
            <text:p>2.65</text:p>
          </table:table-cell>
          <table:table-cell table:formula="of:=SIN([.B267])" office:value-type="float" office:value="0.472030541289883" calcext:value-type="float">
            <text:p/>
          </table:table-cell>
          <table:table-cell table:formula="of:=COS([.B267])" office:value-type="float" office:value="-0.881582195878286" calcext:value-type="float">
            <text:p/>
          </table:table-cell>
        </table:table-row>
        <table:table-row table:style-name="ro1">
          <table:table-cell/>
          <table:table-cell office:value-type="float" office:value="2.66" calcext:value-type="float">
            <text:p>2.66</text:p>
          </table:table-cell>
          <table:table-cell table:formula="of:=SIN([.B268])" office:value-type="float" office:value="0.463191264930345" calcext:value-type="float">
            <text:p/>
          </table:table-cell>
          <table:table-cell table:formula="of:=COS([.B268])" office:value-type="float" office:value="-0.886258343877352" calcext:value-type="float">
            <text:p/>
          </table:table-cell>
        </table:table-row>
        <table:table-row table:style-name="ro1">
          <table:table-cell/>
          <table:table-cell office:value-type="float" office:value="2.67" calcext:value-type="float">
            <text:p>2.67</text:p>
          </table:table-cell>
          <table:table-cell table:formula="of:=SIN([.B269])" office:value-type="float" office:value="0.454305669830306" calcext:value-type="float">
            <text:p/>
          </table:table-cell>
          <table:table-cell table:formula="of:=COS([.B269])" office:value-type="float" office:value="-0.890845866780576" calcext:value-type="float">
            <text:p/>
          </table:table-cell>
        </table:table-row>
        <table:table-row table:style-name="ro1">
          <table:table-cell/>
          <table:table-cell office:value-type="float" office:value="2.68" calcext:value-type="float">
            <text:p>2.68</text:p>
          </table:table-cell>
          <table:table-cell table:formula="of:=SIN([.B270])" office:value-type="float" office:value="0.445374644541871" calcext:value-type="float">
            <text:p/>
          </table:table-cell>
          <table:table-cell table:formula="of:=COS([.B270])" office:value-type="float" office:value="-0.895344305839492" calcext:value-type="float">
            <text:p/>
          </table:table-cell>
        </table:table-row>
        <table:table-row table:style-name="ro1">
          <table:table-cell/>
          <table:table-cell office:value-type="float" office:value="2.69" calcext:value-type="float">
            <text:p>2.69</text:p>
          </table:table-cell>
          <table:table-cell table:formula="of:=SIN([.B271])" office:value-type="float" office:value="0.436399082160126" calcext:value-type="float">
            <text:p/>
          </table:table-cell>
          <table:table-cell table:formula="of:=COS([.B271])" office:value-type="float" office:value="-0.899753211213941" calcext:value-type="float">
            <text:p/>
          </table:table-cell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table:formula="of:=SIN([.B272])" office:value-type="float" office:value="0.42737988023383" calcext:value-type="float">
            <text:p/>
          </table:table-cell>
          <table:table-cell table:formula="of:=COS([.B272])" office:value-type="float" office:value="-0.904072142017061" calcext:value-type="float">
            <text:p/>
          </table:table-cell>
        </table:table-row>
        <table:table-row table:style-name="ro1">
          <table:table-cell/>
          <table:table-cell office:value-type="float" office:value="2.71" calcext:value-type="float">
            <text:p>2.71</text:p>
          </table:table-cell>
          <table:table-cell table:formula="of:=SIN([.B273])" office:value-type="float" office:value="0.418317940675659" calcext:value-type="float">
            <text:p/>
          </table:table-cell>
          <table:table-cell table:formula="of:=COS([.B273])" office:value-type="float" office:value="-0.90830066635937" calcext:value-type="float">
            <text:p/>
          </table:table-cell>
        </table:table-row>
        <table:table-row table:style-name="ro1">
          <table:table-cell/>
          <table:table-cell office:value-type="float" office:value="2.72" calcext:value-type="float">
            <text:p>2.72</text:p>
          </table:table-cell>
          <table:table-cell table:formula="of:=SIN([.B274])" office:value-type="float" office:value="0.409214169672017" calcext:value-type="float">
            <text:p/>
          </table:table-cell>
          <table:table-cell table:formula="of:=COS([.B274])" office:value-type="float" office:value="-0.912438361391958" calcext:value-type="float">
            <text:p/>
          </table:table-cell>
        </table:table-row>
        <table:table-row table:style-name="ro1">
          <table:table-cell/>
          <table:table-cell office:value-type="float" office:value="2.73" calcext:value-type="float">
            <text:p>2.73</text:p>
          </table:table-cell>
          <table:table-cell table:formula="of:=SIN([.B275])" office:value-type="float" office:value="0.400069477592419" calcext:value-type="float">
            <text:p/>
          </table:table-cell>
          <table:table-cell table:formula="of:=COS([.B275])" office:value-type="float" office:value="-0.916484813348769" calcext:value-type="float">
            <text:p/>
          </table:table-cell>
        </table:table-row>
        <table:table-row table:style-name="ro1">
          <table:table-cell/>
          <table:table-cell office:value-type="float" office:value="2.74" calcext:value-type="float">
            <text:p>2.74</text:p>
          </table:table-cell>
          <table:table-cell table:formula="of:=SIN([.B276])" office:value-type="float" office:value="0.390884778898452" calcext:value-type="float">
            <text:p/>
          </table:table-cell>
          <table:table-cell table:formula="of:=COS([.B276])" office:value-type="float" office:value="-0.920439617587981" calcext:value-type="float">
            <text:p/>
          </table:table-cell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table:formula="of:=SIN([.B277])" office:value-type="float" office:value="0.381660992052332" calcext:value-type="float">
            <text:p/>
          </table:table-cell>
          <table:table-cell table:formula="of:=COS([.B277])" office:value-type="float" office:value="-0.924302378632464" calcext:value-type="float">
            <text:p/>
          </table:table-cell>
        </table:table-row>
        <table:table-row table:style-name="ro1">
          <table:table-cell/>
          <table:table-cell office:value-type="float" office:value="2.76" calcext:value-type="float">
            <text:p>2.76</text:p>
          </table:table-cell>
          <table:table-cell table:formula="of:=SIN([.B278])" office:value-type="float" office:value="0.372399039425055" calcext:value-type="float">
            <text:p/>
          </table:table-cell>
          <table:table-cell table:formula="of:=COS([.B278])" office:value-type="float" office:value="-0.928072710209333" calcext:value-type="float">
            <text:p/>
          </table:table-cell>
        </table:table-row>
        <table:table-row table:style-name="ro1">
          <table:table-cell/>
          <table:table-cell office:value-type="float" office:value="2.77" calcext:value-type="float">
            <text:p>2.77</text:p>
          </table:table-cell>
          <table:table-cell table:formula="of:=SIN([.B279])" office:value-type="float" office:value="0.363099847204168" calcext:value-type="float">
            <text:p/>
          </table:table-cell>
          <table:table-cell table:formula="of:=COS([.B279])" office:value-type="float" office:value="-0.931750235288572" calcext:value-type="float">
            <text:p/>
          </table:table-cell>
        </table:table-row>
        <table:table-row table:style-name="ro1">
          <table:table-cell/>
          <table:table-cell office:value-type="float" office:value="2.78" calcext:value-type="float">
            <text:p>2.78</text:p>
          </table:table-cell>
          <table:table-cell table:formula="of:=SIN([.B280])" office:value-type="float" office:value="0.353764345301143" calcext:value-type="float">
            <text:p/>
          </table:table-cell>
          <table:table-cell table:formula="of:=COS([.B280])" office:value-type="float" office:value="-0.935334586120739" calcext:value-type="float">
            <text:p/>
          </table:table-cell>
        </table:table-row>
        <table:table-row table:style-name="ro1">
          <table:table-cell/>
          <table:table-cell office:value-type="float" office:value="2.79" calcext:value-type="float">
            <text:p>2.79</text:p>
          </table:table-cell>
          <table:table-cell table:formula="of:=SIN([.B281])" office:value-type="float" office:value="0.34439346725839" calcext:value-type="float">
            <text:p/>
          </table:table-cell>
          <table:table-cell table:formula="of:=COS([.B281])" office:value-type="float" office:value="-0.938825404273736" calcext:value-type="float">
            <text:p/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formula="of:=SIN([.B282])" office:value-type="float" office:value="0.334988150155905" calcext:value-type="float">
            <text:p/>
          </table:table-cell>
          <table:table-cell table:formula="of:=COS([.B282])" office:value-type="float" office:value="-0.942222340668658" calcext:value-type="float">
            <text:p/>
          </table:table-cell>
        </table:table-row>
        <table:table-row table:style-name="ro1">
          <table:table-cell/>
          <table:table-cell office:value-type="float" office:value="2.81" calcext:value-type="float">
            <text:p>2.81</text:p>
          </table:table-cell>
          <table:table-cell table:formula="of:=SIN([.B283])" office:value-type="float" office:value="0.32554933451756" calcext:value-type="float">
            <text:p/>
          </table:table-cell>
          <table:table-cell table:formula="of:=COS([.B283])" office:value-type="float" office:value="-0.945525055614696" calcext:value-type="float">
            <text:p/>
          </table:table-cell>
        </table:table-row>
        <table:table-row table:style-name="ro1">
          <table:table-cell/>
          <table:table-cell office:value-type="float" office:value="2.82" calcext:value-type="float">
            <text:p>2.82</text:p>
          </table:table-cell>
          <table:table-cell table:formula="of:=SIN([.B284])" office:value-type="float" office:value="0.316077964217054" calcext:value-type="float">
            <text:p/>
          </table:table-cell>
          <table:table-cell table:formula="of:=COS([.B284])" office:value-type="float" office:value="-0.948733218843107" calcext:value-type="float">
            <text:p/>
          </table:table-cell>
        </table:table-row>
        <table:table-row table:style-name="ro1">
          <table:table-cell/>
          <table:table-cell office:value-type="float" office:value="2.83" calcext:value-type="float">
            <text:p>2.83</text:p>
          </table:table-cell>
          <table:table-cell table:formula="of:=SIN([.B285])" office:value-type="float" office:value="0.306574986383523" calcext:value-type="float">
            <text:p/>
          </table:table-cell>
          <table:table-cell table:formula="of:=COS([.B285])" office:value-type="float" office:value="-0.951846509540242" calcext:value-type="float">
            <text:p/>
          </table:table-cell>
        </table:table-row>
        <table:table-row table:style-name="ro1">
          <table:table-cell/>
          <table:table-cell office:value-type="float" office:value="2.84" calcext:value-type="float">
            <text:p>2.84</text:p>
          </table:table-cell>
          <table:table-cell table:formula="of:=SIN([.B286])" office:value-type="float" office:value="0.297041351306832" calcext:value-type="float">
            <text:p/>
          </table:table-cell>
          <table:table-cell table:formula="of:=COS([.B286])" office:value-type="float" office:value="-0.954864616379626" calcext:value-type="float">
            <text:p/>
          </table:table-cell>
        </table:table-row>
        <table:table-row table:style-name="ro1">
          <table:table-cell/>
          <table:table-cell office:value-type="float" office:value="2.85" calcext:value-type="float">
            <text:p>2.85</text:p>
          </table:table-cell>
          <table:table-cell table:formula="of:=SIN([.B287])" office:value-type="float" office:value="0.287478012342544" calcext:value-type="float">
            <text:p/>
          </table:table-cell>
          <table:table-cell table:formula="of:=COS([.B287])" office:value-type="float" office:value="-0.95778723755309" calcext:value-type="float">
            <text:p/>
          </table:table-cell>
        </table:table-row>
        <table:table-row table:style-name="ro1">
          <table:table-cell/>
          <table:table-cell office:value-type="float" office:value="2.86" calcext:value-type="float">
            <text:p>2.86</text:p>
          </table:table-cell>
          <table:table-cell table:formula="of:=SIN([.B288])" office:value-type="float" office:value="0.277885925816587" calcext:value-type="float">
            <text:p/>
          </table:table-cell>
          <table:table-cell table:formula="of:=COS([.B288])" office:value-type="float" office:value="-0.960614080800952" calcext:value-type="float">
            <text:p/>
          </table:table-cell>
        </table:table-row>
        <table:table-row table:style-name="ro1">
          <table:table-cell/>
          <table:table-cell office:value-type="float" office:value="2.87" calcext:value-type="float">
            <text:p>2.87</text:p>
          </table:table-cell>
          <table:table-cell table:formula="of:=SIN([.B289])" office:value-type="float" office:value="0.268266050929618" calcext:value-type="float">
            <text:p/>
          </table:table-cell>
          <table:table-cell table:formula="of:=COS([.B289])" office:value-type="float" office:value="-0.963344863441243" calcext:value-type="float">
            <text:p/>
          </table:table-cell>
        </table:table-row>
        <table:table-row table:style-name="ro1">
          <table:table-cell/>
          <table:table-cell office:value-type="float" office:value="2.88" calcext:value-type="float">
            <text:p>2.88</text:p>
          </table:table-cell>
          <table:table-cell table:formula="of:=SIN([.B290])" office:value-type="float" office:value="0.258619349661111" calcext:value-type="float">
            <text:p/>
          </table:table-cell>
          <table:table-cell table:formula="of:=COS([.B290])" office:value-type="float" office:value="-0.965979312397975" calcext:value-type="float">
            <text:p/>
          </table:table-cell>
        </table:table-row>
        <table:table-row table:style-name="ro1">
          <table:table-cell/>
          <table:table-cell office:value-type="float" office:value="2.89" calcext:value-type="float">
            <text:p>2.89</text:p>
          </table:table-cell>
          <table:table-cell table:formula="of:=SIN([.B291])" office:value-type="float" office:value="0.248946786673153" calcext:value-type="float">
            <text:p/>
          </table:table-cell>
          <table:table-cell table:formula="of:=COS([.B291])" office:value-type="float" office:value="-0.968517164228447" calcext:value-type="float">
            <text:p/>
          </table:table-cell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formula="of:=SIN([.B292])" office:value-type="float" office:value="0.239249329213982" calcext:value-type="float">
            <text:p/>
          </table:table-cell>
          <table:table-cell table:formula="of:=COS([.B292])" office:value-type="float" office:value="-0.97095816514959" calcext:value-type="float">
            <text:p/>
          </table:table-cell>
        </table:table-row>
        <table:table-row table:style-name="ro1">
          <table:table-cell/>
          <table:table-cell office:value-type="float" office:value="2.91" calcext:value-type="float">
            <text:p>2.91</text:p>
          </table:table-cell>
          <table:table-cell table:formula="of:=SIN([.B293])" office:value-type="float" office:value="0.229527947021264" calcext:value-type="float">
            <text:p/>
          </table:table-cell>
          <table:table-cell table:formula="of:=COS([.B293])" office:value-type="float" office:value="-0.973302071063349" calcext:value-type="float">
            <text:p/>
          </table:table-cell>
        </table:table-row>
        <table:table-row table:style-name="ro1">
          <table:table-cell/>
          <table:table-cell office:value-type="float" office:value="2.92" calcext:value-type="float">
            <text:p>2.92</text:p>
          </table:table-cell>
          <table:table-cell table:formula="of:=SIN([.B294])" office:value-type="float" office:value="0.219783612225117" calcext:value-type="float">
            <text:p/>
          </table:table-cell>
          <table:table-cell table:formula="of:=COS([.B294])" office:value-type="float" office:value="-0.975548647581083" calcext:value-type="float">
            <text:p/>
          </table:table-cell>
        </table:table-row>
        <table:table-row table:style-name="ro1">
          <table:table-cell/>
          <table:table-cell office:value-type="float" office:value="2.93" calcext:value-type="float">
            <text:p>2.93</text:p>
          </table:table-cell>
          <table:table-cell table:formula="of:=SIN([.B295])" office:value-type="float" office:value="0.210017299250899" calcext:value-type="float">
            <text:p/>
          </table:table-cell>
          <table:table-cell table:formula="of:=COS([.B295])" office:value-type="float" office:value="-0.977697670047013" calcext:value-type="float">
            <text:p/>
          </table:table-cell>
        </table:table-row>
        <table:table-row table:style-name="ro1">
          <table:table-cell/>
          <table:table-cell office:value-type="float" office:value="2.94" calcext:value-type="float">
            <text:p>2.94</text:p>
          </table:table-cell>
          <table:table-cell table:formula="of:=SIN([.B296])" office:value-type="float" office:value="0.200229984721771" calcext:value-type="float">
            <text:p/>
          </table:table-cell>
          <table:table-cell table:formula="of:=COS([.B296])" office:value-type="float" office:value="-0.979748923560684" calcext:value-type="float">
            <text:p/>
          </table:table-cell>
        </table:table-row>
        <table:table-row table:style-name="ro1">
          <table:table-cell/>
          <table:table-cell office:value-type="float" office:value="2.95" calcext:value-type="float">
            <text:p>2.95</text:p>
          </table:table-cell>
          <table:table-cell table:formula="of:=SIN([.B297])" office:value-type="float" office:value="0.190422647361027" calcext:value-type="float">
            <text:p/>
          </table:table-cell>
          <table:table-cell table:formula="of:=COS([.B297])" office:value-type="float" office:value="-0.981702202998454" calcext:value-type="float">
            <text:p/>
          </table:table-cell>
        </table:table-row>
        <table:table-row table:style-name="ro1">
          <table:table-cell/>
          <table:table-cell office:value-type="float" office:value="2.96" calcext:value-type="float">
            <text:p>2.96</text:p>
          </table:table-cell>
          <table:table-cell table:formula="of:=SIN([.B298])" office:value-type="float" office:value="0.180596267894233" calcext:value-type="float">
            <text:p/>
          </table:table-cell>
          <table:table-cell table:formula="of:=COS([.B298])" office:value-type="float" office:value="-0.983557313034006" calcext:value-type="float">
            <text:p/>
          </table:table-cell>
        </table:table-row>
        <table:table-row table:style-name="ro1">
          <table:table-cell/>
          <table:table-cell office:value-type="float" office:value="2.97" calcext:value-type="float">
            <text:p>2.97</text:p>
          </table:table-cell>
          <table:table-cell table:formula="of:=SIN([.B299])" office:value-type="float" office:value="0.170751828951145" calcext:value-type="float">
            <text:p/>
          </table:table-cell>
          <table:table-cell table:formula="of:=COS([.B299])" office:value-type="float" office:value="-0.985314068157884" calcext:value-type="float">
            <text:p/>
          </table:table-cell>
        </table:table-row>
        <table:table-row table:style-name="ro1">
          <table:table-cell/>
          <table:table-cell office:value-type="float" office:value="2.98" calcext:value-type="float">
            <text:p>2.98</text:p>
          </table:table-cell>
          <table:table-cell table:formula="of:=SIN([.B300])" office:value-type="float" office:value="0.160890314967456" calcext:value-type="float">
            <text:p/>
          </table:table-cell>
          <table:table-cell table:formula="of:=COS([.B300])" office:value-type="float" office:value="-0.986972292696037" calcext:value-type="float">
            <text:p/>
          </table:table-cell>
        </table:table-row>
        <table:table-row table:style-name="ro1">
          <table:table-cell/>
          <table:table-cell office:value-type="float" office:value="2.99" calcext:value-type="float">
            <text:p>2.99</text:p>
          </table:table-cell>
          <table:table-cell table:formula="of:=SIN([.B301])" office:value-type="float" office:value="0.151012712086344" calcext:value-type="float">
            <text:p/>
          </table:table-cell>
          <table:table-cell table:formula="of:=COS([.B301])" office:value-type="float" office:value="-0.988531820827396" calcext:value-type="float">
            <text:p/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SIN([.B302])" office:value-type="float" office:value="0.141120008059867" calcext:value-type="float">
            <text:p/>
          </table:table-cell>
          <table:table-cell table:formula="of:=COS([.B302])" office:value-type="float" office:value="-0.989992496600445" calcext:value-type="float">
            <text:p/>
          </table:table-cell>
        </table:table-row>
        <table:table-row table:style-name="ro1">
          <table:table-cell/>
          <table:table-cell office:value-type="float" office:value="3.01" calcext:value-type="float">
            <text:p>3.01</text:p>
          </table:table-cell>
          <table:table-cell table:formula="of:=SIN([.B303])" office:value-type="float" office:value="0.131213192150184" calcext:value-type="float">
            <text:p/>
          </table:table-cell>
          <table:table-cell table:formula="of:=COS([.B303])" office:value-type="float" office:value="-0.991354173948826" calcext:value-type="float">
            <text:p/>
          </table:table-cell>
        </table:table-row>
        <table:table-row table:style-name="ro1">
          <table:table-cell/>
          <table:table-cell office:value-type="float" office:value="3.02" calcext:value-type="float">
            <text:p>3.02</text:p>
          </table:table-cell>
          <table:table-cell table:formula="of:=SIN([.B304])" office:value-type="float" office:value="0.12129325503063" calcext:value-type="float">
            <text:p/>
          </table:table-cell>
          <table:table-cell table:formula="of:=COS([.B304])" office:value-type="float" office:value="-0.992616716705937" calcext:value-type="float">
            <text:p/>
          </table:table-cell>
        </table:table-row>
        <table:table-row table:style-name="ro1">
          <table:table-cell/>
          <table:table-cell office:value-type="float" office:value="3.03" calcext:value-type="float">
            <text:p>3.03</text:p>
          </table:table-cell>
          <table:table-cell table:formula="of:=SIN([.B305])" office:value-type="float" office:value="0.11136118868665" calcext:value-type="float">
            <text:p/>
          </table:table-cell>
          <table:table-cell table:formula="of:=COS([.B305])" office:value-type="float" office:value="-0.993779998618555" calcext:value-type="float">
            <text:p/>
          </table:table-cell>
        </table:table-row>
        <table:table-row table:style-name="ro1">
          <table:table-cell/>
          <table:table-cell office:value-type="float" office:value="3.04" calcext:value-type="float">
            <text:p>3.04</text:p>
          </table:table-cell>
          <table:table-cell table:formula="of:=SIN([.B306])" office:value-type="float" office:value="0.101417986316602" calcext:value-type="float">
            <text:p/>
          </table:table-cell>
          <table:table-cell table:formula="of:=COS([.B306])" office:value-type="float" office:value="-0.994843903359459" calcext:value-type="float">
            <text:p/>
          </table:table-cell>
        </table:table-row>
        <table:table-row table:style-name="ro1">
          <table:table-cell/>
          <table:table-cell office:value-type="float" office:value="3.05" calcext:value-type="float">
            <text:p>3.05</text:p>
          </table:table-cell>
          <table:table-cell table:formula="of:=SIN([.B307])" office:value-type="float" office:value="0.0914646422324367" calcext:value-type="float">
            <text:p/>
          </table:table-cell>
          <table:table-cell table:formula="of:=COS([.B307])" office:value-type="float" office:value="-0.995808324539061" calcext:value-type="float">
            <text:p/>
          </table:table-cell>
        </table:table-row>
        <table:table-row table:style-name="ro1">
          <table:table-cell/>
          <table:table-cell office:value-type="float" office:value="3.06" calcext:value-type="float">
            <text:p>3.06</text:p>
          </table:table-cell>
          <table:table-cell table:formula="of:=SIN([.B308])" office:value-type="float" office:value="0.0815021517602691" calcext:value-type="float">
            <text:p/>
          </table:table-cell>
          <table:table-cell table:formula="of:=COS([.B308])" office:value-type="float" office:value="-0.996673165716047" calcext:value-type="float">
            <text:p/>
          </table:table-cell>
        </table:table-row>
        <table:table-row table:style-name="ro1">
          <table:table-cell/>
          <table:table-cell office:value-type="float" office:value="3.07" calcext:value-type="float">
            <text:p>3.07</text:p>
          </table:table-cell>
          <table:table-cell table:formula="of:=SIN([.B309])" office:value-type="float" office:value="0.0715315111408433" calcext:value-type="float">
            <text:p/>
          </table:table-cell>
          <table:table-cell table:formula="of:=COS([.B309])" office:value-type="float" office:value="-0.997438340407019" calcext:value-type="float">
            <text:p/>
          </table:table-cell>
        </table:table-row>
        <table:table-row table:style-name="ro1">
          <table:table-cell/>
          <table:table-cell office:value-type="float" office:value="3.08" calcext:value-type="float">
            <text:p>3.08</text:p>
          </table:table-cell>
          <table:table-cell table:formula="of:=SIN([.B310])" office:value-type="float" office:value="0.0615537174299131" calcext:value-type="float">
            <text:p/>
          </table:table-cell>
          <table:table-cell table:formula="of:=COS([.B310])" office:value-type="float" office:value="-0.998103772095146" calcext:value-type="float">
            <text:p/>
          </table:table-cell>
        </table:table-row>
        <table:table-row table:style-name="ro1">
          <table:table-cell/>
          <table:table-cell office:value-type="float" office:value="3.09" calcext:value-type="float">
            <text:p>3.09</text:p>
          </table:table-cell>
          <table:table-cell table:formula="of:=SIN([.B311])" office:value-type="float" office:value="0.0515697683985346" calcext:value-type="float">
            <text:p/>
          </table:table-cell>
          <table:table-cell table:formula="of:=COS([.B311])" office:value-type="float" office:value="-0.998669394237814" calcext:value-type="float">
            <text:p/>
          </table:table-cell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table:formula="of:=SIN([.B312])" office:value-type="float" office:value="0.0415806624332905" calcext:value-type="float">
            <text:p/>
          </table:table-cell>
          <table:table-cell table:formula="of:=COS([.B312])" office:value-type="float" office:value="-0.999135150273279" calcext:value-type="float">
            <text:p/>
          </table:table-cell>
        </table:table-row>
        <table:table-row table:style-name="ro1">
          <table:table-cell/>
          <table:table-cell office:value-type="float" office:value="3.11" calcext:value-type="float">
            <text:p>3.11</text:p>
          </table:table-cell>
          <table:table-cell table:formula="of:=SIN([.B313])" office:value-type="float" office:value="0.0315873984364539" calcext:value-type="float">
            <text:p/>
          </table:table-cell>
          <table:table-cell table:formula="of:=COS([.B313])" office:value-type="float" office:value="-0.999500993626328" calcext:value-type="float">
            <text:p/>
          </table:table-cell>
        </table:table-row>
        <table:table-row table:style-name="ro1">
          <table:table-cell/>
          <table:table-cell office:value-type="float" office:value="3.12" calcext:value-type="float">
            <text:p>3.12</text:p>
          </table:table-cell>
          <table:table-cell table:formula="of:=SIN([.B314])" office:value-type="float" office:value="0.021590975726096" calcext:value-type="float">
            <text:p/>
          </table:table-cell>
          <table:table-cell table:formula="of:=COS([.B314])" office:value-type="float" office:value="-0.999766887712928" calcext:value-type="float">
            <text:p/>
          </table:table-cell>
        </table:table-row>
        <table:table-row table:style-name="ro1">
          <table:table-cell/>
          <table:table-cell office:value-type="float" office:value="3.13" calcext:value-type="float">
            <text:p>3.13</text:p>
          </table:table-cell>
          <table:table-cell table:formula="of:=SIN([.B315])" office:value-type="float" office:value="0.0115923939361583" calcext:value-type="float">
            <text:p/>
          </table:table-cell>
          <table:table-cell table:formula="of:=COS([.B315])" office:value-type="float" office:value="-0.999932805943894" calcext:value-type="float">
            <text:p/>
          </table:table-cell>
        </table:table-row>
        <table:table-row table:style-name="ro1">
          <table:table-cell/>
          <table:table-cell office:value-type="float" office:value="3.14" calcext:value-type="float">
            <text:p>3.14</text:p>
          </table:table-cell>
          <table:table-cell table:formula="of:=SIN([.B316])" office:value-type="float" office:value="0.00159265291648683" calcext:value-type="float">
            <text:p/>
          </table:table-cell>
          <table:table-cell table:formula="of:=COS([.B316])" office:value-type="float" office:value="-0.999998731727539" calcext:value-type="float">
            <text:p/>
          </table:table-cell>
        </table:table-row>
        <table:table-row table:style-name="ro1">
          <table:table-cell/>
          <table:table-cell office:value-type="float" office:value="3.15" calcext:value-type="float">
            <text:p>3.15</text:p>
          </table:table-cell>
          <table:table-cell table:formula="of:=SIN([.B317])" office:value-type="float" office:value="-0.00840724736714862" calcext:value-type="float">
            <text:p/>
          </table:table-cell>
          <table:table-cell table:formula="of:=COS([.B317])" office:value-type="float" office:value="-0.999964658471342" calcext:value-type="float">
            <text:p/>
          </table:table-cell>
        </table:table-row>
        <table:table-row table:style-name="ro1">
          <table:table-cell/>
          <table:table-cell office:value-type="float" office:value="3.16" calcext:value-type="float">
            <text:p>3.16</text:p>
          </table:table-cell>
          <table:table-cell table:formula="of:=SIN([.B318])" office:value-type="float" office:value="-0.0184063069330538" calcext:value-type="float">
            <text:p/>
          </table:table-cell>
          <table:table-cell table:formula="of:=COS([.B318])" office:value-type="float" office:value="-0.999830589582598" calcext:value-type="float">
            <text:p/>
          </table:table-cell>
        </table:table-row>
        <table:table-row table:style-name="ro1">
          <table:table-cell/>
          <table:table-cell office:value-type="float" office:value="3.17" calcext:value-type="float">
            <text:p>3.17</text:p>
          </table:table-cell>
          <table:table-cell table:formula="of:=SIN([.B319])" office:value-type="float" office:value="-0.0284035258836038" calcext:value-type="float">
            <text:p/>
          </table:table-cell>
          <table:table-cell table:formula="of:=COS([.B319])" office:value-type="float" office:value="-0.999596538468086" calcext:value-type="float">
            <text:p/>
          </table:table-cell>
        </table:table-row>
        <table:table-row table:style-name="ro1">
          <table:table-cell/>
          <table:table-cell office:value-type="float" office:value="3.18" calcext:value-type="float">
            <text:p>3.18</text:p>
          </table:table-cell>
          <table:table-cell table:formula="of:=SIN([.B320])" office:value-type="float" office:value="-0.0383979045052354" calcext:value-type="float">
            <text:p/>
          </table:table-cell>
          <table:table-cell table:formula="of:=COS([.B320])" office:value-type="float" office:value="-0.999262528532721" calcext:value-type="float">
            <text:p/>
          </table:table-cell>
        </table:table-row>
        <table:table-row table:style-name="ro1">
          <table:table-cell/>
          <table:table-cell office:value-type="float" office:value="3.19" calcext:value-type="float">
            <text:p>3.19</text:p>
          </table:table-cell>
          <table:table-cell table:formula="of:=SIN([.B321])" office:value-type="float" office:value="-0.0483884433684142" calcext:value-type="float">
            <text:p/>
          </table:table-cell>
          <table:table-cell table:formula="of:=COS([.B321])" office:value-type="float" office:value="-0.998828593177219" calcext:value-type="float">
            <text:p/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formula="of:=SIN([.B322])" office:value-type="float" office:value="-0.0583741434275801" calcext:value-type="float">
            <text:p/>
          </table:table-cell>
          <table:table-cell table:formula="of:=COS([.B322])" office:value-type="float" office:value="-0.998294775794753" calcext:value-type="float">
            <text:p/>
          </table:table-cell>
        </table:table-row>
        <table:table-row table:style-name="ro1">
          <table:table-cell/>
          <table:table-cell office:value-type="float" office:value="3.21" calcext:value-type="float">
            <text:p>3.21</text:p>
          </table:table-cell>
          <table:table-cell table:formula="of:=SIN([.B323])" office:value-type="float" office:value="-0.0683540061210478" calcext:value-type="float">
            <text:p/>
          </table:table-cell>
          <table:table-cell table:formula="of:=COS([.B323])" office:value-type="float" office:value="-0.997661129766617" calcext:value-type="float">
            <text:p/>
          </table:table-cell>
        </table:table-row>
        <table:table-row table:style-name="ro1">
          <table:table-cell/>
          <table:table-cell office:value-type="float" office:value="3.22" calcext:value-type="float">
            <text:p>3.22</text:p>
          </table:table-cell>
          <table:table-cell table:formula="of:=SIN([.B324])" office:value-type="float" office:value="-0.0783270334708653" calcext:value-type="float">
            <text:p/>
          </table:table-cell>
          <table:table-cell table:formula="of:=COS([.B324])" office:value-type="float" office:value="-0.996927718456887" calcext:value-type="float">
            <text:p/>
          </table:table-cell>
        </table:table-row>
        <table:table-row table:style-name="ro1">
          <table:table-cell/>
          <table:table-cell office:value-type="float" office:value="3.23" calcext:value-type="float">
            <text:p>3.23</text:p>
          </table:table-cell>
          <table:table-cell table:formula="of:=SIN([.B325])" office:value-type="float" office:value="-0.0882922281826076" calcext:value-type="float">
            <text:p/>
          </table:table-cell>
          <table:table-cell table:formula="of:=COS([.B325])" office:value-type="float" office:value="-0.996094615206081" calcext:value-type="float">
            <text:p/>
          </table:table-cell>
        </table:table-row>
        <table:table-row table:style-name="ro1">
          <table:table-cell/>
          <table:table-cell office:value-type="float" office:value="3.24" calcext:value-type="float">
            <text:p>3.24</text:p>
          </table:table-cell>
          <table:table-cell table:formula="of:=SIN([.B326])" office:value-type="float" office:value="-0.0982485937451087" calcext:value-type="float">
            <text:p/>
          </table:table-cell>
          <table:table-cell table:formula="of:=COS([.B326])" office:value-type="float" office:value="-0.99516190332383" calcext:value-type="float">
            <text:p/>
          </table:table-cell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table:formula="of:=SIN([.B327])" office:value-type="float" office:value="-0.108195134530108" calcext:value-type="float">
            <text:p/>
          </table:table-cell>
          <table:table-cell table:formula="of:=COS([.B327])" office:value-type="float" office:value="-0.994129676080546" calcext:value-type="float">
            <text:p/>
          </table:table-cell>
        </table:table-row>
        <table:table-row table:style-name="ro1">
          <table:table-cell/>
          <table:table-cell office:value-type="float" office:value="3.26" calcext:value-type="float">
            <text:p>3.26</text:p>
          </table:table-cell>
          <table:table-cell table:formula="of:=SIN([.B328])" office:value-type="float" office:value="-0.118130855891818" calcext:value-type="float">
            <text:p/>
          </table:table-cell>
          <table:table-cell table:formula="of:=COS([.B328])" office:value-type="float" office:value="-0.992998036698093" calcext:value-type="float">
            <text:p/>
          </table:table-cell>
        </table:table-row>
        <table:table-row table:style-name="ro1">
          <table:table-cell/>
          <table:table-cell office:value-type="float" office:value="3.27" calcext:value-type="float">
            <text:p>3.27</text:p>
          </table:table-cell>
          <table:table-cell table:formula="of:=SIN([.B329])" office:value-type="float" office:value="-0.12805476426638" calcext:value-type="float">
            <text:p/>
          </table:table-cell>
          <table:table-cell table:formula="of:=COS([.B329])" office:value-type="float" office:value="-0.991767098339465" calcext:value-type="float">
            <text:p/>
          </table:table-cell>
        </table:table-row>
        <table:table-row table:style-name="ro1">
          <table:table-cell/>
          <table:table-cell office:value-type="float" office:value="3.28" calcext:value-type="float">
            <text:p>3.28</text:p>
          </table:table-cell>
          <table:table-cell table:formula="of:=SIN([.B330])" office:value-type="float" office:value="-0.137965867271227" calcext:value-type="float">
            <text:p/>
          </table:table-cell>
          <table:table-cell table:formula="of:=COS([.B330])" office:value-type="float" office:value="-0.990436984097473" calcext:value-type="float">
            <text:p/>
          </table:table-cell>
        </table:table-row>
        <table:table-row table:style-name="ro1">
          <table:table-cell/>
          <table:table-cell office:value-type="float" office:value="3.29" calcext:value-type="float">
            <text:p>3.29</text:p>
          </table:table-cell>
          <table:table-cell table:formula="of:=SIN([.B331])" office:value-type="float" office:value="-0.147863173804319" calcext:value-type="float">
            <text:p/>
          </table:table-cell>
          <table:table-cell table:formula="of:=COS([.B331])" office:value-type="float" office:value="-0.989007826982433" calcext:value-type="float">
            <text:p/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table:formula="of:=SIN([.B332])" office:value-type="float" office:value="-0.157745694143249" calcext:value-type="float">
            <text:p/>
          </table:table-cell>
          <table:table-cell table:formula="of:=COS([.B332])" office:value-type="float" office:value="-0.987479769908865" calcext:value-type="float">
            <text:p/>
          </table:table-cell>
        </table:table-row>
        <table:table-row table:style-name="ro1">
          <table:table-cell/>
          <table:table-cell office:value-type="float" office:value="3.31" calcext:value-type="float">
            <text:p>3.31</text:p>
          </table:table-cell>
          <table:table-cell table:formula="of:=SIN([.B333])" office:value-type="float" office:value="-0.167612440044218" calcext:value-type="float">
            <text:p/>
          </table:table-cell>
          <table:table-cell table:formula="of:=COS([.B333])" office:value-type="float" office:value="-0.985852965681203" calcext:value-type="float">
            <text:p/>
          </table:table-cell>
        </table:table-row>
        <table:table-row table:style-name="ro1">
          <table:table-cell/>
          <table:table-cell office:value-type="float" office:value="3.32" calcext:value-type="float">
            <text:p>3.32</text:p>
          </table:table-cell>
          <table:table-cell table:formula="of:=SIN([.B334])" office:value-type="float" office:value="-0.177462424840861" calcext:value-type="float">
            <text:p/>
          </table:table-cell>
          <table:table-cell table:formula="of:=COS([.B334])" office:value-type="float" office:value="-0.984127576978514" calcext:value-type="float">
            <text:p/>
          </table:table-cell>
        </table:table-row>
        <table:table-row table:style-name="ro1">
          <table:table-cell/>
          <table:table-cell office:value-type="float" office:value="3.33" calcext:value-type="float">
            <text:p>3.33</text:p>
          </table:table-cell>
          <table:table-cell table:formula="of:=SIN([.B335])" office:value-type="float" office:value="-0.187294663542903" calcext:value-type="float">
            <text:p/>
          </table:table-cell>
          <table:table-cell table:formula="of:=COS([.B335])" office:value-type="float" office:value="-0.982303776338232" calcext:value-type="float">
            <text:p/>
          </table:table-cell>
        </table:table-row>
        <table:table-row table:style-name="ro1">
          <table:table-cell/>
          <table:table-cell office:value-type="float" office:value="3.34" calcext:value-type="float">
            <text:p>3.34</text:p>
          </table:table-cell>
          <table:table-cell table:formula="of:=SIN([.B336])" office:value-type="float" office:value="-0.19710817293467" calcext:value-type="float">
            <text:p/>
          </table:table-cell>
          <table:table-cell table:formula="of:=COS([.B336])" office:value-type="float" office:value="-0.980381746138899" calcext:value-type="float">
            <text:p/>
          </table:table-cell>
        </table:table-row>
        <table:table-row table:style-name="ro1">
          <table:table-cell/>
          <table:table-cell office:value-type="float" office:value="3.35" calcext:value-type="float">
            <text:p>3.35</text:p>
          </table:table-cell>
          <table:table-cell table:formula="of:=SIN([.B337])" office:value-type="float" office:value="-0.2069019716734" calcext:value-type="float">
            <text:p/>
          </table:table-cell>
          <table:table-cell table:formula="of:=COS([.B337])" office:value-type="float" office:value="-0.978361678581934" calcext:value-type="float">
            <text:p/>
          </table:table-cell>
        </table:table-row>
        <table:table-row table:style-name="ro1">
          <table:table-cell/>
          <table:table-cell office:value-type="float" office:value="3.36" calcext:value-type="float">
            <text:p>3.36</text:p>
          </table:table-cell>
          <table:table-cell table:formula="of:=SIN([.B338])" office:value-type="float" office:value="-0.21667508038738" calcext:value-type="float">
            <text:p/>
          </table:table-cell>
          <table:table-cell table:formula="of:=COS([.B338])" office:value-type="float" office:value="-0.97624377567241" calcext:value-type="float">
            <text:p/>
          </table:table-cell>
        </table:table-row>
        <table:table-row table:style-name="ro1">
          <table:table-cell/>
          <table:table-cell office:value-type="float" office:value="3.37" calcext:value-type="float">
            <text:p>3.37</text:p>
          </table:table-cell>
          <table:table-cell table:formula="of:=SIN([.B339])" office:value-type="float" office:value="-0.226426521773883" calcext:value-type="float">
            <text:p/>
          </table:table-cell>
          <table:table-cell table:formula="of:=COS([.B339])" office:value-type="float" office:value="-0.974028249198852" calcext:value-type="float">
            <text:p/>
          </table:table-cell>
        </table:table-row>
        <table:table-row table:style-name="ro1">
          <table:table-cell/>
          <table:table-cell office:value-type="float" office:value="3.38" calcext:value-type="float">
            <text:p>3.38</text:p>
          </table:table-cell>
          <table:table-cell table:formula="of:=SIN([.B340])" office:value-type="float" office:value="-0.236155320696897" calcext:value-type="float">
            <text:p/>
          </table:table-cell>
          <table:table-cell table:formula="of:=COS([.B340])" office:value-type="float" office:value="-0.971715320712062" calcext:value-type="float">
            <text:p/>
          </table:table-cell>
        </table:table-row>
        <table:table-row table:style-name="ro1">
          <table:table-cell/>
          <table:table-cell office:value-type="float" office:value="3.39" calcext:value-type="float">
            <text:p>3.39</text:p>
          </table:table-cell>
          <table:table-cell table:formula="of:=SIN([.B341])" office:value-type="float" office:value="-0.245860504284637" calcext:value-type="float">
            <text:p/>
          </table:table-cell>
          <table:table-cell table:formula="of:=COS([.B341])" office:value-type="float" office:value="-0.969305221502961" calcext:value-type="float">
            <text:p/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table:formula="of:=SIN([.B342])" office:value-type="float" office:value="-0.255541102026831" calcext:value-type="float">
            <text:p/>
          </table:table-cell>
          <table:table-cell table:formula="of:=COS([.B342])" office:value-type="float" office:value="-0.966798192579461" calcext:value-type="float">
            <text:p/>
          </table:table-cell>
        </table:table-row>
        <table:table-row table:style-name="ro1">
          <table:table-cell/>
          <table:table-cell office:value-type="float" office:value="3.41" calcext:value-type="float">
            <text:p>3.41</text:p>
          </table:table-cell>
          <table:table-cell table:formula="of:=SIN([.B343])" office:value-type="float" office:value="-0.265196145871773" calcext:value-type="float">
            <text:p/>
          </table:table-cell>
          <table:table-cell table:formula="of:=COS([.B343])" office:value-type="float" office:value="-0.964194484642366" calcext:value-type="float">
            <text:p/>
          </table:table-cell>
        </table:table-row>
        <table:table-row table:style-name="ro1">
          <table:table-cell/>
          <table:table-cell office:value-type="float" office:value="3.42" calcext:value-type="float">
            <text:p>3.42</text:p>
          </table:table-cell>
          <table:table-cell table:formula="of:=SIN([.B344])" office:value-type="float" office:value="-0.274824670323124" calcext:value-type="float">
            <text:p/>
          </table:table-cell>
          <table:table-cell table:formula="of:=COS([.B344])" office:value-type="float" office:value="-0.961494358060299" calcext:value-type="float">
            <text:p/>
          </table:table-cell>
        </table:table-row>
        <table:table-row table:style-name="ro1">
          <table:table-cell/>
          <table:table-cell office:value-type="float" office:value="3.43" calcext:value-type="float">
            <text:p>3.43</text:p>
          </table:table-cell>
          <table:table-cell table:formula="of:=SIN([.B345])" office:value-type="float" office:value="-0.284425712536462" calcext:value-type="float">
            <text:p/>
          </table:table-cell>
          <table:table-cell table:formula="of:=COS([.B345])" office:value-type="float" office:value="-0.958698082843669" calcext:value-type="float">
            <text:p/>
          </table:table-cell>
        </table:table-row>
        <table:table-row table:style-name="ro1">
          <table:table-cell/>
          <table:table-cell office:value-type="float" office:value="3.44" calcext:value-type="float">
            <text:p>3.44</text:p>
          </table:table-cell>
          <table:table-cell table:formula="of:=SIN([.B346])" office:value-type="float" office:value="-0.293998312415568" calcext:value-type="float">
            <text:p/>
          </table:table-cell>
          <table:table-cell table:formula="of:=COS([.B346])" office:value-type="float" office:value="-0.955805938617666" calcext:value-type="float">
            <text:p/>
          </table:table-cell>
        </table:table-row>
        <table:table-row table:style-name="ro1">
          <table:table-cell/>
          <table:table-cell office:value-type="float" office:value="3.45" calcext:value-type="float">
            <text:p>3.45</text:p>
          </table:table-cell>
          <table:table-cell table:formula="of:=SIN([.B347])" office:value-type="float" office:value="-0.303541512708429" calcext:value-type="float">
            <text:p/>
          </table:table-cell>
          <table:table-cell table:formula="of:=COS([.B347])" office:value-type="float" office:value="-0.952818214594305" calcext:value-type="float">
            <text:p/>
          </table:table-cell>
        </table:table-row>
        <table:table-row table:style-name="ro1">
          <table:table-cell/>
          <table:table-cell office:value-type="float" office:value="3.46" calcext:value-type="float">
            <text:p>3.46</text:p>
          </table:table-cell>
          <table:table-cell table:formula="of:=SIN([.B348])" office:value-type="float" office:value="-0.31305435910297" calcext:value-type="float">
            <text:p/>
          </table:table-cell>
          <table:table-cell table:formula="of:=COS([.B348])" office:value-type="float" office:value="-0.949735209543496" calcext:value-type="float">
            <text:p/>
          </table:table-cell>
        </table:table-row>
        <table:table-row table:style-name="ro1">
          <table:table-cell/>
          <table:table-cell office:value-type="float" office:value="3.47" calcext:value-type="float">
            <text:p>3.47</text:p>
          </table:table-cell>
          <table:table-cell table:formula="of:=SIN([.B349])" office:value-type="float" office:value="-0.322535900322479" calcext:value-type="float">
            <text:p/>
          </table:table-cell>
          <table:table-cell table:formula="of:=COS([.B349])" office:value-type="float" office:value="-0.946557231763176" calcext:value-type="float">
            <text:p/>
          </table:table-cell>
        </table:table-row>
        <table:table-row table:style-name="ro1">
          <table:table-cell/>
          <table:table-cell office:value-type="float" office:value="3.48" calcext:value-type="float">
            <text:p>3.48</text:p>
          </table:table-cell>
          <table:table-cell table:formula="of:=SIN([.B350])" office:value-type="float" office:value="-0.331985188220734" calcext:value-type="float">
            <text:p/>
          </table:table-cell>
          <table:table-cell table:formula="of:=COS([.B350])" office:value-type="float" office:value="-0.943284599048476" calcext:value-type="float">
            <text:p/>
          </table:table-cell>
        </table:table-row>
        <table:table-row table:style-name="ro1">
          <table:table-cell/>
          <table:table-cell office:value-type="float" office:value="3.49" calcext:value-type="float">
            <text:p>3.49</text:p>
          </table:table-cell>
          <table:table-cell table:formula="of:=SIN([.B351])" office:value-type="float" office:value="-0.341401277876821" calcext:value-type="float">
            <text:p/>
          </table:table-cell>
          <table:table-cell table:formula="of:=COS([.B351])" office:value-type="float" office:value="-0.939917638659938" calcext:value-type="float">
            <text:p/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SIN([.B352])" office:value-type="float" office:value="-0.35078322768962" calcext:value-type="float">
            <text:p/>
          </table:table-cell>
          <table:table-cell table:formula="of:=COS([.B352])" office:value-type="float" office:value="-0.936456687290796" calcext:value-type="float">
            <text:p/>
          </table:table-cell>
        </table:table-row>
        <table:table-row table:style-name="ro1">
          <table:table-cell/>
          <table:table-cell office:value-type="float" office:value="3.51" calcext:value-type="float">
            <text:p>3.51</text:p>
          </table:table-cell>
          <table:table-cell table:formula="of:=SIN([.B353])" office:value-type="float" office:value="-0.360130099471969" calcext:value-type="float">
            <text:p/>
          </table:table-cell>
          <table:table-cell table:formula="of:=COS([.B353])" office:value-type="float" office:value="-0.932902091033303" calcext:value-type="float">
            <text:p/>
          </table:table-cell>
        </table:table-row>
        <table:table-row table:style-name="ro1">
          <table:table-cell/>
          <table:table-cell office:value-type="float" office:value="3.52" calcext:value-type="float">
            <text:p>3.52</text:p>
          </table:table-cell>
          <table:table-cell table:formula="of:=SIN([.B354])" office:value-type="float" office:value="-0.369440958544477" calcext:value-type="float">
            <text:p/>
          </table:table-cell>
          <table:table-cell table:formula="of:=COS([.B354])" office:value-type="float" office:value="-0.929254205344123" calcext:value-type="float">
            <text:p/>
          </table:table-cell>
        </table:table-row>
        <table:table-row table:style-name="ro1">
          <table:table-cell/>
          <table:table-cell office:value-type="float" office:value="3.53" calcext:value-type="float">
            <text:p>3.53</text:p>
          </table:table-cell>
          <table:table-cell table:formula="of:=SIN([.B355])" office:value-type="float" office:value="-0.378714873828998" calcext:value-type="float">
            <text:p/>
          </table:table-cell>
          <table:table-cell table:formula="of:=COS([.B355])" office:value-type="float" office:value="-0.925513395008784" calcext:value-type="float">
            <text:p/>
          </table:table-cell>
        </table:table-row>
        <table:table-row table:style-name="ro1">
          <table:table-cell/>
          <table:table-cell office:value-type="float" office:value="3.54" calcext:value-type="float">
            <text:p>3.54</text:p>
          </table:table-cell>
          <table:table-cell table:formula="of:=SIN([.B356])" office:value-type="float" office:value="-0.38795091794173" calcext:value-type="float">
            <text:p/>
          </table:table-cell>
          <table:table-cell table:formula="of:=COS([.B356])" office:value-type="float" office:value="-0.921680034105203" calcext:value-type="float">
            <text:p/>
          </table:table-cell>
        </table:table-row>
        <table:table-row table:style-name="ro1">
          <table:table-cell/>
          <table:table-cell office:value-type="float" office:value="3.55" calcext:value-type="float">
            <text:p>3.55</text:p>
          </table:table-cell>
          <table:table-cell table:formula="of:=SIN([.B357])" office:value-type="float" office:value="-0.39714816728596" calcext:value-type="float">
            <text:p/>
          </table:table-cell>
          <table:table-cell table:formula="of:=COS([.B357])" office:value-type="float" office:value="-0.917754505966276" calcext:value-type="float">
            <text:p/>
          </table:table-cell>
        </table:table-row>
        <table:table-row table:style-name="ro1">
          <table:table-cell/>
          <table:table-cell office:value-type="float" office:value="3.56" calcext:value-type="float">
            <text:p>3.56</text:p>
          </table:table-cell>
          <table:table-cell table:formula="of:=SIN([.B358])" office:value-type="float" office:value="-0.406305702144417" calcext:value-type="float">
            <text:p/>
          </table:table-cell>
          <table:table-cell table:formula="of:=COS([.B358])" office:value-type="float" office:value="-0.913737203141545" calcext:value-type="float">
            <text:p/>
          </table:table-cell>
        </table:table-row>
        <table:table-row table:style-name="ro1">
          <table:table-cell/>
          <table:table-cell office:value-type="float" office:value="3.57" calcext:value-type="float">
            <text:p>3.57</text:p>
          </table:table-cell>
          <table:table-cell table:formula="of:=SIN([.B359])" office:value-type="float" office:value="-0.415422606771246" calcext:value-type="float">
            <text:p/>
          </table:table-cell>
          <table:table-cell table:formula="of:=COS([.B359])" office:value-type="float" office:value="-0.909628527357944" calcext:value-type="float">
            <text:p/>
          </table:table-cell>
        </table:table-row>
        <table:table-row table:style-name="ro1">
          <table:table-cell/>
          <table:table-cell office:value-type="float" office:value="3.58" calcext:value-type="float">
            <text:p>3.58</text:p>
          </table:table-cell>
          <table:table-cell table:formula="of:=SIN([.B360])" office:value-type="float" office:value="-0.424497969483583" calcext:value-type="float">
            <text:p/>
          </table:table-cell>
          <table:table-cell table:formula="of:=COS([.B360])" office:value-type="float" office:value="-0.90542888947963" calcext:value-type="float">
            <text:p/>
          </table:table-cell>
        </table:table-row>
        <table:table-row table:style-name="ro1">
          <table:table-cell/>
          <table:table-cell office:value-type="float" office:value="3.59" calcext:value-type="float">
            <text:p>3.59</text:p>
          </table:table-cell>
          <table:table-cell table:formula="of:=SIN([.B361])" office:value-type="float" office:value="-0.433530882752718" calcext:value-type="float">
            <text:p/>
          </table:table-cell>
          <table:table-cell table:formula="of:=COS([.B361])" office:value-type="float" office:value="-0.901138709466889" calcext:value-type="float">
            <text:p/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table:formula="of:=SIN([.B362])" office:value-type="float" office:value="-0.442520443294852" calcext:value-type="float">
            <text:p/>
          </table:table-cell>
          <table:table-cell table:formula="of:=COS([.B362])" office:value-type="float" office:value="-0.896758416334147" calcext:value-type="float">
            <text:p/>
          </table:table-cell>
        </table:table-row>
        <table:table-row table:style-name="ro1">
          <table:table-cell/>
          <table:table-cell office:value-type="float" office:value="3.61" calcext:value-type="float">
            <text:p>3.61</text:p>
          </table:table-cell>
          <table:table-cell table:formula="of:=SIN([.B363])" office:value-type="float" office:value="-0.451465752161423" calcext:value-type="float">
            <text:p/>
          </table:table-cell>
          <table:table-cell table:formula="of:=COS([.B363])" office:value-type="float" office:value="-0.892288448107068" calcext:value-type="float">
            <text:p/>
          </table:table-cell>
        </table:table-row>
        <table:table-row table:style-name="ro1">
          <table:table-cell/>
          <table:table-cell office:value-type="float" office:value="3.62" calcext:value-type="float">
            <text:p>3.62</text:p>
          </table:table-cell>
          <table:table-cell table:formula="of:=SIN([.B364])" office:value-type="float" office:value="-0.460365914828998" calcext:value-type="float">
            <text:p/>
          </table:table-cell>
          <table:table-cell table:formula="of:=COS([.B364])" office:value-type="float" office:value="-0.88772925177875" calcext:value-type="float">
            <text:p/>
          </table:table-cell>
        </table:table-row>
        <table:table-row table:style-name="ro1">
          <table:table-cell/>
          <table:table-cell office:value-type="float" office:value="3.63" calcext:value-type="float">
            <text:p>3.63</text:p>
          </table:table-cell>
          <table:table-cell table:formula="of:=SIN([.B365])" office:value-type="float" office:value="-0.469220041288727" calcext:value-type="float">
            <text:p/>
          </table:table-cell>
          <table:table-cell table:formula="of:=COS([.B365])" office:value-type="float" office:value="-0.883081283265026" calcext:value-type="float">
            <text:p/>
          </table:table-cell>
        </table:table-row>
        <table:table-row table:style-name="ro1">
          <table:table-cell/>
          <table:table-cell office:value-type="float" office:value="3.64" calcext:value-type="float">
            <text:p>3.64</text:p>
          </table:table-cell>
          <table:table-cell table:formula="of:=SIN([.B366])" office:value-type="float" office:value="-0.478027246135343" calcext:value-type="float">
            <text:p/>
          </table:table-cell>
          <table:table-cell table:formula="of:=COS([.B366])" office:value-type="float" office:value="-0.878345007358874" calcext:value-type="float">
            <text:p/>
          </table:table-cell>
        </table:table-row>
        <table:table-row table:style-name="ro1">
          <table:table-cell/>
          <table:table-cell office:value-type="float" office:value="3.65" calcext:value-type="float">
            <text:p>3.65</text:p>
          </table:table-cell>
          <table:table-cell table:formula="of:=SIN([.B367])" office:value-type="float" office:value="-0.486786648655699" calcext:value-type="float">
            <text:p/>
          </table:table-cell>
          <table:table-cell table:formula="of:=COS([.B367])" office:value-type="float" office:value="-0.873520897683938" calcext:value-type="float">
            <text:p/>
          </table:table-cell>
        </table:table-row>
        <table:table-row table:style-name="ro1">
          <table:table-cell/>
          <table:table-cell office:value-type="float" office:value="3.66" calcext:value-type="float">
            <text:p>3.66</text:p>
          </table:table-cell>
          <table:table-cell table:formula="of:=SIN([.B368])" office:value-type="float" office:value="-0.495497372916845" calcext:value-type="float">
            <text:p/>
          </table:table-cell>
          <table:table-cell table:formula="of:=COS([.B368])" office:value-type="float" office:value="-0.868609436647165" calcext:value-type="float">
            <text:p/>
          </table:table-cell>
        </table:table-row>
        <table:table-row table:style-name="ro1">
          <table:table-cell/>
          <table:table-cell office:value-type="float" office:value="3.67" calcext:value-type="float">
            <text:p>3.67</text:p>
          </table:table-cell>
          <table:table-cell table:formula="of:=SIN([.B369])" office:value-type="float" office:value="-0.504158547853611" calcext:value-type="float">
            <text:p/>
          </table:table-cell>
          <table:table-cell table:formula="of:=COS([.B369])" office:value-type="float" office:value="-0.863611115390566" calcext:value-type="float">
            <text:p/>
          </table:table-cell>
        </table:table-row>
        <table:table-row table:style-name="ro1">
          <table:table-cell/>
          <table:table-cell office:value-type="float" office:value="3.68" calcext:value-type="float">
            <text:p>3.68</text:p>
          </table:table-cell>
          <table:table-cell table:formula="of:=SIN([.B370])" office:value-type="float" office:value="-0.512769307355724" calcext:value-type="float">
            <text:p/>
          </table:table-cell>
          <table:table-cell table:formula="of:=COS([.B370])" office:value-type="float" office:value="-0.858526433742102" calcext:value-type="float">
            <text:p/>
          </table:table-cell>
        </table:table-row>
        <table:table-row table:style-name="ro1">
          <table:table-cell/>
          <table:table-cell office:value-type="float" office:value="3.69" calcext:value-type="float">
            <text:p>3.69</text:p>
          </table:table-cell>
          <table:table-cell table:formula="of:=SIN([.B371])" office:value-type="float" office:value="-0.521328790354407" calcext:value-type="float">
            <text:p/>
          </table:table-cell>
          <table:table-cell table:formula="of:=COS([.B371])" office:value-type="float" office:value="-0.8533559001657" calcext:value-type="float">
            <text:p/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table:formula="of:=SIN([.B372])" office:value-type="float" office:value="-0.529836140908493" calcext:value-type="float">
            <text:p/>
          </table:table-cell>
          <table:table-cell table:formula="of:=COS([.B372])" office:value-type="float" office:value="-0.848100031710408" calcext:value-type="float">
            <text:p/>
          </table:table-cell>
        </table:table-row>
        <table:table-row table:style-name="ro1">
          <table:table-cell/>
          <table:table-cell office:value-type="float" office:value="3.71" calcext:value-type="float">
            <text:p>3.71</text:p>
          </table:table-cell>
          <table:table-cell table:formula="of:=SIN([.B373])" office:value-type="float" office:value="-0.538290508290018" calcext:value-type="float">
            <text:p/>
          </table:table-cell>
          <table:table-cell table:formula="of:=COS([.B373])" office:value-type="float" office:value="-0.842759353958694" calcext:value-type="float">
            <text:p/>
          </table:table-cell>
        </table:table-row>
        <table:table-row table:style-name="ro1">
          <table:table-cell/>
          <table:table-cell office:value-type="float" office:value="3.72" calcext:value-type="float">
            <text:p>3.72</text:p>
          </table:table-cell>
          <table:table-cell table:formula="of:=SIN([.B374])" office:value-type="float" office:value="-0.546691047069287" calcext:value-type="float">
            <text:p/>
          </table:table-cell>
          <table:table-cell table:formula="of:=COS([.B374])" office:value-type="float" office:value="-0.83733440097388" calcext:value-type="float">
            <text:p/>
          </table:table-cell>
        </table:table-row>
        <table:table-row table:style-name="ro1">
          <table:table-cell/>
          <table:table-cell office:value-type="float" office:value="3.73" calcext:value-type="float">
            <text:p>3.73</text:p>
          </table:table-cell>
          <table:table-cell table:formula="of:=SIN([.B375])" office:value-type="float" office:value="-0.555036917199424" calcext:value-type="float">
            <text:p/>
          </table:table-cell>
          <table:table-cell table:formula="of:=COS([.B375])" office:value-type="float" office:value="-0.831825715246746" calcext:value-type="float">
            <text:p/>
          </table:table-cell>
        </table:table-row>
        <table:table-row table:style-name="ro1">
          <table:table-cell/>
          <table:table-cell office:value-type="float" office:value="3.74" calcext:value-type="float">
            <text:p>3.74</text:p>
          </table:table-cell>
          <table:table-cell table:formula="of:=SIN([.B376])" office:value-type="float" office:value="-0.56332728410037" calcext:value-type="float">
            <text:p/>
          </table:table-cell>
          <table:table-cell table:formula="of:=COS([.B376])" office:value-type="float" office:value="-0.826233847641272" calcext:value-type="float">
            <text:p/>
          </table:table-cell>
        </table:table-row>
        <table:table-row table:style-name="ro1">
          <table:table-cell/>
          <table:table-cell office:value-type="float" office:value="3.75" calcext:value-type="float">
            <text:p>3.75</text:p>
          </table:table-cell>
          <table:table-cell table:formula="of:=SIN([.B377])" office:value-type="float" office:value="-0.571561318742344" calcext:value-type="float">
            <text:p/>
          </table:table-cell>
          <table:table-cell table:formula="of:=COS([.B377])" office:value-type="float" office:value="-0.820559357339561" calcext:value-type="float">
            <text:p/>
          </table:table-cell>
        </table:table-row>
        <table:table-row table:style-name="ro1">
          <table:table-cell/>
          <table:table-cell office:value-type="float" office:value="3.76" calcext:value-type="float">
            <text:p>3.76</text:p>
          </table:table-cell>
          <table:table-cell table:formula="of:=SIN([.B378])" office:value-type="float" office:value="-0.579738197728743" calcext:value-type="float">
            <text:p/>
          </table:table-cell>
          <table:table-cell table:formula="of:=COS([.B378])" office:value-type="float" office:value="-0.814802811785912" calcext:value-type="float">
            <text:p/>
          </table:table-cell>
        </table:table-row>
        <table:table-row table:style-name="ro1">
          <table:table-cell/>
          <table:table-cell office:value-type="float" office:value="3.77" calcext:value-type="float">
            <text:p>3.77</text:p>
          </table:table-cell>
          <table:table-cell table:formula="of:=SIN([.B379])" office:value-type="float" office:value="-0.587857103378483" calcext:value-type="float">
            <text:p/>
          </table:table-cell>
          <table:table-cell table:formula="of:=COS([.B379])" office:value-type="float" office:value="-0.808964786630085" calcext:value-type="float">
            <text:p/>
          </table:table-cell>
        </table:table-row>
        <table:table-row table:style-name="ro1">
          <table:table-cell/>
          <table:table-cell office:value-type="float" office:value="3.78" calcext:value-type="float">
            <text:p>3.78</text:p>
          </table:table-cell>
          <table:table-cell table:formula="of:=SIN([.B380])" office:value-type="float" office:value="-0.595917223807764" calcext:value-type="float">
            <text:p/>
          </table:table-cell>
          <table:table-cell table:formula="of:=COS([.B380])" office:value-type="float" office:value="-0.803045865669731" calcext:value-type="float">
            <text:p/>
          </table:table-cell>
        </table:table-row>
        <table:table-row table:style-name="ro1">
          <table:table-cell/>
          <table:table-cell office:value-type="float" office:value="3.79" calcext:value-type="float">
            <text:p>3.79</text:p>
          </table:table-cell>
          <table:table-cell table:formula="of:=SIN([.B381])" office:value-type="float" office:value="-0.603917753011261" calcext:value-type="float">
            <text:p/>
          </table:table-cell>
          <table:table-cell table:formula="of:=COS([.B381])" office:value-type="float" office:value="-0.797046640792012" calcext:value-type="float">
            <text:p/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table:formula="of:=SIN([.B382])" office:value-type="float" office:value="-0.611857890942719" calcext:value-type="float">
            <text:p/>
          </table:table-cell>
          <table:table-cell table:formula="of:=COS([.B382])" office:value-type="float" office:value="-0.790967711914417" calcext:value-type="float">
            <text:p/>
          </table:table-cell>
        </table:table-row>
        <table:table-row table:style-name="ro1">
          <table:table-cell/>
          <table:table-cell office:value-type="float" office:value="3.81" calcext:value-type="float">
            <text:p>3.81</text:p>
          </table:table-cell>
          <table:table-cell table:formula="of:=SIN([.B383])" office:value-type="float" office:value="-0.619736843594963" calcext:value-type="float">
            <text:p/>
          </table:table-cell>
          <table:table-cell table:formula="of:=COS([.B383])" office:value-type="float" office:value="-0.784809686924768" calcext:value-type="float">
            <text:p/>
          </table:table-cell>
        </table:table-row>
        <table:table-row table:style-name="ro1">
          <table:table-cell/>
          <table:table-cell office:value-type="float" office:value="3.82" calcext:value-type="float">
            <text:p>3.82</text:p>
          </table:table-cell>
          <table:table-cell table:formula="of:=SIN([.B384])" office:value-type="float" office:value="-0.627553823079294" calcext:value-type="float">
            <text:p/>
          </table:table-cell>
          <table:table-cell table:formula="of:=COS([.B384])" office:value-type="float" office:value="-0.778573181620432" calcext:value-type="float">
            <text:p/>
          </table:table-cell>
        </table:table-row>
        <table:table-row table:style-name="ro1">
          <table:table-cell/>
          <table:table-cell office:value-type="float" office:value="3.83" calcext:value-type="float">
            <text:p>3.83</text:p>
          </table:table-cell>
          <table:table-cell table:formula="of:=SIN([.B385])" office:value-type="float" office:value="-0.635308047704276" calcext:value-type="float">
            <text:p/>
          </table:table-cell>
          <table:table-cell table:formula="of:=COS([.B385])" office:value-type="float" office:value="-0.772258819646744" calcext:value-type="float">
            <text:p/>
          </table:table-cell>
        </table:table-row>
        <table:table-row table:style-name="ro1">
          <table:table-cell/>
          <table:table-cell office:value-type="float" office:value="3.84" calcext:value-type="float">
            <text:p>3.84</text:p>
          </table:table-cell>
          <table:table-cell table:formula="of:=SIN([.B386])" office:value-type="float" office:value="-0.642998742053909" calcext:value-type="float">
            <text:p/>
          </table:table-cell>
          <table:table-cell table:formula="of:=COS([.B386])" office:value-type="float" office:value="-0.765867232434637" calcext:value-type="float">
            <text:p/>
          </table:table-cell>
        </table:table-row>
        <table:table-row table:style-name="ro1">
          <table:table-cell/>
          <table:table-cell office:value-type="float" office:value="3.85" calcext:value-type="float">
            <text:p>3.85</text:p>
          </table:table-cell>
          <table:table-cell table:formula="of:=SIN([.B387])" office:value-type="float" office:value="-0.650625137065167" calcext:value-type="float">
            <text:p/>
          </table:table-cell>
          <table:table-cell table:formula="of:=COS([.B387])" office:value-type="float" office:value="-0.759399059137508" calcext:value-type="float">
            <text:p/>
          </table:table-cell>
        </table:table-row>
        <table:table-row table:style-name="ro1">
          <table:table-cell/>
          <table:table-cell office:value-type="float" office:value="3.86" calcext:value-type="float">
            <text:p>3.86</text:p>
          </table:table-cell>
          <table:table-cell table:formula="of:=SIN([.B388])" office:value-type="float" office:value="-0.658186470104905" calcext:value-type="float">
            <text:p/>
          </table:table-cell>
          <table:table-cell table:formula="of:=COS([.B388])" office:value-type="float" office:value="-0.752854946567295" calcext:value-type="float">
            <text:p/>
          </table:table-cell>
        </table:table-row>
        <table:table-row table:style-name="ro1">
          <table:table-cell/>
          <table:table-cell office:value-type="float" office:value="3.87" calcext:value-type="float">
            <text:p>3.87</text:p>
          </table:table-cell>
          <table:table-cell table:formula="of:=SIN([.B389])" office:value-type="float" office:value="-0.665681985046119" calcext:value-type="float">
            <text:p/>
          </table:table-cell>
          <table:table-cell table:formula="of:=COS([.B389])" office:value-type="float" office:value="-0.746235549129803" calcext:value-type="float">
            <text:p/>
          </table:table-cell>
        </table:table-row>
        <table:table-row table:style-name="ro1">
          <table:table-cell/>
          <table:table-cell office:value-type="float" office:value="3.88" calcext:value-type="float">
            <text:p>3.88</text:p>
          </table:table-cell>
          <table:table-cell table:formula="of:=SIN([.B390])" office:value-type="float" office:value="-0.673110932343562" calcext:value-type="float">
            <text:p/>
          </table:table-cell>
          <table:table-cell table:formula="of:=COS([.B390])" office:value-type="float" office:value="-0.739541528759258" calcext:value-type="float">
            <text:p/>
          </table:table-cell>
        </table:table-row>
        <table:table-row table:style-name="ro1">
          <table:table-cell/>
          <table:table-cell office:value-type="float" office:value="3.89" calcext:value-type="float">
            <text:p>3.89</text:p>
          </table:table-cell>
          <table:table-cell table:formula="of:=SIN([.B391])" office:value-type="float" office:value="-0.680472569108694" calcext:value-type="float">
            <text:p/>
          </table:table-cell>
          <table:table-cell table:formula="of:=COS([.B391])" office:value-type="float" office:value="-0.73277355485212" calcext:value-type="float">
            <text:p/>
          </table:table-cell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table:formula="of:=SIN([.B392])" office:value-type="float" office:value="-0.687766159183974" calcext:value-type="float">
            <text:p/>
          </table:table-cell>
          <table:table-cell table:formula="of:=COS([.B392])" office:value-type="float" office:value="-0.72593230420014" calcext:value-type="float">
            <text:p/>
          </table:table-cell>
        </table:table-row>
        <table:table-row table:style-name="ro1">
          <table:table-cell/>
          <table:table-cell office:value-type="float" office:value="3.91" calcext:value-type="float">
            <text:p>3.91</text:p>
          </table:table-cell>
          <table:table-cell table:formula="of:=SIN([.B393])" office:value-type="float" office:value="-0.694990973216472" calcext:value-type="float">
            <text:p/>
          </table:table-cell>
          <table:table-cell table:formula="of:=COS([.B393])" office:value-type="float" office:value="-0.719018460922681" calcext:value-type="float">
            <text:p/>
          </table:table-cell>
        </table:table-row>
        <table:table-row table:style-name="ro1">
          <table:table-cell/>
          <table:table-cell office:value-type="float" office:value="3.92" calcext:value-type="float">
            <text:p>3.92</text:p>
          </table:table-cell>
          <table:table-cell table:formula="of:=SIN([.B394])" office:value-type="float" office:value="-0.702146288730805" calcext:value-type="float">
            <text:p/>
          </table:table-cell>
          <table:table-cell table:formula="of:=COS([.B394])" office:value-type="float" office:value="-0.71203271639831" calcext:value-type="float">
            <text:p/>
          </table:table-cell>
        </table:table-row>
        <table:table-row table:style-name="ro1">
          <table:table-cell/>
          <table:table-cell office:value-type="float" office:value="3.93" calcext:value-type="float">
            <text:p>3.93</text:p>
          </table:table-cell>
          <table:table-cell table:formula="of:=SIN([.B395])" office:value-type="float" office:value="-0.709231390201386" calcext:value-type="float">
            <text:p/>
          </table:table-cell>
          <table:table-cell table:formula="of:=COS([.B395])" office:value-type="float" office:value="-0.704975769195658" calcext:value-type="float">
            <text:p/>
          </table:table-cell>
        </table:table-row>
        <table:table-row table:style-name="ro1">
          <table:table-cell/>
          <table:table-cell office:value-type="float" office:value="3.94" calcext:value-type="float">
            <text:p>3.94</text:p>
          </table:table-cell>
          <table:table-cell table:formula="of:=SIN([.B396])" office:value-type="float" office:value="-0.716245569123971" calcext:value-type="float">
            <text:p/>
          </table:table-cell>
          <table:table-cell table:formula="of:=COS([.B396])" office:value-type="float" office:value="-0.697848325003564" calcext:value-type="float">
            <text:p/>
          </table:table-cell>
        </table:table-row>
        <table:table-row table:style-name="ro1">
          <table:table-cell/>
          <table:table-cell office:value-type="float" office:value="3.95" calcext:value-type="float">
            <text:p>3.95</text:p>
          </table:table-cell>
          <table:table-cell table:formula="of:=SIN([.B397])" office:value-type="float" office:value="-0.723188124086512" calcext:value-type="float">
            <text:p/>
          </table:table-cell>
          <table:table-cell table:formula="of:=COS([.B397])" office:value-type="float" office:value="-0.690651096560508" calcext:value-type="float">
            <text:p/>
          </table:table-cell>
        </table:table-row>
        <table:table-row table:style-name="ro1">
          <table:table-cell/>
          <table:table-cell office:value-type="float" office:value="3.96" calcext:value-type="float">
            <text:p>3.96</text:p>
          </table:table-cell>
          <table:table-cell table:formula="of:=SIN([.B398])" office:value-type="float" office:value="-0.7300583608393" calcext:value-type="float">
            <text:p/>
          </table:table-cell>
          <table:table-cell table:formula="of:=COS([.B398])" office:value-type="float" office:value="-0.683384803583336" calcext:value-type="float">
            <text:p/>
          </table:table-cell>
        </table:table-row>
        <table:table-row table:style-name="ro1">
          <table:table-cell/>
          <table:table-cell office:value-type="float" office:value="3.97" calcext:value-type="float">
            <text:p>3.97</text:p>
          </table:table-cell>
          <table:table-cell table:formula="of:=SIN([.B399])" office:value-type="float" office:value="-0.736855592364383" calcext:value-type="float">
            <text:p/>
          </table:table-cell>
          <table:table-cell table:formula="of:=COS([.B399])" office:value-type="float" office:value="-0.676050172695292" calcext:value-type="float">
            <text:p/>
          </table:table-cell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table:formula="of:=SIN([.B400])" office:value-type="float" office:value="-0.743579138944275" calcext:value-type="float">
            <text:p/>
          </table:table-cell>
          <table:table-cell table:formula="of:=COS([.B400])" office:value-type="float" office:value="-0.668647937353351" calcext:value-type="float">
            <text:p/>
          </table:table-cell>
        </table:table-row>
        <table:table-row table:style-name="ro1">
          <table:table-cell/>
          <table:table-cell office:value-type="float" office:value="3.99" calcext:value-type="float">
            <text:p>3.99</text:p>
          </table:table-cell>
          <table:table-cell table:formula="of:=SIN([.B401])" office:value-type="float" office:value="-0.750228328229919" calcext:value-type="float">
            <text:p/>
          </table:table-cell>
          <table:table-cell table:formula="of:=COS([.B401])" office:value-type="float" office:value="-0.66117883777488" calcext:value-type="float">
            <text:p/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IN([.B402])" office:value-type="float" office:value="-0.756802495307928" calcext:value-type="float">
            <text:p/>
          </table:table-cell>
          <table:table-cell table:formula="of:=COS([.B402])" office:value-type="float" office:value="-0.653643620863612" calcext:value-type="float">
            <text:p/>
          </table:table-cell>
        </table:table-row>
        <table:table-row table:style-name="ro1">
          <table:table-cell/>
          <table:table-cell office:value-type="float" office:value="4.01" calcext:value-type="float">
            <text:p>4.01</text:p>
          </table:table-cell>
          <table:table-cell table:formula="of:=SIN([.B403])" office:value-type="float" office:value="-0.763300982767073" calcext:value-type="float">
            <text:p/>
          </table:table-cell>
          <table:table-cell table:formula="of:=COS([.B403])" office:value-type="float" office:value="-0.646043040134959" calcext:value-type="float">
            <text:p/>
          </table:table-cell>
        </table:table-row>
        <table:table-row table:style-name="ro1">
          <table:table-cell/>
          <table:table-cell office:value-type="float" office:value="4.02" calcext:value-type="float">
            <text:p>4.02</text:p>
          </table:table-cell>
          <table:table-cell table:formula="of:=SIN([.B404])" office:value-type="float" office:value="-0.769723140764024" calcext:value-type="float">
            <text:p/>
          </table:table-cell>
          <table:table-cell table:formula="of:=COS([.B404])" office:value-type="float" office:value="-0.638377855640659" calcext:value-type="float">
            <text:p/>
          </table:table-cell>
        </table:table-row>
        <table:table-row table:style-name="ro1">
          <table:table-cell/>
          <table:table-cell office:value-type="float" office:value="4.03" calcext:value-type="float">
            <text:p>4.03</text:p>
          </table:table-cell>
          <table:table-cell table:formula="of:=SIN([.B405])" office:value-type="float" office:value="-0.776068327088332" calcext:value-type="float">
            <text:p/>
          </table:table-cell>
          <table:table-cell table:formula="of:=COS([.B405])" office:value-type="float" office:value="-0.630648833892775" calcext:value-type="float">
            <text:p/>
          </table:table-cell>
        </table:table-row>
        <table:table-row table:style-name="ro1">
          <table:table-cell/>
          <table:table-cell office:value-type="float" office:value="4.04" calcext:value-type="float">
            <text:p>4.04</text:p>
          </table:table-cell>
          <table:table-cell table:formula="of:=SIN([.B406])" office:value-type="float" office:value="-0.782335907226653" calcext:value-type="float">
            <text:p/>
          </table:table-cell>
          <table:table-cell table:formula="of:=COS([.B406])" office:value-type="float" office:value="-0.622856747787041" calcext:value-type="float">
            <text:p/>
          </table:table-cell>
        </table:table-row>
        <table:table-row table:style-name="ro1">
          <table:table-cell/>
          <table:table-cell office:value-type="float" office:value="4.05" calcext:value-type="float">
            <text:p>4.05</text:p>
          </table:table-cell>
          <table:table-cell table:formula="of:=SIN([.B407])" office:value-type="float" office:value="-0.788525254426195" calcext:value-type="float">
            <text:p/>
          </table:table-cell>
          <table:table-cell table:formula="of:=COS([.B407])" office:value-type="float" office:value="-0.615002376525574" calcext:value-type="float">
            <text:p/>
          </table:table-cell>
        </table:table-row>
        <table:table-row table:style-name="ro1">
          <table:table-cell/>
          <table:table-cell office:value-type="float" office:value="4.06" calcext:value-type="float">
            <text:p>4.06</text:p>
          </table:table-cell>
          <table:table-cell table:formula="of:=SIN([.B408])" office:value-type="float" office:value="-0.794635749757397" calcext:value-type="float">
            <text:p/>
          </table:table-cell>
          <table:table-cell table:formula="of:=COS([.B408])" office:value-type="float" office:value="-0.607086505538955" calcext:value-type="float">
            <text:p/>
          </table:table-cell>
        </table:table-row>
        <table:table-row table:style-name="ro1">
          <table:table-cell/>
          <table:table-cell office:value-type="float" office:value="4.07" calcext:value-type="float">
            <text:p>4.07</text:p>
          </table:table-cell>
          <table:table-cell table:formula="of:=SIN([.B409])" office:value-type="float" office:value="-0.800666782175818" calcext:value-type="float">
            <text:p/>
          </table:table-cell>
          <table:table-cell table:formula="of:=COS([.B409])" office:value-type="float" office:value="-0.599109926407685" calcext:value-type="float">
            <text:p/>
          </table:table-cell>
        </table:table-row>
        <table:table-row table:style-name="ro1">
          <table:table-cell/>
          <table:table-cell office:value-type="float" office:value="4.08" calcext:value-type="float">
            <text:p>4.08</text:p>
          </table:table-cell>
          <table:table-cell table:formula="of:=SIN([.B410])" office:value-type="float" office:value="-0.806617748583241" calcext:value-type="float">
            <text:p/>
          </table:table-cell>
          <table:table-cell table:formula="of:=COS([.B410])" office:value-type="float" office:value="-0.591073436783031" calcext:value-type="float">
            <text:p/>
          </table:table-cell>
        </table:table-row>
        <table:table-row table:style-name="ro1">
          <table:table-cell/>
          <table:table-cell office:value-type="float" office:value="4.09" calcext:value-type="float">
            <text:p>4.09</text:p>
          </table:table-cell>
          <table:table-cell table:formula="of:=SIN([.B411])" office:value-type="float" office:value="-0.812488053887984" calcext:value-type="float">
            <text:p/>
          </table:table-cell>
          <table:table-cell table:formula="of:=COS([.B411])" office:value-type="float" office:value="-0.582977840307259" calcext:value-type="float">
            <text:p/>
          </table:table-cell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table:formula="of:=SIN([.B412])" office:value-type="float" office:value="-0.81827711106441" calcext:value-type="float">
            <text:p/>
          </table:table-cell>
          <table:table-cell table:formula="of:=COS([.B412])" office:value-type="float" office:value="-0.574823946533269" calcext:value-type="float">
            <text:p/>
          </table:table-cell>
        </table:table-row>
        <table:table-row table:style-name="ro1">
          <table:table-cell/>
          <table:table-cell office:value-type="float" office:value="4.11" calcext:value-type="float">
            <text:p>4.11</text:p>
          </table:table-cell>
          <table:table-cell table:formula="of:=SIN([.B413])" office:value-type="float" office:value="-0.823984341211626" calcext:value-type="float">
            <text:p/>
          </table:table-cell>
          <table:table-cell table:formula="of:=COS([.B413])" office:value-type="float" office:value="-0.566612570843644" calcext:value-type="float">
            <text:p/>
          </table:table-cell>
        </table:table-row>
        <table:table-row table:style-name="ro1">
          <table:table-cell/>
          <table:table-cell office:value-type="float" office:value="4.12" calcext:value-type="float">
            <text:p>4.12</text:p>
          </table:table-cell>
          <table:table-cell table:formula="of:=SIN([.B414])" office:value-type="float" office:value="-0.829609173611371" calcext:value-type="float">
            <text:p/>
          </table:table-cell>
          <table:table-cell table:formula="of:=COS([.B414])" office:value-type="float" office:value="-0.55834453436911" calcext:value-type="float">
            <text:p/>
          </table:table-cell>
        </table:table-row>
        <table:table-row table:style-name="ro1">
          <table:table-cell/>
          <table:table-cell office:value-type="float" office:value="4.13" calcext:value-type="float">
            <text:p>4.13</text:p>
          </table:table-cell>
          <table:table-cell table:formula="of:=SIN([.B415])" office:value-type="float" office:value="-0.835151045785093" calcext:value-type="float">
            <text:p/>
          </table:table-cell>
          <table:table-cell table:formula="of:=COS([.B415])" office:value-type="float" office:value="-0.550020663906425" calcext:value-type="float">
            <text:p/>
          </table:table-cell>
        </table:table-row>
        <table:table-row table:style-name="ro1">
          <table:table-cell/>
          <table:table-cell office:value-type="float" office:value="4.14" calcext:value-type="float">
            <text:p>4.14</text:p>
          </table:table-cell>
          <table:table-cell table:formula="of:=SIN([.B416])" office:value-type="float" office:value="-0.840609403550194" calcext:value-type="float">
            <text:p/>
          </table:table-cell>
          <table:table-cell table:formula="of:=COS([.B416])" office:value-type="float" office:value="-0.541641791835699" calcext:value-type="float">
            <text:p/>
          </table:table-cell>
        </table:table-row>
        <table:table-row table:style-name="ro1">
          <table:table-cell/>
          <table:table-cell office:value-type="float" office:value="4.15" calcext:value-type="float">
            <text:p>4.15</text:p>
          </table:table-cell>
          <table:table-cell table:formula="of:=SIN([.B417])" office:value-type="float" office:value="-0.845983701075446" calcext:value-type="float">
            <text:p/>
          </table:table-cell>
          <table:table-cell table:formula="of:=COS([.B417])" office:value-type="float" office:value="-0.533208756037154" calcext:value-type="float">
            <text:p/>
          </table:table-cell>
        </table:table-row>
        <table:table-row table:style-name="ro1">
          <table:table-cell/>
          <table:table-cell office:value-type="float" office:value="4.16" calcext:value-type="float">
            <text:p>4.16</text:p>
          </table:table-cell>
          <table:table-cell table:formula="of:=SIN([.B418])" office:value-type="float" office:value="-0.851273400935574" calcext:value-type="float">
            <text:p/>
          </table:table-cell>
          <table:table-cell table:formula="of:=COS([.B418])" office:value-type="float" office:value="-0.524722399807346" calcext:value-type="float">
            <text:p/>
          </table:table-cell>
        </table:table-row>
        <table:table-row table:style-name="ro1">
          <table:table-cell/>
          <table:table-cell office:value-type="float" office:value="4.17" calcext:value-type="float">
            <text:p>4.17</text:p>
          </table:table-cell>
          <table:table-cell table:formula="of:=SIN([.B419])" office:value-type="float" office:value="-0.856477974165001" calcext:value-type="float">
            <text:p/>
          </table:table-cell>
          <table:table-cell table:formula="of:=COS([.B419])" office:value-type="float" office:value="-0.516183571774825" calcext:value-type="float">
            <text:p/>
          </table:table-cell>
        </table:table-row>
        <table:table-row table:style-name="ro1">
          <table:table-cell/>
          <table:table-cell office:value-type="float" office:value="4.18" calcext:value-type="float">
            <text:p>4.18</text:p>
          </table:table-cell>
          <table:table-cell table:formula="of:=SIN([.B420])" office:value-type="float" office:value="-0.861596900310741" calcext:value-type="float">
            <text:p/>
          </table:table-cell>
          <table:table-cell table:formula="of:=COS([.B420])" office:value-type="float" office:value="-0.507593125815277" calcext:value-type="float">
            <text:p/>
          </table:table-cell>
        </table:table-row>
        <table:table-row table:style-name="ro1">
          <table:table-cell/>
          <table:table-cell office:value-type="float" office:value="4.19" calcext:value-type="float">
            <text:p>4.19</text:p>
          </table:table-cell>
          <table:table-cell table:formula="of:=SIN([.B421])" office:value-type="float" office:value="-0.866629667484444" calcext:value-type="float">
            <text:p/>
          </table:table-cell>
          <table:table-cell table:formula="of:=COS([.B421])" office:value-type="float" office:value="-0.49895192096614" calcext:value-type="float">
            <text:p/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table:formula="of:=SIN([.B422])" office:value-type="float" office:value="-0.871575772413588" calcext:value-type="float">
            <text:p/>
          </table:table-cell>
          <table:table-cell table:formula="of:=COS([.B422])" office:value-type="float" office:value="-0.490260821340699" calcext:value-type="float">
            <text:p/>
          </table:table-cell>
        </table:table-row>
        <table:table-row table:style-name="ro1">
          <table:table-cell/>
          <table:table-cell office:value-type="float" office:value="4.21" calcext:value-type="float">
            <text:p>4.21</text:p>
          </table:table-cell>
          <table:table-cell table:formula="of:=SIN([.B423])" office:value-type="float" office:value="-0.876434720491801" calcext:value-type="float">
            <text:p/>
          </table:table-cell>
          <table:table-cell table:formula="of:=COS([.B423])" office:value-type="float" office:value="-0.481520696041674" calcext:value-type="float">
            <text:p/>
          </table:table-cell>
        </table:table-row>
        <table:table-row table:style-name="ro1">
          <table:table-cell/>
          <table:table-cell office:value-type="float" office:value="4.22" calcext:value-type="float">
            <text:p>4.22</text:p>
          </table:table-cell>
          <table:table-cell table:formula="of:=SIN([.B424])" office:value-type="float" office:value="-0.881206025828325" calcext:value-type="float">
            <text:p/>
          </table:table-cell>
          <table:table-cell table:formula="of:=COS([.B424])" office:value-type="float" office:value="-0.47273241907431" calcext:value-type="float">
            <text:p/>
          </table:table-cell>
        </table:table-row>
        <table:table-row table:style-name="ro1">
          <table:table-cell/>
          <table:table-cell office:value-type="float" office:value="4.23" calcext:value-type="float">
            <text:p>4.23</text:p>
          </table:table-cell>
          <table:table-cell table:formula="of:=SIN([.B425])" office:value-type="float" office:value="-0.885889211296603" calcext:value-type="float">
            <text:p/>
          </table:table-cell>
          <table:table-cell table:formula="of:=COS([.B425])" office:value-type="float" office:value="-0.46389686925898" calcext:value-type="float">
            <text:p/>
          </table:table-cell>
        </table:table-row>
        <table:table-row table:style-name="ro1">
          <table:table-cell/>
          <table:table-cell office:value-type="float" office:value="4.24" calcext:value-type="float">
            <text:p>4.24</text:p>
          </table:table-cell>
          <table:table-cell table:formula="of:=SIN([.B426])" office:value-type="float" office:value="-0.890483808581988" calcext:value-type="float">
            <text:p/>
          </table:table-cell>
          <table:table-cell table:formula="of:=COS([.B426])" office:value-type="float" office:value="-0.455014930143305" calcext:value-type="float">
            <text:p/>
          </table:table-cell>
        </table:table-row>
        <table:table-row table:style-name="ro1">
          <table:table-cell/>
          <table:table-cell office:value-type="float" office:value="4.25" calcext:value-type="float">
            <text:p>4.25</text:p>
          </table:table-cell>
          <table:table-cell table:formula="of:=SIN([.B427])" office:value-type="float" office:value="-0.894989358228584" calcext:value-type="float">
            <text:p/>
          </table:table-cell>
          <table:table-cell table:formula="of:=COS([.B427])" office:value-type="float" office:value="-0.446087489913793" calcext:value-type="float">
            <text:p/>
          </table:table-cell>
        </table:table-row>
        <table:table-row table:style-name="ro1">
          <table:table-cell/>
          <table:table-cell office:value-type="float" office:value="4.26" calcext:value-type="float">
            <text:p>4.26</text:p>
          </table:table-cell>
          <table:table-cell table:formula="of:=SIN([.B428])" office:value-type="float" office:value="-0.899405409685178" calcext:value-type="float">
            <text:p/>
          </table:table-cell>
          <table:table-cell table:formula="of:=COS([.B428])" office:value-type="float" office:value="-0.437115441307028" calcext:value-type="float">
            <text:p/>
          </table:table-cell>
        </table:table-row>
        <table:table-row table:style-name="ro1">
          <table:table-cell/>
          <table:table-cell office:value-type="float" office:value="4.27" calcext:value-type="float">
            <text:p>4.27</text:p>
          </table:table-cell>
          <table:table-cell table:formula="of:=SIN([.B429])" office:value-type="float" office:value="-0.903731521350306" calcext:value-type="float">
            <text:p/>
          </table:table-cell>
          <table:table-cell table:formula="of:=COS([.B429])" office:value-type="float" office:value="-0.428099681520393" calcext:value-type="float">
            <text:p/>
          </table:table-cell>
        </table:table-row>
        <table:table-row table:style-name="ro1">
          <table:table-cell/>
          <table:table-cell office:value-type="float" office:value="4.28" calcext:value-type="float">
            <text:p>4.28</text:p>
          </table:table-cell>
          <table:table-cell table:formula="of:=SIN([.B430])" office:value-type="float" office:value="-0.907967260616405" calcext:value-type="float">
            <text:p/>
          </table:table-cell>
          <table:table-cell table:formula="of:=COS([.B430])" office:value-type="float" office:value="-0.419041112122356" calcext:value-type="float">
            <text:p/>
          </table:table-cell>
        </table:table-row>
        <table:table-row table:style-name="ro1">
          <table:table-cell/>
          <table:table-cell office:value-type="float" office:value="4.29" calcext:value-type="float">
            <text:p>4.29</text:p>
          </table:table-cell>
          <table:table-cell table:formula="of:=SIN([.B431])" office:value-type="float" office:value="-0.91211220391308" calcext:value-type="float">
            <text:p/>
          </table:table-cell>
          <table:table-cell table:formula="of:=COS([.B431])" office:value-type="float" office:value="-0.409940638962306" calcext:value-type="float">
            <text:p/>
          </table:table-cell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table:formula="of:=SIN([.B432])" office:value-type="float" office:value="-0.916165936749455" calcext:value-type="float">
            <text:p/>
          </table:table-cell>
          <table:table-cell table:formula="of:=COS([.B432])" office:value-type="float" office:value="-0.400799172079975" calcext:value-type="float">
            <text:p/>
          </table:table-cell>
        </table:table-row>
        <table:table-row table:style-name="ro1">
          <table:table-cell/>
          <table:table-cell office:value-type="float" office:value="4.31" calcext:value-type="float">
            <text:p>4.31</text:p>
          </table:table-cell>
          <table:table-cell table:formula="of:=SIN([.B433])" office:value-type="float" office:value="-0.920128053755624" calcext:value-type="float">
            <text:p/>
          </table:table-cell>
          <table:table-cell table:formula="of:=COS([.B433])" office:value-type="float" office:value="-0.391617625614435" calcext:value-type="float">
            <text:p/>
          </table:table-cell>
        </table:table-row>
        <table:table-row table:style-name="ro1">
          <table:table-cell/>
          <table:table-cell office:value-type="float" office:value="4.32" calcext:value-type="float">
            <text:p>4.32</text:p>
          </table:table-cell>
          <table:table-cell table:formula="of:=SIN([.B434])" office:value-type="float" office:value="-0.923998158723188" calcext:value-type="float">
            <text:p/>
          </table:table-cell>
          <table:table-cell table:formula="of:=COS([.B434])" office:value-type="float" office:value="-0.38239691771268" calcext:value-type="float">
            <text:p/>
          </table:table-cell>
        </table:table-row>
        <table:table-row table:style-name="ro1">
          <table:table-cell/>
          <table:table-cell office:value-type="float" office:value="4.33" calcext:value-type="float">
            <text:p>4.33</text:p>
          </table:table-cell>
          <table:table-cell table:formula="of:=SIN([.B435])" office:value-type="float" office:value="-0.927775864644875" calcext:value-type="float">
            <text:p/>
          </table:table-cell>
          <table:table-cell table:formula="of:=COS([.B435])" office:value-type="float" office:value="-0.373137970437818" calcext:value-type="float">
            <text:p/>
          </table:table-cell>
        </table:table-row>
        <table:table-row table:style-name="ro1">
          <table:table-cell/>
          <table:table-cell office:value-type="float" office:value="4.34" calcext:value-type="float">
            <text:p>4.34</text:p>
          </table:table-cell>
          <table:table-cell table:formula="of:=SIN([.B436])" office:value-type="float" office:value="-0.931460793753243" calcext:value-type="float">
            <text:p/>
          </table:table-cell>
          <table:table-cell table:formula="of:=COS([.B436])" office:value-type="float" office:value="-0.363841709676858" calcext:value-type="float">
            <text:p/>
          </table:table-cell>
        </table:table-row>
        <table:table-row table:style-name="ro1">
          <table:table-cell/>
          <table:table-cell office:value-type="float" office:value="4.35" calcext:value-type="float">
            <text:p>4.35</text:p>
          </table:table-cell>
          <table:table-cell table:formula="of:=SIN([.B437])" office:value-type="float" office:value="-0.935052577558449" calcext:value-type="float">
            <text:p/>
          </table:table-cell>
          <table:table-cell table:formula="of:=COS([.B437])" office:value-type="float" office:value="-0.354509065048131" calcext:value-type="float">
            <text:p/>
          </table:table-cell>
        </table:table-row>
        <table:table-row table:style-name="ro1">
          <table:table-cell/>
          <table:table-cell office:value-type="float" office:value="4.36" calcext:value-type="float">
            <text:p>4.36</text:p>
          </table:table-cell>
          <table:table-cell table:formula="of:=SIN([.B438])" office:value-type="float" office:value="-0.938550856885108" calcext:value-type="float">
            <text:p/>
          </table:table-cell>
          <table:table-cell table:formula="of:=COS([.B438])" office:value-type="float" office:value="-0.345140969808323" calcext:value-type="float">
            <text:p/>
          </table:table-cell>
        </table:table-row>
        <table:table-row table:style-name="ro1">
          <table:table-cell/>
          <table:table-cell office:value-type="float" office:value="4.37" calcext:value-type="float">
            <text:p>4.37</text:p>
          </table:table-cell>
          <table:table-cell table:formula="of:=SIN([.B439])" office:value-type="float" office:value="-0.941955281908201" calcext:value-type="float">
            <text:p/>
          </table:table-cell>
          <table:table-cell table:formula="of:=COS([.B439])" office:value-type="float" office:value="-0.335738360759151" calcext:value-type="float">
            <text:p/>
          </table:table-cell>
        </table:table-row>
        <table:table-row table:style-name="ro1">
          <table:table-cell/>
          <table:table-cell office:value-type="float" office:value="4.38" calcext:value-type="float">
            <text:p>4.38</text:p>
          </table:table-cell>
          <table:table-cell table:formula="of:=SIN([.B440])" office:value-type="float" office:value="-0.945265512188063" calcext:value-type="float">
            <text:p/>
          </table:table-cell>
          <table:table-cell table:formula="of:=COS([.B440])" office:value-type="float" office:value="-0.326302178153683" calcext:value-type="float">
            <text:p/>
          </table:table-cell>
        </table:table-row>
        <table:table-row table:style-name="ro1">
          <table:table-cell/>
          <table:table-cell office:value-type="float" office:value="4.39" calcext:value-type="float">
            <text:p>4.39</text:p>
          </table:table-cell>
          <table:table-cell table:formula="of:=SIN([.B441])" office:value-type="float" office:value="-0.948481216704426" calcext:value-type="float">
            <text:p/>
          </table:table-cell>
          <table:table-cell table:formula="of:=COS([.B441])" office:value-type="float" office:value="-0.316833365602318" calcext:value-type="float">
            <text:p/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table:formula="of:=SIN([.B442])" office:value-type="float" office:value="-0.951602073889516" calcext:value-type="float">
            <text:p/>
          </table:table-cell>
          <table:table-cell table:formula="of:=COS([.B442])" office:value-type="float" office:value="-0.307332869978419" calcext:value-type="float">
            <text:p/>
          </table:table-cell>
        </table:table-row>
        <table:table-row table:style-name="ro1">
          <table:table-cell/>
          <table:table-cell office:value-type="float" office:value="4.41" calcext:value-type="float">
            <text:p>4.41</text:p>
          </table:table-cell>
          <table:table-cell table:formula="of:=SIN([.B443])" office:value-type="float" office:value="-0.954627771660216" calcext:value-type="float">
            <text:p/>
          </table:table-cell>
          <table:table-cell table:formula="of:=COS([.B443])" office:value-type="float" office:value="-0.297801641323633" calcext:value-type="float">
            <text:p/>
          </table:table-cell>
        </table:table-row>
        <table:table-row table:style-name="ro1">
          <table:table-cell/>
          <table:table-cell office:value-type="float" office:value="4.42" calcext:value-type="float">
            <text:p>4.42</text:p>
          </table:table-cell>
          <table:table-cell table:formula="of:=SIN([.B444])" office:value-type="float" office:value="-0.957558007449271" calcext:value-type="float">
            <text:p/>
          </table:table-cell>
          <table:table-cell table:formula="of:=COS([.B444])" office:value-type="float" office:value="-0.288240632752882" calcext:value-type="float">
            <text:p/>
          </table:table-cell>
        </table:table-row>
        <table:table-row table:style-name="ro1">
          <table:table-cell/>
          <table:table-cell office:value-type="float" office:value="4.43" calcext:value-type="float">
            <text:p>4.43</text:p>
          </table:table-cell>
          <table:table-cell table:formula="of:=SIN([.B445])" office:value-type="float" office:value="-0.960392488235543" calcext:value-type="float">
            <text:p/>
          </table:table-cell>
          <table:table-cell table:formula="of:=COS([.B445])" office:value-type="float" office:value="-0.278650800359055" calcext:value-type="float">
            <text:p/>
          </table:table-cell>
        </table:table-row>
        <table:table-row table:style-name="ro1">
          <table:table-cell/>
          <table:table-cell office:value-type="float" office:value="4.44" calcext:value-type="float">
            <text:p>4.44</text:p>
          </table:table-cell>
          <table:table-cell table:formula="of:=SIN([.B446])" office:value-type="float" office:value="-0.963130930573317" calcext:value-type="float">
            <text:p/>
          </table:table-cell>
          <table:table-cell table:formula="of:=COS([.B446])" office:value-type="float" office:value="-0.269033103117399" calcext:value-type="float">
            <text:p/>
          </table:table-cell>
        </table:table-row>
        <table:table-row table:style-name="ro1">
          <table:table-cell/>
          <table:table-cell office:value-type="float" office:value="4.45" calcext:value-type="float">
            <text:p>4.45</text:p>
          </table:table-cell>
          <table:table-cell table:formula="of:=SIN([.B447])" office:value-type="float" office:value="-0.965773060620639" calcext:value-type="float">
            <text:p/>
          </table:table-cell>
          <table:table-cell table:formula="of:=COS([.B447])" office:value-type="float" office:value="-0.259388502789626" calcext:value-type="float">
            <text:p/>
          </table:table-cell>
        </table:table-row>
        <table:table-row table:style-name="ro1">
          <table:table-cell/>
          <table:table-cell office:value-type="float" office:value="4.46" calcext:value-type="float">
            <text:p>4.46</text:p>
          </table:table-cell>
          <table:table-cell table:formula="of:=SIN([.B448])" office:value-type="float" office:value="-0.968318614166707" calcext:value-type="float">
            <text:p/>
          </table:table-cell>
          <table:table-cell table:formula="of:=COS([.B448])" office:value-type="float" office:value="-0.249717963827731" calcext:value-type="float">
            <text:p/>
          </table:table-cell>
        </table:table-row>
        <table:table-row table:style-name="ro1">
          <table:table-cell/>
          <table:table-cell office:value-type="float" office:value="4.47" calcext:value-type="float">
            <text:p>4.47</text:p>
          </table:table-cell>
          <table:table-cell table:formula="of:=SIN([.B449])" office:value-type="float" office:value="-0.970767336658288" calcext:value-type="float">
            <text:p/>
          </table:table-cell>
          <table:table-cell table:formula="of:=COS([.B449])" office:value-type="float" office:value="-0.24002245327755" calcext:value-type="float">
            <text:p/>
          </table:table-cell>
        </table:table-row>
        <table:table-row table:style-name="ro1">
          <table:table-cell/>
          <table:table-cell office:value-type="float" office:value="4.48" calcext:value-type="float">
            <text:p>4.48</text:p>
          </table:table-cell>
          <table:table-cell table:formula="of:=SIN([.B450])" office:value-type="float" office:value="-0.973118983225174" calcext:value-type="float">
            <text:p/>
          </table:table-cell>
          <table:table-cell table:formula="of:=COS([.B450])" office:value-type="float" office:value="-0.230302940682059" calcext:value-type="float">
            <text:p/>
          </table:table-cell>
        </table:table-row>
        <table:table-row table:style-name="ro1">
          <table:table-cell/>
          <table:table-cell office:value-type="float" office:value="4.49" calcext:value-type="float">
            <text:p>4.49</text:p>
          </table:table-cell>
          <table:table-cell table:formula="of:=SIN([.B451])" office:value-type="float" office:value="-0.975373318704667" calcext:value-type="float">
            <text:p/>
          </table:table-cell>
          <table:table-cell table:formula="of:=COS([.B451])" office:value-type="float" office:value="-0.220560397984419" calcext:value-type="float">
            <text:p/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SIN([.B452])" office:value-type="float" office:value="-0.977530117665097" calcext:value-type="float">
            <text:p/>
          </table:table-cell>
          <table:table-cell table:formula="of:=COS([.B452])" office:value-type="float" office:value="-0.21079579943078" calcext:value-type="float">
            <text:p/>
          </table:table-cell>
        </table:table-row>
        <table:table-row table:style-name="ro1">
          <table:table-cell/>
          <table:table-cell office:value-type="float" office:value="4.51" calcext:value-type="float">
            <text:p>4.51</text:p>
          </table:table-cell>
          <table:table-cell table:formula="of:=SIN([.B453])" office:value-type="float" office:value="-0.979589164428367" calcext:value-type="float">
            <text:p/>
          </table:table-cell>
          <table:table-cell table:formula="of:=COS([.B453])" office:value-type="float" office:value="-0.20101012147286" calcext:value-type="float">
            <text:p/>
          </table:table-cell>
        </table:table-row>
        <table:table-row table:style-name="ro1">
          <table:table-cell/>
          <table:table-cell office:value-type="float" office:value="4.52" calcext:value-type="float">
            <text:p>4.52</text:p>
          </table:table-cell>
          <table:table-cell table:formula="of:=SIN([.B454])" office:value-type="float" office:value="-0.981550253091516" calcext:value-type="float">
            <text:p/>
          </table:table-cell>
          <table:table-cell table:formula="of:=COS([.B454])" office:value-type="float" office:value="-0.191204342670301" calcext:value-type="float">
            <text:p/>
          </table:table-cell>
        </table:table-row>
        <table:table-row table:style-name="ro1">
          <table:table-cell/>
          <table:table-cell office:value-type="float" office:value="4.53" calcext:value-type="float">
            <text:p>4.53</text:p>
          </table:table-cell>
          <table:table-cell table:formula="of:=SIN([.B455])" office:value-type="float" office:value="-0.983413187547311" calcext:value-type="float">
            <text:p/>
          </table:table-cell>
          <table:table-cell table:formula="of:=COS([.B455])" office:value-type="float" office:value="-0.181379443592811" calcext:value-type="float">
            <text:p/>
          </table:table-cell>
        </table:table-row>
        <table:table-row table:style-name="ro1">
          <table:table-cell/>
          <table:table-cell office:value-type="float" office:value="4.54" calcext:value-type="float">
            <text:p>4.54</text:p>
          </table:table-cell>
          <table:table-cell table:formula="of:=SIN([.B456])" office:value-type="float" office:value="-0.98517778150386" calcext:value-type="float">
            <text:p/>
          </table:table-cell>
          <table:table-cell table:formula="of:=COS([.B456])" office:value-type="float" office:value="-0.171536406722112" calcext:value-type="float">
            <text:p/>
          </table:table-cell>
        </table:table-row>
        <table:table-row table:style-name="ro1">
          <table:table-cell/>
          <table:table-cell office:value-type="float" office:value="4.55" calcext:value-type="float">
            <text:p>4.55</text:p>
          </table:table-cell>
          <table:table-cell table:formula="of:=SIN([.B457])" office:value-type="float" office:value="-0.986843858503237" calcext:value-type="float">
            <text:p/>
          </table:table-cell>
          <table:table-cell table:formula="of:=COS([.B457])" office:value-type="float" office:value="-0.161676216353687" calcext:value-type="float">
            <text:p/>
          </table:table-cell>
        </table:table-row>
        <table:table-row table:style-name="ro1">
          <table:table-cell/>
          <table:table-cell office:value-type="float" office:value="4.56" calcext:value-type="float">
            <text:p>4.56</text:p>
          </table:table-cell>
          <table:table-cell table:formula="of:=SIN([.B458])" office:value-type="float" office:value="-0.988411251939131" calcext:value-type="float">
            <text:p/>
          </table:table-cell>
          <table:table-cell table:formula="of:=COS([.B458])" office:value-type="float" office:value="-0.151799858498355" calcext:value-type="float">
            <text:p/>
          </table:table-cell>
        </table:table-row>
        <table:table-row table:style-name="ro1">
          <table:table-cell/>
          <table:table-cell office:value-type="float" office:value="4.57" calcext:value-type="float">
            <text:p>4.57</text:p>
          </table:table-cell>
          <table:table-cell table:formula="of:=SIN([.B459])" office:value-type="float" office:value="-0.989879805073504" calcext:value-type="float">
            <text:p/>
          </table:table-cell>
          <table:table-cell table:formula="of:=COS([.B459])" office:value-type="float" office:value="-0.141908320783673" calcext:value-type="float">
            <text:p/>
          </table:table-cell>
        </table:table-row>
        <table:table-row table:style-name="ro1">
          <table:table-cell/>
          <table:table-cell office:value-type="float" office:value="4.58" calcext:value-type="float">
            <text:p>4.58</text:p>
          </table:table-cell>
          <table:table-cell table:formula="of:=SIN([.B460])" office:value-type="float" office:value="-0.991249371052267" calcext:value-type="float">
            <text:p/>
          </table:table-cell>
          <table:table-cell table:formula="of:=COS([.B460])" office:value-type="float" office:value="-0.13200259235517" calcext:value-type="float">
            <text:p/>
          </table:table-cell>
        </table:table-row>
        <table:table-row table:style-name="ro1">
          <table:table-cell/>
          <table:table-cell office:value-type="float" office:value="4.59" calcext:value-type="float">
            <text:p>4.59</text:p>
          </table:table-cell>
          <table:table-cell table:formula="of:=SIN([.B461])" office:value-type="float" office:value="-0.992519812919963" calcext:value-type="float">
            <text:p/>
          </table:table-cell>
          <table:table-cell table:formula="of:=COS([.B461])" office:value-type="float" office:value="-0.122083663777433" calcext:value-type="float">
            <text:p/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table:formula="of:=SIN([.B462])" office:value-type="float" office:value="-0.993691003633465" calcext:value-type="float">
            <text:p/>
          </table:table-cell>
          <table:table-cell table:formula="of:=COS([.B462])" office:value-type="float" office:value="-0.112152526935054" calcext:value-type="float">
            <text:p/>
          </table:table-cell>
        </table:table-row>
        <table:table-row table:style-name="ro1">
          <table:table-cell/>
          <table:table-cell office:value-type="float" office:value="4.61" calcext:value-type="float">
            <text:p>4.61</text:p>
          </table:table-cell>
          <table:table-cell table:formula="of:=SIN([.B463])" office:value-type="float" office:value="-0.994762826074676" calcext:value-type="float">
            <text:p/>
          </table:table-cell>
          <table:table-cell table:formula="of:=COS([.B463])" office:value-type="float" office:value="-0.102210174933442" calcext:value-type="float">
            <text:p/>
          </table:table-cell>
        </table:table-row>
        <table:table-row table:style-name="ro1">
          <table:table-cell/>
          <table:table-cell office:value-type="float" office:value="4.62" calcext:value-type="float">
            <text:p>4.62</text:p>
          </table:table-cell>
          <table:table-cell table:formula="of:=SIN([.B464])" office:value-type="float" office:value="-0.995735173062245" calcext:value-type="float">
            <text:p/>
          </table:table-cell>
          <table:table-cell table:formula="of:=COS([.B464])" office:value-type="float" office:value="-0.0922576019995117" calcext:value-type="float">
            <text:p/>
          </table:table-cell>
        </table:table-row>
        <table:table-row table:style-name="ro1">
          <table:table-cell/>
          <table:table-cell office:value-type="float" office:value="4.63" calcext:value-type="float">
            <text:p>4.63</text:p>
          </table:table-cell>
          <table:table-cell table:formula="of:=SIN([.B465])" office:value-type="float" office:value="-0.996607947362286" calcext:value-type="float">
            <text:p/>
          </table:table-cell>
          <table:table-cell table:formula="of:=COS([.B465])" office:value-type="float" office:value="-0.0822958033822624" calcext:value-type="float">
            <text:p/>
          </table:table-cell>
        </table:table-row>
        <table:table-row table:style-name="ro1">
          <table:table-cell/>
          <table:table-cell office:value-type="float" office:value="4.64" calcext:value-type="float">
            <text:p>4.64</text:p>
          </table:table-cell>
          <table:table-cell table:formula="of:=SIN([.B466])" office:value-type="float" office:value="-0.997381061698093" calcext:value-type="float">
            <text:p/>
          </table:table-cell>
          <table:table-cell table:formula="of:=COS([.B466])" office:value-type="float" office:value="-0.0723257752532545" calcext:value-type="float">
            <text:p/>
          </table:table-cell>
        </table:table-row>
        <table:table-row table:style-name="ro1">
          <table:table-cell/>
          <table:table-cell office:value-type="float" office:value="4.65" calcext:value-type="float">
            <text:p>4.65</text:p>
          </table:table-cell>
          <table:table-cell table:formula="of:=SIN([.B467])" office:value-type="float" office:value="-0.998054438758879" calcext:value-type="float">
            <text:p/>
          </table:table-cell>
          <table:table-cell table:formula="of:=COS([.B467])" office:value-type="float" office:value="-0.0623485146069917" calcext:value-type="float">
            <text:p/>
          </table:table-cell>
        </table:table-row>
        <table:table-row table:style-name="ro1">
          <table:table-cell/>
          <table:table-cell office:value-type="float" office:value="4.66" calcext:value-type="float">
            <text:p>4.66</text:p>
          </table:table-cell>
          <table:table-cell table:formula="of:=SIN([.B468])" office:value-type="float" office:value="-0.998628011207499" calcext:value-type="float">
            <text:p/>
          </table:table-cell>
          <table:table-cell table:formula="of:=COS([.B468])" office:value-type="float" office:value="-0.0523650191612259" calcext:value-type="float">
            <text:p/>
          </table:table-cell>
        </table:table-row>
        <table:table-row table:style-name="ro1">
          <table:table-cell/>
          <table:table-cell office:value-type="float" office:value="4.67" calcext:value-type="float">
            <text:p>4.67</text:p>
          </table:table-cell>
          <table:table-cell table:formula="of:=SIN([.B469])" office:value-type="float" office:value="-0.999101721687185" calcext:value-type="float">
            <text:p/>
          </table:table-cell>
          <table:table-cell table:formula="of:=COS([.B469])" office:value-type="float" office:value="-0.0423762872571815" calcext:value-type="float">
            <text:p/>
          </table:table-cell>
        </table:table-row>
        <table:table-row table:style-name="ro1">
          <table:table-cell/>
          <table:table-cell office:value-type="float" office:value="4.68" calcext:value-type="float">
            <text:p>4.68</text:p>
          </table:table-cell>
          <table:table-cell table:formula="of:=SIN([.B470])" office:value-type="float" office:value="-0.999475522827284" calcext:value-type="float">
            <text:p/>
          </table:table-cell>
          <table:table-cell table:formula="of:=COS([.B470])" office:value-type="float" office:value="-0.0323833177597247" calcext:value-type="float">
            <text:p/>
          </table:table-cell>
        </table:table-row>
        <table:table-row table:style-name="ro1">
          <table:table-cell/>
          <table:table-cell office:value-type="float" office:value="4.69" calcext:value-type="float">
            <text:p>4.69</text:p>
          </table:table-cell>
          <table:table-cell table:formula="of:=SIN([.B471])" office:value-type="float" office:value="-0.999749377247994" calcext:value-type="float">
            <text:p/>
          </table:table-cell>
          <table:table-cell table:formula="of:=COS([.B471])" office:value-type="float" office:value="-0.0223871099574771" calcext:value-type="float">
            <text:p/>
          </table:table-cell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table:formula="of:=SIN([.B472])" office:value-type="float" office:value="-0.999923257564101" calcext:value-type="float">
            <text:p/>
          </table:table-cell>
          <table:table-cell table:formula="of:=COS([.B472])" office:value-type="float" office:value="-0.0123886634628906" calcext:value-type="float">
            <text:p/>
          </table:table-cell>
        </table:table-row>
        <table:table-row table:style-name="ro1">
          <table:table-cell/>
          <table:table-cell office:value-type="float" office:value="4.71" calcext:value-type="float">
            <text:p>4.71</text:p>
          </table:table-cell>
          <table:table-cell table:formula="of:=SIN([.B473])" office:value-type="float" office:value="-0.999997146387718" calcext:value-type="float">
            <text:p/>
          </table:table-cell>
          <table:table-cell table:formula="of:=COS([.B473])" office:value-type="float" office:value="-0.00238897811228154" calcext:value-type="float">
            <text:p/>
          </table:table-cell>
        </table:table-row>
        <table:table-row table:style-name="ro1">
          <table:table-cell/>
          <table:table-cell office:value-type="float" office:value="4.72" calcext:value-type="float">
            <text:p>4.72</text:p>
          </table:table-cell>
          <table:table-cell table:formula="of:=SIN([.B474])" office:value-type="float" office:value="-0.999971036330024" calcext:value-type="float">
            <text:p/>
          </table:table-cell>
          <table:table-cell table:formula="of:=COS([.B474])" office:value-type="float" office:value="0.0076109461341479" calcext:value-type="float">
            <text:p/>
          </table:table-cell>
        </table:table-row>
        <table:table-row table:style-name="ro1">
          <table:table-cell/>
          <table:table-cell office:value-type="float" office:value="4.73" calcext:value-type="float">
            <text:p>4.73</text:p>
          </table:table-cell>
          <table:table-cell table:formula="of:=SIN([.B475])" office:value-type="float" office:value="-0.999844930002004" calcext:value-type="float">
            <text:p/>
          </table:table-cell>
          <table:table-cell table:formula="of:=COS([.B475])" office:value-type="float" office:value="0.0176101092923073" calcext:value-type="float">
            <text:p/>
          </table:table-cell>
        </table:table-row>
        <table:table-row table:style-name="ro1">
          <table:table-cell/>
          <table:table-cell office:value-type="float" office:value="4.74" calcext:value-type="float">
            <text:p>4.74</text:p>
          </table:table-cell>
          <table:table-cell table:formula="of:=SIN([.B476])" office:value-type="float" office:value="-0.999618840014185" calcext:value-type="float">
            <text:p/>
          </table:table-cell>
          <table:table-cell table:formula="of:=COS([.B476])" office:value-type="float" office:value="0.0276075114542115" calcext:value-type="float">
            <text:p/>
          </table:table-cell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table:formula="of:=SIN([.B477])" office:value-type="float" office:value="-0.999292788975378" calcext:value-type="float">
            <text:p/>
          </table:table-cell>
          <table:table-cell table:formula="of:=COS([.B477])" office:value-type="float" office:value="0.0376021528879766" calcext:value-type="float">
            <text:p/>
          </table:table-cell>
        </table:table-row>
        <table:table-row table:style-name="ro1">
          <table:table-cell/>
          <table:table-cell office:value-type="float" office:value="4.76" calcext:value-type="float">
            <text:p>4.76</text:p>
          </table:table-cell>
          <table:table-cell table:formula="of:=SIN([.B478])" office:value-type="float" office:value="-0.998866809490414" calcext:value-type="float">
            <text:p/>
          </table:table-cell>
          <table:table-cell table:formula="of:=COS([.B478])" office:value-type="float" office:value="0.0475930341377878" calcext:value-type="float">
            <text:p/>
          </table:table-cell>
        </table:table-row>
        <table:table-row table:style-name="ro1">
          <table:table-cell/>
          <table:table-cell office:value-type="float" office:value="4.77" calcext:value-type="float">
            <text:p>4.77</text:p>
          </table:table-cell>
          <table:table-cell table:formula="of:=SIN([.B479])" office:value-type="float" office:value="-0.998340944156888" calcext:value-type="float">
            <text:p/>
          </table:table-cell>
          <table:table-cell table:formula="of:=COS([.B479])" office:value-type="float" office:value="0.0575791561238469" calcext:value-type="float">
            <text:p/>
          </table:table-cell>
        </table:table-row>
        <table:table-row table:style-name="ro1">
          <table:table-cell/>
          <table:table-cell office:value-type="float" office:value="4.78" calcext:value-type="float">
            <text:p>4.78</text:p>
          </table:table-cell>
          <table:table-cell table:formula="of:=SIN([.B480])" office:value-type="float" office:value="-0.997715245560893" calcext:value-type="float">
            <text:p/>
          </table:table-cell>
          <table:table-cell table:formula="of:=COS([.B480])" office:value-type="float" office:value="0.0675595202422752" calcext:value-type="float">
            <text:p/>
          </table:table-cell>
        </table:table-row>
        <table:table-row table:style-name="ro1">
          <table:table-cell/>
          <table:table-cell office:value-type="float" office:value="4.79" calcext:value-type="float">
            <text:p>4.79</text:p>
          </table:table-cell>
          <table:table-cell table:formula="of:=SIN([.B481])" office:value-type="float" office:value="-0.99698977627177" calcext:value-type="float">
            <text:p/>
          </table:table-cell>
          <table:table-cell table:formula="of:=COS([.B481])" office:value-type="float" office:value="0.0775331284649787" calcext:value-type="float">
            <text:p/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table:formula="of:=SIN([.B482])" office:value-type="float" office:value="-0.996164608835841" calcext:value-type="float">
            <text:p/>
          </table:table-cell>
          <table:table-cell table:formula="of:=COS([.B482])" office:value-type="float" office:value="0.0874989834394464" calcext:value-type="float">
            <text:p/>
          </table:table-cell>
        </table:table-row>
        <table:table-row table:style-name="ro1">
          <table:table-cell/>
          <table:table-cell office:value-type="float" office:value="4.81" calcext:value-type="float">
            <text:p>4.81</text:p>
          </table:table-cell>
          <table:table-cell table:formula="of:=SIN([.B483])" office:value-type="float" office:value="-0.995239825769163" calcext:value-type="float">
            <text:p/>
          </table:table-cell>
          <table:table-cell table:formula="of:=COS([.B483])" office:value-type="float" office:value="0.0974560885884866" calcext:value-type="float">
            <text:p/>
          </table:table-cell>
        </table:table-row>
        <table:table-row table:style-name="ro1">
          <table:table-cell/>
          <table:table-cell office:value-type="float" office:value="4.82" calcext:value-type="float">
            <text:p>4.82</text:p>
          </table:table-cell>
          <table:table-cell table:formula="of:=SIN([.B484])" office:value-type="float" office:value="-0.994215519549271" calcext:value-type="float">
            <text:p/>
          </table:table-cell>
          <table:table-cell table:formula="of:=COS([.B484])" office:value-type="float" office:value="0.10740344820988" calcext:value-type="float">
            <text:p/>
          </table:table-cell>
        </table:table-row>
        <table:table-row table:style-name="ro1">
          <table:table-cell/>
          <table:table-cell office:value-type="float" office:value="4.83" calcext:value-type="float">
            <text:p>4.83</text:p>
          </table:table-cell>
          <table:table-cell table:formula="of:=SIN([.B485])" office:value-type="float" office:value="-0.993091792605935" calcext:value-type="float">
            <text:p/>
          </table:table-cell>
          <table:table-cell table:formula="of:=COS([.B485])" office:value-type="float" office:value="0.117340067575955" calcext:value-type="float">
            <text:p/>
          </table:table-cell>
        </table:table-row>
        <table:table-row table:style-name="ro1">
          <table:table-cell/>
          <table:table-cell office:value-type="float" office:value="4.84" calcext:value-type="float">
            <text:p>4.84</text:p>
          </table:table-cell>
          <table:table-cell table:formula="of:=SIN([.B486])" office:value-type="float" office:value="-0.991868757310913" calcext:value-type="float">
            <text:p/>
          </table:table-cell>
          <table:table-cell table:formula="of:=COS([.B486])" office:value-type="float" office:value="0.127264953033056" calcext:value-type="float">
            <text:p/>
          </table:table-cell>
        </table:table-row>
        <table:table-row table:style-name="ro1">
          <table:table-cell/>
          <table:table-cell office:value-type="float" office:value="4.85" calcext:value-type="float">
            <text:p>4.85</text:p>
          </table:table-cell>
          <table:table-cell table:formula="of:=SIN([.B487])" office:value-type="float" office:value="-0.990546535966713" calcext:value-type="float">
            <text:p/>
          </table:table-cell>
          <table:table-cell table:formula="of:=COS([.B487])" office:value-type="float" office:value="0.137177112100908" calcext:value-type="float">
            <text:p/>
          </table:table-cell>
        </table:table-row>
        <table:table-row table:style-name="ro1">
          <table:table-cell/>
          <table:table-cell office:value-type="float" office:value="4.86" calcext:value-type="float">
            <text:p>4.86</text:p>
          </table:table-cell>
          <table:table-cell table:formula="of:=SIN([.B488])" office:value-type="float" office:value="-0.98912526079437" calcext:value-type="float">
            <text:p/>
          </table:table-cell>
          <table:table-cell table:formula="of:=COS([.B488])" office:value-type="float" office:value="0.147075553571863" calcext:value-type="float">
            <text:p/>
          </table:table-cell>
        </table:table-row>
        <table:table-row table:style-name="ro1">
          <table:table-cell/>
          <table:table-cell office:value-type="float" office:value="4.87" calcext:value-type="float">
            <text:p>4.87</text:p>
          </table:table-cell>
          <table:table-cell table:formula="of:=SIN([.B489])" office:value-type="float" office:value="-0.987605073920215" calcext:value-type="float">
            <text:p/>
          </table:table-cell>
          <table:table-cell table:formula="of:=COS([.B489])" office:value-type="float" office:value="0.156959287610023" calcext:value-type="float">
            <text:p/>
          </table:table-cell>
        </table:table-row>
        <table:table-row table:style-name="ro1">
          <table:table-cell/>
          <table:table-cell office:value-type="float" office:value="4.88" calcext:value-type="float">
            <text:p>4.88</text:p>
          </table:table-cell>
          <table:table-cell table:formula="of:=SIN([.B490])" office:value-type="float" office:value="-0.98598612736167" calcext:value-type="float">
            <text:p/>
          </table:table-cell>
          <table:table-cell table:formula="of:=COS([.B490])" office:value-type="float" office:value="0.166827325850222" calcext:value-type="float">
            <text:p/>
          </table:table-cell>
        </table:table-row>
        <table:table-row table:style-name="ro1">
          <table:table-cell/>
          <table:table-cell office:value-type="float" office:value="4.89" calcext:value-type="float">
            <text:p>4.89</text:p>
          </table:table-cell>
          <table:table-cell table:formula="of:=SIN([.B491])" office:value-type="float" office:value="-0.984268583012041" calcext:value-type="float">
            <text:p/>
          </table:table-cell>
          <table:table-cell table:formula="of:=COS([.B491])" office:value-type="float" office:value="0.176678681496857" calcext:value-type="float">
            <text:p/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table:formula="of:=SIN([.B492])" office:value-type="float" office:value="-0.982452612624332" calcext:value-type="float">
            <text:p/>
          </table:table-cell>
          <table:table-cell table:formula="of:=COS([.B492])" office:value-type="float" office:value="0.186512369422576" calcext:value-type="float">
            <text:p/>
          </table:table-cell>
        </table:table-row>
        <table:table-row table:style-name="ro1">
          <table:table-cell/>
          <table:table-cell office:value-type="float" office:value="4.91" calcext:value-type="float">
            <text:p>4.91</text:p>
          </table:table-cell>
          <table:table-cell table:formula="of:=SIN([.B493])" office:value-type="float" office:value="-0.980538397794069" calcext:value-type="float">
            <text:p/>
          </table:table-cell>
          <table:table-cell table:formula="of:=COS([.B493])" office:value-type="float" office:value="0.196327406266778" calcext:value-type="float">
            <text:p/>
          </table:table-cell>
        </table:table-row>
        <table:table-row table:style-name="ro1">
          <table:table-cell/>
          <table:table-cell office:value-type="float" office:value="4.92" calcext:value-type="float">
            <text:p>4.92</text:p>
          </table:table-cell>
          <table:table-cell table:formula="of:=SIN([.B494])" office:value-type="float" office:value="-0.978526129941139" calcext:value-type="float">
            <text:p/>
          </table:table-cell>
          <table:table-cell table:formula="of:=COS([.B494])" office:value-type="float" office:value="0.206122810533958" calcext:value-type="float">
            <text:p/>
          </table:table-cell>
        </table:table-row>
        <table:table-row table:style-name="ro1">
          <table:table-cell/>
          <table:table-cell office:value-type="float" office:value="4.93" calcext:value-type="float">
            <text:p>4.93</text:p>
          </table:table-cell>
          <table:table-cell table:formula="of:=SIN([.B495])" office:value-type="float" office:value="-0.97641601029065" calcext:value-type="float">
            <text:p/>
          </table:table-cell>
          <table:table-cell table:formula="of:=COS([.B495])" office:value-type="float" office:value="0.215897602691854" calcext:value-type="float">
            <text:p/>
          </table:table-cell>
        </table:table-row>
        <table:table-row table:style-name="ro1">
          <table:table-cell/>
          <table:table-cell office:value-type="float" office:value="4.94" calcext:value-type="float">
            <text:p>4.94</text:p>
          </table:table-cell>
          <table:table-cell table:formula="of:=SIN([.B496])" office:value-type="float" office:value="-0.974208249852809" calcext:value-type="float">
            <text:p/>
          </table:table-cell>
          <table:table-cell table:formula="of:=COS([.B496])" office:value-type="float" office:value="0.225650805269396" calcext:value-type="float">
            <text:p/>
          </table:table-cell>
        </table:table-row>
        <table:table-row table:style-name="ro1">
          <table:table-cell/>
          <table:table-cell office:value-type="float" office:value="4.95" calcext:value-type="float">
            <text:p>4.95</text:p>
          </table:table-cell>
          <table:table-cell table:formula="of:=SIN([.B497])" office:value-type="float" office:value="-0.971903069401821" calcext:value-type="float">
            <text:p/>
          </table:table-cell>
          <table:table-cell table:formula="of:=COS([.B497])" office:value-type="float" office:value="0.235381442954451" calcext:value-type="float">
            <text:p/>
          </table:table-cell>
        </table:table-row>
        <table:table-row table:style-name="ro1">
          <table:table-cell/>
          <table:table-cell office:value-type="float" office:value="4.96" calcext:value-type="float">
            <text:p>4.96</text:p>
          </table:table-cell>
          <table:table-cell table:formula="of:=SIN([.B498])" office:value-type="float" office:value="-0.969500699453809" calcext:value-type="float">
            <text:p/>
          </table:table-cell>
          <table:table-cell table:formula="of:=COS([.B498])" office:value-type="float" office:value="0.245088542691362" calcext:value-type="float">
            <text:p/>
          </table:table-cell>
        </table:table-row>
        <table:table-row table:style-name="ro1">
          <table:table-cell/>
          <table:table-cell office:value-type="float" office:value="4.97" calcext:value-type="float">
            <text:p>4.97</text:p>
          </table:table-cell>
          <table:table-cell table:formula="of:=SIN([.B499])" office:value-type="float" office:value="-0.967001380243766" calcext:value-type="float">
            <text:p/>
          </table:table-cell>
          <table:table-cell table:formula="of:=COS([.B499])" office:value-type="float" office:value="0.254771133778243" calcext:value-type="float">
            <text:p/>
          </table:table-cell>
        </table:table-row>
        <table:table-row table:style-name="ro1">
          <table:table-cell/>
          <table:table-cell office:value-type="float" office:value="4.98" calcext:value-type="float">
            <text:p>4.98</text:p>
          </table:table-cell>
          <table:table-cell table:formula="of:=SIN([.B500])" office:value-type="float" office:value="-0.96440536170153" calcext:value-type="float">
            <text:p/>
          </table:table-cell>
          <table:table-cell table:formula="of:=COS([.B500])" office:value-type="float" office:value="0.264428247964056" calcext:value-type="float">
            <text:p/>
          </table:table-cell>
        </table:table-row>
        <table:table-row table:style-name="ro1">
          <table:table-cell/>
          <table:table-cell office:value-type="float" office:value="4.99" calcext:value-type="float">
            <text:p>4.99</text:p>
          </table:table-cell>
          <table:table-cell table:formula="of:=SIN([.B501])" office:value-type="float" office:value="-0.961712903426793" calcext:value-type="float">
            <text:p/>
          </table:table-cell>
          <table:table-cell table:formula="of:=COS([.B501])" office:value-type="float" office:value="0.274058919545427" calcext:value-type="float">
            <text:p/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SIN([.B502])" office:value-type="float" office:value="-0.958924274663139" calcext:value-type="float">
            <text:p/>
          </table:table-cell>
          <table:table-cell table:formula="of:=COS([.B502])" office:value-type="float" office:value="0.283662185463226" calcext:value-type="float">
            <text:p/>
          </table:table-cell>
        </table:table-row>
        <table:table-row table:style-name="ro1">
          <table:table-cell/>
          <table:table-cell office:value-type="float" office:value="5.01" calcext:value-type="float">
            <text:p>5.01</text:p>
          </table:table-cell>
          <table:table-cell table:formula="of:=SIN([.B503])" office:value-type="float" office:value="-0.956039754271118" calcext:value-type="float">
            <text:p/>
          </table:table-cell>
          <table:table-cell table:formula="of:=COS([.B503])" office:value-type="float" office:value="0.293237085398863" calcext:value-type="float">
            <text:p/>
          </table:table-cell>
        </table:table-row>
        <table:table-row table:style-name="ro1">
          <table:table-cell/>
          <table:table-cell office:value-type="float" office:value="5.02" calcext:value-type="float">
            <text:p>5.02</text:p>
          </table:table-cell>
          <table:table-cell table:formula="of:=SIN([.B504])" office:value-type="float" office:value="-0.953059630700368" calcext:value-type="float">
            <text:p/>
          </table:table-cell>
          <table:table-cell table:formula="of:=COS([.B504])" office:value-type="float" office:value="0.302782661870324" calcext:value-type="float">
            <text:p/>
          </table:table-cell>
        </table:table-row>
        <table:table-row table:style-name="ro1">
          <table:table-cell/>
          <table:table-cell office:value-type="float" office:value="5.03" calcext:value-type="float">
            <text:p>5.03</text:p>
          </table:table-cell>
          <table:table-cell table:formula="of:=SIN([.B505])" office:value-type="float" office:value="-0.949984201960761" calcext:value-type="float">
            <text:p/>
          </table:table-cell>
          <table:table-cell table:formula="of:=COS([.B505])" office:value-type="float" office:value="0.312297960327916" calcext:value-type="float">
            <text:p/>
          </table:table-cell>
        </table:table-row>
        <table:table-row table:style-name="ro1">
          <table:table-cell/>
          <table:table-cell office:value-type="float" office:value="5.04" calcext:value-type="float">
            <text:p>5.04</text:p>
          </table:table-cell>
          <table:table-cell table:formula="of:=SIN([.B506])" office:value-type="float" office:value="-0.946813775592609" calcext:value-type="float">
            <text:p/>
          </table:table-cell>
          <table:table-cell table:formula="of:=COS([.B506])" office:value-type="float" office:value="0.321782029249722" calcext:value-type="float">
            <text:p/>
          </table:table-cell>
        </table:table-row>
        <table:table-row table:style-name="ro1">
          <table:table-cell/>
          <table:table-cell office:value-type="float" office:value="5.05" calcext:value-type="float">
            <text:p>5.05</text:p>
          </table:table-cell>
          <table:table-cell table:formula="of:=SIN([.B507])" office:value-type="float" office:value="-0.943548668635907" calcext:value-type="float">
            <text:p/>
          </table:table-cell>
          <table:table-cell table:formula="of:=COS([.B507])" office:value-type="float" office:value="0.331233920236754" calcext:value-type="float">
            <text:p/>
          </table:table-cell>
        </table:table-row>
        <table:table-row table:style-name="ro1">
          <table:table-cell/>
          <table:table-cell office:value-type="float" office:value="5.06" calcext:value-type="float">
            <text:p>5.06</text:p>
          </table:table-cell>
          <table:table-cell table:formula="of:=SIN([.B508])" office:value-type="float" office:value="-0.940189207598628" calcext:value-type="float">
            <text:p/>
          </table:table-cell>
          <table:table-cell table:formula="of:=COS([.B508])" office:value-type="float" office:value="0.34065268810779" calcext:value-type="float">
            <text:p/>
          </table:table-cell>
        </table:table-row>
        <table:table-row table:style-name="ro1">
          <table:table-cell/>
          <table:table-cell office:value-type="float" office:value="5.07" calcext:value-type="float">
            <text:p>5.07</text:p>
          </table:table-cell>
          <table:table-cell table:formula="of:=SIN([.B509])" office:value-type="float" office:value="-0.936735728424079" calcext:value-type="float">
            <text:p/>
          </table:table-cell>
          <table:table-cell table:formula="of:=COS([.B509])" office:value-type="float" office:value="0.350037390993891" calcext:value-type="float">
            <text:p/>
          </table:table-cell>
        </table:table-row>
        <table:table-row table:style-name="ro1">
          <table:table-cell/>
          <table:table-cell office:value-type="float" office:value="5.08" calcext:value-type="float">
            <text:p>5.08</text:p>
          </table:table-cell>
          <table:table-cell table:formula="of:=SIN([.B510])" office:value-type="float" office:value="-0.933188576457298" calcext:value-type="float">
            <text:p/>
          </table:table-cell>
          <table:table-cell table:formula="of:=COS([.B510])" office:value-type="float" office:value="0.35938709043259" calcext:value-type="float">
            <text:p/>
          </table:table-cell>
        </table:table-row>
        <table:table-row table:style-name="ro1">
          <table:table-cell/>
          <table:table-cell office:value-type="float" office:value="5.09" calcext:value-type="float">
            <text:p>5.09</text:p>
          </table:table-cell>
          <table:table-cell table:formula="of:=SIN([.B511])" office:value-type="float" office:value="-0.929548106410525" calcext:value-type="float">
            <text:p/>
          </table:table-cell>
          <table:table-cell table:formula="of:=COS([.B511])" office:value-type="float" office:value="0.368700851461733" calcext:value-type="float">
            <text:p/>
          </table:table-cell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table:formula="of:=SIN([.B512])" office:value-type="float" office:value="-0.925814682327732" calcext:value-type="float">
            <text:p/>
          </table:table-cell>
          <table:table-cell table:formula="of:=COS([.B512])" office:value-type="float" office:value="0.377977742712981" calcext:value-type="float">
            <text:p/>
          </table:table-cell>
        </table:table-row>
        <table:table-row table:style-name="ro1">
          <table:table-cell/>
          <table:table-cell office:value-type="float" office:value="5.11" calcext:value-type="float">
            <text:p>5.11</text:p>
          </table:table-cell>
          <table:table-cell table:formula="of:=SIN([.B513])" office:value-type="float" office:value="-0.921988677548216" calcext:value-type="float">
            <text:p/>
          </table:table-cell>
          <table:table-cell table:formula="of:=COS([.B513])" office:value-type="float" office:value="0.387216836504937" calcext:value-type="float">
            <text:p/>
          </table:table-cell>
        </table:table-row>
        <table:table-row table:style-name="ro1">
          <table:table-cell/>
          <table:table-cell office:value-type="float" office:value="5.12" calcext:value-type="float">
            <text:p>5.12</text:p>
          </table:table-cell>
          <table:table-cell table:formula="of:=SIN([.B514])" office:value-type="float" office:value="-0.918070474669267" calcext:value-type="float">
            <text:p/>
          </table:table-cell>
          <table:table-cell table:formula="of:=COS([.B514])" office:value-type="float" office:value="0.396417208935922" calcext:value-type="float">
            <text:p/>
          </table:table-cell>
        </table:table-row>
        <table:table-row table:style-name="ro1">
          <table:table-cell/>
          <table:table-cell office:value-type="float" office:value="5.13" calcext:value-type="float">
            <text:p>5.13</text:p>
          </table:table-cell>
          <table:table-cell table:formula="of:=SIN([.B515])" office:value-type="float" office:value="-0.914060465507907" calcext:value-type="float">
            <text:p/>
          </table:table-cell>
          <table:table-cell table:formula="of:=COS([.B515])" office:value-type="float" office:value="0.405577939976361" calcext:value-type="float">
            <text:p/>
          </table:table-cell>
        </table:table-row>
        <table:table-row table:style-name="ro1">
          <table:table-cell/>
          <table:table-cell office:value-type="float" office:value="5.14" calcext:value-type="float">
            <text:p>5.14</text:p>
          </table:table-cell>
          <table:table-cell table:formula="of:=SIN([.B516])" office:value-type="float" office:value="-0.909959051061711" calcext:value-type="float">
            <text:p/>
          </table:table-cell>
          <table:table-cell table:formula="of:=COS([.B516])" office:value-type="float" office:value="0.414698113560782" calcext:value-type="float">
            <text:p/>
          </table:table-cell>
        </table:table-row>
        <table:table-row table:style-name="ro1">
          <table:table-cell/>
          <table:table-cell office:value-type="float" office:value="5.15" calcext:value-type="float">
            <text:p>5.15</text:p>
          </table:table-cell>
          <table:table-cell table:formula="of:=SIN([.B517])" office:value-type="float" office:value="-0.905766641468704" calcext:value-type="float">
            <text:p/>
          </table:table-cell>
          <table:table-cell table:formula="of:=COS([.B517])" office:value-type="float" office:value="0.423776817679428" calcext:value-type="float">
            <text:p/>
          </table:table-cell>
        </table:table-row>
        <table:table-row table:style-name="ro1">
          <table:table-cell/>
          <table:table-cell office:value-type="float" office:value="5.16" calcext:value-type="float">
            <text:p>5.16</text:p>
          </table:table-cell>
          <table:table-cell table:formula="of:=SIN([.B518])" office:value-type="float" office:value="-0.901483655966355" calcext:value-type="float">
            <text:p/>
          </table:table-cell>
          <table:table-cell table:formula="of:=COS([.B518])" office:value-type="float" office:value="0.432813144469452" calcext:value-type="float">
            <text:p/>
          </table:table-cell>
        </table:table-row>
        <table:table-row table:style-name="ro1">
          <table:table-cell/>
          <table:table-cell office:value-type="float" office:value="5.17" calcext:value-type="float">
            <text:p>5.17</text:p>
          </table:table-cell>
          <table:table-cell table:formula="of:=SIN([.B519])" office:value-type="float" office:value="-0.897110522849642" calcext:value-type="float">
            <text:p/>
          </table:table-cell>
          <table:table-cell table:formula="of:=COS([.B519])" office:value-type="float" office:value="0.441806190305705" calcext:value-type="float">
            <text:p/>
          </table:table-cell>
        </table:table-row>
        <table:table-row table:style-name="ro1">
          <table:table-cell/>
          <table:table-cell office:value-type="float" office:value="5.18" calcext:value-type="float">
            <text:p>5.18</text:p>
          </table:table-cell>
          <table:table-cell table:formula="of:=SIN([.B520])" office:value-type="float" office:value="-0.892647679428235" calcext:value-type="float">
            <text:p/>
          </table:table-cell>
          <table:table-cell table:formula="of:=COS([.B520])" office:value-type="float" office:value="0.450755055891099" calcext:value-type="float">
            <text:p/>
          </table:table-cell>
        </table:table-row>
        <table:table-row table:style-name="ro1">
          <table:table-cell/>
          <table:table-cell office:value-type="float" office:value="5.19" calcext:value-type="float">
            <text:p>5.19</text:p>
          </table:table-cell>
          <table:table-cell table:formula="of:=SIN([.B521])" office:value-type="float" office:value="-0.888095571982754" calcext:value-type="float">
            <text:p/>
          </table:table-cell>
          <table:table-cell table:formula="of:=COS([.B521])" office:value-type="float" office:value="0.459658846346532" calcext:value-type="float">
            <text:p/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table:formula="of:=SIN([.B522])" office:value-type="float" office:value="-0.883454655720153" calcext:value-type="float">
            <text:p/>
          </table:table-cell>
          <table:table-cell table:formula="of:=COS([.B522])" office:value-type="float" office:value="0.468516671300377" calcext:value-type="float">
            <text:p/>
          </table:table-cell>
        </table:table-row>
        <table:table-row table:style-name="ro1">
          <table:table-cell/>
          <table:table-cell office:value-type="float" office:value="5.21" calcext:value-type="float">
            <text:p>5.21</text:p>
          </table:table-cell>
          <table:table-cell table:formula="of:=SIN([.B523])" office:value-type="float" office:value="-0.87872539472819" calcext:value-type="float">
            <text:p/>
          </table:table-cell>
          <table:table-cell table:formula="of:=COS([.B523])" office:value-type="float" office:value="0.477327644977522" calcext:value-type="float">
            <text:p/>
          </table:table-cell>
        </table:table-row>
        <table:table-row table:style-name="ro1">
          <table:table-cell/>
          <table:table-cell office:value-type="float" office:value="5.22" calcext:value-type="float">
            <text:p>5.22</text:p>
          </table:table-cell>
          <table:table-cell table:formula="of:=SIN([.B524])" office:value-type="float" office:value="-0.873908261929022" calcext:value-type="float">
            <text:p/>
          </table:table-cell>
          <table:table-cell table:formula="of:=COS([.B524])" office:value-type="float" office:value="0.48609088628794" calcext:value-type="float">
            <text:p/>
          </table:table-cell>
        </table:table-row>
        <table:table-row table:style-name="ro1">
          <table:table-cell/>
          <table:table-cell office:value-type="float" office:value="5.23" calcext:value-type="float">
            <text:p>5.23</text:p>
          </table:table-cell>
          <table:table-cell table:formula="of:=SIN([.B525])" office:value-type="float" office:value="-0.869003739031916" calcext:value-type="float">
            <text:p/>
          </table:table-cell>
          <table:table-cell table:formula="of:=COS([.B525])" office:value-type="float" office:value="0.494805518914805" calcext:value-type="float">
            <text:p/>
          </table:table-cell>
        </table:table-row>
        <table:table-row table:style-name="ro1">
          <table:table-cell/>
          <table:table-cell office:value-type="float" office:value="5.24" calcext:value-type="float">
            <text:p>5.24</text:p>
          </table:table-cell>
          <table:table-cell table:formula="of:=SIN([.B526])" office:value-type="float" office:value="-0.864012316485074" calcext:value-type="float">
            <text:p/>
          </table:table-cell>
          <table:table-cell table:formula="of:=COS([.B526])" office:value-type="float" office:value="0.503470671402114" calcext:value-type="float">
            <text:p/>
          </table:table-cell>
        </table:table-row>
        <table:table-row table:style-name="ro1">
          <table:table-cell/>
          <table:table-cell office:value-type="float" office:value="5.25" calcext:value-type="float">
            <text:p>5.25</text:p>
          </table:table-cell>
          <table:table-cell table:formula="of:=SIN([.B527])" office:value-type="float" office:value="-0.858934493426592" calcext:value-type="float">
            <text:p/>
          </table:table-cell>
          <table:table-cell table:formula="of:=COS([.B527])" office:value-type="float" office:value="0.512085477241841" calcext:value-type="float">
            <text:p/>
          </table:table-cell>
        </table:table-row>
        <table:table-row table:style-name="ro1">
          <table:table-cell/>
          <table:table-cell office:value-type="float" office:value="5.26" calcext:value-type="float">
            <text:p>5.26</text:p>
          </table:table-cell>
          <table:table-cell table:formula="of:=SIN([.B528])" office:value-type="float" office:value="-0.853770777634543" calcext:value-type="float">
            <text:p/>
          </table:table-cell>
          <table:table-cell table:formula="of:=COS([.B528])" office:value-type="float" office:value="0.520649074960579" calcext:value-type="float">
            <text:p/>
          </table:table-cell>
        </table:table-row>
        <table:table-row table:style-name="ro1">
          <table:table-cell/>
          <table:table-cell office:value-type="float" office:value="5.27" calcext:value-type="float">
            <text:p>5.27</text:p>
          </table:table-cell>
          <table:table-cell table:formula="of:=SIN([.B529])" office:value-type="float" office:value="-0.848521685476204" calcext:value-type="float">
            <text:p/>
          </table:table-cell>
          <table:table-cell table:formula="of:=COS([.B529])" office:value-type="float" office:value="0.529160608205696" calcext:value-type="float">
            <text:p/>
          </table:table-cell>
        </table:table-row>
        <table:table-row table:style-name="ro1">
          <table:table-cell/>
          <table:table-cell office:value-type="float" office:value="5.28" calcext:value-type="float">
            <text:p>5.28</text:p>
          </table:table-cell>
          <table:table-cell table:formula="of:=SIN([.B530])" office:value-type="float" office:value="-0.843187741856417" calcext:value-type="float">
            <text:p/>
          </table:table-cell>
          <table:table-cell table:formula="of:=COS([.B530])" office:value-type="float" office:value="0.537619225830956" calcext:value-type="float">
            <text:p/>
          </table:table-cell>
        </table:table-row>
        <table:table-row table:style-name="ro1">
          <table:table-cell/>
          <table:table-cell office:value-type="float" office:value="5.29" calcext:value-type="float">
            <text:p>5.29</text:p>
          </table:table-cell>
          <table:table-cell table:formula="of:=SIN([.B531])" office:value-type="float" office:value="-0.837769480165098" calcext:value-type="float">
            <text:p/>
          </table:table-cell>
          <table:table-cell table:formula="of:=COS([.B531])" office:value-type="float" office:value="0.546024081981648" calcext:value-type="float">
            <text:p/>
          </table:table-cell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table:formula="of:=SIN([.B532])" office:value-type="float" office:value="-0.832267442223901" calcext:value-type="float">
            <text:p/>
          </table:table-cell>
          <table:table-cell table:formula="of:=COS([.B532])" office:value-type="float" office:value="0.554374336179161" calcext:value-type="float">
            <text:p/>
          </table:table-cell>
        </table:table-row>
        <table:table-row table:style-name="ro1">
          <table:table-cell/>
          <table:table-cell office:value-type="float" office:value="5.31" calcext:value-type="float">
            <text:p>5.31</text:p>
          </table:table-cell>
          <table:table-cell table:formula="of:=SIN([.B533])" office:value-type="float" office:value="-0.826682178232036" calcext:value-type="float">
            <text:p/>
          </table:table-cell>
          <table:table-cell table:formula="of:=COS([.B533])" office:value-type="float" office:value="0.562669153405033" calcext:value-type="float">
            <text:p/>
          </table:table-cell>
        </table:table-row>
        <table:table-row table:style-name="ro1">
          <table:table-cell/>
          <table:table-cell office:value-type="float" office:value="5.32" calcext:value-type="float">
            <text:p>5.32</text:p>
          </table:table-cell>
          <table:table-cell table:formula="of:=SIN([.B534])" office:value-type="float" office:value="-0.821014246711247" calcext:value-type="float">
            <text:p/>
          </table:table-cell>
          <table:table-cell table:formula="of:=COS([.B534])" office:value-type="float" office:value="0.570907704184454" calcext:value-type="float">
            <text:p/>
          </table:table-cell>
        </table:table-row>
        <table:table-row table:style-name="ro1">
          <table:table-cell/>
          <table:table-cell office:value-type="float" office:value="5.33" calcext:value-type="float">
            <text:p>5.33</text:p>
          </table:table-cell>
          <table:table-cell table:formula="of:=SIN([.B535])" office:value-type="float" office:value="-0.815264214449963" calcext:value-type="float">
            <text:p/>
          </table:table-cell>
          <table:table-cell table:formula="of:=COS([.B535])" office:value-type="float" office:value="0.57908916466921" calcext:value-type="float">
            <text:p/>
          </table:table-cell>
        </table:table-row>
        <table:table-row table:style-name="ro1">
          <table:table-cell/>
          <table:table-cell office:value-type="float" office:value="5.34" calcext:value-type="float">
            <text:p>5.34</text:p>
          </table:table-cell>
          <table:table-cell table:formula="of:=SIN([.B536])" office:value-type="float" office:value="-0.809432656446619" calcext:value-type="float">
            <text:p/>
          </table:table-cell>
          <table:table-cell table:formula="of:=COS([.B536])" office:value-type="float" office:value="0.587212716720073" calcext:value-type="float">
            <text:p/>
          </table:table-cell>
        </table:table-row>
        <table:table-row table:style-name="ro1">
          <table:table-cell/>
          <table:table-cell office:value-type="float" office:value="5.35" calcext:value-type="float">
            <text:p>5.35</text:p>
          </table:table-cell>
          <table:table-cell table:formula="of:=SIN([.B537])" office:value-type="float" office:value="-0.803520155852155" calcext:value-type="float">
            <text:p/>
          </table:table-cell>
          <table:table-cell table:formula="of:=COS([.B537])" office:value-type="float" office:value="0.595277547988607" calcext:value-type="float">
            <text:p/>
          </table:table-cell>
        </table:table-row>
        <table:table-row table:style-name="ro1">
          <table:table-cell/>
          <table:table-cell office:value-type="float" office:value="5.36" calcext:value-type="float">
            <text:p>5.36</text:p>
          </table:table-cell>
          <table:table-cell table:formula="of:=SIN([.B538])" office:value-type="float" office:value="-0.797527303911704" calcext:value-type="float">
            <text:p/>
          </table:table-cell>
          <table:table-cell table:formula="of:=COS([.B538])" office:value-type="float" office:value="0.603282851998404" calcext:value-type="float">
            <text:p/>
          </table:table-cell>
        </table:table-row>
        <table:table-row table:style-name="ro1">
          <table:table-cell/>
          <table:table-cell office:value-type="float" office:value="5.37" calcext:value-type="float">
            <text:p>5.37</text:p>
          </table:table-cell>
          <table:table-cell table:formula="of:=SIN([.B539])" office:value-type="float" office:value="-0.791454699905466" calcext:value-type="float">
            <text:p/>
          </table:table-cell>
          <table:table-cell table:formula="of:=COS([.B539])" office:value-type="float" office:value="0.611227828225735" calcext:value-type="float">
            <text:p/>
          </table:table-cell>
        </table:table-row>
        <table:table-row table:style-name="ro1">
          <table:table-cell/>
          <table:table-cell office:value-type="float" office:value="5.38" calcext:value-type="float">
            <text:p>5.38</text:p>
          </table:table-cell>
          <table:table-cell table:formula="of:=SIN([.B540])" office:value-type="float" office:value="-0.785302951088781" calcext:value-type="float">
            <text:p/>
          </table:table-cell>
          <table:table-cell table:formula="of:=COS([.B540])" office:value-type="float" office:value="0.619111682179599" calcext:value-type="float">
            <text:p/>
          </table:table-cell>
        </table:table-row>
        <table:table-row table:style-name="ro1">
          <table:table-cell/>
          <table:table-cell office:value-type="float" office:value="5.39" calcext:value-type="float">
            <text:p>5.39</text:p>
          </table:table-cell>
          <table:table-cell table:formula="of:=SIN([.B541])" office:value-type="float" office:value="-0.779072672631403" calcext:value-type="float">
            <text:p/>
          </table:table-cell>
          <table:table-cell table:formula="of:=COS([.B541])" office:value-type="float" office:value="0.626933625481169" calcext:value-type="float">
            <text:p/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table:formula="of:=SIN([.B542])" office:value-type="float" office:value="-0.772764487555987" calcext:value-type="float">
            <text:p/>
          </table:table-cell>
          <table:table-cell table:formula="of:=COS([.B542])" office:value-type="float" office:value="0.634692875942635" calcext:value-type="float">
            <text:p/>
          </table:table-cell>
        </table:table-row>
        <table:table-row table:style-name="ro1">
          <table:table-cell/>
          <table:table-cell office:value-type="float" office:value="5.41" calcext:value-type="float">
            <text:p>5.41</text:p>
          </table:table-cell>
          <table:table-cell table:formula="of:=SIN([.B543])" office:value-type="float" office:value="-0.766379026675784" calcext:value-type="float">
            <text:p/>
          </table:table-cell>
          <table:table-cell table:formula="of:=COS([.B543])" office:value-type="float" office:value="0.642388657645414" calcext:value-type="float">
            <text:p/>
          </table:table-cell>
        </table:table-row>
        <table:table-row table:style-name="ro1">
          <table:table-cell/>
          <table:table-cell office:value-type="float" office:value="5.42" calcext:value-type="float">
            <text:p>5.42</text:p>
          </table:table-cell>
          <table:table-cell table:formula="of:=SIN([.B544])" office:value-type="float" office:value="-0.759916928531561" calcext:value-type="float">
            <text:p/>
          </table:table-cell>
          <table:table-cell table:formula="of:=COS([.B544])" office:value-type="float" office:value="0.650020201017752" calcext:value-type="float">
            <text:p/>
          </table:table-cell>
        </table:table-row>
        <table:table-row table:style-name="ro1">
          <table:table-cell/>
          <table:table-cell office:value-type="float" office:value="5.43" calcext:value-type="float">
            <text:p>5.43</text:p>
          </table:table-cell>
          <table:table-cell table:formula="of:=SIN([.B545])" office:value-type="float" office:value="-0.753378839327747" calcext:value-type="float">
            <text:p/>
          </table:table-cell>
          <table:table-cell table:formula="of:=COS([.B545])" office:value-type="float" office:value="0.657586742911669" calcext:value-type="float">
            <text:p/>
          </table:table-cell>
        </table:table-row>
        <table:table-row table:style-name="ro1">
          <table:table-cell/>
          <table:table-cell office:value-type="float" office:value="5.44" calcext:value-type="float">
            <text:p>5.44</text:p>
          </table:table-cell>
          <table:table-cell table:formula="of:=SIN([.B546])" office:value-type="float" office:value="-0.746765412867812" calcext:value-type="float">
            <text:p/>
          </table:table-cell>
          <table:table-cell table:formula="of:=COS([.B546])" office:value-type="float" office:value="0.665087526679283" calcext:value-type="float">
            <text:p/>
          </table:table-cell>
        </table:table-row>
        <table:table-row table:style-name="ro1">
          <table:table-cell/>
          <table:table-cell office:value-type="float" office:value="5.45" calcext:value-type="float">
            <text:p>5.45</text:p>
          </table:table-cell>
          <table:table-cell table:formula="of:=SIN([.B547])" office:value-type="float" office:value="-0.740077310488894" calcext:value-type="float">
            <text:p/>
          </table:table-cell>
          <table:table-cell table:formula="of:=COS([.B547])" office:value-type="float" office:value="0.672521802248466" calcext:value-type="float">
            <text:p/>
          </table:table-cell>
        </table:table-row>
        <table:table-row table:style-name="ro1">
          <table:table-cell/>
          <table:table-cell office:value-type="float" office:value="5.46" calcext:value-type="float">
            <text:p>5.46</text:p>
          </table:table-cell>
          <table:table-cell table:formula="of:=SIN([.B548])" office:value-type="float" office:value="-0.733315200995656" calcext:value-type="float">
            <text:p/>
          </table:table-cell>
          <table:table-cell table:formula="of:=COS([.B548])" office:value-type="float" office:value="0.679888826197857" calcext:value-type="float">
            <text:p/>
          </table:table-cell>
        </table:table-row>
        <table:table-row table:style-name="ro1">
          <table:table-cell/>
          <table:table-cell office:value-type="float" office:value="5.47" calcext:value-type="float">
            <text:p>5.47</text:p>
          </table:table-cell>
          <table:table-cell table:formula="of:=SIN([.B549])" office:value-type="float" office:value="-0.726479760593413" calcext:value-type="float">
            <text:p/>
          </table:table-cell>
          <table:table-cell table:formula="of:=COS([.B549])" office:value-type="float" office:value="0.687187861831201" calcext:value-type="float">
            <text:p/>
          </table:table-cell>
        </table:table-row>
        <table:table-row table:style-name="ro1">
          <table:table-cell/>
          <table:table-cell office:value-type="float" office:value="5.48" calcext:value-type="float">
            <text:p>5.48</text:p>
          </table:table-cell>
          <table:table-cell table:formula="of:=SIN([.B550])" office:value-type="float" office:value="-0.719571672820508" calcext:value-type="float">
            <text:p/>
          </table:table-cell>
          <table:table-cell table:formula="of:=COS([.B550])" office:value-type="float" office:value="0.694418179251016" calcext:value-type="float">
            <text:p/>
          </table:table-cell>
        </table:table-row>
        <table:table-row table:style-name="ro1">
          <table:table-cell/>
          <table:table-cell office:value-type="float" office:value="5.49" calcext:value-type="float">
            <text:p>5.49</text:p>
          </table:table-cell>
          <table:table-cell table:formula="of:=SIN([.B551])" office:value-type="float" office:value="-0.712591628479961" calcext:value-type="float">
            <text:p/>
          </table:table-cell>
          <table:table-cell table:formula="of:=COS([.B551])" office:value-type="float" office:value="0.701579055431586" calcext:value-type="float">
            <text:p/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SIN([.B552])" office:value-type="float" office:value="-0.705540325570392" calcext:value-type="float">
            <text:p/>
          </table:table-cell>
          <table:table-cell table:formula="of:=COS([.B552])" office:value-type="float" office:value="0.70866977429126" calcext:value-type="float">
            <text:p/>
          </table:table-cell>
        </table:table-row>
        <table:table-row table:style-name="ro1">
          <table:table-cell/>
          <table:table-cell office:value-type="float" office:value="5.51" calcext:value-type="float">
            <text:p>5.51</text:p>
          </table:table-cell>
          <table:table-cell table:formula="of:=SIN([.B553])" office:value-type="float" office:value="-0.698418469216213" calcext:value-type="float">
            <text:p/>
          </table:table-cell>
          <table:table-cell table:formula="of:=COS([.B553])" office:value-type="float" office:value="0.715689626764061" calcext:value-type="float">
            <text:p/>
          </table:table-cell>
        </table:table-row>
        <table:table-row table:style-name="ro1">
          <table:table-cell/>
          <table:table-cell office:value-type="float" office:value="5.52" calcext:value-type="float">
            <text:p>5.52</text:p>
          </table:table-cell>
          <table:table-cell table:formula="of:=SIN([.B554])" office:value-type="float" office:value="-0.691226771597126" calcext:value-type="float">
            <text:p/>
          </table:table-cell>
          <table:table-cell table:formula="of:=COS([.B554])" office:value-type="float" office:value="0.722637910870592" calcext:value-type="float">
            <text:p/>
          </table:table-cell>
        </table:table-row>
        <table:table-row table:style-name="ro1">
          <table:table-cell/>
          <table:table-cell office:value-type="float" office:value="5.53" calcext:value-type="float">
            <text:p>5.53</text:p>
          </table:table-cell>
          <table:table-cell table:formula="of:=SIN([.B555])" office:value-type="float" office:value="-0.683965951876901" calcext:value-type="float">
            <text:p/>
          </table:table-cell>
          <table:table-cell table:formula="of:=COS([.B555])" office:value-type="float" office:value="0.729513931788232" calcext:value-type="float">
            <text:p/>
          </table:table-cell>
        </table:table-row>
        <table:table-row table:style-name="ro1">
          <table:table-cell/>
          <table:table-cell office:value-type="float" office:value="5.54" calcext:value-type="float">
            <text:p>5.54</text:p>
          </table:table-cell>
          <table:table-cell table:formula="of:=SIN([.B556])" office:value-type="float" office:value="-0.676636736131457" calcext:value-type="float">
            <text:p/>
          </table:table-cell>
          <table:table-cell table:formula="of:=COS([.B556])" office:value-type="float" office:value="0.736317001920619" calcext:value-type="float">
            <text:p/>
          </table:table-cell>
        </table:table-row>
        <table:table-row table:style-name="ro1">
          <table:table-cell/>
          <table:table-cell office:value-type="float" office:value="5.55" calcext:value-type="float">
            <text:p>5.55</text:p>
          </table:table-cell>
          <table:table-cell table:formula="of:=SIN([.B557])" office:value-type="float" office:value="-0.669239857276262" calcext:value-type="float">
            <text:p/>
          </table:table-cell>
          <table:table-cell table:formula="of:=COS([.B557])" office:value-type="float" office:value="0.74304644096641" calcext:value-type="float">
            <text:p/>
          </table:table-cell>
        </table:table-row>
        <table:table-row table:style-name="ro1">
          <table:table-cell/>
          <table:table-cell office:value-type="float" office:value="5.56" calcext:value-type="float">
            <text:p>5.56</text:p>
          </table:table-cell>
          <table:table-cell table:formula="of:=SIN([.B558])" office:value-type="float" office:value="-0.661776054993037" calcext:value-type="float">
            <text:p/>
          </table:table-cell>
          <table:table-cell table:formula="of:=COS([.B558])" office:value-type="float" office:value="0.749701575987308" calcext:value-type="float">
            <text:p/>
          </table:table-cell>
        </table:table-row>
        <table:table-row table:style-name="ro1">
          <table:table-cell/>
          <table:table-cell office:value-type="float" office:value="5.57" calcext:value-type="float">
            <text:p>5.57</text:p>
          </table:table-cell>
          <table:table-cell table:formula="of:=SIN([.B559])" office:value-type="float" office:value="-0.654246075655791" calcext:value-type="float">
            <text:p/>
          </table:table-cell>
          <table:table-cell table:formula="of:=COS([.B559])" office:value-type="float" office:value="0.756281741475356" calcext:value-type="float">
            <text:p/>
          </table:table-cell>
        </table:table-row>
        <table:table-row table:style-name="ro1">
          <table:table-cell/>
          <table:table-cell office:value-type="float" office:value="5.58" calcext:value-type="float">
            <text:p>5.58</text:p>
          </table:table-cell>
          <table:table-cell table:formula="of:=SIN([.B560])" office:value-type="float" office:value="-0.646650672256183" calcext:value-type="float">
            <text:p/>
          </table:table-cell>
          <table:table-cell table:formula="of:=COS([.B560])" office:value-type="float" office:value="0.762786279419488" calcext:value-type="float">
            <text:p/>
          </table:table-cell>
        </table:table-row>
        <table:table-row table:style-name="ro1">
          <table:table-cell/>
          <table:table-cell office:value-type="float" office:value="5.59" calcext:value-type="float">
            <text:p>5.59</text:p>
          </table:table-cell>
          <table:table-cell table:formula="of:=SIN([.B561])" office:value-type="float" office:value="-0.638990604328224" calcext:value-type="float">
            <text:p/>
          </table:table-cell>
          <table:table-cell table:formula="of:=COS([.B561])" office:value-type="float" office:value="0.769214539371333" calcext:value-type="float">
            <text:p/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table:formula="of:=SIN([.B562])" office:value-type="float" office:value="-0.631266637872321" calcext:value-type="float">
            <text:p/>
          </table:table-cell>
          <table:table-cell table:formula="of:=COS([.B562])" office:value-type="float" office:value="0.77556587851025" calcext:value-type="float">
            <text:p/>
          </table:table-cell>
        </table:table-row>
        <table:table-row table:style-name="ro1">
          <table:table-cell/>
          <table:table-cell office:value-type="float" office:value="5.61" calcext:value-type="float">
            <text:p>5.61</text:p>
          </table:table-cell>
          <table:table-cell table:formula="of:=SIN([.B563])" office:value-type="float" office:value="-0.623479545278685" calcext:value-type="float">
            <text:p/>
          </table:table-cell>
          <table:table-cell table:formula="of:=COS([.B563])" office:value-type="float" office:value="0.781839661707619" calcext:value-type="float">
            <text:p/>
          </table:table-cell>
        </table:table-row>
        <table:table-row table:style-name="ro1">
          <table:table-cell/>
          <table:table-cell office:value-type="float" office:value="5.62" calcext:value-type="float">
            <text:p>5.62</text:p>
          </table:table-cell>
          <table:table-cell table:formula="of:=SIN([.B564])" office:value-type="float" office:value="-0.615630105250086" calcext:value-type="float">
            <text:p/>
          </table:table-cell>
          <table:table-cell table:formula="of:=COS([.B564])" office:value-type="float" office:value="0.788035261590348" calcext:value-type="float">
            <text:p/>
          </table:table-cell>
        </table:table-row>
        <table:table-row table:style-name="ro1">
          <table:table-cell/>
          <table:table-cell office:value-type="float" office:value="5.63" calcext:value-type="float">
            <text:p>5.63</text:p>
          </table:table-cell>
          <table:table-cell table:formula="of:=SIN([.B565])" office:value-type="float" office:value="-0.607719102723986" calcext:value-type="float">
            <text:p/>
          </table:table-cell>
          <table:table-cell table:formula="of:=COS([.B565])" office:value-type="float" office:value="0.794152058603611" calcext:value-type="float">
            <text:p/>
          </table:table-cell>
        </table:table-row>
        <table:table-row table:style-name="ro1">
          <table:table-cell/>
          <table:table-cell office:value-type="float" office:value="5.64" calcext:value-type="float">
            <text:p>5.64</text:p>
          </table:table-cell>
          <table:table-cell table:formula="of:=SIN([.B566])" office:value-type="float" office:value="-0.599747328794044" calcext:value-type="float">
            <text:p/>
          </table:table-cell>
          <table:table-cell table:formula="of:=COS([.B566])" office:value-type="float" office:value="0.800189441072806" calcext:value-type="float">
            <text:p/>
          </table:table-cell>
        </table:table-row>
        <table:table-row table:style-name="ro1">
          <table:table-cell/>
          <table:table-cell office:value-type="float" office:value="5.65" calcext:value-type="float">
            <text:p>5.65</text:p>
          </table:table-cell>
          <table:table-cell table:formula="of:=SIN([.B567])" office:value-type="float" office:value="-0.591715580631009" calcext:value-type="float">
            <text:p/>
          </table:table-cell>
          <table:table-cell table:formula="of:=COS([.B567])" office:value-type="float" office:value="0.806146805264716" calcext:value-type="float">
            <text:p/>
          </table:table-cell>
        </table:table-row>
        <table:table-row table:style-name="ro1">
          <table:table-cell/>
          <table:table-cell office:value-type="float" office:value="5.66" calcext:value-type="float">
            <text:p>5.66</text:p>
          </table:table-cell>
          <table:table-cell table:formula="of:=SIN([.B568])" office:value-type="float" office:value="-0.583624661403007" calcext:value-type="float">
            <text:p/>
          </table:table-cell>
          <table:table-cell table:formula="of:=COS([.B568])" office:value-type="float" office:value="0.812023555447886" calcext:value-type="float">
            <text:p/>
          </table:table-cell>
        </table:table-row>
        <table:table-row table:style-name="ro1">
          <table:table-cell/>
          <table:table-cell office:value-type="float" office:value="5.67" calcext:value-type="float">
            <text:p>5.67</text:p>
          </table:table-cell>
          <table:table-cell table:formula="of:=SIN([.B569])" office:value-type="float" office:value="-0.575475380195217" calcext:value-type="float">
            <text:p/>
          </table:table-cell>
          <table:table-cell table:formula="of:=COS([.B569])" office:value-type="float" office:value="0.817819103952195" calcext:value-type="float">
            <text:p/>
          </table:table-cell>
        </table:table-row>
        <table:table-row table:style-name="ro1">
          <table:table-cell/>
          <table:table-cell office:value-type="float" office:value="5.68" calcext:value-type="float">
            <text:p>5.68</text:p>
          </table:table-cell>
          <table:table-cell table:formula="of:=SIN([.B570])" office:value-type="float" office:value="-0.567268551928969" calcext:value-type="float">
            <text:p/>
          </table:table-cell>
          <table:table-cell table:formula="of:=COS([.B570])" office:value-type="float" office:value="0.823532871227622" calcext:value-type="float">
            <text:p/>
          </table:table-cell>
        </table:table-row>
        <table:table-row table:style-name="ro1">
          <table:table-cell/>
          <table:table-cell office:value-type="float" office:value="5.69" calcext:value-type="float">
            <text:p>5.69</text:p>
          </table:table-cell>
          <table:table-cell table:formula="of:=SIN([.B571])" office:value-type="float" office:value="-0.559004997280249" calcext:value-type="float">
            <text:p/>
          </table:table-cell>
          <table:table-cell table:formula="of:=COS([.B571])" office:value-type="float" office:value="0.829164285902202" calcext:value-type="float">
            <text:p/>
          </table:table-cell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table:formula="of:=SIN([.B572])" office:value-type="float" office:value="-0.550685542597638" calcext:value-type="float">
            <text:p/>
          </table:table-cell>
          <table:table-cell table:formula="of:=COS([.B572])" office:value-type="float" office:value="0.83471278483916" calcext:value-type="float">
            <text:p/>
          </table:table-cell>
        </table:table-row>
        <table:table-row table:style-name="ro1">
          <table:table-cell/>
          <table:table-cell office:value-type="float" office:value="5.71" calcext:value-type="float">
            <text:p>5.71</text:p>
          </table:table-cell>
          <table:table-cell table:formula="of:=SIN([.B573])" office:value-type="float" office:value="-0.54231101981967" calcext:value-type="float">
            <text:p/>
          </table:table-cell>
          <table:table-cell table:formula="of:=COS([.B573])" office:value-type="float" office:value="0.840177813193225" calcext:value-type="float">
            <text:p/>
          </table:table-cell>
        </table:table-row>
        <table:table-row table:style-name="ro1">
          <table:table-cell/>
          <table:table-cell office:value-type="float" office:value="5.72" calcext:value-type="float">
            <text:p>5.72</text:p>
          </table:table-cell>
          <table:table-cell table:formula="of:=SIN([.B574])" office:value-type="float" office:value="-0.533882266391644" calcext:value-type="float">
            <text:p/>
          </table:table-cell>
          <table:table-cell table:formula="of:=COS([.B574])" office:value-type="float" office:value="0.845558824466117" calcext:value-type="float">
            <text:p/>
          </table:table-cell>
        </table:table-row>
        <table:table-row table:style-name="ro1">
          <table:table-cell/>
          <table:table-cell office:value-type="float" office:value="5.73" calcext:value-type="float">
            <text:p>5.73</text:p>
          </table:table-cell>
          <table:table-cell table:formula="of:=SIN([.B575])" office:value-type="float" office:value="-0.525400125181879" calcext:value-type="float">
            <text:p/>
          </table:table-cell>
          <table:table-cell table:formula="of:=COS([.B575])" office:value-type="float" office:value="0.850855280561193" calcext:value-type="float">
            <text:p/>
          </table:table-cell>
        </table:table-row>
        <table:table-row table:style-name="ro1">
          <table:table-cell/>
          <table:table-cell office:value-type="float" office:value="5.74" calcext:value-type="float">
            <text:p>5.74</text:p>
          </table:table-cell>
          <table:table-cell table:formula="of:=SIN([.B576])" office:value-type="float" office:value="-0.516865444397429" calcext:value-type="float">
            <text:p/>
          </table:table-cell>
          <table:table-cell table:formula="of:=COS([.B576])" office:value-type="float" office:value="0.856066651837255" calcext:value-type="float">
            <text:p/>
          </table:table-cell>
        </table:table-row>
        <table:table-row table:style-name="ro1">
          <table:table-cell/>
          <table:table-cell office:value-type="float" office:value="5.75" calcext:value-type="float">
            <text:p>5.75</text:p>
          </table:table-cell>
          <table:table-cell table:formula="of:=SIN([.B577])" office:value-type="float" office:value="-0.508279077499258" calcext:value-type="float">
            <text:p/>
          </table:table-cell>
          <table:table-cell table:formula="of:=COS([.B577])" office:value-type="float" office:value="0.861192417161521" calcext:value-type="float">
            <text:p/>
          </table:table-cell>
        </table:table-row>
        <table:table-row table:style-name="ro1">
          <table:table-cell/>
          <table:table-cell office:value-type="float" office:value="5.76" calcext:value-type="float">
            <text:p>5.76</text:p>
          </table:table-cell>
          <table:table-cell table:formula="of:=SIN([.B578])" office:value-type="float" office:value="-0.499641883116902" calcext:value-type="float">
            <text:p/>
          </table:table-cell>
          <table:table-cell table:formula="of:=COS([.B578])" office:value-type="float" office:value="0.866232063961728" calcext:value-type="float">
            <text:p/>
          </table:table-cell>
        </table:table-row>
        <table:table-row table:style-name="ro1">
          <table:table-cell/>
          <table:table-cell office:value-type="float" office:value="5.77" calcext:value-type="float">
            <text:p>5.77</text:p>
          </table:table-cell>
          <table:table-cell table:formula="of:=SIN([.B579])" office:value-type="float" office:value="-0.490954724962601" calcext:value-type="float">
            <text:p/>
          </table:table-cell>
          <table:table-cell table:formula="of:=COS([.B579])" office:value-type="float" office:value="0.871185088277398" calcext:value-type="float">
            <text:p/>
          </table:table-cell>
        </table:table-row>
        <table:table-row table:style-name="ro1">
          <table:table-cell/>
          <table:table-cell office:value-type="float" office:value="5.78" calcext:value-type="float">
            <text:p>5.78</text:p>
          </table:table-cell>
          <table:table-cell table:formula="of:=SIN([.B580])" office:value-type="float" office:value="-0.482218471744932" calcext:value-type="float">
            <text:p/>
          </table:table-cell>
          <table:table-cell table:formula="of:=COS([.B580])" office:value-type="float" office:value="0.876050994810224" calcext:value-type="float">
            <text:p/>
          </table:table-cell>
        </table:table-row>
        <table:table-row table:style-name="ro1">
          <table:table-cell/>
          <table:table-cell office:value-type="float" office:value="5.79" calcext:value-type="float">
            <text:p>5.79</text:p>
          </table:table-cell>
          <table:table-cell table:formula="of:=SIN([.B581])" office:value-type="float" office:value="-0.473433997081935" calcext:value-type="float">
            <text:p/>
          </table:table-cell>
          <table:table-cell table:formula="of:=COS([.B581])" office:value-type="float" office:value="0.880829296973609" calcext:value-type="float">
            <text:p/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formula="of:=SIN([.B582])" office:value-type="float" office:value="-0.464602179413757" calcext:value-type="float">
            <text:p/>
          </table:table-cell>
          <table:table-cell table:formula="of:=COS([.B582])" office:value-type="float" office:value="0.885519516941319" calcext:value-type="float">
            <text:p/>
          </table:table-cell>
        </table:table-row>
        <table:table-row table:style-name="ro1">
          <table:table-cell/>
          <table:table-cell office:value-type="float" office:value="5.81" calcext:value-type="float">
            <text:p>5.81</text:p>
          </table:table-cell>
          <table:table-cell table:formula="of:=SIN([.B583])" office:value-type="float" office:value="-0.455723901914805" calcext:value-type="float">
            <text:p/>
          </table:table-cell>
          <table:table-cell table:formula="of:=COS([.B583])" office:value-type="float" office:value="0.890121185695265" calcext:value-type="float">
            <text:p/>
          </table:table-cell>
        </table:table-row>
        <table:table-row table:style-name="ro1">
          <table:table-cell/>
          <table:table-cell office:value-type="float" office:value="5.82" calcext:value-type="float">
            <text:p>5.82</text:p>
          </table:table-cell>
          <table:table-cell table:formula="of:=SIN([.B584])" office:value-type="float" office:value="-0.44680005240543" calcext:value-type="float">
            <text:p/>
          </table:table-cell>
          <table:table-cell table:formula="of:=COS([.B584])" office:value-type="float" office:value="0.894633843072407" calcext:value-type="float">
            <text:p/>
          </table:table-cell>
        </table:table-row>
        <table:table-row table:style-name="ro1">
          <table:table-cell/>
          <table:table-cell office:value-type="float" office:value="5.83" calcext:value-type="float">
            <text:p>5.83</text:p>
          </table:table-cell>
          <table:table-cell table:formula="of:=SIN([.B585])" office:value-type="float" office:value="-0.437831523263147" calcext:value-type="float">
            <text:p/>
          </table:table-cell>
          <table:table-cell table:formula="of:=COS([.B585])" office:value-type="float" office:value="0.899057037810768" calcext:value-type="float">
            <text:p/>
          </table:table-cell>
        </table:table-row>
        <table:table-row table:style-name="ro1">
          <table:table-cell/>
          <table:table-cell office:value-type="float" office:value="5.84" calcext:value-type="float">
            <text:p>5.84</text:p>
          </table:table-cell>
          <table:table-cell table:formula="of:=SIN([.B586])" office:value-type="float" office:value="-0.428819211333396" calcext:value-type="float">
            <text:p/>
          </table:table-cell>
          <table:table-cell table:formula="of:=COS([.B586])" office:value-type="float" office:value="0.903390327594559" calcext:value-type="float">
            <text:p/>
          </table:table-cell>
        </table:table-row>
        <table:table-row table:style-name="ro1">
          <table:table-cell/>
          <table:table-cell office:value-type="float" office:value="5.85" calcext:value-type="float">
            <text:p>5.85</text:p>
          </table:table-cell>
          <table:table-cell table:formula="of:=SIN([.B587])" office:value-type="float" office:value="-0.419764017839859" calcext:value-type="float">
            <text:p/>
          </table:table-cell>
          <table:table-cell table:formula="of:=COS([.B587])" office:value-type="float" office:value="0.907633279098413" calcext:value-type="float">
            <text:p/>
          </table:table-cell>
        </table:table-row>
        <table:table-row table:style-name="ro1">
          <table:table-cell/>
          <table:table-cell office:value-type="float" office:value="5.86" calcext:value-type="float">
            <text:p>5.86</text:p>
          </table:table-cell>
          <table:table-cell table:formula="of:=SIN([.B588])" office:value-type="float" office:value="-0.410666848294341" calcext:value-type="float">
            <text:p/>
          </table:table-cell>
          <table:table-cell table:formula="of:=COS([.B588])" office:value-type="float" office:value="0.911785468030717" calcext:value-type="float">
            <text:p/>
          </table:table-cell>
        </table:table-row>
        <table:table-row table:style-name="ro1">
          <table:table-cell/>
          <table:table-cell office:value-type="float" office:value="5.87" calcext:value-type="float">
            <text:p>5.87</text:p>
          </table:table-cell>
          <table:table-cell table:formula="of:=SIN([.B589])" office:value-type="float" office:value="-0.401528612406215" calcext:value-type="float">
            <text:p/>
          </table:table-cell>
          <table:table-cell table:formula="of:=COS([.B589])" office:value-type="float" office:value="0.915846479176035" calcext:value-type="float">
            <text:p/>
          </table:table-cell>
        </table:table-row>
        <table:table-row table:style-name="ro1">
          <table:table-cell/>
          <table:table-cell office:value-type="float" office:value="5.88" calcext:value-type="float">
            <text:p>5.88</text:p>
          </table:table-cell>
          <table:table-cell table:formula="of:=SIN([.B590])" office:value-type="float" office:value="-0.392350223991454" calcext:value-type="float">
            <text:p/>
          </table:table-cell>
          <table:table-cell table:formula="of:=COS([.B590])" office:value-type="float" office:value="0.919815906436639" calcext:value-type="float">
            <text:p/>
          </table:table-cell>
        </table:table-row>
        <table:table-row table:style-name="ro1">
          <table:table-cell/>
          <table:table-cell office:value-type="float" office:value="5.89" calcext:value-type="float">
            <text:p>5.89</text:p>
          </table:table-cell>
          <table:table-cell table:formula="of:=SIN([.B591])" office:value-type="float" office:value="-0.383132600881251" calcext:value-type="float">
            <text:p/>
          </table:table-cell>
          <table:table-cell table:formula="of:=COS([.B591])" office:value-type="float" office:value="0.92369335287311" calcext:value-type="float">
            <text:p/>
          </table:table-cell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table:formula="of:=SIN([.B592])" office:value-type="float" office:value="-0.373876664830236" calcext:value-type="float">
            <text:p/>
          </table:table-cell>
          <table:table-cell table:formula="of:=COS([.B592])" office:value-type="float" office:value="0.927478430744036" calcext:value-type="float">
            <text:p/>
          </table:table-cell>
        </table:table-row>
        <table:table-row table:style-name="ro1">
          <table:table-cell/>
          <table:table-cell office:value-type="float" office:value="5.91" calcext:value-type="float">
            <text:p>5.91</text:p>
          </table:table-cell>
          <table:table-cell table:formula="of:=SIN([.B593])" office:value-type="float" office:value="-0.364583341424301" calcext:value-type="float">
            <text:p/>
          </table:table-cell>
          <table:table-cell table:formula="of:=COS([.B593])" office:value-type="float" office:value="0.931170761544783" calcext:value-type="float">
            <text:p/>
          </table:table-cell>
        </table:table-row>
        <table:table-row table:style-name="ro1">
          <table:table-cell/>
          <table:table-cell office:value-type="float" office:value="5.92" calcext:value-type="float">
            <text:p>5.92</text:p>
          </table:table-cell>
          <table:table-cell table:formula="of:=SIN([.B594])" office:value-type="float" office:value="-0.355253559988043" calcext:value-type="float">
            <text:p/>
          </table:table-cell>
          <table:table-cell table:formula="of:=COS([.B594])" office:value-type="float" office:value="0.934769976045349" calcext:value-type="float">
            <text:p/>
          </table:table-cell>
        </table:table-row>
        <table:table-row table:style-name="ro1">
          <table:table-cell/>
          <table:table-cell office:value-type="float" office:value="5.93" calcext:value-type="float">
            <text:p>5.93</text:p>
          </table:table-cell>
          <table:table-cell table:formula="of:=SIN([.B595])" office:value-type="float" office:value="-0.345888253491829" calcext:value-type="float">
            <text:p/>
          </table:table-cell>
          <table:table-cell table:formula="of:=COS([.B595])" office:value-type="float" office:value="0.938275714327282" calcext:value-type="float">
            <text:p/>
          </table:table-cell>
        </table:table-row>
        <table:table-row table:style-name="ro1">
          <table:table-cell/>
          <table:table-cell office:value-type="float" office:value="5.94" calcext:value-type="float">
            <text:p>5.94</text:p>
          </table:table-cell>
          <table:table-cell table:formula="of:=SIN([.B596])" office:value-type="float" office:value="-0.336488358458504" calcext:value-type="float">
            <text:p/>
          </table:table-cell>
          <table:table-cell table:formula="of:=COS([.B596])" office:value-type="float" office:value="0.941687625819677" calcext:value-type="float">
            <text:p/>
          </table:table-cell>
        </table:table-row>
        <table:table-row table:style-name="ro1">
          <table:table-cell/>
          <table:table-cell office:value-type="float" office:value="5.95" calcext:value-type="float">
            <text:p>5.95</text:p>
          </table:table-cell>
          <table:table-cell table:formula="of:=SIN([.B597])" office:value-type="float" office:value="-0.327054814869741" calcext:value-type="float">
            <text:p/>
          </table:table-cell>
          <table:table-cell table:formula="of:=COS([.B597])" office:value-type="float" office:value="0.945005369334228" calcext:value-type="float">
            <text:p/>
          </table:table-cell>
        </table:table-row>
        <table:table-row table:style-name="ro1">
          <table:table-cell/>
          <table:table-cell office:value-type="float" office:value="5.96" calcext:value-type="float">
            <text:p>5.96</text:p>
          </table:table-cell>
          <table:table-cell table:formula="of:=SIN([.B598])" office:value-type="float" office:value="-0.317588566072035" calcext:value-type="float">
            <text:p/>
          </table:table-cell>
          <table:table-cell table:formula="of:=COS([.B598])" office:value-type="float" office:value="0.948228613099346" calcext:value-type="float">
            <text:p/>
          </table:table-cell>
        </table:table-row>
        <table:table-row table:style-name="ro1">
          <table:table-cell/>
          <table:table-cell office:value-type="float" office:value="5.97" calcext:value-type="float">
            <text:p>5.97</text:p>
          </table:table-cell>
          <table:table-cell table:formula="of:=SIN([.B599])" office:value-type="float" office:value="-0.308090558682378" calcext:value-type="float">
            <text:p/>
          </table:table-cell>
          <table:table-cell table:formula="of:=COS([.B599])" office:value-type="float" office:value="0.951357034793342" calcext:value-type="float">
            <text:p/>
          </table:table-cell>
        </table:table-row>
        <table:table-row table:style-name="ro1">
          <table:table-cell/>
          <table:table-cell office:value-type="float" office:value="5.98" calcext:value-type="float">
            <text:p>5.98</text:p>
          </table:table-cell>
          <table:table-cell table:formula="of:=SIN([.B600])" office:value-type="float" office:value="-0.298561742493594" calcext:value-type="float">
            <text:p/>
          </table:table-cell>
          <table:table-cell table:formula="of:=COS([.B600])" office:value-type="float" office:value="0.954390321576654" calcext:value-type="float">
            <text:p/>
          </table:table-cell>
        </table:table-row>
        <table:table-row table:style-name="ro1">
          <table:table-cell/>
          <table:table-cell office:value-type="float" office:value="5.99" calcext:value-type="float">
            <text:p>5.99</text:p>
          </table:table-cell>
          <table:table-cell table:formula="of:=SIN([.B601])" office:value-type="float" office:value="-0.289003070379361" calcext:value-type="float">
            <text:p/>
          </table:table-cell>
          <table:table-cell table:formula="of:=COS([.B601])" office:value-type="float" office:value="0.957328170123131" calcext:value-type="float">
            <text:p/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SIN([.B602])" office:value-type="float" office:value="-0.279415498198926" calcext:value-type="float">
            <text:p/>
          </table:table-cell>
          <table:table-cell table:formula="of:=COS([.B602])" office:value-type="float" office:value="0.960170286650366" calcext:value-type="float">
            <text:p/>
          </table:table-cell>
        </table:table-row>
        <table:table-row table:style-name="ro1">
          <table:table-cell/>
          <table:table-cell office:value-type="float" office:value="6.01" calcext:value-type="float">
            <text:p>6.01</text:p>
          </table:table-cell>
          <table:table-cell table:formula="of:=SIN([.B603])" office:value-type="float" office:value="-0.269799984701516" calcext:value-type="float">
            <text:p/>
          </table:table-cell>
          <table:table-cell table:formula="of:=COS([.B603])" office:value-type="float" office:value="0.962916386949075" calcext:value-type="float">
            <text:p/>
          </table:table-cell>
        </table:table-row>
        <table:table-row table:style-name="ro1">
          <table:table-cell/>
          <table:table-cell office:value-type="float" office:value="6.02" calcext:value-type="float">
            <text:p>6.02</text:p>
          </table:table-cell>
          <table:table-cell table:formula="of:=SIN([.B604])" office:value-type="float" office:value="-0.260157491430468" calcext:value-type="float">
            <text:p/>
          </table:table-cell>
          <table:table-cell table:formula="of:=COS([.B604])" office:value-type="float" office:value="0.965566196411518" calcext:value-type="float">
            <text:p/>
          </table:table-cell>
        </table:table-row>
        <table:table-row table:style-name="ro1">
          <table:table-cell/>
          <table:table-cell office:value-type="float" office:value="6.03" calcext:value-type="float">
            <text:p>6.03</text:p>
          </table:table-cell>
          <table:table-cell table:formula="of:=SIN([.B605])" office:value-type="float" office:value="-0.250488982627075" calcext:value-type="float">
            <text:p/>
          </table:table-cell>
          <table:table-cell table:formula="of:=COS([.B605])" office:value-type="float" office:value="0.968119450058955" calcext:value-type="float">
            <text:p/>
          </table:table-cell>
        </table:table-row>
        <table:table-row table:style-name="ro1">
          <table:table-cell/>
          <table:table-cell office:value-type="float" office:value="6.04" calcext:value-type="float">
            <text:p>6.04</text:p>
          </table:table-cell>
          <table:table-cell table:formula="of:=SIN([.B606])" office:value-type="float" office:value="-0.240795425134159" calcext:value-type="float">
            <text:p/>
          </table:table-cell>
          <table:table-cell table:formula="of:=COS([.B606])" office:value-type="float" office:value="0.970575892568149" calcext:value-type="float">
            <text:p/>
          </table:table-cell>
        </table:table-row>
        <table:table-row table:style-name="ro1">
          <table:table-cell/>
          <table:table-cell office:value-type="float" office:value="6.05" calcext:value-type="float">
            <text:p>6.05</text:p>
          </table:table-cell>
          <table:table-cell table:formula="of:=SIN([.B607])" office:value-type="float" office:value="-0.231077788299392" calcext:value-type="float">
            <text:p/>
          </table:table-cell>
          <table:table-cell table:formula="of:=COS([.B607])" office:value-type="float" office:value="0.972935278296897" calcext:value-type="float">
            <text:p/>
          </table:table-cell>
        </table:table-row>
        <table:table-row table:style-name="ro1">
          <table:table-cell/>
          <table:table-cell office:value-type="float" office:value="6.06" calcext:value-type="float">
            <text:p>6.06</text:p>
          </table:table-cell>
          <table:table-cell table:formula="of:=SIN([.B608])" office:value-type="float" office:value="-0.221337043878359" calcext:value-type="float">
            <text:p/>
          </table:table-cell>
          <table:table-cell table:formula="of:=COS([.B608])" office:value-type="float" office:value="0.975197371308593" calcext:value-type="float">
            <text:p/>
          </table:table-cell>
        </table:table-row>
        <table:table-row table:style-name="ro1">
          <table:table-cell/>
          <table:table-cell office:value-type="float" office:value="6.07" calcext:value-type="float">
            <text:p>6.07</text:p>
          </table:table-cell>
          <table:table-cell table:formula="of:=SIN([.B609])" office:value-type="float" office:value="-0.211574165937385" calcext:value-type="float">
            <text:p/>
          </table:table-cell>
          <table:table-cell table:formula="of:=COS([.B609])" office:value-type="float" office:value="0.977361945395819" calcext:value-type="float">
            <text:p/>
          </table:table-cell>
        </table:table-row>
        <table:table-row table:style-name="ro1">
          <table:table-cell/>
          <table:table-cell office:value-type="float" office:value="6.08" calcext:value-type="float">
            <text:p>6.08</text:p>
          </table:table-cell>
          <table:table-cell table:formula="of:=SIN([.B610])" office:value-type="float" office:value="-0.201790130756129" calcext:value-type="float">
            <text:p/>
          </table:table-cell>
          <table:table-cell table:formula="of:=COS([.B610])" office:value-type="float" office:value="0.979428784102971" calcext:value-type="float">
            <text:p/>
          </table:table-cell>
        </table:table-row>
        <table:table-row table:style-name="ro1">
          <table:table-cell/>
          <table:table-cell office:value-type="float" office:value="6.09" calcext:value-type="float">
            <text:p>6.09</text:p>
          </table:table-cell>
          <table:table-cell table:formula="of:=SIN([.B611])" office:value-type="float" office:value="-0.191985916729955" calcext:value-type="float">
            <text:p/>
          </table:table-cell>
          <table:table-cell table:formula="of:=COS([.B611])" office:value-type="float" office:value="0.981397680747901" calcext:value-type="float">
            <text:p/>
          </table:table-cell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table:formula="of:=SIN([.B612])" office:value-type="float" office:value="-0.182162504272095" calcext:value-type="float">
            <text:p/>
          </table:table-cell>
          <table:table-cell table:formula="of:=COS([.B612])" office:value-type="float" office:value="0.983268438442585" calcext:value-type="float">
            <text:p/>
          </table:table-cell>
        </table:table-row>
        <table:table-row table:style-name="ro1">
          <table:table-cell/>
          <table:table-cell office:value-type="float" office:value="6.11" calcext:value-type="float">
            <text:p>6.11</text:p>
          </table:table-cell>
          <table:table-cell table:formula="of:=SIN([.B613])" office:value-type="float" office:value="-0.17232087571561" calcext:value-type="float">
            <text:p/>
          </table:table-cell>
          <table:table-cell table:formula="of:=COS([.B613])" office:value-type="float" office:value="0.985040870112812" calcext:value-type="float">
            <text:p/>
          </table:table-cell>
        </table:table-row>
        <table:table-row table:style-name="ro1">
          <table:table-cell/>
          <table:table-cell office:value-type="float" office:value="6.12" calcext:value-type="float">
            <text:p>6.12</text:p>
          </table:table-cell>
          <table:table-cell table:formula="of:=SIN([.B614])" office:value-type="float" office:value="-0.162462015215154" calcext:value-type="float">
            <text:p/>
          </table:table-cell>
          <table:table-cell table:formula="of:=COS([.B614])" office:value-type="float" office:value="0.986714798516892" calcext:value-type="float">
            <text:p/>
          </table:table-cell>
        </table:table-row>
        <table:table-row table:style-name="ro1">
          <table:table-cell/>
          <table:table-cell office:value-type="float" office:value="6.13" calcext:value-type="float">
            <text:p>6.13</text:p>
          </table:table-cell>
          <table:table-cell table:formula="of:=SIN([.B615])" office:value-type="float" office:value="-0.152586908648561" calcext:value-type="float">
            <text:p/>
          </table:table-cell>
          <table:table-cell table:formula="of:=COS([.B615])" office:value-type="float" office:value="0.98829005626338" calcext:value-type="float">
            <text:p/>
          </table:table-cell>
        </table:table-row>
        <table:table-row table:style-name="ro1">
          <table:table-cell/>
          <table:table-cell office:value-type="float" office:value="6.14" calcext:value-type="float">
            <text:p>6.14</text:p>
          </table:table-cell>
          <table:table-cell table:formula="of:=SIN([.B616])" office:value-type="float" office:value="-0.142696543518258" calcext:value-type="float">
            <text:p/>
          </table:table-cell>
          <table:table-cell table:formula="of:=COS([.B616])" office:value-type="float" office:value="0.989766485827815" calcext:value-type="float">
            <text:p/>
          </table:table-cell>
        </table:table-row>
        <table:table-row table:style-name="ro1">
          <table:table-cell/>
          <table:table-cell office:value-type="float" office:value="6.15" calcext:value-type="float">
            <text:p>6.15</text:p>
          </table:table-cell>
          <table:table-cell table:formula="of:=SIN([.B617])" office:value-type="float" office:value="-0.132791908852517" calcext:value-type="float">
            <text:p/>
          </table:table-cell>
          <table:table-cell table:formula="of:=COS([.B617])" office:value-type="float" office:value="0.991143939568469" calcext:value-type="float">
            <text:p/>
          </table:table-cell>
        </table:table-row>
        <table:table-row table:style-name="ro1">
          <table:table-cell/>
          <table:table-cell office:value-type="float" office:value="6.16" calcext:value-type="float">
            <text:p>6.16</text:p>
          </table:table-cell>
          <table:table-cell table:formula="of:=SIN([.B618])" office:value-type="float" office:value="-0.12287399510655" calcext:value-type="float">
            <text:p/>
          </table:table-cell>
          <table:table-cell table:formula="of:=COS([.B618])" office:value-type="float" office:value="0.992422279741117" calcext:value-type="float">
            <text:p/>
          </table:table-cell>
        </table:table-row>
        <table:table-row table:style-name="ro1">
          <table:table-cell/>
          <table:table-cell office:value-type="float" office:value="6.17" calcext:value-type="float">
            <text:p>6.17</text:p>
          </table:table-cell>
          <table:table-cell table:formula="of:=SIN([.B619])" office:value-type="float" office:value="-0.112943794063467" calcext:value-type="float">
            <text:p/>
          </table:table-cell>
          <table:table-cell table:formula="of:=COS([.B619])" office:value-type="float" office:value="0.993601378512806" calcext:value-type="float">
            <text:p/>
          </table:table-cell>
        </table:table-row>
        <table:table-row table:style-name="ro1">
          <table:table-cell/>
          <table:table-cell office:value-type="float" office:value="6.18" calcext:value-type="float">
            <text:p>6.18</text:p>
          </table:table-cell>
          <table:table-cell table:formula="of:=SIN([.B620])" office:value-type="float" office:value="-0.103002298735098" calcext:value-type="float">
            <text:p/>
          </table:table-cell>
          <table:table-cell table:formula="of:=COS([.B620])" office:value-type="float" office:value="0.994681117974643" calcext:value-type="float">
            <text:p/>
          </table:table-cell>
        </table:table-row>
        <table:table-row table:style-name="ro1">
          <table:table-cell/>
          <table:table-cell office:value-type="float" office:value="6.19" calcext:value-type="float">
            <text:p>6.19</text:p>
          </table:table-cell>
          <table:table-cell table:formula="of:=SIN([.B621])" office:value-type="float" office:value="-0.0930505032626889" calcext:value-type="float">
            <text:p/>
          </table:table-cell>
          <table:table-cell table:formula="of:=COS([.B621])" office:value-type="float" office:value="0.99566139015358" calcext:value-type="float">
            <text:p/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table:formula="of:=SIN([.B622])" office:value-type="float" office:value="-0.0830894028174964" calcext:value-type="float">
            <text:p/>
          </table:table-cell>
          <table:table-cell table:formula="of:=COS([.B622])" office:value-type="float" office:value="0.996542097023217" calcext:value-type="float">
            <text:p/>
          </table:table-cell>
        </table:table-row>
        <table:table-row table:style-name="ro1">
          <table:table-cell/>
          <table:table-cell office:value-type="float" office:value="6.21" calcext:value-type="float">
            <text:p>6.21</text:p>
          </table:table-cell>
          <table:table-cell table:formula="of:=SIN([.B623])" office:value-type="float" office:value="-0.0731199935012631" calcext:value-type="float">
            <text:p/>
          </table:table-cell>
          <table:table-cell table:formula="of:=COS([.B623])" office:value-type="float" office:value="0.997323150513601" calcext:value-type="float">
            <text:p/>
          </table:table-cell>
        </table:table-row>
        <table:table-row table:style-name="ro1">
          <table:table-cell/>
          <table:table-cell office:value-type="float" office:value="6.22" calcext:value-type="float">
            <text:p>6.22</text:p>
          </table:table-cell>
          <table:table-cell table:formula="of:=SIN([.B624])" office:value-type="float" office:value="-0.0631432722466128" calcext:value-type="float">
            <text:p/>
          </table:table-cell>
          <table:table-cell table:formula="of:=COS([.B624])" office:value-type="float" office:value="0.998004472520033" calcext:value-type="float">
            <text:p/>
          </table:table-cell>
        </table:table-row>
        <table:table-row table:style-name="ro1">
          <table:table-cell/>
          <table:table-cell office:value-type="float" office:value="6.23" calcext:value-type="float">
            <text:p>6.23</text:p>
          </table:table-cell>
          <table:table-cell table:formula="of:=SIN([.B625])" office:value-type="float" office:value="-0.0531602367173561" calcext:value-type="float">
            <text:p/>
          </table:table-cell>
          <table:table-cell table:formula="of:=COS([.B625])" office:value-type="float" office:value="0.998585994910881" calcext:value-type="float">
            <text:p/>
          </table:table-cell>
        </table:table-row>
        <table:table-row table:style-name="ro1">
          <table:table-cell/>
          <table:table-cell office:value-type="float" office:value="6.24" calcext:value-type="float">
            <text:p>6.24</text:p>
          </table:table-cell>
          <table:table-cell table:formula="of:=SIN([.B626])" office:value-type="float" office:value="-0.0431718852087287" calcext:value-type="float">
            <text:p/>
          </table:table-cell>
          <table:table-cell table:formula="of:=COS([.B626])" office:value-type="float" office:value="0.99906765953439" calcext:value-type="float">
            <text:p/>
          </table:table-cell>
        </table:table-row>
        <table:table-row table:style-name="ro1">
          <table:table-cell/>
          <table:table-cell office:value-type="float" office:value="6.25" calcext:value-type="float">
            <text:p>6.25</text:p>
          </table:table-cell>
          <table:table-cell table:formula="of:=SIN([.B627])" office:value-type="float" office:value="-0.0331792165475568" calcext:value-type="float">
            <text:p/>
          </table:table-cell>
          <table:table-cell table:formula="of:=COS([.B627])" office:value-type="float" office:value="0.999449418224499" calcext:value-type="float">
            <text:p/>
          </table:table-cell>
        </table:table-row>
        <table:table-row table:style-name="ro1">
          <table:table-cell/>
          <table:table-cell office:value-type="float" office:value="6.26" calcext:value-type="float">
            <text:p>6.26</text:p>
          </table:table-cell>
          <table:table-cell table:formula="of:=SIN([.B628])" office:value-type="float" office:value="-0.0231832299923794" calcext:value-type="float">
            <text:p/>
          </table:table-cell>
          <table:table-cell table:formula="of:=COS([.B628])" office:value-type="float" office:value="0.999731232805658" calcext:value-type="float">
            <text:p/>
          </table:table-cell>
        </table:table-row>
        <table:table-row table:style-name="ro1">
          <table:table-cell/>
          <table:table-cell office:value-type="float" office:value="6.27" calcext:value-type="float">
            <text:p>6.27</text:p>
          </table:table-cell>
          <table:table-cell table:formula="of:=SIN([.B629])" office:value-type="float" office:value="-0.0131849251335213" calcext:value-type="float">
            <text:p/>
          </table:table-cell>
          <table:table-cell table:formula="of:=COS([.B629])" office:value-type="float" office:value="0.999913075096642" calcext:value-type="float">
            <text:p/>
          </table:table-cell>
        </table:table-row>
        <table:table-row table:style-name="ro1">
          <table:table-cell/>
          <table:table-cell office:value-type="float" office:value="6.28" calcext:value-type="float">
            <text:p>6.28</text:p>
          </table:table-cell>
          <table:table-cell table:formula="of:=SIN([.B630])" office:value-type="float" office:value="-0.00318530179313799" calcext:value-type="float">
            <text:p/>
          </table:table-cell>
          <table:table-cell table:formula="of:=COS([.B630])" office:value-type="float" office:value="0.999994926913375" calcext:value-type="float">
            <text:p/>
          </table:table-cell>
        </table:table-row>
        <table:table-row table:style-name="ro1">
          <table:table-cell/>
          <table:table-cell office:value-type="float" office:value="6.29" calcext:value-type="float">
            <text:p>6.29</text:p>
          </table:table-cell>
          <table:table-cell table:formula="of:=SIN([.B631])" office:value-type="float" office:value="0.00681464007477018" calcext:value-type="float">
            <text:p/>
          </table:table-cell>
          <table:table-cell table:formula="of:=COS([.B631])" office:value-type="float" office:value="0.999976780070743" calcext:value-type="float">
            <text:p/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table:formula="of:=SIN([.B632])" office:value-type="float" office:value="0.0168139004843497" calcext:value-type="float">
            <text:p/>
          </table:table-cell>
          <table:table-cell table:formula="of:=COS([.B632])" office:value-type="float" office:value="0.999858636383415" calcext:value-type="float">
            <text:p/>
          </table:table-cell>
        </table:table-row>
        <table:table-row table:style-name="ro1">
          <table:table-cell/>
          <table:table-cell office:value-type="float" office:value="6.31" calcext:value-type="float">
            <text:p>6.31</text:p>
          </table:table-cell>
          <table:table-cell table:formula="of:=SIN([.B633])" office:value-type="float" office:value="0.0268114795178932" calcext:value-type="float">
            <text:p/>
          </table:table-cell>
          <table:table-cell table:formula="of:=COS([.B633])" office:value-type="float" office:value="0.999640507665661" calcext:value-type="float">
            <text:p/>
          </table:table-cell>
        </table:table-row>
        <table:table-row table:style-name="ro1">
          <table:table-cell/>
          <table:table-cell office:value-type="float" office:value="6.32" calcext:value-type="float">
            <text:p>6.32</text:p>
          </table:table-cell>
          <table:table-cell table:formula="of:=SIN([.B634])" office:value-type="float" office:value="0.0368063774258269" calcext:value-type="float">
            <text:p/>
          </table:table-cell>
          <table:table-cell table:formula="of:=COS([.B634])" office:value-type="float" office:value="0.999322415730172" calcext:value-type="float">
            <text:p/>
          </table:table-cell>
        </table:table-row>
        <table:table-row table:style-name="ro1">
          <table:table-cell/>
          <table:table-cell office:value-type="float" office:value="6.33" calcext:value-type="float">
            <text:p>6.33</text:p>
          </table:table-cell>
          <table:table-cell table:formula="of:=SIN([.B635])" office:value-type="float" office:value="0.0467975947266899" calcext:value-type="float">
            <text:p/>
          </table:table-cell>
          <table:table-cell table:formula="of:=COS([.B635])" office:value-type="float" office:value="0.998904392385876" calcext:value-type="float">
            <text:p/>
          </table:table-cell>
        </table:table-row>
        <table:table-row table:style-name="ro1">
          <table:table-cell/>
          <table:table-cell office:value-type="float" office:value="6.34" calcext:value-type="float">
            <text:p>6.34</text:p>
          </table:table-cell>
          <table:table-cell table:formula="of:=SIN([.B636])" office:value-type="float" office:value="0.0567841323070781" calcext:value-type="float">
            <text:p/>
          </table:table-cell>
          <table:table-cell table:formula="of:=COS([.B636])" office:value-type="float" office:value="0.998386479434759" calcext:value-type="float">
            <text:p/>
          </table:table-cell>
        </table:table-row>
        <table:table-row table:style-name="ro1">
          <table:table-cell/>
          <table:table-cell office:value-type="float" office:value="6.35" calcext:value-type="float">
            <text:p>6.35</text:p>
          </table:table-cell>
          <table:table-cell table:formula="of:=SIN([.B637])" office:value-type="float" office:value="0.0667649915215563" calcext:value-type="float">
            <text:p/>
          </table:table-cell>
          <table:table-cell table:formula="of:=COS([.B637])" office:value-type="float" office:value="0.997768728667684" calcext:value-type="float">
            <text:p/>
          </table:table-cell>
        </table:table-row>
        <table:table-row table:style-name="ro1">
          <table:table-cell/>
          <table:table-cell office:value-type="float" office:value="6.36" calcext:value-type="float">
            <text:p>6.36</text:p>
          </table:table-cell>
          <table:table-cell table:formula="of:=SIN([.B638])" office:value-type="float" office:value="0.0767391742925189" calcext:value-type="float">
            <text:p/>
          </table:table-cell>
          <table:table-cell table:formula="of:=COS([.B638])" office:value-type="float" office:value="0.997051201859214" calcext:value-type="float">
            <text:p/>
          </table:table-cell>
        </table:table-row>
        <table:table-row table:style-name="ro1">
          <table:table-cell/>
          <table:table-cell office:value-type="float" office:value="6.37" calcext:value-type="float">
            <text:p>6.37</text:p>
          </table:table-cell>
          <table:table-cell table:formula="of:=SIN([.B639])" office:value-type="float" office:value="0.0867056832100013" calcext:value-type="float">
            <text:p/>
          </table:table-cell>
          <table:table-cell table:formula="of:=COS([.B639])" office:value-type="float" office:value="0.996233970761431" calcext:value-type="float">
            <text:p/>
          </table:table-cell>
        </table:table-row>
        <table:table-row table:style-name="ro1">
          <table:table-cell/>
          <table:table-cell office:value-type="float" office:value="6.38" calcext:value-type="float">
            <text:p>6.38</text:p>
          </table:table-cell>
          <table:table-cell table:formula="of:=SIN([.B640])" office:value-type="float" office:value="0.0966635216314172" calcext:value-type="float">
            <text:p/>
          </table:table-cell>
          <table:table-cell table:formula="of:=COS([.B640])" office:value-type="float" office:value="0.995317117096763" calcext:value-type="float">
            <text:p/>
          </table:table-cell>
        </table:table-row>
        <table:table-row table:style-name="ro1">
          <table:table-cell/>
          <table:table-cell office:value-type="float" office:value="6.39" calcext:value-type="float">
            <text:p>6.39</text:p>
          </table:table-cell>
          <table:table-cell table:formula="of:=SIN([.B641])" office:value-type="float" office:value="0.106611693781224" calcext:value-type="float">
            <text:p/>
          </table:table-cell>
          <table:table-cell table:formula="of:=COS([.B641])" office:value-type="float" office:value="0.994300732549815" calcext:value-type="float">
            <text:p/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table:formula="of:=SIN([.B642])" office:value-type="float" office:value="0.116549204850494" calcext:value-type="float">
            <text:p/>
          </table:table-cell>
          <table:table-cell table:formula="of:=COS([.B642])" office:value-type="float" office:value="0.993184918758193" calcext:value-type="float">
            <text:p/>
          </table:table-cell>
        </table:table-row>
        <table:table-row table:style-name="ro1">
          <table:table-cell/>
          <table:table-cell office:value-type="float" office:value="6.41" calcext:value-type="float">
            <text:p>6.41</text:p>
          </table:table-cell>
          <table:table-cell table:formula="of:=SIN([.B643])" office:value-type="float" office:value="0.126475061096403" calcext:value-type="float">
            <text:p/>
          </table:table-cell>
          <table:table-cell table:formula="of:=COS([.B643])" office:value-type="float" office:value="0.991969787302346" calcext:value-type="float">
            <text:p/>
          </table:table-cell>
        </table:table-row>
        <table:table-row table:style-name="ro1">
          <table:table-cell/>
          <table:table-cell office:value-type="float" office:value="6.42" calcext:value-type="float">
            <text:p>6.42</text:p>
          </table:table-cell>
          <table:table-cell table:formula="of:=SIN([.B644])" office:value-type="float" office:value="0.136388269941598" calcext:value-type="float">
            <text:p/>
          </table:table-cell>
          <table:table-cell table:formula="of:=COS([.B644])" office:value-type="float" office:value="0.990655459694407" calcext:value-type="float">
            <text:p/>
          </table:table-cell>
        </table:table-row>
        <table:table-row table:style-name="ro1">
          <table:table-cell/>
          <table:table-cell office:value-type="float" office:value="6.43" calcext:value-type="float">
            <text:p>6.43</text:p>
          </table:table-cell>
          <table:table-cell table:formula="of:=SIN([.B645])" office:value-type="float" office:value="0.146287840073455" calcext:value-type="float">
            <text:p/>
          </table:table-cell>
          <table:table-cell table:formula="of:=COS([.B645])" office:value-type="float" office:value="0.989242067366043" calcext:value-type="float">
            <text:p/>
          </table:table-cell>
        </table:table-row>
        <table:table-row table:style-name="ro1">
          <table:table-cell/>
          <table:table-cell office:value-type="float" office:value="6.44" calcext:value-type="float">
            <text:p>6.44</text:p>
          </table:table-cell>
          <table:table-cell table:formula="of:=SIN([.B646])" office:value-type="float" office:value="0.156172781543212" calcext:value-type="float">
            <text:p/>
          </table:table-cell>
          <table:table-cell table:formula="of:=COS([.B646])" office:value-type="float" office:value="0.987729751655308" calcext:value-type="float">
            <text:p/>
          </table:table-cell>
        </table:table-row>
        <table:table-row table:style-name="ro1">
          <table:table-cell/>
          <table:table-cell office:value-type="float" office:value="6.45" calcext:value-type="float">
            <text:p>6.45</text:p>
          </table:table-cell>
          <table:table-cell table:formula="of:=SIN([.B647])" office:value-type="float" office:value="0.166042105864957" calcext:value-type="float">
            <text:p/>
          </table:table-cell>
          <table:table-cell table:formula="of:=COS([.B647])" office:value-type="float" office:value="0.986118663792512" calcext:value-type="float">
            <text:p/>
          </table:table-cell>
        </table:table-row>
        <table:table-row table:style-name="ro1">
          <table:table-cell/>
          <table:table-cell office:value-type="float" office:value="6.46" calcext:value-type="float">
            <text:p>6.46</text:p>
          </table:table-cell>
          <table:table-cell table:formula="of:=SIN([.B648])" office:value-type="float" office:value="0.175894826114484" calcext:value-type="float">
            <text:p/>
          </table:table-cell>
          <table:table-cell table:formula="of:=COS([.B648])" office:value-type="float" office:value="0.984408964885101" calcext:value-type="float">
            <text:p/>
          </table:table-cell>
        </table:table-row>
        <table:table-row table:style-name="ro1">
          <table:table-cell/>
          <table:table-cell office:value-type="float" office:value="6.47" calcext:value-type="float">
            <text:p>6.47</text:p>
          </table:table-cell>
          <table:table-cell table:formula="of:=SIN([.B649])" office:value-type="float" office:value="0.185729957027978" calcext:value-type="float">
            <text:p/>
          </table:table-cell>
          <table:table-cell table:formula="of:=COS([.B649])" office:value-type="float" office:value="0.982600825901538" calcext:value-type="float">
            <text:p/>
          </table:table-cell>
        </table:table-row>
        <table:table-row table:style-name="ro1">
          <table:table-cell/>
          <table:table-cell office:value-type="float" office:value="6.48" calcext:value-type="float">
            <text:p>6.48</text:p>
          </table:table-cell>
          <table:table-cell table:formula="of:=SIN([.B650])" office:value-type="float" office:value="0.195546515100544" calcext:value-type="float">
            <text:p/>
          </table:table-cell>
          <table:table-cell table:formula="of:=COS([.B650])" office:value-type="float" office:value="0.980694427654217" calcext:value-type="float">
            <text:p/>
          </table:table-cell>
        </table:table-row>
        <table:table-row table:style-name="ro1">
          <table:table-cell/>
          <table:table-cell office:value-type="float" office:value="6.49" calcext:value-type="float">
            <text:p>6.49</text:p>
          </table:table-cell>
          <table:table-cell table:formula="of:=SIN([.B651])" office:value-type="float" office:value="0.205343518684555" calcext:value-type="float">
            <text:p/>
          </table:table-cell>
          <table:table-cell table:formula="of:=COS([.B651])" office:value-type="float" office:value="0.978689960781373" calcext:value-type="float">
            <text:p/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SIN([.B652])" office:value-type="float" office:value="0.215119988087815" calcext:value-type="float">
            <text:p/>
          </table:table-cell>
          <table:table-cell table:formula="of:=COS([.B652])" office:value-type="float" office:value="0.976587625728024" calcext:value-type="float">
            <text:p/>
          </table:table-cell>
        </table:table-row>
        <table:table-row table:style-name="ro1">
          <table:table-cell/>
          <table:table-cell office:value-type="float" office:value="6.51" calcext:value-type="float">
            <text:p>6.51</text:p>
          </table:table-cell>
          <table:table-cell table:formula="of:=SIN([.B653])" office:value-type="float" office:value="0.224874945671534" calcext:value-type="float">
            <text:p/>
          </table:table-cell>
          <table:table-cell table:formula="of:=COS([.B653])" office:value-type="float" office:value="0.974387632725921" calcext:value-type="float">
            <text:p/>
          </table:table-cell>
        </table:table-row>
        <table:table-row table:style-name="ro1">
          <table:table-cell/>
          <table:table-cell office:value-type="float" office:value="6.52" calcext:value-type="float">
            <text:p>6.52</text:p>
          </table:table-cell>
          <table:table-cell table:formula="of:=SIN([.B654])" office:value-type="float" office:value="0.234607415948081" calcext:value-type="float">
            <text:p/>
          </table:table-cell>
          <table:table-cell table:formula="of:=COS([.B654])" office:value-type="float" office:value="0.972090201772533" calcext:value-type="float">
            <text:p/>
          </table:table-cell>
        </table:table-row>
        <table:table-row table:style-name="ro1">
          <table:table-cell/>
          <table:table-cell office:value-type="float" office:value="6.53" calcext:value-type="float">
            <text:p>6.53</text:p>
          </table:table-cell>
          <table:table-cell table:formula="of:=SIN([.B655])" office:value-type="float" office:value="0.244316425678538" calcext:value-type="float">
            <text:p/>
          </table:table-cell>
          <table:table-cell table:formula="of:=COS([.B655])" office:value-type="float" office:value="0.96969556260904" calcext:value-type="float">
            <text:p/>
          </table:table-cell>
        </table:table-row>
        <table:table-row table:style-name="ro1">
          <table:table-cell/>
          <table:table-cell office:value-type="float" office:value="6.54" calcext:value-type="float">
            <text:p>6.54</text:p>
          </table:table-cell>
          <table:table-cell table:formula="of:=SIN([.B656])" office:value-type="float" office:value="0.254001003970023" calcext:value-type="float">
            <text:p/>
          </table:table-cell>
          <table:table-cell table:formula="of:=COS([.B656])" office:value-type="float" office:value="0.967203954697364" calcext:value-type="float">
            <text:p/>
          </table:table-cell>
        </table:table-row>
        <table:table-row table:style-name="ro1">
          <table:table-cell/>
          <table:table-cell office:value-type="float" office:value="6.55" calcext:value-type="float">
            <text:p>6.55</text:p>
          </table:table-cell>
          <table:table-cell table:formula="of:=SIN([.B657])" office:value-type="float" office:value="0.263660182372778" calcext:value-type="float">
            <text:p/>
          </table:table-cell>
          <table:table-cell table:formula="of:=COS([.B657])" office:value-type="float" office:value="0.964615627196218" calcext:value-type="float">
            <text:p/>
          </table:table-cell>
        </table:table-row>
        <table:table-row table:style-name="ro1">
          <table:table-cell/>
          <table:table-cell office:value-type="float" office:value="6.56" calcext:value-type="float">
            <text:p>6.56</text:p>
          </table:table-cell>
          <table:table-cell table:formula="of:=SIN([.B658])" office:value-type="float" office:value="0.273292994977013" calcext:value-type="float">
            <text:p/>
          </table:table-cell>
          <table:table-cell table:formula="of:=COS([.B658])" office:value-type="float" office:value="0.961930838936196" calcext:value-type="float">
            <text:p/>
          </table:table-cell>
        </table:table-row>
        <table:table-row table:style-name="ro1">
          <table:table-cell/>
          <table:table-cell office:value-type="float" office:value="6.57" calcext:value-type="float">
            <text:p>6.57</text:p>
          </table:table-cell>
          <table:table-cell table:formula="of:=SIN([.B659])" office:value-type="float" office:value="0.282898478509493" calcext:value-type="float">
            <text:p/>
          </table:table-cell>
          <table:table-cell table:formula="of:=COS([.B659])" office:value-type="float" office:value="0.959149858393887" calcext:value-type="float">
            <text:p/>
          </table:table-cell>
        </table:table-row>
        <table:table-row table:style-name="ro1">
          <table:table-cell/>
          <table:table-cell office:value-type="float" office:value="6.58" calcext:value-type="float">
            <text:p>6.58</text:p>
          </table:table-cell>
          <table:table-cell table:formula="of:=SIN([.B660])" office:value-type="float" office:value="0.29247567242987" calcext:value-type="float">
            <text:p/>
          </table:table-cell>
          <table:table-cell table:formula="of:=COS([.B660])" office:value-type="float" office:value="0.956272963665028" calcext:value-type="float">
            <text:p/>
          </table:table-cell>
        </table:table-row>
        <table:table-row table:style-name="ro1">
          <table:table-cell/>
          <table:table-cell office:value-type="float" office:value="6.59" calcext:value-type="float">
            <text:p>6.59</text:p>
          </table:table-cell>
          <table:table-cell table:formula="of:=SIN([.B661])" office:value-type="float" office:value="0.302023619026732" calcext:value-type="float">
            <text:p/>
          </table:table-cell>
          <table:table-cell table:formula="of:=COS([.B661])" office:value-type="float" office:value="0.953300442436693" calcext:value-type="float">
            <text:p/>
          </table:table-cell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table:formula="of:=SIN([.B662])" office:value-type="float" office:value="0.311541363513378" calcext:value-type="float">
            <text:p/>
          </table:table-cell>
          <table:table-cell table:formula="of:=COS([.B662])" office:value-type="float" office:value="0.95023259195853" calcext:value-type="float">
            <text:p/>
          </table:table-cell>
        </table:table-row>
        <table:table-row table:style-name="ro1">
          <table:table-cell/>
          <table:table-cell office:value-type="float" office:value="6.61" calcext:value-type="float">
            <text:p>6.61</text:p>
          </table:table-cell>
          <table:table-cell table:formula="of:=SIN([.B663])" office:value-type="float" office:value="0.321027954123289" calcext:value-type="float">
            <text:p/>
          </table:table-cell>
          <table:table-cell table:formula="of:=COS([.B663])" office:value-type="float" office:value="0.947069719013028" calcext:value-type="float">
            <text:p/>
          </table:table-cell>
        </table:table-row>
        <table:table-row table:style-name="ro1">
          <table:table-cell/>
          <table:table-cell office:value-type="float" office:value="6.62" calcext:value-type="float">
            <text:p>6.62</text:p>
          </table:table-cell>
          <table:table-cell table:formula="of:=SIN([.B664])" office:value-type="float" office:value="0.33048244220531" calcext:value-type="float">
            <text:p/>
          </table:table-cell>
          <table:table-cell table:formula="of:=COS([.B664])" office:value-type="float" office:value="0.943812139884847" calcext:value-type="float">
            <text:p/>
          </table:table-cell>
        </table:table-row>
        <table:table-row table:style-name="ro1">
          <table:table-cell/>
          <table:table-cell office:value-type="float" office:value="6.63" calcext:value-type="float">
            <text:p>6.63</text:p>
          </table:table-cell>
          <table:table-cell table:formula="of:=SIN([.B665])" office:value-type="float" office:value="0.339903882318512" calcext:value-type="float">
            <text:p/>
          </table:table-cell>
          <table:table-cell table:formula="of:=COS([.B665])" office:value-type="float" office:value="0.940460180329185" calcext:value-type="float">
            <text:p/>
          </table:table-cell>
        </table:table-row>
        <table:table-row table:style-name="ro1">
          <table:table-cell/>
          <table:table-cell office:value-type="float" office:value="6.64" calcext:value-type="float">
            <text:p>6.64</text:p>
          </table:table-cell>
          <table:table-cell table:formula="of:=SIN([.B666])" office:value-type="float" office:value="0.349291332326734" calcext:value-type="float">
            <text:p/>
          </table:table-cell>
          <table:table-cell table:formula="of:=COS([.B666])" office:value-type="float" office:value="0.937014175539204" calcext:value-type="float">
            <text:p/>
          </table:table-cell>
        </table:table-row>
        <table:table-row table:style-name="ro1">
          <table:table-cell/>
          <table:table-cell office:value-type="float" office:value="6.65" calcext:value-type="float">
            <text:p>6.65</text:p>
          </table:table-cell>
          <table:table-cell table:formula="of:=SIN([.B667])" office:value-type="float" office:value="0.358643853492799" calcext:value-type="float">
            <text:p/>
          </table:table-cell>
          <table:table-cell table:formula="of:=COS([.B667])" office:value-type="float" office:value="0.933474470112513" calcext:value-type="float">
            <text:p/>
          </table:table-cell>
        </table:table-row>
        <table:table-row table:style-name="ro1">
          <table:table-cell/>
          <table:table-cell office:value-type="float" office:value="6.66" calcext:value-type="float">
            <text:p>6.66</text:p>
          </table:table-cell>
          <table:table-cell table:formula="of:=SIN([.B668])" office:value-type="float" office:value="0.367960510572383" calcext:value-type="float">
            <text:p/>
          </table:table-cell>
          <table:table-cell table:formula="of:=COS([.B668])" office:value-type="float" office:value="0.929841418016702" calcext:value-type="float">
            <text:p/>
          </table:table-cell>
        </table:table-row>
        <table:table-row table:style-name="ro1">
          <table:table-cell/>
          <table:table-cell office:value-type="float" office:value="6.67" calcext:value-type="float">
            <text:p>6.67</text:p>
          </table:table-cell>
          <table:table-cell table:formula="of:=SIN([.B669])" office:value-type="float" office:value="0.377240371907543" calcext:value-type="float">
            <text:p/>
          </table:table-cell>
          <table:table-cell table:formula="of:=COS([.B669])" office:value-type="float" office:value="0.926115382553955" calcext:value-type="float">
            <text:p/>
          </table:table-cell>
        </table:table-row>
        <table:table-row table:style-name="ro1">
          <table:table-cell/>
          <table:table-cell office:value-type="float" office:value="6.68" calcext:value-type="float">
            <text:p>6.68</text:p>
          </table:table-cell>
          <table:table-cell table:formula="of:=SIN([.B670])" office:value-type="float" office:value="0.386482509519878" calcext:value-type="float">
            <text:p/>
          </table:table-cell>
          <table:table-cell table:formula="of:=COS([.B670])" office:value-type="float" office:value="0.922296736324713" calcext:value-type="float">
            <text:p/>
          </table:table-cell>
        </table:table-row>
        <table:table-row table:style-name="ro1">
          <table:table-cell/>
          <table:table-cell office:value-type="float" office:value="6.69" calcext:value-type="float">
            <text:p>6.69</text:p>
          </table:table-cell>
          <table:table-cell table:formula="of:=SIN([.B671])" office:value-type="float" office:value="0.395685999203328" calcext:value-type="float">
            <text:p/>
          </table:table-cell>
          <table:table-cell table:formula="of:=COS([.B671])" office:value-type="float" office:value="0.918385861190417" calcext:value-type="float">
            <text:p/>
          </table:table-cell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table:formula="of:=SIN([.B672])" office:value-type="float" office:value="0.404849920616596" calcext:value-type="float">
            <text:p/>
          </table:table-cell>
          <table:table-cell table:formula="of:=COS([.B672])" office:value-type="float" office:value="0.91438314823532" calcext:value-type="float">
            <text:p/>
          </table:table-cell>
        </table:table-row>
        <table:table-row table:style-name="ro1">
          <table:table-cell/>
          <table:table-cell office:value-type="float" office:value="6.71" calcext:value-type="float">
            <text:p>6.71</text:p>
          </table:table-cell>
          <table:table-cell table:formula="of:=SIN([.B673])" office:value-type="float" office:value="0.413973357375176" calcext:value-type="float">
            <text:p/>
          </table:table-cell>
          <table:table-cell table:formula="of:=COS([.B673])" office:value-type="float" office:value="0.910288997727384" calcext:value-type="float">
            <text:p/>
          </table:table-cell>
        </table:table-row>
        <table:table-row table:style-name="ro1">
          <table:table-cell/>
          <table:table-cell office:value-type="float" office:value="6.72" calcext:value-type="float">
            <text:p>6.72</text:p>
          </table:table-cell>
          <table:table-cell table:formula="of:=SIN([.B674])" office:value-type="float" office:value="0.423055397142994" calcext:value-type="float">
            <text:p/>
          </table:table-cell>
          <table:table-cell table:formula="of:=COS([.B674])" office:value-type="float" office:value="0.906103819078246" calcext:value-type="float">
            <text:p/>
          </table:table-cell>
        </table:table-row>
        <table:table-row table:style-name="ro1">
          <table:table-cell/>
          <table:table-cell office:value-type="float" office:value="6.73" calcext:value-type="float">
            <text:p>6.73</text:p>
          </table:table-cell>
          <table:table-cell table:formula="of:=SIN([.B675])" office:value-type="float" office:value="0.432095131723644" calcext:value-type="float">
            <text:p/>
          </table:table-cell>
          <table:table-cell table:formula="of:=COS([.B675])" office:value-type="float" office:value="0.901828030802285" calcext:value-type="float">
            <text:p/>
          </table:table-cell>
        </table:table-row>
        <table:table-row table:style-name="ro1">
          <table:table-cell/>
          <table:table-cell office:value-type="float" office:value="6.74" calcext:value-type="float">
            <text:p>6.74</text:p>
          </table:table-cell>
          <table:table-cell table:formula="of:=SIN([.B676])" office:value-type="float" office:value="0.441091657151199" calcext:value-type="float">
            <text:p/>
          </table:table-cell>
          <table:table-cell table:formula="of:=COS([.B676])" office:value-type="float" office:value="0.897462060474764" calcext:value-type="float">
            <text:p/>
          </table:table-cell>
        </table:table-row>
        <table:table-row table:style-name="ro1">
          <table:table-cell/>
          <table:table-cell office:value-type="float" office:value="6.75" calcext:value-type="float">
            <text:p>6.75</text:p>
          </table:table-cell>
          <table:table-cell table:formula="of:=SIN([.B677])" office:value-type="float" office:value="0.450044073780614" calcext:value-type="float">
            <text:p/>
          </table:table-cell>
          <table:table-cell table:formula="of:=COS([.B677])" office:value-type="float" office:value="0.893006344689078" calcext:value-type="float">
            <text:p/>
          </table:table-cell>
        </table:table-row>
        <table:table-row table:style-name="ro1">
          <table:table-cell/>
          <table:table-cell office:value-type="float" office:value="6.76" calcext:value-type="float">
            <text:p>6.76</text:p>
          </table:table-cell>
          <table:table-cell table:formula="of:=SIN([.B678])" office:value-type="float" office:value="0.458951486377687" calcext:value-type="float">
            <text:p/>
          </table:table-cell>
          <table:table-cell table:formula="of:=COS([.B678])" office:value-type="float" office:value="0.888461329013093" calcext:value-type="float">
            <text:p/>
          </table:table-cell>
        </table:table-row>
        <table:table-row table:style-name="ro1">
          <table:table-cell/>
          <table:table-cell office:value-type="float" office:value="6.77" calcext:value-type="float">
            <text:p>6.77</text:p>
          </table:table-cell>
          <table:table-cell table:formula="of:=SIN([.B679])" office:value-type="float" office:value="0.46781300420858" calcext:value-type="float">
            <text:p/>
          </table:table-cell>
          <table:table-cell table:formula="of:=COS([.B679])" office:value-type="float" office:value="0.883827467944588" calcext:value-type="float">
            <text:p/>
          </table:table-cell>
        </table:table-row>
        <table:table-row table:style-name="ro1">
          <table:table-cell/>
          <table:table-cell office:value-type="float" office:value="6.78" calcext:value-type="float">
            <text:p>6.78</text:p>
          </table:table-cell>
          <table:table-cell table:formula="of:=SIN([.B680])" office:value-type="float" office:value="0.476627741128896" calcext:value-type="float">
            <text:p/>
          </table:table-cell>
          <table:table-cell table:formula="of:=COS([.B680])" office:value-type="float" office:value="0.87910522486581" calcext:value-type="float">
            <text:p/>
          </table:table-cell>
        </table:table-row>
        <table:table-row table:style-name="ro1">
          <table:table-cell/>
          <table:table-cell office:value-type="float" office:value="6.79" calcext:value-type="float">
            <text:p>6.79</text:p>
          </table:table-cell>
          <table:table-cell table:formula="of:=SIN([.B681])" office:value-type="float" office:value="0.485394815672286" calcext:value-type="float">
            <text:p/>
          </table:table-cell>
          <table:table-cell table:formula="of:=COS([.B681])" office:value-type="float" office:value="0.87429507199713" calcext:value-type="float">
            <text:p/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formula="of:=SIN([.B682])" office:value-type="float" office:value="0.494113351138604" calcext:value-type="float">
            <text:p/>
          </table:table-cell>
          <table:table-cell table:formula="of:=COS([.B682])" office:value-type="float" office:value="0.869397490349827" calcext:value-type="float">
            <text:p/>
          </table:table-cell>
        </table:table-row>
        <table:table-row table:style-name="ro1">
          <table:table-cell/>
          <table:table-cell office:value-type="float" office:value="6.81" calcext:value-type="float">
            <text:p>6.81</text:p>
          </table:table-cell>
          <table:table-cell table:formula="of:=SIN([.B683])" office:value-type="float" office:value="0.502782475681568" calcext:value-type="float">
            <text:p/>
          </table:table-cell>
          <table:table-cell table:formula="of:=COS([.B683])" office:value-type="float" office:value="0.864412969677985" calcext:value-type="float">
            <text:p/>
          </table:table-cell>
        </table:table-row>
        <table:table-row table:style-name="ro1">
          <table:table-cell/>
          <table:table-cell office:value-type="float" office:value="6.82" calcext:value-type="float">
            <text:p>6.82</text:p>
          </table:table-cell>
          <table:table-cell table:formula="of:=SIN([.B684])" office:value-type="float" office:value="0.511401322395948" calcext:value-type="float">
            <text:p/>
          </table:table-cell>
          <table:table-cell table:formula="of:=COS([.B684])" office:value-type="float" office:value="0.859342008429517" calcext:value-type="float">
            <text:p/>
          </table:table-cell>
        </table:table-row>
        <table:table-row table:style-name="ro1">
          <table:table-cell/>
          <table:table-cell office:value-type="float" office:value="6.83" calcext:value-type="float">
            <text:p>6.83</text:p>
          </table:table-cell>
          <table:table-cell table:formula="of:=SIN([.B685])" office:value-type="float" office:value="0.519969029404254" calcext:value-type="float">
            <text:p/>
          </table:table-cell>
          <table:table-cell table:formula="of:=COS([.B685])" office:value-type="float" office:value="0.854185113696322" calcext:value-type="float">
            <text:p/>
          </table:table-cell>
        </table:table-row>
        <table:table-row table:style-name="ro1">
          <table:table-cell/>
          <table:table-cell office:value-type="float" office:value="6.83999999999999" calcext:value-type="float">
            <text:p>6.83999999999999</text:p>
          </table:table-cell>
          <table:table-cell table:formula="of:=SIN([.B686])" office:value-type="float" office:value="0.528484739942926" calcext:value-type="float">
            <text:p/>
          </table:table-cell>
          <table:table-cell table:formula="of:=COS([.B686])" office:value-type="float" office:value="0.848942801163575" calcext:value-type="float">
            <text:p/>
          </table:table-cell>
        </table:table-row>
        <table:table-row table:style-name="ro1">
          <table:table-cell/>
          <table:table-cell office:value-type="float" office:value="6.84999999999999" calcext:value-type="float">
            <text:p>6.84999999999999</text:p>
          </table:table-cell>
          <table:table-cell table:formula="of:=SIN([.B687])" office:value-type="float" office:value="0.536947602448007" calcext:value-type="float">
            <text:p/>
          </table:table-cell>
          <table:table-cell table:formula="of:=COS([.B687])" office:value-type="float" office:value="0.843615595058163" calcext:value-type="float">
            <text:p/>
          </table:table-cell>
        </table:table-row>
        <table:table-row table:style-name="ro1">
          <table:table-cell/>
          <table:table-cell office:value-type="float" office:value="6.85999999999999" calcext:value-type="float">
            <text:p>6.85999999999999</text:p>
          </table:table-cell>
          <table:table-cell table:formula="of:=SIN([.B688])" office:value-type="float" office:value="0.545356770640297" calcext:value-type="float">
            <text:p/>
          </table:table-cell>
          <table:table-cell table:formula="of:=COS([.B688])" office:value-type="float" office:value="0.838204028096255" calcext:value-type="float">
            <text:p/>
          </table:table-cell>
        </table:table-row>
        <table:table-row table:style-name="ro1">
          <table:table-cell/>
          <table:table-cell office:value-type="float" office:value="6.86999999999999" calcext:value-type="float">
            <text:p>6.86999999999999</text:p>
          </table:table-cell>
          <table:table-cell table:formula="of:=SIN([.B689])" office:value-type="float" office:value="0.553711403609985" calcext:value-type="float">
            <text:p/>
          </table:table-cell>
          <table:table-cell table:formula="of:=COS([.B689])" office:value-type="float" office:value="0.832708641430038" calcext:value-type="float">
            <text:p/>
          </table:table-cell>
        </table:table-row>
        <table:table-row table:style-name="ro1">
          <table:table-cell/>
          <table:table-cell office:value-type="float" office:value="6.87999999999999" calcext:value-type="float">
            <text:p>6.87999999999999</text:p>
          </table:table-cell>
          <table:table-cell table:formula="of:=SIN([.B690])" office:value-type="float" office:value="0.562010665900738" calcext:value-type="float">
            <text:p/>
          </table:table-cell>
          <table:table-cell table:formula="of:=COS([.B690])" office:value-type="float" office:value="0.8271299845936" calcext:value-type="float">
            <text:p/>
          </table:table-cell>
        </table:table-row>
        <table:table-row table:style-name="ro1">
          <table:table-cell/>
          <table:table-cell office:value-type="float" office:value="6.88999999999999" calcext:value-type="float">
            <text:p>6.88999999999999</text:p>
          </table:table-cell>
          <table:table-cell table:formula="of:=SIN([.B691])" office:value-type="float" office:value="0.570253727593241" calcext:value-type="float">
            <text:p/>
          </table:table-cell>
          <table:table-cell table:formula="of:=COS([.B691])" office:value-type="float" office:value="0.821468615447975" calcext:value-type="float">
            <text:p/>
          </table:table-cell>
        </table:table-row>
        <table:table-row table:style-name="ro1">
          <table:table-cell/>
          <table:table-cell office:value-type="float" office:value="6.89999999999999" calcext:value-type="float">
            <text:p>6.89999999999999</text:p>
          </table:table-cell>
          <table:table-cell table:formula="of:=SIN([.B692])" office:value-type="float" office:value="0.578439764388194" calcext:value-type="float">
            <text:p/>
          </table:table-cell>
          <table:table-cell table:formula="of:=COS([.B692])" office:value-type="float" office:value="0.815725100125361" calcext:value-type="float">
            <text:p/>
          </table:table-cell>
        </table:table-row>
        <table:table-row table:style-name="ro1">
          <table:table-cell/>
          <table:table-cell office:value-type="float" office:value="6.90999999999999" calcext:value-type="float">
            <text:p>6.90999999999999</text:p>
          </table:table-cell>
          <table:table-cell table:formula="of:=SIN([.B693])" office:value-type="float" office:value="0.586567957688741" calcext:value-type="float">
            <text:p/>
          </table:table-cell>
          <table:table-cell table:formula="of:=COS([.B693])" office:value-type="float" office:value="0.809900012972503" calcext:value-type="float">
            <text:p/>
          </table:table-cell>
        </table:table-row>
        <table:table-row table:style-name="ro1">
          <table:table-cell/>
          <table:table-cell office:value-type="float" office:value="6.91999999999999" calcext:value-type="float">
            <text:p>6.91999999999999</text:p>
          </table:table-cell>
          <table:table-cell table:formula="of:=SIN([.B694])" office:value-type="float" office:value="0.594637494682323" calcext:value-type="float">
            <text:p/>
          </table:table-cell>
          <table:table-cell table:formula="of:=COS([.B694])" office:value-type="float" office:value="0.803993936493261" calcext:value-type="float">
            <text:p/>
          </table:table-cell>
        </table:table-row>
        <table:table-row table:style-name="ro1">
          <table:table-cell/>
          <table:table-cell office:value-type="float" office:value="6.92999999999999" calcext:value-type="float">
            <text:p>6.92999999999999</text:p>
          </table:table-cell>
          <table:table-cell table:formula="of:=SIN([.B695])" office:value-type="float" office:value="0.602647568421967" calcext:value-type="float">
            <text:p/>
          </table:table-cell>
          <table:table-cell table:formula="of:=COS([.B695])" office:value-type="float" office:value="0.798007461290364" calcext:value-type="float">
            <text:p/>
          </table:table-cell>
        </table:table-row>
        <table:table-row table:style-name="ro1">
          <table:table-cell/>
          <table:table-cell office:value-type="float" office:value="6.93999999999999" calcext:value-type="float">
            <text:p>6.93999999999999</text:p>
          </table:table-cell>
          <table:table-cell table:formula="of:=SIN([.B696])" office:value-type="float" office:value="0.610597377906973" calcext:value-type="float">
            <text:p/>
          </table:table-cell>
          <table:table-cell table:formula="of:=COS([.B696])" office:value-type="float" office:value="0.791941186006341" calcext:value-type="float">
            <text:p/>
          </table:table-cell>
        </table:table-row>
        <table:table-row table:style-name="ro1">
          <table:table-cell/>
          <table:table-cell office:value-type="float" office:value="6.94999999999999" calcext:value-type="float">
            <text:p>6.94999999999999</text:p>
          </table:table-cell>
          <table:table-cell table:formula="of:=SIN([.B697])" office:value-type="float" office:value="0.618486128163018" calcext:value-type="float">
            <text:p/>
          </table:table-cell>
          <table:table-cell table:formula="of:=COS([.B697])" office:value-type="float" office:value="0.785795717263666" calcext:value-type="float">
            <text:p/>
          </table:table-cell>
        </table:table-row>
        <table:table-row table:style-name="ro1">
          <table:table-cell/>
          <table:table-cell office:value-type="float" office:value="6.95999999999999" calcext:value-type="float">
            <text:p>6.95999999999999</text:p>
          </table:table-cell>
          <table:table-cell table:formula="of:=SIN([.B698])" office:value-type="float" office:value="0.62631303032165" calcext:value-type="float">
            <text:p/>
          </table:table-cell>
          <table:table-cell table:formula="of:=COS([.B698])" office:value-type="float" office:value="0.779571669604093" calcext:value-type="float">
            <text:p/>
          </table:table-cell>
        </table:table-row>
        <table:table-row table:style-name="ro1">
          <table:table-cell/>
          <table:table-cell office:value-type="float" office:value="6.96999999999999" calcext:value-type="float">
            <text:p>6.96999999999999</text:p>
          </table:table-cell>
          <table:table-cell table:formula="of:=SIN([.B699])" office:value-type="float" office:value="0.634077301699175" calcext:value-type="float">
            <text:p/>
          </table:table-cell>
          <table:table-cell table:formula="of:=COS([.B699])" office:value-type="float" office:value="0.7732696654272" calcext:value-type="float">
            <text:p/>
          </table:table-cell>
        </table:table-row>
        <table:table-row table:style-name="ro1">
          <table:table-cell/>
          <table:table-cell office:value-type="float" office:value="6.97999999999999" calcext:value-type="float">
            <text:p>6.97999999999999</text:p>
          </table:table-cell>
          <table:table-cell table:formula="of:=SIN([.B700])" office:value-type="float" office:value="0.641778165874927" calcext:value-type="float">
            <text:p/>
          </table:table-cell>
          <table:table-cell table:formula="of:=COS([.B700])" office:value-type="float" office:value="0.766890334928153" calcext:value-type="float">
            <text:p/>
          </table:table-cell>
        </table:table-row>
        <table:table-row table:style-name="ro1">
          <table:table-cell/>
          <table:table-cell office:value-type="float" office:value="6.98999999999999" calcext:value-type="float">
            <text:p>6.98999999999999</text:p>
          </table:table-cell>
          <table:table-cell table:formula="of:=SIN([.B701])" office:value-type="float" office:value="0.649414852768905" calcext:value-type="float">
            <text:p/>
          </table:table-cell>
          <table:table-cell table:formula="of:=COS([.B701])" office:value-type="float" office:value="0.760434316034687" calcext:value-type="float">
            <text:p/>
          </table:table-cell>
        </table:table-row>
        <table:table-row table:style-name="ro1">
          <table:table-cell/>
          <table:table-cell office:value-type="float" office:value="6.99999999999999" calcext:value-type="float">
            <text:p>6.99999999999999</text:p>
          </table:table-cell>
          <table:table-cell table:formula="of:=SIN([.B702])" office:value-type="float" office:value="0.656986598718782" calcext:value-type="float">
            <text:p/>
          </table:table-cell>
          <table:table-cell table:formula="of:=COS([.B702])" office:value-type="float" office:value="0.753902254343311" calcext:value-type="float">
            <text:p/>
          </table:table-cell>
        </table:table-row>
        <table:table-row table:style-name="ro1">
          <table:table-cell/>
          <table:table-cell office:value-type="float" office:value="7.00999999999999" calcext:value-type="float">
            <text:p>7.00999999999999</text:p>
          </table:table-cell>
          <table:table-cell table:formula="of:=SIN([.B703])" office:value-type="float" office:value="0.664492646556275" calcext:value-type="float">
            <text:p/>
          </table:table-cell>
          <table:table-cell table:formula="of:=COS([.B703])" office:value-type="float" office:value="0.74729480305475" calcext:value-type="float">
            <text:p/>
          </table:table-cell>
        </table:table-row>
        <table:table-row table:style-name="ro1">
          <table:table-cell/>
          <table:table-cell office:value-type="float" office:value="7.01999999999999" calcext:value-type="float">
            <text:p>7.01999999999999</text:p>
          </table:table-cell>
          <table:table-cell table:formula="of:=SIN([.B704])" office:value-type="float" office:value="0.671932245682855" calcext:value-type="float">
            <text:p/>
          </table:table-cell>
          <table:table-cell table:formula="of:=COS([.B704])" office:value-type="float" office:value="0.740612622908627" calcext:value-type="float">
            <text:p/>
          </table:table-cell>
        </table:table-row>
        <table:table-row table:style-name="ro1">
          <table:table-cell/>
          <table:table-cell office:value-type="float" office:value="7.02999999999999" calcext:value-type="float">
            <text:p>7.02999999999999</text:p>
          </table:table-cell>
          <table:table-cell table:formula="of:=SIN([.B705])" office:value-type="float" office:value="0.679304652144808" calcext:value-type="float">
            <text:p/>
          </table:table-cell>
          <table:table-cell table:formula="of:=COS([.B705])" office:value-type="float" office:value="0.733856382117388" calcext:value-type="float">
            <text:p/>
          </table:table-cell>
        </table:table-row>
        <table:table-row table:style-name="ro1">
          <table:table-cell/>
          <table:table-cell office:value-type="float" office:value="7.03999999999999" calcext:value-type="float">
            <text:p>7.03999999999999</text:p>
          </table:table-cell>
          <table:table-cell table:formula="of:=SIN([.B706])" office:value-type="float" office:value="0.686609128707631" calcext:value-type="float">
            <text:p/>
          </table:table-cell>
          <table:table-cell table:formula="of:=COS([.B706])" office:value-type="float" office:value="0.727026756299483" calcext:value-type="float">
            <text:p/>
          </table:table-cell>
        </table:table-row>
        <table:table-row table:style-name="ro1">
          <table:table-cell/>
          <table:table-cell office:value-type="float" office:value="7.04999999999999" calcext:value-type="float">
            <text:p>7.04999999999999</text:p>
          </table:table-cell>
          <table:table-cell table:formula="of:=SIN([.B707])" office:value-type="float" office:value="0.693844944929757" calcext:value-type="float">
            <text:p/>
          </table:table-cell>
          <table:table-cell table:formula="of:=COS([.B707])" office:value-type="float" office:value="0.720124428411801" calcext:value-type="float">
            <text:p/>
          </table:table-cell>
        </table:table-row>
        <table:table-row table:style-name="ro1">
          <table:table-cell/>
          <table:table-cell office:value-type="float" office:value="7.05999999999999" calcext:value-type="float">
            <text:p>7.05999999999999</text:p>
          </table:table-cell>
          <table:table-cell table:formula="of:=SIN([.B708])" office:value-type="float" office:value="0.701011377235591" calcext:value-type="float">
            <text:p/>
          </table:table-cell>
          <table:table-cell table:formula="of:=COS([.B708])" office:value-type="float" office:value="0.71315008868138" calcext:value-type="float">
            <text:p/>
          </table:table-cell>
        </table:table-row>
        <table:table-row table:style-name="ro1">
          <table:table-cell/>
          <table:table-cell office:value-type="float" office:value="7.06999999999999" calcext:value-type="float">
            <text:p>7.06999999999999</text:p>
          </table:table-cell>
          <table:table-cell table:formula="of:=SIN([.B709])" office:value-type="float" office:value="0.708107708987876" calcext:value-type="float">
            <text:p/>
          </table:table-cell>
          <table:table-cell table:formula="of:=COS([.B709])" office:value-type="float" office:value="0.70610443453638" calcext:value-type="float">
            <text:p/>
          </table:table-cell>
        </table:table-row>
        <table:table-row table:style-name="ro1">
          <table:table-cell/>
          <table:table-cell office:value-type="float" office:value="7.07999999999999" calcext:value-type="float">
            <text:p>7.07999999999999</text:p>
          </table:table-cell>
          <table:table-cell table:formula="of:=SIN([.B710])" office:value-type="float" office:value="0.71513323055935" calcext:value-type="float">
            <text:p/>
          </table:table-cell>
          <table:table-cell table:formula="of:=COS([.B710])" office:value-type="float" office:value="0.698988170536345" calcext:value-type="float">
            <text:p/>
          </table:table-cell>
        </table:table-row>
        <table:table-row table:style-name="ro1">
          <table:table-cell/>
          <table:table-cell office:value-type="float" office:value="7.08999999999999" calcext:value-type="float">
            <text:p>7.08999999999999</text:p>
          </table:table-cell>
          <table:table-cell table:formula="of:=SIN([.B711])" office:value-type="float" office:value="0.722087239403711" calcext:value-type="float">
            <text:p/>
          </table:table-cell>
          <table:table-cell table:formula="of:=COS([.B711])" office:value-type="float" office:value="0.691802008301745" calcext:value-type="float">
            <text:p/>
          </table:table-cell>
        </table:table-row>
        <table:table-row table:style-name="ro1">
          <table:table-cell/>
          <table:table-cell office:value-type="float" office:value="7.09999999999999" calcext:value-type="float">
            <text:p>7.09999999999999</text:p>
          </table:table-cell>
          <table:table-cell table:formula="of:=SIN([.B712])" office:value-type="float" office:value="0.728969040125869" calcext:value-type="float">
            <text:p/>
          </table:table-cell>
          <table:table-cell table:formula="of:=COS([.B712])" office:value-type="float" office:value="0.684546666442814" calcext:value-type="float">
            <text:p/>
          </table:table-cell>
        </table:table-row>
        <table:table-row table:style-name="ro1">
          <table:table-cell/>
          <table:table-cell office:value-type="float" office:value="7.10999999999999" calcext:value-type="float">
            <text:p>7.10999999999999</text:p>
          </table:table-cell>
          <table:table-cell table:formula="of:=SIN([.B713])" office:value-type="float" office:value="0.735777944551486" calcext:value-type="float">
            <text:p/>
          </table:table-cell>
          <table:table-cell table:formula="of:=COS([.B713])" office:value-type="float" office:value="0.677222870487693" calcext:value-type="float">
            <text:p/>
          </table:table-cell>
        </table:table-row>
        <table:table-row table:style-name="ro1">
          <table:table-cell/>
          <table:table-cell office:value-type="float" office:value="7.11999999999999" calcext:value-type="float">
            <text:p>7.11999999999999</text:p>
          </table:table-cell>
          <table:table-cell table:formula="of:=SIN([.B714])" office:value-type="float" office:value="0.742513271795794" calcext:value-type="float">
            <text:p/>
          </table:table-cell>
          <table:table-cell table:formula="of:=COS([.B714])" office:value-type="float" office:value="0.669831352809873" calcext:value-type="float">
            <text:p/>
          </table:table-cell>
        </table:table-row>
        <table:table-row table:style-name="ro1">
          <table:table-cell/>
          <table:table-cell office:value-type="float" office:value="7.12999999999999" calcext:value-type="float">
            <text:p>7.12999999999999</text:p>
          </table:table-cell>
          <table:table-cell table:formula="of:=SIN([.B715])" office:value-type="float" office:value="0.749174348331682" calcext:value-type="float">
            <text:p/>
          </table:table-cell>
          <table:table-cell table:formula="of:=COS([.B715])" office:value-type="float" office:value="0.662372852554964" calcext:value-type="float">
            <text:p/>
          </table:table-cell>
        </table:table-row>
        <table:table-row table:style-name="ro1">
          <table:table-cell/>
          <table:table-cell office:value-type="float" office:value="7.13999999999999" calcext:value-type="float">
            <text:p>7.13999999999999</text:p>
          </table:table-cell>
          <table:table-cell table:formula="of:=SIN([.B716])" office:value-type="float" office:value="0.755760508057046" calcext:value-type="float">
            <text:p/>
          </table:table-cell>
          <table:table-cell table:formula="of:=COS([.B716])" office:value-type="float" office:value="0.654848115566774" calcext:value-type="float">
            <text:p/>
          </table:table-cell>
        </table:table-row>
        <table:table-row table:style-name="ro1">
          <table:table-cell/>
          <table:table-cell office:value-type="float" office:value="7.14999999999999" calcext:value-type="float">
            <text:p>7.14999999999999</text:p>
          </table:table-cell>
          <table:table-cell table:formula="of:=SIN([.B717])" office:value-type="float" office:value="0.762271092361403" calcext:value-type="float">
            <text:p/>
          </table:table-cell>
          <table:table-cell table:formula="of:=COS([.B717])" office:value-type="float" office:value="0.647257894312733" calcext:value-type="float">
            <text:p/>
          </table:table-cell>
        </table:table-row>
        <table:table-row table:style-name="ro1">
          <table:table-cell/>
          <table:table-cell office:value-type="float" office:value="7.15999999999999" calcext:value-type="float">
            <text:p>7.15999999999999</text:p>
          </table:table-cell>
          <table:table-cell table:formula="of:=SIN([.B718])" office:value-type="float" office:value="0.768705450191748" calcext:value-type="float">
            <text:p/>
          </table:table-cell>
          <table:table-cell table:formula="of:=COS([.B718])" office:value-type="float" office:value="0.63960294780864" calcext:value-type="float">
            <text:p/>
          </table:table-cell>
        </table:table-row>
        <table:table-row table:style-name="ro1">
          <table:table-cell/>
          <table:table-cell office:value-type="float" office:value="7.16999999999999" calcext:value-type="float">
            <text:p>7.16999999999999</text:p>
          </table:table-cell>
          <table:table-cell table:formula="of:=SIN([.B719])" office:value-type="float" office:value="0.775062938117659" calcext:value-type="float">
            <text:p/>
          </table:table-cell>
          <table:table-cell table:formula="of:=COS([.B719])" office:value-type="float" office:value="0.631884041542767" calcext:value-type="float">
            <text:p/>
          </table:table-cell>
        </table:table-row>
        <table:table-row table:style-name="ro1">
          <table:table-cell/>
          <table:table-cell office:value-type="float" office:value="7.17999999999999" calcext:value-type="float">
            <text:p>7.17999999999999</text:p>
          </table:table-cell>
          <table:table-cell table:formula="of:=SIN([.B720])" office:value-type="float" office:value="0.781342920395642" calcext:value-type="float">
            <text:p/>
          </table:table-cell>
          <table:table-cell table:formula="of:=COS([.B720])" office:value-type="float" office:value="0.624101947399308" calcext:value-type="float">
            <text:p/>
          </table:table-cell>
        </table:table-row>
        <table:table-row table:style-name="ro1">
          <table:table-cell/>
          <table:table-cell office:value-type="float" office:value="7.18999999999999" calcext:value-type="float">
            <text:p>7.18999999999999</text:p>
          </table:table-cell>
          <table:table-cell table:formula="of:=SIN([.B721])" office:value-type="float" office:value="0.787544769032703" calcext:value-type="float">
            <text:p/>
          </table:table-cell>
          <table:table-cell table:formula="of:=COS([.B721])" office:value-type="float" office:value="0.616257443581193" calcext:value-type="float">
            <text:p/>
          </table:table-cell>
        </table:table-row>
        <table:table-row table:style-name="ro1">
          <table:table-cell/>
          <table:table-cell office:value-type="float" office:value="7.19999999999999" calcext:value-type="float">
            <text:p>7.19999999999999</text:p>
          </table:table-cell>
          <table:table-cell table:formula="of:=SIN([.B722])" office:value-type="float" office:value="0.793667863849145" calcext:value-type="float">
            <text:p/>
          </table:table-cell>
          <table:table-cell table:formula="of:=COS([.B722])" office:value-type="float" office:value="0.608351314532265" calcext:value-type="float">
            <text:p/>
          </table:table-cell>
        </table:table-row>
        <table:table-row table:style-name="ro1">
          <table:table-cell/>
          <table:table-cell office:value-type="float" office:value="7.20999999999999" calcext:value-type="float">
            <text:p>7.20999999999999</text:p>
          </table:table-cell>
          <table:table-cell table:formula="of:=SIN([.B723])" office:value-type="float" office:value="0.79971159254059" calcext:value-type="float">
            <text:p/>
          </table:table-cell>
          <table:table-cell table:formula="of:=COS([.B723])" office:value-type="float" office:value="0.600384350858842" calcext:value-type="float">
            <text:p/>
          </table:table-cell>
        </table:table-row>
        <table:table-row table:style-name="ro1">
          <table:table-cell/>
          <table:table-cell office:value-type="float" office:value="7.21999999999999" calcext:value-type="float">
            <text:p>7.21999999999999</text:p>
          </table:table-cell>
          <table:table-cell table:formula="of:=SIN([.B724])" office:value-type="float" office:value="0.805675350739205" calcext:value-type="float">
            <text:p/>
          </table:table-cell>
          <table:table-cell table:formula="of:=COS([.B724])" office:value-type="float" office:value="0.592357349250652" calcext:value-type="float">
            <text:p/>
          </table:table-cell>
        </table:table-row>
        <table:table-row table:style-name="ro1">
          <table:table-cell/>
          <table:table-cell office:value-type="float" office:value="7.22999999999999" calcext:value-type="float">
            <text:p>7.22999999999999</text:p>
          </table:table-cell>
          <table:table-cell table:formula="of:=SIN([.B725])" office:value-type="float" office:value="0.81155854207414" calcext:value-type="float">
            <text:p/>
          </table:table-cell>
          <table:table-cell table:formula="of:=COS([.B725])" office:value-type="float" office:value="0.584271112401166" calcext:value-type="float">
            <text:p/>
          </table:table-cell>
        </table:table-row>
        <table:table-row table:style-name="ro1">
          <table:table-cell/>
          <table:table-cell office:value-type="float" office:value="7.23999999999999" calcext:value-type="float">
            <text:p>7.23999999999999</text:p>
          </table:table-cell>
          <table:table-cell table:formula="of:=SIN([.B726])" office:value-type="float" office:value="0.817360578231165" calcext:value-type="float">
            <text:p/>
          </table:table-cell>
          <table:table-cell table:formula="of:=COS([.B726])" office:value-type="float" office:value="0.576126448927331" calcext:value-type="float">
            <text:p/>
          </table:table-cell>
        </table:table-row>
        <table:table-row table:style-name="ro1">
          <table:table-cell/>
          <table:table-cell office:value-type="float" office:value="7.24999999999999" calcext:value-type="float">
            <text:p>7.24999999999999</text:p>
          </table:table-cell>
          <table:table-cell table:formula="of:=SIN([.B727])" office:value-type="float" office:value="0.823080879011497" calcext:value-type="float">
            <text:p/>
          </table:table-cell>
          <table:table-cell table:formula="of:=COS([.B727])" office:value-type="float" office:value="0.567924173288707" calcext:value-type="float">
            <text:p/>
          </table:table-cell>
        </table:table-row>
        <table:table-row table:style-name="ro1">
          <table:table-cell/>
          <table:table-cell office:value-type="float" office:value="7.25999999999999" calcext:value-type="float">
            <text:p>7.25999999999999</text:p>
          </table:table-cell>
          <table:table-cell table:formula="of:=SIN([.B728])" office:value-type="float" office:value="0.828718872389827" calcext:value-type="float">
            <text:p/>
          </table:table-cell>
          <table:table-cell table:formula="of:=COS([.B728])" office:value-type="float" office:value="0.559665105706022" calcext:value-type="float">
            <text:p/>
          </table:table-cell>
        </table:table-row>
        <table:table-row table:style-name="ro1">
          <table:table-cell/>
          <table:table-cell office:value-type="float" office:value="7.26999999999999" calcext:value-type="float">
            <text:p>7.26999999999999</text:p>
          </table:table-cell>
          <table:table-cell table:formula="of:=SIN([.B729])" office:value-type="float" office:value="0.834273994571515" calcext:value-type="float">
            <text:p/>
          </table:table-cell>
          <table:table-cell table:formula="of:=COS([.B729])" office:value-type="float" office:value="0.551350072079153" calcext:value-type="float">
            <text:p/>
          </table:table-cell>
        </table:table-row>
        <table:table-row table:style-name="ro1">
          <table:table-cell/>
          <table:table-cell office:value-type="float" office:value="7.27999999999999" calcext:value-type="float">
            <text:p>7.27999999999999</text:p>
          </table:table-cell>
          <table:table-cell table:formula="of:=SIN([.B730])" office:value-type="float" office:value="0.839745690048972" calcext:value-type="float">
            <text:p/>
          </table:table-cell>
          <table:table-cell table:formula="of:=COS([.B730])" office:value-type="float" office:value="0.542979903904533" calcext:value-type="float">
            <text:p/>
          </table:table-cell>
        </table:table-row>
        <table:table-row table:style-name="ro1">
          <table:table-cell/>
          <table:table-cell office:value-type="float" office:value="7.28999999999999" calcext:value-type="float">
            <text:p>7.28999999999999</text:p>
          </table:table-cell>
          <table:table-cell table:formula="of:=SIN([.B731])" office:value-type="float" office:value="0.845133411657209" calcext:value-type="float">
            <text:p/>
          </table:table-cell>
          <table:table-cell table:formula="of:=COS([.B731])" office:value-type="float" office:value="0.534555438192005" calcext:value-type="float">
            <text:p/>
          </table:table-cell>
        </table:table-row>
        <table:table-row table:style-name="ro1">
          <table:table-cell/>
          <table:table-cell office:value-type="float" office:value="7.29999999999999" calcext:value-type="float">
            <text:p>7.29999999999999</text:p>
          </table:table-cell>
          <table:table-cell table:formula="of:=SIN([.B732])" office:value-type="float" office:value="0.850436620628556" calcext:value-type="float">
            <text:p/>
          </table:table-cell>
          <table:table-cell table:formula="of:=COS([.B732])" office:value-type="float" office:value="0.526077517381118" calcext:value-type="float">
            <text:p/>
          </table:table-cell>
        </table:table-row>
        <table:table-row table:style-name="ro1">
          <table:table-cell/>
          <table:table-cell office:value-type="float" office:value="7.30999999999998" calcext:value-type="float">
            <text:p>7.30999999999998</text:p>
          </table:table-cell>
          <table:table-cell table:formula="of:=SIN([.B733])" office:value-type="float" office:value="0.855654786646536" calcext:value-type="float">
            <text:p/>
          </table:table-cell>
          <table:table-cell table:formula="of:=COS([.B733])" office:value-type="float" office:value="0.51754698925689" calcext:value-type="float">
            <text:p/>
          </table:table-cell>
        </table:table-row>
        <table:table-row table:style-name="ro1">
          <table:table-cell/>
          <table:table-cell office:value-type="float" office:value="7.31999999999998" calcext:value-type="float">
            <text:p>7.31999999999998</text:p>
          </table:table-cell>
          <table:table-cell table:formula="of:=SIN([.B734])" office:value-type="float" office:value="0.860787387898893" calcext:value-type="float">
            <text:p/>
          </table:table-cell>
          <table:table-cell table:formula="of:=COS([.B734])" office:value-type="float" office:value="0.508964706865024" calcext:value-type="float">
            <text:p/>
          </table:table-cell>
        </table:table-row>
        <table:table-row table:style-name="ro1">
          <table:table-cell/>
          <table:table-cell office:value-type="float" office:value="7.32999999999998" calcext:value-type="float">
            <text:p>7.32999999999998</text:p>
          </table:table-cell>
          <table:table-cell table:formula="of:=SIN([.B735])" office:value-type="float" office:value="0.865833911129782" calcext:value-type="float">
            <text:p/>
          </table:table-cell>
          <table:table-cell table:formula="of:=COS([.B735])" office:value-type="float" office:value="0.500331528426607" calcext:value-type="float">
            <text:p/>
          </table:table-cell>
        </table:table-row>
        <table:table-row table:style-name="ro1">
          <table:table-cell/>
          <table:table-cell office:value-type="float" office:value="7.33999999999998" calcext:value-type="float">
            <text:p>7.33999999999998</text:p>
          </table:table-cell>
          <table:table-cell table:formula="of:=SIN([.B736])" office:value-type="float" office:value="0.870793851691083" calcext:value-type="float">
            <text:p/>
          </table:table-cell>
          <table:table-cell table:formula="of:=COS([.B736])" office:value-type="float" office:value="0.491648317252289" calcext:value-type="float">
            <text:p/>
          </table:table-cell>
        </table:table-row>
        <table:table-row table:style-name="ro1">
          <table:table-cell/>
          <table:table-cell office:value-type="float" office:value="7.34999999999998" calcext:value-type="float">
            <text:p>7.34999999999998</text:p>
          </table:table-cell>
          <table:table-cell table:formula="of:=SIN([.B737])" office:value-type="float" office:value="0.875666713592874" calcext:value-type="float">
            <text:p/>
          </table:table-cell>
          <table:table-cell table:formula="of:=COS([.B737])" office:value-type="float" office:value="0.482915941655952" calcext:value-type="float">
            <text:p/>
          </table:table-cell>
        </table:table-row>
        <table:table-row table:style-name="ro1">
          <table:table-cell/>
          <table:table-cell office:value-type="float" office:value="7.35999999999998" calcext:value-type="float">
            <text:p>7.35999999999998</text:p>
          </table:table-cell>
          <table:table-cell table:formula="of:=SIN([.B738])" office:value-type="float" office:value="0.880452009553026" calcext:value-type="float">
            <text:p/>
          </table:table-cell>
          <table:table-cell table:formula="of:=COS([.B738])" office:value-type="float" office:value="0.474135274867877" calcext:value-type="float">
            <text:p/>
          </table:table-cell>
        </table:table-row>
        <table:table-row table:style-name="ro1">
          <table:table-cell/>
          <table:table-cell office:value-type="float" office:value="7.36999999999998" calcext:value-type="float">
            <text:p>7.36999999999998</text:p>
          </table:table-cell>
          <table:table-cell table:formula="of:=SIN([.B739])" office:value-type="float" office:value="0.885149261045931" calcext:value-type="float">
            <text:p/>
          </table:table-cell>
          <table:table-cell table:formula="of:=COS([.B739])" office:value-type="float" office:value="0.465307194947427" calcext:value-type="float">
            <text:p/>
          </table:table-cell>
        </table:table-row>
        <table:table-row table:style-name="ro1">
          <table:table-cell/>
          <table:table-cell office:value-type="float" office:value="7.37999999999998" calcext:value-type="float">
            <text:p>7.37999999999998</text:p>
          </table:table-cell>
          <table:table-cell table:formula="of:=SIN([.B740])" office:value-type="float" office:value="0.889757998350352" calcext:value-type="float">
            <text:p/>
          </table:table-cell>
          <table:table-cell table:formula="of:=COS([.B740])" office:value-type="float" office:value="0.456432584695238" calcext:value-type="float">
            <text:p/>
          </table:table-cell>
        </table:table-row>
        <table:table-row table:style-name="ro1">
          <table:table-cell/>
          <table:table-cell office:value-type="float" office:value="7.38999999999998" calcext:value-type="float">
            <text:p>7.38999999999998</text:p>
          </table:table-cell>
          <table:table-cell table:formula="of:=SIN([.B741])" office:value-type="float" office:value="0.894277760596401" calcext:value-type="float">
            <text:p/>
          </table:table-cell>
          <table:table-cell table:formula="of:=COS([.B741])" office:value-type="float" office:value="0.447512331564937" calcext:value-type="float">
            <text:p/>
          </table:table-cell>
        </table:table-row>
        <table:table-row table:style-name="ro1">
          <table:table-cell/>
          <table:table-cell office:value-type="float" office:value="7.39999999999998" calcext:value-type="float">
            <text:p>7.39999999999998</text:p>
          </table:table-cell>
          <table:table-cell table:formula="of:=SIN([.B742])" office:value-type="float" office:value="0.898708095811619" calcext:value-type="float">
            <text:p/>
          </table:table-cell>
          <table:table-cell table:formula="of:=COS([.B742])" office:value-type="float" office:value="0.438547327574406" calcext:value-type="float">
            <text:p/>
          </table:table-cell>
        </table:table-row>
        <table:table-row table:style-name="ro1">
          <table:table-cell/>
          <table:table-cell office:value-type="float" office:value="7.40999999999998" calcext:value-type="float">
            <text:p>7.40999999999998</text:p>
          </table:table-cell>
          <table:table-cell table:formula="of:=SIN([.B743])" office:value-type="float" office:value="0.903048560966177" calcext:value-type="float">
            <text:p/>
          </table:table-cell>
          <table:table-cell table:formula="of:=COS([.B743])" office:value-type="float" office:value="0.429538469216573" calcext:value-type="float">
            <text:p/>
          </table:table-cell>
        </table:table-row>
        <table:table-row table:style-name="ro1">
          <table:table-cell/>
          <table:table-cell office:value-type="float" office:value="7.41999999999998" calcext:value-type="float">
            <text:p>7.41999999999998</text:p>
          </table:table-cell>
          <table:table-cell table:formula="of:=SIN([.B744])" office:value-type="float" office:value="0.907298722017177" calcext:value-type="float">
            <text:p/>
          </table:table-cell>
          <table:table-cell table:formula="of:=COS([.B744])" office:value-type="float" office:value="0.420486657369765" calcext:value-type="float">
            <text:p/>
          </table:table-cell>
        </table:table-row>
        <table:table-row table:style-name="ro1">
          <table:table-cell/>
          <table:table-cell office:value-type="float" office:value="7.42999999999998" calcext:value-type="float">
            <text:p>7.42999999999998</text:p>
          </table:table-cell>
          <table:table-cell table:formula="of:=SIN([.B745])" office:value-type="float" office:value="0.911458153952054" calcext:value-type="float">
            <text:p/>
          </table:table-cell>
          <table:table-cell table:formula="of:=COS([.B745])" office:value-type="float" office:value="0.411392797207625" calcext:value-type="float">
            <text:p/>
          </table:table-cell>
        </table:table-row>
        <table:table-row table:style-name="ro1">
          <table:table-cell/>
          <table:table-cell office:value-type="float" office:value="7.43999999999998" calcext:value-type="float">
            <text:p>7.43999999999998</text:p>
          </table:table-cell>
          <table:table-cell table:formula="of:=SIN([.B746])" office:value-type="float" office:value="0.915526440831082" calcext:value-type="float">
            <text:p/>
          </table:table-cell>
          <table:table-cell table:formula="of:=COS([.B746])" office:value-type="float" office:value="0.40225779810859" calcext:value-type="float">
            <text:p/>
          </table:table-cell>
        </table:table-row>
        <table:table-row table:style-name="ro1">
          <table:table-cell/>
          <table:table-cell office:value-type="float" office:value="7.44999999999998" calcext:value-type="float">
            <text:p>7.44999999999998</text:p>
          </table:table-cell>
          <table:table-cell table:formula="of:=SIN([.B747])" office:value-type="float" office:value="0.919503175828963" calcext:value-type="float">
            <text:p/>
          </table:table-cell>
          <table:table-cell table:formula="of:=COS([.B747])" office:value-type="float" office:value="0.393082573564958" calcext:value-type="float">
            <text:p/>
          </table:table-cell>
        </table:table-row>
        <table:table-row table:style-name="ro1">
          <table:table-cell/>
          <table:table-cell office:value-type="float" office:value="7.45999999999998" calcext:value-type="float">
            <text:p>7.45999999999998</text:p>
          </table:table-cell>
          <table:table-cell table:formula="of:=SIN([.B748])" office:value-type="float" office:value="0.923387961275512" calcext:value-type="float">
            <text:p/>
          </table:table-cell>
          <table:table-cell table:formula="of:=COS([.B748])" office:value-type="float" office:value="0.383868041091537" calcext:value-type="float">
            <text:p/>
          </table:table-cell>
        </table:table-row>
        <table:table-row table:style-name="ro1">
          <table:table-cell/>
          <table:table-cell office:value-type="float" office:value="7.46999999999998" calcext:value-type="float">
            <text:p>7.46999999999998</text:p>
          </table:table-cell>
          <table:table-cell table:formula="of:=SIN([.B749])" office:value-type="float" office:value="0.92718040869542" calcext:value-type="float">
            <text:p/>
          </table:table-cell>
          <table:table-cell table:formula="of:=COS([.B749])" office:value-type="float" office:value="0.374615122133896" calcext:value-type="float">
            <text:p/>
          </table:table-cell>
        </table:table-row>
        <table:table-row table:style-name="ro1">
          <table:table-cell/>
          <table:table-cell office:value-type="float" office:value="7.47999999999998" calcext:value-type="float">
            <text:p>7.47999999999998</text:p>
          </table:table-cell>
          <table:table-cell table:formula="of:=SIN([.B750])" office:value-type="float" office:value="0.930880138847106" calcext:value-type="float">
            <text:p/>
          </table:table-cell>
          <table:table-cell table:formula="of:=COS([.B750])" office:value-type="float" office:value="0.36532474197622" calcext:value-type="float">
            <text:p/>
          </table:table-cell>
        </table:table-row>
        <table:table-row table:style-name="ro1">
          <table:table-cell/>
          <table:table-cell office:value-type="float" office:value="7.48999999999998" calcext:value-type="float">
            <text:p>7.48999999999998</text:p>
          </table:table-cell>
          <table:table-cell table:formula="of:=SIN([.B751])" office:value-type="float" office:value="0.934486781760639" calcext:value-type="float">
            <text:p/>
          </table:table-cell>
          <table:table-cell table:formula="of:=COS([.B751])" office:value-type="float" office:value="0.355997829648783" calcext:value-type="float">
            <text:p/>
          </table:table-cell>
        </table:table-row>
        <table:table-row table:style-name="ro1">
          <table:table-cell/>
          <table:table-cell office:value-type="float" office:value="7.49999999999998" calcext:value-type="float">
            <text:p>7.49999999999998</text:p>
          </table:table-cell>
          <table:table-cell table:formula="of:=SIN([.B752])" office:value-type="float" office:value="0.937999976774732" calcext:value-type="float">
            <text:p/>
          </table:table-cell>
          <table:table-cell table:formula="of:=COS([.B752])" office:value-type="float" office:value="0.346635317835044" calcext:value-type="float">
            <text:p/>
          </table:table-cell>
        </table:table-row>
        <table:table-row table:style-name="ro1">
          <table:table-cell/>
          <table:table-cell office:value-type="float" office:value="7.50999999999998" calcext:value-type="float">
            <text:p>7.50999999999998</text:p>
          </table:table-cell>
          <table:table-cell table:formula="of:=SIN([.B753])" office:value-type="float" office:value="0.941419372572812" calcext:value-type="float">
            <text:p/>
          </table:table-cell>
          <table:table-cell table:formula="of:=COS([.B753])" office:value-type="float" office:value="0.337238142778384" calcext:value-type="float">
            <text:p/>
          </table:table-cell>
        </table:table-row>
        <table:table-row table:style-name="ro1">
          <table:table-cell/>
          <table:table-cell office:value-type="float" office:value="7.51999999999998" calcext:value-type="float">
            <text:p>7.51999999999998</text:p>
          </table:table-cell>
          <table:table-cell table:formula="of:=SIN([.B754])" office:value-type="float" office:value="0.944744627218147" calcext:value-type="float">
            <text:p/>
          </table:table-cell>
          <table:table-cell table:formula="of:=COS([.B754])" office:value-type="float" office:value="0.327807244188477" calcext:value-type="float">
            <text:p/>
          </table:table-cell>
        </table:table-row>
        <table:table-row table:style-name="ro1">
          <table:table-cell/>
          <table:table-cell office:value-type="float" office:value="7.52999999999998" calcext:value-type="float">
            <text:p>7.52999999999998</text:p>
          </table:table-cell>
          <table:table-cell table:formula="of:=SIN([.B755])" office:value-type="float" office:value="0.947975408188046" calcext:value-type="float">
            <text:p/>
          </table:table-cell>
          <table:table-cell table:formula="of:=COS([.B755])" office:value-type="float" office:value="0.318343565147323" calcext:value-type="float">
            <text:p/>
          </table:table-cell>
        </table:table-row>
        <table:table-row table:style-name="ro1">
          <table:table-cell/>
          <table:table-cell office:value-type="float" office:value="7.53999999999998" calcext:value-type="float">
            <text:p>7.53999999999998</text:p>
          </table:table-cell>
          <table:table-cell table:formula="of:=SIN([.B756])" office:value-type="float" office:value="0.951111392407103" calcext:value-type="float">
            <text:p/>
          </table:table-cell>
          <table:table-cell table:formula="of:=COS([.B756])" office:value-type="float" office:value="0.308848052014939" calcext:value-type="float">
            <text:p/>
          </table:table-cell>
        </table:table-row>
        <table:table-row table:style-name="ro1">
          <table:table-cell/>
          <table:table-cell office:value-type="float" office:value="7.54999999999998" calcext:value-type="float">
            <text:p>7.54999999999998</text:p>
          </table:table-cell>
          <table:table-cell table:formula="of:=SIN([.B757])" office:value-type="float" office:value="0.954152266279509" calcext:value-type="float">
            <text:p/>
          </table:table-cell>
          <table:table-cell table:formula="of:=COS([.B757])" office:value-type="float" office:value="0.299321654334727" calcext:value-type="float">
            <text:p/>
          </table:table-cell>
        </table:table-row>
        <table:table-row table:style-name="ro1">
          <table:table-cell/>
          <table:table-cell office:value-type="float" office:value="7.55999999999998" calcext:value-type="float">
            <text:p>7.55999999999998</text:p>
          </table:table-cell>
          <table:table-cell table:formula="of:=SIN([.B758])" office:value-type="float" office:value="0.957097725720411" calcext:value-type="float">
            <text:p/>
          </table:table-cell>
          <table:table-cell table:formula="of:=COS([.B758])" office:value-type="float" office:value="0.289765324738514" calcext:value-type="float">
            <text:p/>
          </table:table-cell>
        </table:table-row>
        <table:table-row table:style-name="ro1">
          <table:table-cell/>
          <table:table-cell office:value-type="float" office:value="7.56999999999998" calcext:value-type="float">
            <text:p>7.56999999999998</text:p>
          </table:table-cell>
          <table:table-cell table:formula="of:=SIN([.B759])" office:value-type="float" office:value="0.95994747618632" calcext:value-type="float">
            <text:p/>
          </table:table-cell>
          <table:table-cell table:formula="of:=COS([.B759])" office:value-type="float" office:value="0.280180018851299" calcext:value-type="float">
            <text:p/>
          </table:table-cell>
        </table:table-row>
        <table:table-row table:style-name="ro1">
          <table:table-cell/>
          <table:table-cell office:value-type="float" office:value="7.57999999999998" calcext:value-type="float">
            <text:p>7.57999999999998</text:p>
          </table:table-cell>
          <table:table-cell table:formula="of:=SIN([.B760])" office:value-type="float" office:value="0.962701232704564" calcext:value-type="float">
            <text:p/>
          </table:table-cell>
          <table:table-cell table:formula="of:=COS([.B760])" office:value-type="float" office:value="0.270566695195681" calcext:value-type="float">
            <text:p/>
          </table:table-cell>
        </table:table-row>
        <table:table-row table:style-name="ro1">
          <table:table-cell/>
          <table:table-cell office:value-type="float" office:value="7.58999999999998" calcext:value-type="float">
            <text:p>7.58999999999998</text:p>
          </table:table-cell>
          <table:table-cell table:formula="of:=SIN([.B761])" office:value-type="float" office:value="0.965358719901786" calcext:value-type="float">
            <text:p/>
          </table:table-cell>
          <table:table-cell table:formula="of:=COS([.B761])" office:value-type="float" office:value="0.260926315096014" calcext:value-type="float">
            <text:p/>
          </table:table-cell>
        </table:table-row>
        <table:table-row table:style-name="ro1">
          <table:table-cell/>
          <table:table-cell office:value-type="float" office:value="7.59999999999998" calcext:value-type="float">
            <text:p>7.59999999999998</text:p>
          </table:table-cell>
          <table:table-cell table:formula="of:=SIN([.B762])" office:value-type="float" office:value="0.967919672031481" calcext:value-type="float">
            <text:p/>
          </table:table-cell>
          <table:table-cell table:formula="of:=COS([.B762])" office:value-type="float" office:value="0.251259842582276" calcext:value-type="float">
            <text:p/>
          </table:table-cell>
        </table:table-row>
        <table:table-row table:style-name="ro1">
          <table:table-cell/>
          <table:table-cell office:value-type="float" office:value="7.60999999999998" calcext:value-type="float">
            <text:p>7.60999999999998</text:p>
          </table:table-cell>
          <table:table-cell table:formula="of:=SIN([.B763])" office:value-type="float" office:value="0.97038383300057" calcext:value-type="float">
            <text:p/>
          </table:table-cell>
          <table:table-cell table:formula="of:=COS([.B763])" office:value-type="float" office:value="0.241568244293663" calcext:value-type="float">
            <text:p/>
          </table:table-cell>
        </table:table-row>
        <table:table-row table:style-name="ro1">
          <table:table-cell/>
          <table:table-cell office:value-type="float" office:value="7.61999999999998" calcext:value-type="float">
            <text:p>7.61999999999998</text:p>
          </table:table-cell>
          <table:table-cell table:formula="of:=SIN([.B764])" office:value-type="float" office:value="0.972750956395009" calcext:value-type="float">
            <text:p/>
          </table:table-cell>
          <table:table-cell table:formula="of:=COS([.B764])" office:value-type="float" office:value="0.231852489381926" calcext:value-type="float">
            <text:p/>
          </table:table-cell>
        </table:table-row>
        <table:table-row table:style-name="ro1">
          <table:table-cell/>
          <table:table-cell office:value-type="float" office:value="7.62999999999998" calcext:value-type="float">
            <text:p>7.62999999999998</text:p>
          </table:table-cell>
          <table:table-cell table:formula="of:=SIN([.B765])" office:value-type="float" office:value="0.975020805504431" calcext:value-type="float">
            <text:p/>
          </table:table-cell>
          <table:table-cell table:formula="of:=COS([.B765])" office:value-type="float" office:value="0.22211354941446" calcext:value-type="float">
            <text:p/>
          </table:table-cell>
        </table:table-row>
        <table:table-row table:style-name="ro1">
          <table:table-cell/>
          <table:table-cell office:value-type="float" office:value="7.63999999999998" calcext:value-type="float">
            <text:p>7.63999999999998</text:p>
          </table:table-cell>
          <table:table-cell table:formula="of:=SIN([.B766])" office:value-type="float" office:value="0.977193153345818" calcext:value-type="float">
            <text:p/>
          </table:table-cell>
          <table:table-cell table:formula="of:=COS([.B766])" office:value-type="float" office:value="0.212352398277148" calcext:value-type="float">
            <text:p/>
          </table:table-cell>
        </table:table-row>
        <table:table-row table:style-name="ro1">
          <table:table-cell/>
          <table:table-cell office:value-type="float" office:value="7.64999999999998" calcext:value-type="float">
            <text:p>7.64999999999998</text:p>
          </table:table-cell>
          <table:table-cell table:formula="of:=SIN([.B767])" office:value-type="float" office:value="0.979267782686195" calcext:value-type="float">
            <text:p/>
          </table:table-cell>
          <table:table-cell table:formula="of:=COS([.B767])" office:value-type="float" office:value="0.202570012076967" calcext:value-type="float">
            <text:p/>
          </table:table-cell>
        </table:table-row>
        <table:table-row table:style-name="ro1">
          <table:table-cell/>
          <table:table-cell office:value-type="float" office:value="7.65999999999998" calcext:value-type="float">
            <text:p>7.65999999999998</text:p>
          </table:table-cell>
          <table:table-cell table:formula="of:=SIN([.B768])" office:value-type="float" office:value="0.981244486064358" calcext:value-type="float">
            <text:p/>
          </table:table-cell>
          <table:table-cell table:formula="of:=COS([.B768])" office:value-type="float" office:value="0.192767369044386" calcext:value-type="float">
            <text:p/>
          </table:table-cell>
        </table:table-row>
        <table:table-row table:style-name="ro1">
          <table:table-cell/>
          <table:table-cell office:value-type="float" office:value="7.66999999999998" calcext:value-type="float">
            <text:p>7.66999999999998</text:p>
          </table:table-cell>
          <table:table-cell table:formula="of:=SIN([.B769])" office:value-type="float" office:value="0.983123065811614" calcext:value-type="float">
            <text:p/>
          </table:table-cell>
          <table:table-cell table:formula="of:=COS([.B769])" office:value-type="float" office:value="0.18294544943554" calcext:value-type="float">
            <text:p/>
          </table:table-cell>
        </table:table-row>
        <table:table-row table:style-name="ro1">
          <table:table-cell/>
          <table:table-cell office:value-type="float" office:value="7.67999999999998" calcext:value-type="float">
            <text:p>7.67999999999998</text:p>
          </table:table-cell>
          <table:table-cell table:formula="of:=SIN([.B770])" office:value-type="float" office:value="0.984903334071557" calcext:value-type="float">
            <text:p/>
          </table:table-cell>
          <table:table-cell table:formula="of:=COS([.B770])" office:value-type="float" office:value="0.173105235434204" calcext:value-type="float">
            <text:p/>
          </table:table-cell>
        </table:table-row>
        <table:table-row table:style-name="ro1">
          <table:table-cell/>
          <table:table-cell office:value-type="float" office:value="7.68999999999998" calcext:value-type="float">
            <text:p>7.68999999999998</text:p>
          </table:table-cell>
          <table:table-cell table:formula="of:=SIN([.B771])" office:value-type="float" office:value="0.986585112818842" calcext:value-type="float">
            <text:p/>
          </table:table-cell>
          <table:table-cell table:formula="of:=COS([.B771])" office:value-type="float" office:value="0.163247711053579" calcext:value-type="float">
            <text:p/>
          </table:table-cell>
        </table:table-row>
        <table:table-row table:style-name="ro1">
          <table:table-cell/>
          <table:table-cell office:value-type="float" office:value="7.69999999999998" calcext:value-type="float">
            <text:p>7.69999999999998</text:p>
          </table:table-cell>
          <table:table-cell table:formula="of:=SIN([.B772])" office:value-type="float" office:value="0.988168233876997" calcext:value-type="float">
            <text:p/>
          </table:table-cell>
          <table:table-cell table:formula="of:=COS([.B772])" office:value-type="float" office:value="0.153373862037888" calcext:value-type="float">
            <text:p/>
          </table:table-cell>
        </table:table-row>
        <table:table-row table:style-name="ro1">
          <table:table-cell/>
          <table:table-cell office:value-type="float" office:value="7.70999999999998" calcext:value-type="float">
            <text:p>7.70999999999998</text:p>
          </table:table-cell>
          <table:table-cell table:formula="of:=SIN([.B773])" office:value-type="float" office:value="0.989652538935234" calcext:value-type="float">
            <text:p/>
          </table:table-cell>
          <table:table-cell table:formula="of:=COS([.B773])" office:value-type="float" office:value="0.143484675763804" calcext:value-type="float">
            <text:p/>
          </table:table-cell>
        </table:table-row>
        <table:table-row table:style-name="ro1">
          <table:table-cell/>
          <table:table-cell office:value-type="float" office:value="7.71999999999998" calcext:value-type="float">
            <text:p>7.71999999999998</text:p>
          </table:table-cell>
          <table:table-cell table:formula="of:=SIN([.B774])" office:value-type="float" office:value="0.991037879564287" calcext:value-type="float">
            <text:p/>
          </table:table-cell>
          <table:table-cell table:formula="of:=COS([.B774])" office:value-type="float" office:value="0.133581141141714" calcext:value-type="float">
            <text:p/>
          </table:table-cell>
        </table:table-row>
        <table:table-row table:style-name="ro1">
          <table:table-cell/>
          <table:table-cell office:value-type="float" office:value="7.72999999999998" calcext:value-type="float">
            <text:p>7.72999999999998</text:p>
          </table:table-cell>
          <table:table-cell table:formula="of:=SIN([.B775])" office:value-type="float" office:value="0.992324117231244" calcext:value-type="float">
            <text:p/>
          </table:table-cell>
          <table:table-cell table:formula="of:=COS([.B775])" office:value-type="float" office:value="0.123664248516827" calcext:value-type="float">
            <text:p/>
          </table:table-cell>
        </table:table-row>
        <table:table-row table:style-name="ro1">
          <table:table-cell/>
          <table:table-cell office:value-type="float" office:value="7.73999999999998" calcext:value-type="float">
            <text:p>7.73999999999998</text:p>
          </table:table-cell>
          <table:table-cell table:formula="of:=SIN([.B776])" office:value-type="float" office:value="0.993511123313413" calcext:value-type="float">
            <text:p/>
          </table:table-cell>
          <table:table-cell table:formula="of:=COS([.B776])" office:value-type="float" office:value="0.113734989570141" calcext:value-type="float">
            <text:p/>
          </table:table-cell>
        </table:table-row>
        <table:table-row table:style-name="ro1">
          <table:table-cell/>
          <table:table-cell office:value-type="float" office:value="7.74999999999998" calcext:value-type="float">
            <text:p>7.74999999999998</text:p>
          </table:table-cell>
          <table:table-cell table:formula="of:=SIN([.B777])" office:value-type="float" office:value="0.994598779111174" calcext:value-type="float">
            <text:p/>
          </table:table-cell>
          <table:table-cell table:formula="of:=COS([.B777])" office:value-type="float" office:value="0.103794357219278" calcext:value-type="float">
            <text:p/>
          </table:table-cell>
        </table:table-row>
        <table:table-row table:style-name="ro1">
          <table:table-cell/>
          <table:table-cell office:value-type="float" office:value="7.75999999999998" calcext:value-type="float">
            <text:p>7.75999999999998</text:p>
          </table:table-cell>
          <table:table-cell table:formula="of:=SIN([.B778])" office:value-type="float" office:value="0.995586975859852" calcext:value-type="float">
            <text:p/>
          </table:table-cell>
          <table:table-cell table:formula="of:=COS([.B778])" office:value-type="float" office:value="0.0938433455191871" calcext:value-type="float">
            <text:p/>
          </table:table-cell>
        </table:table-row>
        <table:table-row table:style-name="ro1">
          <table:table-cell/>
          <table:table-cell office:value-type="float" office:value="7.76999999999998" calcext:value-type="float">
            <text:p>7.76999999999998</text:p>
          </table:table-cell>
          <table:table-cell table:formula="of:=SIN([.B779])" office:value-type="float" office:value="0.996475614740598" calcext:value-type="float">
            <text:p/>
          </table:table-cell>
          <table:table-cell table:formula="of:=COS([.B779])" office:value-type="float" office:value="0.0838829495627471" calcext:value-type="float">
            <text:p/>
          </table:table-cell>
        </table:table-row>
        <table:table-row table:style-name="ro1">
          <table:table-cell/>
          <table:table-cell office:value-type="float" office:value="7.77999999999997" calcext:value-type="float">
            <text:p>7.77999999999997</text:p>
          </table:table-cell>
          <table:table-cell table:formula="of:=SIN([.B780])" office:value-type="float" office:value="0.997264606890264" calcext:value-type="float">
            <text:p/>
          </table:table-cell>
          <table:table-cell table:formula="of:=COS([.B780])" office:value-type="float" office:value="0.073914165381253" calcext:value-type="float">
            <text:p/>
          </table:table-cell>
        </table:table-row>
        <table:table-row table:style-name="ro1">
          <table:table-cell/>
          <table:table-cell office:value-type="float" office:value="7.78999999999997" calcext:value-type="float">
            <text:p>7.78999999999997</text:p>
          </table:table-cell>
          <table:table-cell table:formula="of:=SIN([.B781])" office:value-type="float" office:value="0.997953873410292" calcext:value-type="float">
            <text:p/>
          </table:table-cell>
          <table:table-cell table:formula="of:=COS([.B781])" office:value-type="float" office:value="0.0639379898448157" calcext:value-type="float">
            <text:p/>
          </table:table-cell>
        </table:table-row>
        <table:table-row table:style-name="ro1">
          <table:table-cell/>
          <table:table-cell office:value-type="float" office:value="7.79999999999997" calcext:value-type="float">
            <text:p>7.79999999999997</text:p>
          </table:table-cell>
          <table:table-cell table:formula="of:=SIN([.B782])" office:value-type="float" office:value="0.998543345374604" calcext:value-type="float">
            <text:p/>
          </table:table-cell>
          <table:table-cell table:formula="of:=COS([.B782])" office:value-type="float" office:value="0.0539554205626755" calcext:value-type="float">
            <text:p/>
          </table:table-cell>
        </table:table-row>
        <table:table-row table:style-name="ro1">
          <table:table-cell/>
          <table:table-cell office:value-type="float" office:value="7.80999999999997" calcext:value-type="float">
            <text:p>7.80999999999997</text:p>
          </table:table-cell>
          <table:table-cell table:formula="of:=SIN([.B783])" office:value-type="float" office:value="0.999032963836495" calcext:value-type="float">
            <text:p/>
          </table:table-cell>
          <table:table-cell table:formula="of:=COS([.B783])" office:value-type="float" office:value="0.0439674557834416" calcext:value-type="float">
            <text:p/>
          </table:table-cell>
        </table:table-row>
        <table:table-row table:style-name="ro1">
          <table:table-cell/>
          <table:table-cell office:value-type="float" office:value="7.81999999999997" calcext:value-type="float">
            <text:p>7.81999999999997</text:p>
          </table:table-cell>
          <table:table-cell table:formula="of:=SIN([.B784])" office:value-type="float" office:value="0.999422679834527" calcext:value-type="float">
            <text:p/>
          </table:table-cell>
          <table:table-cell table:formula="of:=COS([.B784])" office:value-type="float" office:value="0.0339750942952689" calcext:value-type="float">
            <text:p/>
          </table:table-cell>
        </table:table-row>
        <table:table-row table:style-name="ro1">
          <table:table-cell/>
          <table:table-cell office:value-type="float" office:value="7.82999999999997" calcext:value-type="float">
            <text:p>7.82999999999997</text:p>
          </table:table-cell>
          <table:table-cell table:formula="of:=SIN([.B785])" office:value-type="float" office:value="0.999712454397425" calcext:value-type="float">
            <text:p/>
          </table:table-cell>
          <table:table-cell table:formula="of:=COS([.B785])" office:value-type="float" office:value="0.0239793353259791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none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none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7:04:49.547000000</meta:creation-date>
    <dc:date>2014-04-06T17:14:16.943000000</dc:date>
    <meta:editing-duration>P0D</meta:editing-duration>
    <meta:editing-cycles>1</meta:editing-cycles>
    <meta:document-statistic meta:table-count="1" meta:cell-count="2352" meta:object-count="1"/>
    <meta:generator>LibreOffice/4.2.2.1$Windows_x86 LibreOffice_project/3be8cda0bddd8e430d8cda1ebfd581265cca5a0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3.9cm" svg:y="3.954cm" style:legend-expansion="high" chart:style-name="ch2"/>
        <chart:plot-area chart:style-name="ch3" table:cell-range-address="Sheet1.B2:Sheet1.D785" svg:x="0.77cm" svg:y="0.855cm" svg:width="12.49cm" svg:height="7.55cm">
          <chartooo:coordinate-region svg:x="1.603cm" svg:y="1.054cm" svg:width="11.563cm" svg:height="7.1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785" chart:class="chart:scatter">
            <chart:domain table:cell-range-address="Sheet1.B2:Sheet1.B785"/>
            <chart:data-point chart:repeated="784"/>
          </chart:series>
          <chart:series chart:style-name="ch7" chart:values-cell-range-address="Sheet1.D2:Sheet1.D785" chart:class="chart:scatter">
            <chart:data-point chart:repeated="7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785</svg:desc>
                </draw:g>
              </table:table-cell>
              <table:table-cell office:value-type="float" office:value="0">
                <text:p>0</text:p>
                <draw:g>
                  <svg:desc>Sheet1.C2:Sheet1.C785</svg:desc>
                </draw:g>
              </table:table-cell>
              <table:table-cell office:value-type="float" office:value="1">
                <text:p>1</text:p>
                <draw:g>
                  <svg:desc>Sheet1.D2:Sheet1.D7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999983333416667">
                <text:p>0.00999983333416667</text:p>
              </table:table-cell>
              <table:table-cell office:value-type="float" office:value="0.999950000416665">
                <text:p>0.999950000416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199986666933331">
                <text:p>0.0199986666933331</text:p>
              </table:table-cell>
              <table:table-cell office:value-type="float" office:value="0.999800006666578">
                <text:p>0.999800006666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299955002024957">
                <text:p>0.0299955002024957</text:p>
              </table:table-cell>
              <table:table-cell office:value-type="float" office:value="0.999550033748987">
                <text:p>0.999550033748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399893341866342">
                <text:p>0.0399893341866342</text:p>
              </table:table-cell>
              <table:table-cell office:value-type="float" office:value="0.999200106660978">
                <text:p>0.999200106660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499791692706783">
                <text:p>0.0499791692706783</text:p>
              </table:table-cell>
              <table:table-cell office:value-type="float" office:value="0.998750260394966">
                <text:p>0.998750260394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599640064794446">
                <text:p>0.0599640064794446</text:p>
              </table:table-cell>
              <table:table-cell office:value-type="float" office:value="0.998200539935204">
                <text:p>0.998200539935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699428473375328">
                <text:p>0.0699428473375328</text:p>
              </table:table-cell>
              <table:table-cell office:value-type="float" office:value="0.99755100025328">
                <text:p>0.99755100025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799146939691727">
                <text:p>0.0799146939691727</text:p>
              </table:table-cell>
              <table:table-cell office:value-type="float" office:value="0.996801706302619">
                <text:p>0.996801706302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89878549198011">
                <text:p>0.089878549198011</text:p>
              </table:table-cell>
              <table:table-cell office:value-type="float" office:value="0.995952733011994">
                <text:p>0.995952733011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998334166468282">
                <text:p>0.0998334166468282</text:p>
              </table:table-cell>
              <table:table-cell office:value-type="float" office:value="0.995004165278026">
                <text:p>0.995004165278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109778300837175">
                <text:p>0.109778300837175</text:p>
              </table:table-cell>
              <table:table-cell office:value-type="float" office:value="0.993956097956697">
                <text:p>0.993956097956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119712207288919">
                <text:p>0.119712207288919</text:p>
              </table:table-cell>
              <table:table-cell office:value-type="float" office:value="0.992808635853866">
                <text:p>0.992808635853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129634142619695">
                <text:p>0.129634142619695</text:p>
              </table:table-cell>
              <table:table-cell office:value-type="float" office:value="0.991561893714788">
                <text:p>0.9915618937147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139543114644236">
                <text:p>0.139543114644236</text:p>
              </table:table-cell>
              <table:table-cell office:value-type="float" office:value="0.990215996212637">
                <text:p>0.9902159962126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149438132473599">
                <text:p>0.149438132473599</text:p>
              </table:table-cell>
              <table:table-cell office:value-type="float" office:value="0.988771077936042">
                <text:p>0.988771077936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159318206614246">
                <text:p>0.159318206614246</text:p>
              </table:table-cell>
              <table:table-cell office:value-type="float" office:value="0.987227283375627">
                <text:p>0.987227283375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169182349066996">
                <text:p>0.169182349066996</text:p>
              </table:table-cell>
              <table:table-cell office:value-type="float" office:value="0.985584766909561">
                <text:p>0.985584766909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179029573425824">
                <text:p>0.179029573425824</text:p>
              </table:table-cell>
              <table:table-cell office:value-type="float" office:value="0.983843692788121">
                <text:p>0.983843692788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188858894976501">
                <text:p>0.188858894976501</text:p>
              </table:table-cell>
              <table:table-cell office:value-type="float" office:value="0.98200423511727">
                <text:p>0.982004235117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198669330795061">
                <text:p>0.198669330795061</text:p>
              </table:table-cell>
              <table:table-cell office:value-type="float" office:value="0.980066577841242">
                <text:p>0.980066577841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2084598998461">
                <text:p>0.2084598998461</text:p>
              </table:table-cell>
              <table:table-cell office:value-type="float" office:value="0.978030914724148">
                <text:p>0.978030914724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218229623080869">
                <text:p>0.218229623080869</text:p>
              </table:table-cell>
              <table:table-cell office:value-type="float" office:value="0.975897449330605">
                <text:p>0.9758974493306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227977523535188">
                <text:p>0.227977523535188</text:p>
              </table:table-cell>
              <table:table-cell office:value-type="float" office:value="0.973666395005375">
                <text:p>0.973666395005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237702626427135">
                <text:p>0.237702626427135</text:p>
              </table:table-cell>
              <table:table-cell office:value-type="float" office:value="0.97133797485203">
                <text:p>0.97133797485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247403959254523">
                <text:p>0.247403959254523</text:p>
              </table:table-cell>
              <table:table-cell office:value-type="float" office:value="0.968912421710645">
                <text:p>0.9689124217106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257080551892155">
                <text:p>0.257080551892155</text:p>
              </table:table-cell>
              <table:table-cell office:value-type="float" office:value="0.966389978134513">
                <text:p>0.9663899781345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266731436688831">
                <text:p>0.266731436688831</text:p>
              </table:table-cell>
              <table:table-cell office:value-type="float" office:value="0.963770896365891">
                <text:p>0.9637708963658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276355648564114">
                <text:p>0.276355648564114</text:p>
              </table:table-cell>
              <table:table-cell office:value-type="float" office:value="0.961055438310771">
                <text:p>0.9610554383107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285952225104835">
                <text:p>0.285952225104835</text:p>
              </table:table-cell>
              <table:table-cell office:value-type="float" office:value="0.958243875512697">
                <text:p>0.9582438755126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29552020666134">
                <text:p>0.29552020666134</text:p>
              </table:table-cell>
              <table:table-cell office:value-type="float" office:value="0.955336489125606">
                <text:p>0.9553364891256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305058636443443">
                <text:p>0.305058636443443</text:p>
              </table:table-cell>
              <table:table-cell office:value-type="float" office:value="0.952333569885713">
                <text:p>0.9523335698857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314566560616118">
                <text:p>0.314566560616118</text:p>
              </table:table-cell>
              <table:table-cell office:value-type="float" office:value="0.949235418082441">
                <text:p>0.9492354180824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324043028394868">
                <text:p>0.324043028394868</text:p>
              </table:table-cell>
              <table:table-cell office:value-type="float" office:value="0.946042343528387">
                <text:p>0.9460423435283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333487092140814">
                <text:p>0.333487092140814</text:p>
              </table:table-cell>
              <table:table-cell office:value-type="float" office:value="0.942754665528346">
                <text:p>0.9427546655283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342897807455451">
                <text:p>0.342897807455451</text:p>
              </table:table-cell>
              <table:table-cell office:value-type="float" office:value="0.939372712847379">
                <text:p>0.939372712847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35227423327509">
                <text:p>0.35227423327509</text:p>
              </table:table-cell>
              <table:table-cell office:value-type="float" office:value="0.935896823677935">
                <text:p>0.9358968236779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361615431964962">
                <text:p>0.361615431964962</text:p>
              </table:table-cell>
              <table:table-cell office:value-type="float" office:value="0.932327345606034">
                <text:p>0.9323273456060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370920469412983">
                <text:p>0.370920469412983</text:p>
              </table:table-cell>
              <table:table-cell office:value-type="float" office:value="0.92866463557651">
                <text:p>0.928664635576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380188415123161">
                <text:p>0.380188415123161</text:p>
              </table:table-cell>
              <table:table-cell office:value-type="float" office:value="0.924909059857313">
                <text:p>0.924909059857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38941834230865">
                <text:p>0.38941834230865</text:p>
              </table:table-cell>
              <table:table-cell office:value-type="float" office:value="0.921060994002885">
                <text:p>0.9210609940028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398609327984423">
                <text:p>0.398609327984423</text:p>
              </table:table-cell>
              <table:table-cell office:value-type="float" office:value="0.917120822816605">
                <text:p>0.9171208228166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0776045305957">
                <text:p>0.40776045305957</text:p>
              </table:table-cell>
              <table:table-cell office:value-type="float" office:value="0.913088940312308">
                <text:p>0.9130889403123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16870802429211">
                <text:p>0.416870802429211</text:p>
              </table:table-cell>
              <table:table-cell office:value-type="float" office:value="0.908965749674885">
                <text:p>0.9089657496748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425939465066">
                <text:p>0.425939465066</text:p>
              </table:table-cell>
              <table:table-cell office:value-type="float" office:value="0.904751663219963">
                <text:p>0.904751663219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43496553411123">
                <text:p>0.43496553411123</text:p>
              </table:table-cell>
              <table:table-cell office:value-type="float" office:value="0.900447102352677">
                <text:p>0.9004471023526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44394810696552">
                <text:p>0.44394810696552</text:p>
              </table:table-cell>
              <table:table-cell office:value-type="float" office:value="0.896052497525525">
                <text:p>0.8960524975255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452886285379068">
                <text:p>0.452886285379068</text:p>
              </table:table-cell>
              <table:table-cell office:value-type="float" office:value="0.891568288195329">
                <text:p>0.8915682881953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461779175541483">
                <text:p>0.461779175541483</text:p>
              </table:table-cell>
              <table:table-cell office:value-type="float" office:value="0.886994922779284">
                <text:p>0.886994922779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470625888171158">
                <text:p>0.470625888171158</text:p>
              </table:table-cell>
              <table:table-cell office:value-type="float" office:value="0.882332858610121">
                <text:p>0.8823328586101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479425538604203">
                <text:p>0.479425538604203</text:p>
              </table:table-cell>
              <table:table-cell office:value-type="float" office:value="0.877582561890373">
                <text:p>0.8775825618903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488177246882908">
                <text:p>0.488177246882908</text:p>
              </table:table-cell>
              <table:table-cell office:value-type="float" office:value="0.872744507645751">
                <text:p>0.8727445076457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496880137843737">
                <text:p>0.496880137843737</text:p>
              </table:table-cell>
              <table:table-cell office:value-type="float" office:value="0.86781917967765">
                <text:p>0.86781917967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505533341204847">
                <text:p>0.505533341204847</text:p>
              </table:table-cell>
              <table:table-cell office:value-type="float" office:value="0.862807070514761">
                <text:p>0.8628070705147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514135991653113">
                <text:p>0.514135991653113</text:p>
              </table:table-cell>
              <table:table-cell office:value-type="float" office:value="0.857708681363824">
                <text:p>0.8577086813638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522687228930659">
                <text:p>0.522687228930659</text:p>
              </table:table-cell>
              <table:table-cell office:value-type="float" office:value="0.852524522059506">
                <text:p>0.8525245220595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531186197920883">
                <text:p>0.531186197920883</text:p>
              </table:table-cell>
              <table:table-cell office:value-type="float" office:value="0.847255111013416">
                <text:p>0.8472551110134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539632048733969">
                <text:p>0.539632048733969</text:p>
              </table:table-cell>
              <table:table-cell office:value-type="float" office:value="0.841900975162269">
                <text:p>0.8419009751622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548023936791874">
                <text:p>0.548023936791874</text:p>
              </table:table-cell>
              <table:table-cell office:value-type="float" office:value="0.836462649915187">
                <text:p>0.836462649915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556361022912784">
                <text:p>0.556361022912784</text:p>
              </table:table-cell>
              <table:table-cell office:value-type="float" office:value="0.830940679100164">
                <text:p>0.8309406791001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564642473395035">
                <text:p>0.564642473395035</text:p>
              </table:table-cell>
              <table:table-cell office:value-type="float" office:value="0.825335614909678">
                <text:p>0.8253356149096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572867460100481">
                <text:p>0.572867460100481</text:p>
              </table:table-cell>
              <table:table-cell office:value-type="float" office:value="0.819648017845479">
                <text:p>0.8196480178454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581035160537305">
                <text:p>0.581035160537305</text:p>
              </table:table-cell>
              <table:table-cell office:value-type="float" office:value="0.813878456662534">
                <text:p>0.8138784566625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58914475794227">
                <text:p>0.58914475794227</text:p>
              </table:table-cell>
              <table:table-cell office:value-type="float" office:value="0.808027508312152">
                <text:p>0.8080275083121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597195441362392">
                <text:p>0.597195441362392</text:p>
              </table:table-cell>
              <table:table-cell office:value-type="float" office:value="0.802095757884293">
                <text:p>0.802095757884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60518640573604">
                <text:p>0.60518640573604</text:p>
              </table:table-cell>
              <table:table-cell office:value-type="float" office:value="0.796083798549056">
                <text:p>0.7960837985490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613116851973434">
                <text:p>0.613116851973434</text:p>
              </table:table-cell>
              <table:table-cell office:value-type="float" office:value="0.789992231497365">
                <text:p>0.789992231497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62098598703656">
                <text:p>0.62098598703656</text:p>
              </table:table-cell>
              <table:table-cell office:value-type="float" office:value="0.783821665880849">
                <text:p>0.7838216658808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628793024018469">
                <text:p>0.628793024018469</text:p>
              </table:table-cell>
              <table:table-cell office:value-type="float" office:value="0.777572718750928">
                <text:p>0.7775727187509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636537182221968">
                <text:p>0.636537182221968</text:p>
              </table:table-cell>
              <table:table-cell office:value-type="float" office:value="0.771246014997107">
                <text:p>0.771246014997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644217687237691">
                <text:p>0.644217687237691</text:p>
              </table:table-cell>
              <table:table-cell office:value-type="float" office:value="0.764842187284488">
                <text:p>0.7648421872844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651833771021537">
                <text:p>0.651833771021537</text:p>
              </table:table-cell>
              <table:table-cell office:value-type="float" office:value="0.758361875990508">
                <text:p>0.7583618759905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659384671971473">
                <text:p>0.659384671971473</text:p>
              </table:table-cell>
              <table:table-cell office:value-type="float" office:value="0.751805729140895">
                <text:p>0.7518057291408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666869635003698">
                <text:p>0.666869635003698</text:p>
              </table:table-cell>
              <table:table-cell office:value-type="float" office:value="0.74517440234487">
                <text:p>0.745174402344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674287911628145">
                <text:p>0.674287911628145</text:p>
              </table:table-cell>
              <table:table-cell office:value-type="float" office:value="0.738468558729588">
                <text:p>0.7384685587295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681638760023334">
                <text:p>0.681638760023334</text:p>
              </table:table-cell>
              <table:table-cell office:value-type="float" office:value="0.731688868873821">
                <text:p>0.7316888688738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688921445110551">
                <text:p>0.688921445110551</text:p>
              </table:table-cell>
              <table:table-cell office:value-type="float" office:value="0.724836010740905">
                <text:p>0.724836010740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696135238627357">
                <text:p>0.696135238627357</text:p>
              </table:table-cell>
              <table:table-cell office:value-type="float" office:value="0.717910669610943">
                <text:p>0.7179106696109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70327941920041">
                <text:p>0.70327941920041</text:p>
              </table:table-cell>
              <table:table-cell office:value-type="float" office:value="0.710913538012277">
                <text:p>0.7109135380122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710353272417608">
                <text:p>0.710353272417608</text:p>
              </table:table-cell>
              <table:table-cell office:value-type="float" office:value="0.703845315652236">
                <text:p>0.7038453156522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717356090899523">
                <text:p>0.717356090899523</text:p>
              </table:table-cell>
              <table:table-cell office:value-type="float" office:value="0.696706709347165">
                <text:p>0.6967067093471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724287174370143">
                <text:p>0.724287174370143</text:p>
              </table:table-cell>
              <table:table-cell office:value-type="float" office:value="0.689498432951747">
                <text:p>0.6894984329517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731145829726896">
                <text:p>0.731145829726896</text:p>
              </table:table-cell>
              <table:table-cell office:value-type="float" office:value="0.682221207287614">
                <text:p>0.6822212072876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737931371109963">
                <text:p>0.737931371109963</text:p>
              </table:table-cell>
              <table:table-cell office:value-type="float" office:value="0.674875760071267">
                <text:p>0.6748757600712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744643119970859">
                <text:p>0.744643119970859</text:p>
              </table:table-cell>
              <table:table-cell office:value-type="float" office:value="0.667462825841308">
                <text:p>0.6674628258413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751280405140293">
                <text:p>0.751280405140293</text:p>
              </table:table-cell>
              <table:table-cell office:value-type="float" office:value="0.659983145884982">
                <text:p>0.6599831458849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757842562895277">
                <text:p>0.757842562895277</text:p>
              </table:table-cell>
              <table:table-cell office:value-type="float" office:value="0.652437468164052">
                <text:p>0.6524374681640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764328937025505">
                <text:p>0.764328937025505</text:p>
              </table:table-cell>
              <table:table-cell office:value-type="float" office:value="0.644826547240001">
                <text:p>0.64482654724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770738878898969">
                <text:p>0.770738878898969</text:p>
              </table:table-cell>
              <table:table-cell office:value-type="float" office:value="0.63715114419858">
                <text:p>0.637151144198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777071747526824">
                <text:p>0.777071747526824</text:p>
              </table:table-cell>
              <table:table-cell office:value-type="float" office:value="0.629412026573697">
                <text:p>0.6294120265736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783326909627483">
                <text:p>0.783326909627483</text:p>
              </table:table-cell>
              <table:table-cell office:value-type="float" office:value="0.621609968270664">
                <text:p>0.6216099682706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789503739689951">
                <text:p>0.789503739689951</text:p>
              </table:table-cell>
              <table:table-cell office:value-type="float" office:value="0.613745749488812">
                <text:p>0.6137457494888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795601620036366">
                <text:p>0.795601620036366</text:p>
              </table:table-cell>
              <table:table-cell office:value-type="float" office:value="0.605820156643463">
                <text:p>0.6058201566434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801619940883777">
                <text:p>0.801619940883777</text:p>
              </table:table-cell>
              <table:table-cell office:value-type="float" office:value="0.597833982287298">
                <text:p>0.5978339822872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807558100405114">
                <text:p>0.807558100405114</text:p>
              </table:table-cell>
              <table:table-cell office:value-type="float" office:value="0.589788025031098">
                <text:p>0.5897880250310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813415504789374">
                <text:p>0.813415504789374</text:p>
              </table:table-cell>
              <table:table-cell office:value-type="float" office:value="0.581683089463883">
                <text:p>0.5816830894638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819191568300998">
                <text:p>0.819191568300998</text:p>
              </table:table-cell>
              <table:table-cell office:value-type="float" office:value="0.573519986072457">
                <text:p>0.5735199860724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82488571333845">
                <text:p>0.82488571333845</text:p>
              </table:table-cell>
              <table:table-cell office:value-type="float" office:value="0.565299531160354">
                <text:p>0.5652995311603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83049737049197">
                <text:p>0.83049737049197</text:p>
              </table:table-cell>
              <table:table-cell office:value-type="float" office:value="0.557022546766217">
                <text:p>0.5570225467662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836025978600521">
                <text:p>0.836025978600521</text:p>
              </table:table-cell>
              <table:table-cell office:value-type="float" office:value="0.548689860581588">
                <text:p>0.5486898605815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841470984807896">
                <text:p>0.841470984807896</text:p>
              </table:table-cell>
              <table:table-cell office:value-type="float" office:value="0.54030230586814">
                <text:p>0.540302305868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846831844618015">
                <text:p>0.846831844618015</text:p>
              </table:table-cell>
              <table:table-cell office:value-type="float" office:value="0.531860721374355">
                <text:p>0.531860721374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852108021949363">
                <text:p>0.852108021949363</text:p>
              </table:table-cell>
              <table:table-cell office:value-type="float" office:value="0.52336595125165">
                <text:p>0.52336595125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857298989188603">
                <text:p>0.857298989188603</text:p>
              </table:table-cell>
              <table:table-cell office:value-type="float" office:value="0.514818844969955">
                <text:p>0.5148188449699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862404227243338">
                <text:p>0.862404227243338</text:p>
              </table:table-cell>
              <table:table-cell office:value-type="float" office:value="0.506220257232778">
                <text:p>0.5062202572327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867423225594017">
                <text:p>0.867423225594017</text:p>
              </table:table-cell>
              <table:table-cell office:value-type="float" office:value="0.497571047891727">
                <text:p>0.4975710478917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872355482344986">
                <text:p>0.872355482344986</text:p>
              </table:table-cell>
              <table:table-cell office:value-type="float" office:value="0.488872081860527">
                <text:p>0.4888720818605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877200504274682">
                <text:p>0.877200504274682</text:p>
              </table:table-cell>
              <table:table-cell office:value-type="float" office:value="0.480124229028534">
                <text:p>0.4801242290285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881957806884948">
                <text:p>0.881957806884948</text:p>
              </table:table-cell>
              <table:table-cell office:value-type="float" office:value="0.47132836417374">
                <text:p>0.471328364173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886626914449487">
                <text:p>0.886626914449487</text:p>
              </table:table-cell>
              <table:table-cell office:value-type="float" office:value="0.462485366875301">
                <text:p>0.4624853668753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891207360061435">
                <text:p>0.891207360061435</text:p>
              </table:table-cell>
              <table:table-cell office:value-type="float" office:value="0.453596121425577">
                <text:p>0.4535961214255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895698685680048">
                <text:p>0.895698685680048</text:p>
              </table:table-cell>
              <table:table-cell office:value-type="float" office:value="0.444661516741707">
                <text:p>0.4446615167417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900100442176505">
                <text:p>0.900100442176505</text:p>
              </table:table-cell>
              <table:table-cell office:value-type="float" office:value="0.435682446276712">
                <text:p>0.4356824462767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904412189378826">
                <text:p>0.904412189378826</text:p>
              </table:table-cell>
              <table:table-cell office:value-type="float" office:value="0.426659807930157">
                <text:p>0.4266598079301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908633496115883">
                <text:p>0.908633496115883</text:p>
              </table:table-cell>
              <table:table-cell office:value-type="float" office:value="0.417594503958358">
                <text:p>0.4175945039583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912763940260521">
                <text:p>0.912763940260521</text:p>
              </table:table-cell>
              <table:table-cell office:value-type="float" office:value="0.408487440884157">
                <text:p>0.4084874408841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916803108771767">
                <text:p>0.916803108771767</text:p>
              </table:table-cell>
              <table:table-cell office:value-type="float" office:value="0.399339529406273">
                <text:p>0.3993395294062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920750597736136">
                <text:p>0.920750597736136</text:p>
              </table:table-cell>
              <table:table-cell office:value-type="float" office:value="0.39015168430823">
                <text:p>0.390151684308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92460601240802">
                <text:p>0.92460601240802</text:p>
              </table:table-cell>
              <table:table-cell office:value-type="float" office:value="0.380924824366882">
                <text:p>0.3809248243668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928368967249167">
                <text:p>0.928368967249167</text:p>
              </table:table-cell>
              <table:table-cell office:value-type="float" office:value="0.371659872260533">
                <text:p>0.3716598722605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932039085967226">
                <text:p>0.932039085967226</text:p>
              </table:table-cell>
              <table:table-cell office:value-type="float" office:value="0.362357754476674">
                <text:p>0.3623577544766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935616001553386">
                <text:p>0.935616001553386</text:p>
              </table:table-cell>
              <table:table-cell office:value-type="float" office:value="0.35301940121933">
                <text:p>0.353019401219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939099356319068">
                <text:p>0.939099356319068</text:p>
              </table:table-cell>
              <table:table-cell office:value-type="float" office:value="0.343645746316047">
                <text:p>0.3436457463160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942488801931697">
                <text:p>0.942488801931697</text:p>
              </table:table-cell>
              <table:table-cell office:value-type="float" office:value="0.334237727124503">
                <text:p>0.3342377271245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945783999449539">
                <text:p>0.945783999449539</text:p>
              </table:table-cell>
              <table:table-cell office:value-type="float" office:value="0.324796284438776">
                <text:p>0.3247962844387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948984619355586">
                <text:p>0.948984619355586</text:p>
              </table:table-cell>
              <table:table-cell office:value-type="float" office:value="0.315322362395269">
                <text:p>0.3153223623952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952090341590516">
                <text:p>0.952090341590516</text:p>
              </table:table-cell>
              <table:table-cell office:value-type="float" office:value="0.305816908378289">
                <text:p>0.3058169083782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955100855584692">
                <text:p>0.955100855584692</text:p>
              </table:table-cell>
              <table:table-cell office:value-type="float" office:value="0.296280872925319">
                <text:p>0.2962808729253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958015860289225">
                <text:p>0.958015860289225</text:p>
              </table:table-cell>
              <table:table-cell office:value-type="float" office:value="0.286715209631955">
                <text:p>0.2867152096319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960835064206073">
                <text:p>0.960835064206073</text:p>
              </table:table-cell>
              <table:table-cell office:value-type="float" office:value="0.277120875056558">
                <text:p>0.2771208750565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963558185417193">
                <text:p>0.963558185417193</text:p>
              </table:table-cell>
              <table:table-cell office:value-type="float" office:value="0.267498828624587">
                <text:p>0.2674988286245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966184951612734">
                <text:p>0.966184951612734</text:p>
              </table:table-cell>
              <table:table-cell office:value-type="float" office:value="0.25785003253267">
                <text:p>0.257850032532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968715100118265">
                <text:p>0.968715100118265</text:p>
              </table:table-cell>
              <table:table-cell office:value-type="float" office:value="0.248175451652373">
                <text:p>0.2481754516523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971148377921045">
                <text:p>0.971148377921045</text:p>
              </table:table-cell>
              <table:table-cell office:value-type="float" office:value="0.238476053433723">
                <text:p>0.2384760534337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973484541695319">
                <text:p>0.973484541695319</text:p>
              </table:table-cell>
              <table:table-cell office:value-type="float" office:value="0.228752807808459">
                <text:p>0.2287528078084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975723357826659">
                <text:p>0.975723357826659</text:p>
              </table:table-cell>
              <table:table-cell office:value-type="float" office:value="0.219006687093041">
                <text:p>0.2190066870930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977864602435316">
                <text:p>0.977864602435316</text:p>
              </table:table-cell>
              <table:table-cell office:value-type="float" office:value="0.209238665891419">
                <text:p>0.2092386658914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979908061398614">
                <text:p>0.979908061398614</text:p>
              </table:table-cell>
              <table:table-cell office:value-type="float" office:value="0.199449720997573">
                <text:p>0.1994497209975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98185353037236">
                <text:p>0.98185353037236</text:p>
              </table:table-cell>
              <table:table-cell office:value-type="float" office:value="0.189640831297834">
                <text:p>0.1896408312978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983700814811277">
                <text:p>0.983700814811277</text:p>
              </table:table-cell>
              <table:table-cell office:value-type="float" office:value="0.179812977672999">
                <text:p>0.179812977672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98544972998846">
                <text:p>0.98544972998846</text:p>
              </table:table-cell>
              <table:table-cell office:value-type="float" office:value="0.169967142900241">
                <text:p>0.1699671429002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98710010101385">
                <text:p>0.98710010101385</text:p>
              </table:table-cell>
              <table:table-cell office:value-type="float" office:value="0.160104311554831">
                <text:p>0.1601043115548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98865176285172">
                <text:p>0.98865176285172</text:p>
              </table:table-cell>
              <table:table-cell office:value-type="float" office:value="0.150225469911686">
                <text:p>0.1502254699116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990104560337178">
                <text:p>0.990104560337178</text:p>
              </table:table-cell>
              <table:table-cell office:value-type="float" office:value="0.140331605846737">
                <text:p>0.1403316058467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991458348191686">
                <text:p>0.991458348191686</text:p>
              </table:table-cell>
              <table:table-cell office:value-type="float" office:value="0.130423708738146">
                <text:p>0.1304237087381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992712991037588">
                <text:p>0.992712991037588</text:p>
              </table:table-cell>
              <table:table-cell office:value-type="float" office:value="0.120502769367367">
                <text:p>0.1205027693673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993868363411645">
                <text:p>0.993868363411645</text:p>
              </table:table-cell>
              <table:table-cell office:value-type="float" office:value="0.11056977982007">
                <text:p>0.110569779820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994924349777581">
                <text:p>0.994924349777581</text:p>
              </table:table-cell>
              <table:table-cell office:value-type="float" office:value="0.100625733386932">
                <text:p>0.1006257333869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99588084453764">
                <text:p>0.99588084453764</text:p>
              </table:table-cell>
              <table:table-cell office:value-type="float" office:value="0.0906716244643097">
                <text:p>0.09067162446430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996737752043143">
                <text:p>0.996737752043143</text:p>
              </table:table-cell>
              <table:table-cell office:value-type="float" office:value="0.0807084484548006">
                <text:p>0.08070844845480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997494986604055">
                <text:p>0.997494986604055</text:p>
              </table:table-cell>
              <table:table-cell office:value-type="float" office:value="0.0707372016677029">
                <text:p>0.07073720166770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998152472497548">
                <text:p>0.998152472497548</text:p>
              </table:table-cell>
              <table:table-cell office:value-type="float" office:value="0.0607588812193859">
                <text:p>0.06075888121938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998710143975583">
                <text:p>0.998710143975583</text:p>
              </table:table-cell>
              <table:table-cell office:value-type="float" office:value="0.0507744849335792">
                <text:p>0.05077448493357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999167945271476">
                <text:p>0.999167945271476</text:p>
              </table:table-cell>
              <table:table-cell office:value-type="float" office:value="0.040785011241591">
                <text:p>0.0407850112415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999525830605479">
                <text:p>0.999525830605479</text:p>
              </table:table-cell>
              <table:table-cell office:value-type="float" office:value="0.0307914590824661">
                <text:p>0.03079145908246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999783764189357">
                <text:p>0.999783764189357</text:p>
              </table:table-cell>
              <table:table-cell office:value-type="float" office:value="0.0207948278030924">
                <text:p>0.02079482780309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999941720229966">
                <text:p>0.999941720229966</text:p>
              </table:table-cell>
              <table:table-cell office:value-type="float" office:value="0.0107961170582674">
                <text:p>0.01079611705826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999999682931835">
                <text:p>0.999999682931835</text:p>
              </table:table-cell>
              <table:table-cell office:value-type="float" office:value="0.000796326710733263">
                <text:p>0.0007963267107332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99995764649874">
                <text:p>0.99995764649874</text:p>
              </table:table-cell>
              <table:table-cell office:value-type="float" office:value="-0.00920354326880834">
                <text:p>-0.009203543268808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999815615134291">
                <text:p>0.999815615134291</text:p>
              </table:table-cell>
              <table:table-cell office:value-type="float" office:value="-0.0192024929016927">
                <text:p>-0.01920249290169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999573603041505">
                <text:p>0.999573603041505</text:p>
              </table:table-cell>
              <table:table-cell office:value-type="float" office:value="-0.0291995223012888">
                <text:p>-0.02919952230128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99923163442139">
                <text:p>0.99923163442139</text:p>
              </table:table-cell>
              <table:table-cell office:value-type="float" office:value="-0.0391936317729877">
                <text:p>-0.03919363177298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998789743470524">
                <text:p>0.998789743470524</text:p>
              </table:table-cell>
              <table:table-cell office:value-type="float" office:value="-0.0491838219141706">
                <text:p>-0.04918382191417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998247974377632">
                <text:p>0.998247974377632</text:p>
              </table:table-cell>
              <table:table-cell office:value-type="float" office:value="-0.0591690937141484">
                <text:p>-0.05916909371414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997606381319174">
                <text:p>0.997606381319174</text:p>
              </table:table-cell>
              <table:table-cell office:value-type="float" office:value="-0.0691484486540622">
                <text:p>-0.06914844865406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996865028453919">
                <text:p>0.996865028453919</text:p>
              </table:table-cell>
              <table:table-cell office:value-type="float" office:value="-0.0791208888067341">
                <text:p>-0.07912088880673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996023989916537">
                <text:p>0.996023989916537</text:p>
              </table:table-cell>
              <table:table-cell office:value-type="float" office:value="-0.0890854169364592">
                <text:p>-0.08908541693645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99508334981018">
                <text:p>0.99508334981018</text:p>
              </table:table-cell>
              <table:table-cell office:value-type="float" office:value="-0.099041036598728">
                <text:p>-0.0990410365987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994043202198076">
                <text:p>0.994043202198076</text:p>
              </table:table-cell>
              <table:table-cell office:value-type="float" office:value="-0.108986752239871">
                <text:p>-0.1089867522398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992903651094118">
                <text:p>0.992903651094118</text:p>
              </table:table-cell>
              <table:table-cell office:value-type="float" office:value="-0.118921569296612">
                <text:p>-0.1189215692966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991664810452468">
                <text:p>0.991664810452468</text:p>
              </table:table-cell>
              <table:table-cell office:value-type="float" office:value="-0.128844494295525">
                <text:p>-0.1288444942955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990326804156158">
                <text:p>0.990326804156158</text:p>
              </table:table-cell>
              <table:table-cell office:value-type="float" office:value="-0.138754534952378">
                <text:p>-0.1387545349523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988889766004701">
                <text:p>0.988889766004701</text:p>
              </table:table-cell>
              <table:table-cell office:value-type="float" office:value="-0.148650700271364">
                <text:p>-0.1486507002713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987353839700716">
                <text:p>0.987353839700716</text:p>
              </table:table-cell>
              <table:table-cell office:value-type="float" office:value="-0.158532000644198">
                <text:p>-0.1585320006441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985719178835553">
                <text:p>0.985719178835553</text:p>
              </table:table-cell>
              <table:table-cell office:value-type="float" office:value="-0.168397447949077">
                <text:p>-0.1683974479490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983985946873937">
                <text:p>0.983985946873937</text:p>
              </table:table-cell>
              <table:table-cell office:value-type="float" office:value="-0.178246055649492">
                <text:p>-0.1782460556494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982154317137618">
                <text:p>0.982154317137618</text:p>
              </table:table-cell>
              <table:table-cell office:value-type="float" office:value="-0.18807683889288">
                <text:p>-0.188076838892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980224472788045">
                <text:p>0.980224472788045</text:p>
              </table:table-cell>
              <table:table-cell office:value-type="float" office:value="-0.197888814609109">
                <text:p>-0.1978888146091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978196606808045">
                <text:p>0.978196606808045</text:p>
              </table:table-cell>
              <table:table-cell office:value-type="float" office:value="-0.207681001608784">
                <text:p>-0.2076810016087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976070921982524">
                <text:p>0.976070921982524</text:p>
              </table:table-cell>
              <table:table-cell office:value-type="float" office:value="-0.217452420681365">
                <text:p>-0.2174524206813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973847630878195">
                <text:p>0.973847630878195</text:p>
              </table:table-cell>
              <table:table-cell office:value-type="float" office:value="-0.227202094693087">
                <text:p>-0.2272020946930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.971526955822315">
                <text:p>0.971526955822315</text:p>
              </table:table-cell>
              <table:table-cell office:value-type="float" office:value="-0.236929048684675">
                <text:p>-0.2369290486846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.969109128880456">
                <text:p>0.969109128880456</text:p>
              </table:table-cell>
              <table:table-cell office:value-type="float" office:value="-0.246632309968834">
                <text:p>-0.2466323099688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.966594391833297">
                <text:p>0.966594391833297</text:p>
              </table:table-cell>
              <table:table-cell office:value-type="float" office:value="-0.256310908227523">
                <text:p>-0.2563109082275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.963982996152448">
                <text:p>0.963982996152448</text:p>
              </table:table-cell>
              <table:table-cell office:value-type="float" office:value="-0.26596387560898">
                <text:p>-0.265963875608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.9612752029753">
                <text:p>0.9612752029753</text:p>
              </table:table-cell>
              <table:table-cell office:value-type="float" office:value="-0.275590246824513">
                <text:p>-0.2755902468245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.958471283078914">
                <text:p>0.958471283078914</text:p>
              </table:table-cell>
              <table:table-cell office:value-type="float" office:value="-0.285189059245021">
                <text:p>-0.2851890592450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.955571516852944">
                <text:p>0.955571516852944</text:p>
              </table:table-cell>
              <table:table-cell office:value-type="float" office:value="-0.294759352997261">
                <text:p>-0.2947593529972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.952576194271595">
                <text:p>0.952576194271595</text:p>
              </table:table-cell>
              <table:table-cell office:value-type="float" office:value="-0.304300171059833">
                <text:p>-0.3043001710598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.94948561486463">
                <text:p>0.94948561486463</text:p>
              </table:table-cell>
              <table:table-cell office:value-type="float" office:value="-0.313810559358882">
                <text:p>-0.3138105593588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0.946300087687414">
                <text:p>0.946300087687414</text:p>
              </table:table-cell>
              <table:table-cell office:value-type="float" office:value="-0.323289566863504">
                <text:p>-0.3232895668635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0.94301993129001">
                <text:p>0.94301993129001</text:p>
              </table:table-cell>
              <table:table-cell office:value-type="float" office:value="-0.332736245680845">
                <text:p>-0.3327362456808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0.939645473685325">
                <text:p>0.939645473685325</text:p>
              </table:table-cell>
              <table:table-cell office:value-type="float" office:value="-0.342149651150898">
                <text:p>-0.3421496511508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0.936177052316306">
                <text:p>0.936177052316306</text:p>
              </table:table-cell>
              <table:table-cell office:value-type="float" office:value="-0.35152884194096">
                <text:p>-0.351528841940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0.932615014022201">
                <text:p>0.932615014022201</text:p>
              </table:table-cell>
              <table:table-cell office:value-type="float" office:value="-0.360872880139767">
                <text:p>-0.3608728801397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0.928959715003869">
                <text:p>0.928959715003869</text:p>
              </table:table-cell>
              <table:table-cell office:value-type="float" office:value="-0.370180831351287">
                <text:p>-0.3701808313512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.925211520788168">
                <text:p>0.925211520788168</text:p>
              </table:table-cell>
              <table:table-cell office:value-type="float" office:value="-0.379451764788154">
                <text:p>-0.3794517647881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0.921370806191395">
                <text:p>0.921370806191395</text:p>
              </table:table-cell>
              <table:table-cell office:value-type="float" office:value="-0.388684753364752">
                <text:p>-0.3886847533647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0.91743795528181">
                <text:p>0.91743795528181</text:p>
              </table:table-cell>
              <table:table-cell office:value-type="float" office:value="-0.397878873789916">
                <text:p>-0.3978788737899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0.913413361341225">
                <text:p>0.913413361341225</text:p>
              </table:table-cell>
              <table:table-cell office:value-type="float" office:value="-0.407033206659265">
                <text:p>-0.4070332066592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909297426825682">
                <text:p>0.909297426825682</text:p>
              </table:table-cell>
              <table:table-cell office:value-type="float" office:value="-0.416146836547142">
                <text:p>-0.4161468365471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0.905090563325201">
                <text:p>0.905090563325201</text:p>
              </table:table-cell>
              <table:table-cell office:value-type="float" office:value="-0.425218852098153">
                <text:p>-0.4252188520981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0.900793191522627">
                <text:p>0.900793191522627</text:p>
              </table:table-cell>
              <table:table-cell office:value-type="float" office:value="-0.4342483461183">
                <text:p>-0.43424834611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0.89640574115156">
                <text:p>0.89640574115156</text:p>
              </table:table-cell>
              <table:table-cell office:value-type="float" office:value="-0.443234415665709">
                <text:p>-0.4432344156657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0.89192865095338">
                <text:p>0.89192865095338</text:p>
              </table:table-cell>
              <table:table-cell office:value-type="float" office:value="-0.452176162140912">
                <text:p>-0.4521761621409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0.887362368633375">
                <text:p>0.887362368633375</text:p>
              </table:table-cell>
              <table:table-cell office:value-type="float" office:value="-0.461072691376713">
                <text:p>-0.4610726913767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.882707350815974">
                <text:p>0.882707350815974</text:p>
              </table:table-cell>
              <table:table-cell office:value-type="float" office:value="-0.469923113727602">
                <text:p>-0.4699231137276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0.877964062999078">
                <text:p>0.877964062999078</text:p>
              </table:table-cell>
              <table:table-cell office:value-type="float" office:value="-0.47872654415872">
                <text:p>-0.478726544158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0.873132979507516">
                <text:p>0.873132979507516</text:p>
              </table:table-cell>
              <table:table-cell office:value-type="float" office:value="-0.487482102334359">
                <text:p>-0.4874821023343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0.868214583445613">
                <text:p>0.868214583445613</text:p>
              </table:table-cell>
              <table:table-cell office:value-type="float" office:value="-0.496188912705999">
                <text:p>-0.4961889127059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0.863209366648874">
                <text:p>0.863209366648874</text:p>
              </table:table-cell>
              <table:table-cell office:value-type="float" office:value="-0.504846104599858">
                <text:p>-0.5048461045998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0.858117829634809">
                <text:p>0.858117829634809</text:p>
              </table:table-cell>
              <table:table-cell office:value-type="float" office:value="-0.513452812303959">
                <text:p>-0.5134528123039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0.852940481552876">
                <text:p>0.852940481552876</text:p>
              </table:table-cell>
              <table:table-cell office:value-type="float" office:value="-0.522008175154707">
                <text:p>-0.5220081751547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0.84767784013357">
                <text:p>0.84767784013357</text:p>
              </table:table-cell>
              <table:table-cell office:value-type="float" office:value="-0.530511337622945">
                <text:p>-0.5305113376229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0.842330431636646">
                <text:p>0.842330431636646</text:p>
              </table:table-cell>
              <table:table-cell office:value-type="float" office:value="-0.538961449399512">
                <text:p>-0.5389614493995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0.836898790798498">
                <text:p>0.836898790798498</text:p>
              </table:table-cell>
              <table:table-cell office:value-type="float" office:value="-0.547357665480271">
                <text:p>-0.5473576654802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0.831383460778683">
                <text:p>0.831383460778683</text:p>
              </table:table-cell>
              <table:table-cell office:value-type="float" office:value="-0.555699146250613">
                <text:p>-0.5556991462506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0.825784993105608">
                <text:p>0.825784993105608</text:p>
              </table:table-cell>
              <table:table-cell office:value-type="float" office:value="-0.56398505756941">
                <text:p>-0.563985057569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0.820103947621374">
                <text:p>0.820103947621374</text:p>
              </table:table-cell>
              <table:table-cell office:value-type="float" office:value="-0.572214570852437">
                <text:p>-0.5722145708524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0.814340892425796">
                <text:p>0.814340892425796</text:p>
              </table:table-cell>
              <table:table-cell office:value-type="float" office:value="-0.580386863155222">
                <text:p>-0.5803868631552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0.80849640381959">
                <text:p>0.80849640381959</text:p>
              </table:table-cell>
              <table:table-cell office:value-type="float" office:value="-0.588501117255346">
                <text:p>-0.5885011172553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0.802571066246747">
                <text:p>0.802571066246747</text:p>
              </table:table-cell>
              <table:table-cell office:value-type="float" office:value="-0.59655652173416">
                <text:p>-0.596556521734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0.796565472236087">
                <text:p>0.796565472236087</text:p>
              </table:table-cell>
              <table:table-cell office:value-type="float" office:value="-0.60455227105793">
                <text:p>-0.604552271057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0.790480222342005">
                <text:p>0.790480222342005</text:p>
              </table:table-cell>
              <table:table-cell office:value-type="float" office:value="-0.612487565658385">
                <text:p>-0.6124875656583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0.78431592508442">
                <text:p>0.78431592508442</text:p>
              </table:table-cell>
              <table:table-cell office:value-type="float" office:value="-0.62036161201268">
                <text:p>-0.620361612012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0.778073196887921">
                <text:p>0.778073196887921</text:p>
              </table:table-cell>
              <table:table-cell office:value-type="float" office:value="-0.628173622722739">
                <text:p>-0.6281736227227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0.771752662020126">
                <text:p>0.771752662020126</text:p>
              </table:table-cell>
              <table:table-cell office:value-type="float" office:value="-0.635922816594003">
                <text:p>-0.6359228165940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0.765354952529254">
                <text:p>0.765354952529254</text:p>
              </table:table-cell>
              <table:table-cell office:value-type="float" office:value="-0.643608418713541">
                <text:p>-0.6436084187135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0.758880708180922">
                <text:p>0.758880708180922</text:p>
              </table:table-cell>
              <table:table-cell office:value-type="float" office:value="-0.651229660527546">
                <text:p>-0.6512296605275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0.752330576394171">
                <text:p>0.752330576394171</text:p>
              </table:table-cell>
              <table:table-cell office:value-type="float" office:value="-0.658785779918188">
                <text:p>-0.6587857799181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0.74570521217672">
                <text:p>0.74570521217672</text:p>
              </table:table-cell>
              <table:table-cell office:value-type="float" office:value="-0.666276021279824">
                <text:p>-0.6662760212798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0.739005278059471">
                <text:p>0.739005278059471</text:p>
              </table:table-cell>
              <table:table-cell office:value-type="float" office:value="-0.673699635594561">
                <text:p>-0.6736996355945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0.732231444030251">
                <text:p>0.732231444030251</text:p>
              </table:table-cell>
              <table:table-cell office:value-type="float" office:value="-0.681055880507152">
                <text:p>-0.6810558805071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0.72538438746682">
                <text:p>0.72538438746682</text:p>
              </table:table-cell>
              <table:table-cell office:value-type="float" office:value="-0.688344020399238">
                <text:p>-0.6883440203992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0.718464793069126">
                <text:p>0.718464793069126</text:p>
              </table:table-cell>
              <table:table-cell office:value-type="float" office:value="-0.695563326462902">
                <text:p>-0.6955633264629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0.711473352790844">
                <text:p>0.711473352790844</text:p>
              </table:table-cell>
              <table:table-cell office:value-type="float" office:value="-0.702713076773554">
                <text:p>-0.7027130767735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0.704410765770176">
                <text:p>0.704410765770176</text:p>
              </table:table-cell>
              <table:table-cell office:value-type="float" office:value="-0.70979255636212">
                <text:p>-0.709792556362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0.697277738259938">
                <text:p>0.697277738259938</text:p>
              </table:table-cell>
              <table:table-cell office:value-type="float" office:value="-0.716801057286543">
                <text:p>-0.7168010572865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0.690074983556936">
                <text:p>0.690074983556936</text:p>
              </table:table-cell>
              <table:table-cell office:value-type="float" office:value="-0.723737878702569">
                <text:p>-0.7237378787025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0.68280322193064">
                <text:p>0.68280322193064</text:p>
              </table:table-cell>
              <table:table-cell office:value-type="float" office:value="-0.730602326933837">
                <text:p>-0.7306023269338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0.675463180551151">
                <text:p>0.675463180551151</text:p>
              </table:table-cell>
              <table:table-cell office:value-type="float" office:value="-0.737393715541245">
                <text:p>-0.7373937155412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0.668055593416491">
                <text:p>0.668055593416491</text:p>
              </table:table-cell>
              <table:table-cell office:value-type="float" office:value="-0.744111365391592">
                <text:p>-0.7441113653915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0.660581201279201">
                <text:p>0.660581201279201</text:p>
              </table:table-cell>
              <table:table-cell office:value-type="float" office:value="-0.750754604725491">
                <text:p>-0.7507546047254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0.653040751572265">
                <text:p>0.653040751572265</text:p>
              </table:table-cell>
              <table:table-cell office:value-type="float" office:value="-0.757322769224544">
                <text:p>-0.7573227692245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0.645434998334371">
                <text:p>0.645434998334371</text:p>
              </table:table-cell>
              <table:table-cell office:value-type="float" office:value="-0.763815202077774">
                <text:p>-0.7638152020777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0.637764702134504">
                <text:p>0.637764702134504</text:p>
              </table:table-cell>
              <table:table-cell office:value-type="float" office:value="-0.770231254047307">
                <text:p>-0.7702312540473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0.630030629995892">
                <text:p>0.630030629995892</text:p>
              </table:table-cell>
              <table:table-cell office:value-type="float" office:value="-0.776570283533293">
                <text:p>-0.7765702835332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0.622233555319305">
                <text:p>0.622233555319305</text:p>
              </table:table-cell>
              <table:table-cell office:value-type="float" office:value="-0.782831656638065">
                <text:p>-0.7828316566380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0.614374257805712">
                <text:p>0.614374257805712</text:p>
              </table:table-cell>
              <table:table-cell office:value-type="float" office:value="-0.789014747229531">
                <text:p>-0.7890147472295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0.606453523378315">
                <text:p>0.606453523378315</text:p>
              </table:table-cell>
              <table:table-cell office:value-type="float" office:value="-0.795118937003784">
                <text:p>-0.7951189370037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0.598472144103956">
                <text:p>0.598472144103956</text:p>
              </table:table-cell>
              <table:table-cell office:value-type="float" office:value="-0.801143615546934">
                <text:p>-0.8011436155469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0.590430918113913">
                <text:p>0.590430918113913</text:p>
              </table:table-cell>
              <table:table-cell office:value-type="float" office:value="-0.807088180396146">
                <text:p>-0.8070881803961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0.582330649524082">
                <text:p>0.582330649524082</text:p>
              </table:table-cell>
              <table:table-cell office:value-type="float" office:value="-0.81295203709989">
                <text:p>-0.812952037099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0.574172148354572">
                <text:p>0.574172148354572</text:p>
              </table:table-cell>
              <table:table-cell office:value-type="float" office:value="-0.818734599277382">
                <text:p>-0.8187345992773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0.565956230448703">
                <text:p>0.565956230448703</text:p>
              </table:table-cell>
              <table:table-cell office:value-type="float" office:value="-0.824435288677222">
                <text:p>-0.8244352886772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0.557683717391417">
                <text:p>0.557683717391417</text:p>
              </table:table-cell>
              <table:table-cell office:value-type="float" office:value="-0.830053535235222">
                <text:p>-0.8300535352352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0.549355436427127">
                <text:p>0.549355436427127</text:p>
              </table:table-cell>
              <table:table-cell office:value-type="float" office:value="-0.835588777131408">
                <text:p>-0.8355887771314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0.540972220376989">
                <text:p>0.540972220376989</text:p>
              </table:table-cell>
              <table:table-cell office:value-type="float" office:value="-0.841040460846201">
                <text:p>-0.8410404608462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0.532534907555621">
                <text:p>0.532534907555621</text:p>
              </table:table-cell>
              <table:table-cell office:value-type="float" office:value="-0.846408041215776">
                <text:p>-0.8464080412157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0.524044341687276">
                <text:p>0.524044341687276</text:p>
              </table:table-cell>
              <table:table-cell office:value-type="float" office:value="-0.851690981486566">
                <text:p>-0.8516909814865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0.515501371821464">
                <text:p>0.515501371821464</text:p>
              </table:table-cell>
              <table:table-cell office:value-type="float" office:value="-0.856888753368947">
                <text:p>-0.8568887533689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0.506906852248053">
                <text:p>0.506906852248053</text:p>
              </table:table-cell>
              <table:table-cell office:value-type="float" office:value="-0.862000837090064">
                <text:p>-0.8620008370900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0.498261642411839">
                <text:p>0.498261642411839</text:p>
              </table:table-cell>
              <table:table-cell office:value-type="float" office:value="-0.867026721445802">
                <text:p>-0.8670267214458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0.4895666068266">
                <text:p>0.4895666068266</text:p>
              </table:table-cell>
              <table:table-cell office:value-type="float" office:value="-0.871965903851917">
                <text:p>-0.8719659038519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0.480822614988648">
                <text:p>0.480822614988648</text:p>
              </table:table-cell>
              <table:table-cell office:value-type="float" office:value="-0.876817890394281">
                <text:p>-0.8768178903942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0.472030541289883">
                <text:p>0.472030541289883</text:p>
              </table:table-cell>
              <table:table-cell office:value-type="float" office:value="-0.881582195878286">
                <text:p>-0.8815821958782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0.463191264930345">
                <text:p>0.463191264930345</text:p>
              </table:table-cell>
              <table:table-cell office:value-type="float" office:value="-0.886258343877352">
                <text:p>-0.8862583438773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0.454305669830306">
                <text:p>0.454305669830306</text:p>
              </table:table-cell>
              <table:table-cell office:value-type="float" office:value="-0.890845866780576">
                <text:p>-0.8908458667805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0.445374644541871">
                <text:p>0.445374644541871</text:p>
              </table:table-cell>
              <table:table-cell office:value-type="float" office:value="-0.895344305839492">
                <text:p>-0.8953443058394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0.436399082160126">
                <text:p>0.436399082160126</text:p>
              </table:table-cell>
              <table:table-cell office:value-type="float" office:value="-0.899753211213941">
                <text:p>-0.8997532112139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0.42737988023383">
                <text:p>0.42737988023383</text:p>
              </table:table-cell>
              <table:table-cell office:value-type="float" office:value="-0.904072142017061">
                <text:p>-0.9040721420170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0.418317940675659">
                <text:p>0.418317940675659</text:p>
              </table:table-cell>
              <table:table-cell office:value-type="float" office:value="-0.90830066635937">
                <text:p>-0.908300666359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0.409214169672017">
                <text:p>0.409214169672017</text:p>
              </table:table-cell>
              <table:table-cell office:value-type="float" office:value="-0.912438361391958">
                <text:p>-0.9124383613919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0.400069477592419">
                <text:p>0.400069477592419</text:p>
              </table:table-cell>
              <table:table-cell office:value-type="float" office:value="-0.916484813348769">
                <text:p>-0.9164848133487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0.390884778898452">
                <text:p>0.390884778898452</text:p>
              </table:table-cell>
              <table:table-cell office:value-type="float" office:value="-0.920439617587981">
                <text:p>-0.9204396175879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0.381660992052332">
                <text:p>0.381660992052332</text:p>
              </table:table-cell>
              <table:table-cell office:value-type="float" office:value="-0.924302378632464">
                <text:p>-0.9243023786324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0.372399039425055">
                <text:p>0.372399039425055</text:p>
              </table:table-cell>
              <table:table-cell office:value-type="float" office:value="-0.928072710209333">
                <text:p>-0.928072710209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0.363099847204168">
                <text:p>0.363099847204168</text:p>
              </table:table-cell>
              <table:table-cell office:value-type="float" office:value="-0.931750235288572">
                <text:p>-0.9317502352885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0.353764345301143">
                <text:p>0.353764345301143</text:p>
              </table:table-cell>
              <table:table-cell office:value-type="float" office:value="-0.935334586120739">
                <text:p>-0.9353345861207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0.34439346725839">
                <text:p>0.34439346725839</text:p>
              </table:table-cell>
              <table:table-cell office:value-type="float" office:value="-0.938825404273736">
                <text:p>-0.9388254042737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0.334988150155905">
                <text:p>0.334988150155905</text:p>
              </table:table-cell>
              <table:table-cell office:value-type="float" office:value="-0.942222340668658">
                <text:p>-0.9422223406686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0.32554933451756">
                <text:p>0.32554933451756</text:p>
              </table:table-cell>
              <table:table-cell office:value-type="float" office:value="-0.945525055614696">
                <text:p>-0.9455250556146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0.316077964217054">
                <text:p>0.316077964217054</text:p>
              </table:table-cell>
              <table:table-cell office:value-type="float" office:value="-0.948733218843107">
                <text:p>-0.9487332188431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0.306574986383523">
                <text:p>0.306574986383523</text:p>
              </table:table-cell>
              <table:table-cell office:value-type="float" office:value="-0.951846509540242">
                <text:p>-0.9518465095402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0.297041351306832">
                <text:p>0.297041351306832</text:p>
              </table:table-cell>
              <table:table-cell office:value-type="float" office:value="-0.954864616379626">
                <text:p>-0.9548646163796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0.287478012342544">
                <text:p>0.287478012342544</text:p>
              </table:table-cell>
              <table:table-cell office:value-type="float" office:value="-0.95778723755309">
                <text:p>-0.9577872375530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0.277885925816587">
                <text:p>0.277885925816587</text:p>
              </table:table-cell>
              <table:table-cell office:value-type="float" office:value="-0.960614080800952">
                <text:p>-0.9606140808009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0.268266050929618">
                <text:p>0.268266050929618</text:p>
              </table:table-cell>
              <table:table-cell office:value-type="float" office:value="-0.963344863441243">
                <text:p>-0.9633448634412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0.258619349661111">
                <text:p>0.258619349661111</text:p>
              </table:table-cell>
              <table:table-cell office:value-type="float" office:value="-0.965979312397975">
                <text:p>-0.9659793123979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0.248946786673153">
                <text:p>0.248946786673153</text:p>
              </table:table-cell>
              <table:table-cell office:value-type="float" office:value="-0.968517164228447">
                <text:p>-0.9685171642284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0.239249329213982">
                <text:p>0.239249329213982</text:p>
              </table:table-cell>
              <table:table-cell office:value-type="float" office:value="-0.97095816514959">
                <text:p>-0.970958165149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0.229527947021264">
                <text:p>0.229527947021264</text:p>
              </table:table-cell>
              <table:table-cell office:value-type="float" office:value="-0.973302071063349">
                <text:p>-0.9733020710633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0.219783612225117">
                <text:p>0.219783612225117</text:p>
              </table:table-cell>
              <table:table-cell office:value-type="float" office:value="-0.975548647581083">
                <text:p>-0.9755486475810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0.210017299250899">
                <text:p>0.210017299250899</text:p>
              </table:table-cell>
              <table:table-cell office:value-type="float" office:value="-0.977697670047013">
                <text:p>-0.9776976700470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0.200229984721771">
                <text:p>0.200229984721771</text:p>
              </table:table-cell>
              <table:table-cell office:value-type="float" office:value="-0.979748923560684">
                <text:p>-0.9797489235606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0.190422647361027">
                <text:p>0.190422647361027</text:p>
              </table:table-cell>
              <table:table-cell office:value-type="float" office:value="-0.981702202998454">
                <text:p>-0.9817022029984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0.180596267894233">
                <text:p>0.180596267894233</text:p>
              </table:table-cell>
              <table:table-cell office:value-type="float" office:value="-0.983557313034006">
                <text:p>-0.9835573130340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0.170751828951145">
                <text:p>0.170751828951145</text:p>
              </table:table-cell>
              <table:table-cell office:value-type="float" office:value="-0.985314068157884">
                <text:p>-0.9853140681578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0.160890314967456">
                <text:p>0.160890314967456</text:p>
              </table:table-cell>
              <table:table-cell office:value-type="float" office:value="-0.986972292696037">
                <text:p>-0.9869722926960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0.151012712086344">
                <text:p>0.151012712086344</text:p>
              </table:table-cell>
              <table:table-cell office:value-type="float" office:value="-0.988531820827396">
                <text:p>-0.9885318208273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0.141120008059867">
                <text:p>0.141120008059867</text:p>
              </table:table-cell>
              <table:table-cell office:value-type="float" office:value="-0.989992496600445">
                <text:p>-0.9899924966004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0.131213192150184">
                <text:p>0.131213192150184</text:p>
              </table:table-cell>
              <table:table-cell office:value-type="float" office:value="-0.991354173948826">
                <text:p>-0.9913541739488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0.12129325503063">
                <text:p>0.12129325503063</text:p>
              </table:table-cell>
              <table:table-cell office:value-type="float" office:value="-0.992616716705937">
                <text:p>-0.9926167167059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0.11136118868665">
                <text:p>0.11136118868665</text:p>
              </table:table-cell>
              <table:table-cell office:value-type="float" office:value="-0.993779998618555">
                <text:p>-0.9937799986185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0.101417986316602">
                <text:p>0.101417986316602</text:p>
              </table:table-cell>
              <table:table-cell office:value-type="float" office:value="-0.994843903359459">
                <text:p>-0.9948439033594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0.0914646422324367">
                <text:p>0.0914646422324367</text:p>
              </table:table-cell>
              <table:table-cell office:value-type="float" office:value="-0.995808324539061">
                <text:p>-0.9958083245390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0.0815021517602691">
                <text:p>0.0815021517602691</text:p>
              </table:table-cell>
              <table:table-cell office:value-type="float" office:value="-0.996673165716047">
                <text:p>-0.9966731657160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0.0715315111408433">
                <text:p>0.0715315111408433</text:p>
              </table:table-cell>
              <table:table-cell office:value-type="float" office:value="-0.997438340407019">
                <text:p>-0.9974383404070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0.0615537174299131">
                <text:p>0.0615537174299131</text:p>
              </table:table-cell>
              <table:table-cell office:value-type="float" office:value="-0.998103772095146">
                <text:p>-0.9981037720951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0.0515697683985346">
                <text:p>0.0515697683985346</text:p>
              </table:table-cell>
              <table:table-cell office:value-type="float" office:value="-0.998669394237814">
                <text:p>-0.9986693942378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0.0415806624332905">
                <text:p>0.0415806624332905</text:p>
              </table:table-cell>
              <table:table-cell office:value-type="float" office:value="-0.999135150273279">
                <text:p>-0.9991351502732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0.0315873984364539">
                <text:p>0.0315873984364539</text:p>
              </table:table-cell>
              <table:table-cell office:value-type="float" office:value="-0.999500993626328">
                <text:p>-0.9995009936263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0.021590975726096">
                <text:p>0.021590975726096</text:p>
              </table:table-cell>
              <table:table-cell office:value-type="float" office:value="-0.999766887712928">
                <text:p>-0.9997668877129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0.0115923939361583">
                <text:p>0.0115923939361583</text:p>
              </table:table-cell>
              <table:table-cell office:value-type="float" office:value="-0.999932805943894">
                <text:p>-0.9999328059438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0.00159265291648683">
                <text:p>0.00159265291648683</text:p>
              </table:table-cell>
              <table:table-cell office:value-type="float" office:value="-0.999998731727539">
                <text:p>-0.9999987317275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-0.00840724736714862">
                <text:p>-0.00840724736714862</text:p>
              </table:table-cell>
              <table:table-cell office:value-type="float" office:value="-0.999964658471342">
                <text:p>-0.9999646584713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-0.0184063069330538">
                <text:p>-0.0184063069330538</text:p>
              </table:table-cell>
              <table:table-cell office:value-type="float" office:value="-0.999830589582598">
                <text:p>-0.9998305895825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-0.0284035258836038">
                <text:p>-0.0284035258836038</text:p>
              </table:table-cell>
              <table:table-cell office:value-type="float" office:value="-0.999596538468086">
                <text:p>-0.9995965384680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-0.0383979045052354">
                <text:p>-0.0383979045052354</text:p>
              </table:table-cell>
              <table:table-cell office:value-type="float" office:value="-0.999262528532721">
                <text:p>-0.9992625285327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-0.0483884433684142">
                <text:p>-0.0483884433684142</text:p>
              </table:table-cell>
              <table:table-cell office:value-type="float" office:value="-0.998828593177219">
                <text:p>-0.9988285931772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-0.0583741434275801">
                <text:p>-0.0583741434275801</text:p>
              </table:table-cell>
              <table:table-cell office:value-type="float" office:value="-0.998294775794753">
                <text:p>-0.9982947757947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-0.0683540061210478">
                <text:p>-0.0683540061210478</text:p>
              </table:table-cell>
              <table:table-cell office:value-type="float" office:value="-0.997661129766617">
                <text:p>-0.9976611297666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-0.0783270334708653">
                <text:p>-0.0783270334708653</text:p>
              </table:table-cell>
              <table:table-cell office:value-type="float" office:value="-0.996927718456887">
                <text:p>-0.9969277184568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-0.0882922281826076">
                <text:p>-0.0882922281826076</text:p>
              </table:table-cell>
              <table:table-cell office:value-type="float" office:value="-0.996094615206081">
                <text:p>-0.9960946152060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-0.0982485937451087">
                <text:p>-0.0982485937451087</text:p>
              </table:table-cell>
              <table:table-cell office:value-type="float" office:value="-0.99516190332383">
                <text:p>-0.995161903323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-0.108195134530108">
                <text:p>-0.108195134530108</text:p>
              </table:table-cell>
              <table:table-cell office:value-type="float" office:value="-0.994129676080546">
                <text:p>-0.9941296760805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-0.118130855891818">
                <text:p>-0.118130855891818</text:p>
              </table:table-cell>
              <table:table-cell office:value-type="float" office:value="-0.992998036698093">
                <text:p>-0.9929980366980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-0.12805476426638">
                <text:p>-0.12805476426638</text:p>
              </table:table-cell>
              <table:table-cell office:value-type="float" office:value="-0.991767098339465">
                <text:p>-0.9917670983394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-0.137965867271227">
                <text:p>-0.137965867271227</text:p>
              </table:table-cell>
              <table:table-cell office:value-type="float" office:value="-0.990436984097473">
                <text:p>-0.9904369840974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-0.147863173804319">
                <text:p>-0.147863173804319</text:p>
              </table:table-cell>
              <table:table-cell office:value-type="float" office:value="-0.989007826982433">
                <text:p>-0.9890078269824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-0.157745694143249">
                <text:p>-0.157745694143249</text:p>
              </table:table-cell>
              <table:table-cell office:value-type="float" office:value="-0.987479769908865">
                <text:p>-0.9874797699088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-0.167612440044218">
                <text:p>-0.167612440044218</text:p>
              </table:table-cell>
              <table:table-cell office:value-type="float" office:value="-0.985852965681203">
                <text:p>-0.9858529656812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-0.177462424840861">
                <text:p>-0.177462424840861</text:p>
              </table:table-cell>
              <table:table-cell office:value-type="float" office:value="-0.984127576978514">
                <text:p>-0.9841275769785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-0.187294663542903">
                <text:p>-0.187294663542903</text:p>
              </table:table-cell>
              <table:table-cell office:value-type="float" office:value="-0.982303776338232">
                <text:p>-0.9823037763382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-0.19710817293467">
                <text:p>-0.19710817293467</text:p>
              </table:table-cell>
              <table:table-cell office:value-type="float" office:value="-0.980381746138899">
                <text:p>-0.9803817461388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-0.2069019716734">
                <text:p>-0.2069019716734</text:p>
              </table:table-cell>
              <table:table-cell office:value-type="float" office:value="-0.978361678581934">
                <text:p>-0.9783616785819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-0.21667508038738">
                <text:p>-0.21667508038738</text:p>
              </table:table-cell>
              <table:table-cell office:value-type="float" office:value="-0.97624377567241">
                <text:p>-0.976243775672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-0.226426521773883">
                <text:p>-0.226426521773883</text:p>
              </table:table-cell>
              <table:table-cell office:value-type="float" office:value="-0.974028249198852">
                <text:p>-0.9740282491988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-0.236155320696897">
                <text:p>-0.236155320696897</text:p>
              </table:table-cell>
              <table:table-cell office:value-type="float" office:value="-0.971715320712062">
                <text:p>-0.9717153207120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-0.245860504284637">
                <text:p>-0.245860504284637</text:p>
              </table:table-cell>
              <table:table-cell office:value-type="float" office:value="-0.969305221502961">
                <text:p>-0.9693052215029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-0.255541102026831">
                <text:p>-0.255541102026831</text:p>
              </table:table-cell>
              <table:table-cell office:value-type="float" office:value="-0.966798192579461">
                <text:p>-0.9667981925794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-0.265196145871773">
                <text:p>-0.265196145871773</text:p>
              </table:table-cell>
              <table:table-cell office:value-type="float" office:value="-0.964194484642366">
                <text:p>-0.9641944846423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-0.274824670323124">
                <text:p>-0.274824670323124</text:p>
              </table:table-cell>
              <table:table-cell office:value-type="float" office:value="-0.961494358060299">
                <text:p>-0.9614943580602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-0.284425712536462">
                <text:p>-0.284425712536462</text:p>
              </table:table-cell>
              <table:table-cell office:value-type="float" office:value="-0.958698082843669">
                <text:p>-0.9586980828436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-0.293998312415568">
                <text:p>-0.293998312415568</text:p>
              </table:table-cell>
              <table:table-cell office:value-type="float" office:value="-0.955805938617666">
                <text:p>-0.9558059386176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-0.303541512708429">
                <text:p>-0.303541512708429</text:p>
              </table:table-cell>
              <table:table-cell office:value-type="float" office:value="-0.952818214594305">
                <text:p>-0.9528182145943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-0.31305435910297">
                <text:p>-0.31305435910297</text:p>
              </table:table-cell>
              <table:table-cell office:value-type="float" office:value="-0.949735209543496">
                <text:p>-0.9497352095434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-0.322535900322479">
                <text:p>-0.322535900322479</text:p>
              </table:table-cell>
              <table:table-cell office:value-type="float" office:value="-0.946557231763176">
                <text:p>-0.9465572317631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-0.331985188220734">
                <text:p>-0.331985188220734</text:p>
              </table:table-cell>
              <table:table-cell office:value-type="float" office:value="-0.943284599048476">
                <text:p>-0.9432845990484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-0.341401277876821">
                <text:p>-0.341401277876821</text:p>
              </table:table-cell>
              <table:table-cell office:value-type="float" office:value="-0.939917638659938">
                <text:p>-0.9399176386599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-0.35078322768962">
                <text:p>-0.35078322768962</text:p>
              </table:table-cell>
              <table:table-cell office:value-type="float" office:value="-0.936456687290796">
                <text:p>-0.9364566872907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-0.360130099471969">
                <text:p>-0.360130099471969</text:p>
              </table:table-cell>
              <table:table-cell office:value-type="float" office:value="-0.932902091033303">
                <text:p>-0.9329020910333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-0.369440958544477">
                <text:p>-0.369440958544477</text:p>
              </table:table-cell>
              <table:table-cell office:value-type="float" office:value="-0.929254205344123">
                <text:p>-0.9292542053441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-0.378714873828998">
                <text:p>-0.378714873828998</text:p>
              </table:table-cell>
              <table:table-cell office:value-type="float" office:value="-0.925513395008784">
                <text:p>-0.9255133950087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-0.38795091794173">
                <text:p>-0.38795091794173</text:p>
              </table:table-cell>
              <table:table-cell office:value-type="float" office:value="-0.921680034105203">
                <text:p>-0.9216800341052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-0.39714816728596">
                <text:p>-0.39714816728596</text:p>
              </table:table-cell>
              <table:table-cell office:value-type="float" office:value="-0.917754505966276">
                <text:p>-0.9177545059662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-0.406305702144417">
                <text:p>-0.406305702144417</text:p>
              </table:table-cell>
              <table:table-cell office:value-type="float" office:value="-0.913737203141545">
                <text:p>-0.9137372031415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-0.415422606771246">
                <text:p>-0.415422606771246</text:p>
              </table:table-cell>
              <table:table-cell office:value-type="float" office:value="-0.909628527357944">
                <text:p>-0.9096285273579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-0.424497969483583">
                <text:p>-0.424497969483583</text:p>
              </table:table-cell>
              <table:table-cell office:value-type="float" office:value="-0.90542888947963">
                <text:p>-0.905428889479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-0.433530882752718">
                <text:p>-0.433530882752718</text:p>
              </table:table-cell>
              <table:table-cell office:value-type="float" office:value="-0.901138709466889">
                <text:p>-0.9011387094668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-0.442520443294852">
                <text:p>-0.442520443294852</text:p>
              </table:table-cell>
              <table:table-cell office:value-type="float" office:value="-0.896758416334147">
                <text:p>-0.8967584163341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-0.451465752161423">
                <text:p>-0.451465752161423</text:p>
              </table:table-cell>
              <table:table-cell office:value-type="float" office:value="-0.892288448107068">
                <text:p>-0.8922884481070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-0.460365914828998">
                <text:p>-0.460365914828998</text:p>
              </table:table-cell>
              <table:table-cell office:value-type="float" office:value="-0.88772925177875">
                <text:p>-0.887729251778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-0.469220041288727">
                <text:p>-0.469220041288727</text:p>
              </table:table-cell>
              <table:table-cell office:value-type="float" office:value="-0.883081283265026">
                <text:p>-0.8830812832650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-0.478027246135343">
                <text:p>-0.478027246135343</text:p>
              </table:table-cell>
              <table:table-cell office:value-type="float" office:value="-0.878345007358874">
                <text:p>-0.8783450073588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-0.486786648655699">
                <text:p>-0.486786648655699</text:p>
              </table:table-cell>
              <table:table-cell office:value-type="float" office:value="-0.873520897683938">
                <text:p>-0.8735208976839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-0.495497372916845">
                <text:p>-0.495497372916845</text:p>
              </table:table-cell>
              <table:table-cell office:value-type="float" office:value="-0.868609436647165">
                <text:p>-0.8686094366471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-0.504158547853611">
                <text:p>-0.504158547853611</text:p>
              </table:table-cell>
              <table:table-cell office:value-type="float" office:value="-0.863611115390566">
                <text:p>-0.8636111153905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-0.512769307355724">
                <text:p>-0.512769307355724</text:p>
              </table:table-cell>
              <table:table-cell office:value-type="float" office:value="-0.858526433742102">
                <text:p>-0.85852643374210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-0.521328790354407">
                <text:p>-0.521328790354407</text:p>
              </table:table-cell>
              <table:table-cell office:value-type="float" office:value="-0.8533559001657">
                <text:p>-0.85335590016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-0.529836140908493">
                <text:p>-0.529836140908493</text:p>
              </table:table-cell>
              <table:table-cell office:value-type="float" office:value="-0.848100031710408">
                <text:p>-0.8481000317104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-0.538290508290018">
                <text:p>-0.538290508290018</text:p>
              </table:table-cell>
              <table:table-cell office:value-type="float" office:value="-0.842759353958694">
                <text:p>-0.8427593539586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-0.546691047069287">
                <text:p>-0.546691047069287</text:p>
              </table:table-cell>
              <table:table-cell office:value-type="float" office:value="-0.83733440097388">
                <text:p>-0.837334400973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-0.555036917199424">
                <text:p>-0.555036917199424</text:p>
              </table:table-cell>
              <table:table-cell office:value-type="float" office:value="-0.831825715246746">
                <text:p>-0.8318257152467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-0.56332728410037">
                <text:p>-0.56332728410037</text:p>
              </table:table-cell>
              <table:table-cell office:value-type="float" office:value="-0.826233847641272">
                <text:p>-0.8262338476412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-0.571561318742344">
                <text:p>-0.571561318742344</text:p>
              </table:table-cell>
              <table:table-cell office:value-type="float" office:value="-0.820559357339561">
                <text:p>-0.8205593573395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-0.579738197728743">
                <text:p>-0.579738197728743</text:p>
              </table:table-cell>
              <table:table-cell office:value-type="float" office:value="-0.814802811785912">
                <text:p>-0.8148028117859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-0.587857103378483">
                <text:p>-0.587857103378483</text:p>
              </table:table-cell>
              <table:table-cell office:value-type="float" office:value="-0.808964786630085">
                <text:p>-0.8089647866300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-0.595917223807764">
                <text:p>-0.595917223807764</text:p>
              </table:table-cell>
              <table:table-cell office:value-type="float" office:value="-0.803045865669731">
                <text:p>-0.8030458656697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-0.603917753011261">
                <text:p>-0.603917753011261</text:p>
              </table:table-cell>
              <table:table-cell office:value-type="float" office:value="-0.797046640792012">
                <text:p>-0.7970466407920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-0.611857890942719">
                <text:p>-0.611857890942719</text:p>
              </table:table-cell>
              <table:table-cell office:value-type="float" office:value="-0.790967711914417">
                <text:p>-0.7909677119144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-0.619736843594963">
                <text:p>-0.619736843594963</text:p>
              </table:table-cell>
              <table:table-cell office:value-type="float" office:value="-0.784809686924768">
                <text:p>-0.7848096869247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-0.627553823079294">
                <text:p>-0.627553823079294</text:p>
              </table:table-cell>
              <table:table-cell office:value-type="float" office:value="-0.778573181620432">
                <text:p>-0.7785731816204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-0.635308047704276">
                <text:p>-0.635308047704276</text:p>
              </table:table-cell>
              <table:table-cell office:value-type="float" office:value="-0.772258819646744">
                <text:p>-0.7722588196467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-0.642998742053909">
                <text:p>-0.642998742053909</text:p>
              </table:table-cell>
              <table:table-cell office:value-type="float" office:value="-0.765867232434637">
                <text:p>-0.7658672324346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-0.650625137065167">
                <text:p>-0.650625137065167</text:p>
              </table:table-cell>
              <table:table-cell office:value-type="float" office:value="-0.759399059137508">
                <text:p>-0.7593990591375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-0.658186470104905">
                <text:p>-0.658186470104905</text:p>
              </table:table-cell>
              <table:table-cell office:value-type="float" office:value="-0.752854946567295">
                <text:p>-0.7528549465672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-0.665681985046119">
                <text:p>-0.665681985046119</text:p>
              </table:table-cell>
              <table:table-cell office:value-type="float" office:value="-0.746235549129803">
                <text:p>-0.7462355491298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-0.673110932343562">
                <text:p>-0.673110932343562</text:p>
              </table:table-cell>
              <table:table-cell office:value-type="float" office:value="-0.739541528759258">
                <text:p>-0.7395415287592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-0.680472569108694">
                <text:p>-0.680472569108694</text:p>
              </table:table-cell>
              <table:table-cell office:value-type="float" office:value="-0.73277355485212">
                <text:p>-0.732773554852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-0.687766159183974">
                <text:p>-0.687766159183974</text:p>
              </table:table-cell>
              <table:table-cell office:value-type="float" office:value="-0.72593230420014">
                <text:p>-0.725932304200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-0.694990973216472">
                <text:p>-0.694990973216472</text:p>
              </table:table-cell>
              <table:table-cell office:value-type="float" office:value="-0.719018460922681">
                <text:p>-0.7190184609226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-0.702146288730805">
                <text:p>-0.702146288730805</text:p>
              </table:table-cell>
              <table:table-cell office:value-type="float" office:value="-0.71203271639831">
                <text:p>-0.712032716398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-0.709231390201386">
                <text:p>-0.709231390201386</text:p>
              </table:table-cell>
              <table:table-cell office:value-type="float" office:value="-0.704975769195658">
                <text:p>-0.7049757691956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-0.716245569123971">
                <text:p>-0.716245569123971</text:p>
              </table:table-cell>
              <table:table-cell office:value-type="float" office:value="-0.697848325003564">
                <text:p>-0.6978483250035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-0.723188124086512">
                <text:p>-0.723188124086512</text:p>
              </table:table-cell>
              <table:table-cell office:value-type="float" office:value="-0.690651096560508">
                <text:p>-0.6906510965605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-0.7300583608393">
                <text:p>-0.7300583608393</text:p>
              </table:table-cell>
              <table:table-cell office:value-type="float" office:value="-0.683384803583336">
                <text:p>-0.6833848035833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-0.736855592364383">
                <text:p>-0.736855592364383</text:p>
              </table:table-cell>
              <table:table-cell office:value-type="float" office:value="-0.676050172695292">
                <text:p>-0.6760501726952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-0.743579138944275">
                <text:p>-0.743579138944275</text:p>
              </table:table-cell>
              <table:table-cell office:value-type="float" office:value="-0.668647937353351">
                <text:p>-0.6686479373533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-0.750228328229919">
                <text:p>-0.750228328229919</text:p>
              </table:table-cell>
              <table:table-cell office:value-type="float" office:value="-0.66117883777488">
                <text:p>-0.661178837774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-0.756802495307928">
                <text:p>-0.756802495307928</text:p>
              </table:table-cell>
              <table:table-cell office:value-type="float" office:value="-0.653643620863612">
                <text:p>-0.6536436208636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-0.763300982767073">
                <text:p>-0.763300982767073</text:p>
              </table:table-cell>
              <table:table-cell office:value-type="float" office:value="-0.646043040134959">
                <text:p>-0.64604304013495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-0.769723140764024">
                <text:p>-0.769723140764024</text:p>
              </table:table-cell>
              <table:table-cell office:value-type="float" office:value="-0.638377855640659">
                <text:p>-0.6383778556406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-0.776068327088332">
                <text:p>-0.776068327088332</text:p>
              </table:table-cell>
              <table:table-cell office:value-type="float" office:value="-0.630648833892775">
                <text:p>-0.6306488338927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-0.782335907226653">
                <text:p>-0.782335907226653</text:p>
              </table:table-cell>
              <table:table-cell office:value-type="float" office:value="-0.622856747787041">
                <text:p>-0.6228567477870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-0.788525254426195">
                <text:p>-0.788525254426195</text:p>
              </table:table-cell>
              <table:table-cell office:value-type="float" office:value="-0.615002376525574">
                <text:p>-0.6150023765255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-0.794635749757397">
                <text:p>-0.794635749757397</text:p>
              </table:table-cell>
              <table:table-cell office:value-type="float" office:value="-0.607086505538955">
                <text:p>-0.6070865055389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-0.800666782175818">
                <text:p>-0.800666782175818</text:p>
              </table:table-cell>
              <table:table-cell office:value-type="float" office:value="-0.599109926407685">
                <text:p>-0.59910992640768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-0.806617748583241">
                <text:p>-0.806617748583241</text:p>
              </table:table-cell>
              <table:table-cell office:value-type="float" office:value="-0.591073436783031">
                <text:p>-0.5910734367830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-0.812488053887984">
                <text:p>-0.812488053887984</text:p>
              </table:table-cell>
              <table:table-cell office:value-type="float" office:value="-0.582977840307259">
                <text:p>-0.5829778403072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-0.81827711106441">
                <text:p>-0.81827711106441</text:p>
              </table:table-cell>
              <table:table-cell office:value-type="float" office:value="-0.574823946533269">
                <text:p>-0.5748239465332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-0.823984341211626">
                <text:p>-0.823984341211626</text:p>
              </table:table-cell>
              <table:table-cell office:value-type="float" office:value="-0.566612570843644">
                <text:p>-0.5666125708436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-0.829609173611371">
                <text:p>-0.829609173611371</text:p>
              </table:table-cell>
              <table:table-cell office:value-type="float" office:value="-0.55834453436911">
                <text:p>-0.558344534369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-0.835151045785093">
                <text:p>-0.835151045785093</text:p>
              </table:table-cell>
              <table:table-cell office:value-type="float" office:value="-0.550020663906425">
                <text:p>-0.5500206639064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-0.840609403550194">
                <text:p>-0.840609403550194</text:p>
              </table:table-cell>
              <table:table-cell office:value-type="float" office:value="-0.541641791835699">
                <text:p>-0.5416417918356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-0.845983701075446">
                <text:p>-0.845983701075446</text:p>
              </table:table-cell>
              <table:table-cell office:value-type="float" office:value="-0.533208756037154">
                <text:p>-0.5332087560371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-0.851273400935574">
                <text:p>-0.851273400935574</text:p>
              </table:table-cell>
              <table:table-cell office:value-type="float" office:value="-0.524722399807346">
                <text:p>-0.5247223998073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-0.856477974165001">
                <text:p>-0.856477974165001</text:p>
              </table:table-cell>
              <table:table-cell office:value-type="float" office:value="-0.516183571774825">
                <text:p>-0.5161835717748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-0.861596900310741">
                <text:p>-0.861596900310741</text:p>
              </table:table-cell>
              <table:table-cell office:value-type="float" office:value="-0.507593125815277">
                <text:p>-0.5075931258152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-0.866629667484444">
                <text:p>-0.866629667484444</text:p>
              </table:table-cell>
              <table:table-cell office:value-type="float" office:value="-0.49895192096614">
                <text:p>-0.498951920966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-0.871575772413588">
                <text:p>-0.871575772413588</text:p>
              </table:table-cell>
              <table:table-cell office:value-type="float" office:value="-0.490260821340699">
                <text:p>-0.4902608213406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-0.876434720491801">
                <text:p>-0.876434720491801</text:p>
              </table:table-cell>
              <table:table-cell office:value-type="float" office:value="-0.481520696041674">
                <text:p>-0.4815206960416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-0.881206025828325">
                <text:p>-0.881206025828325</text:p>
              </table:table-cell>
              <table:table-cell office:value-type="float" office:value="-0.47273241907431">
                <text:p>-0.472732419074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-0.885889211296603">
                <text:p>-0.885889211296603</text:p>
              </table:table-cell>
              <table:table-cell office:value-type="float" office:value="-0.46389686925898">
                <text:p>-0.463896869258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-0.890483808581988">
                <text:p>-0.890483808581988</text:p>
              </table:table-cell>
              <table:table-cell office:value-type="float" office:value="-0.455014930143305">
                <text:p>-0.4550149301433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-0.894989358228584">
                <text:p>-0.894989358228584</text:p>
              </table:table-cell>
              <table:table-cell office:value-type="float" office:value="-0.446087489913793">
                <text:p>-0.4460874899137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-0.899405409685178">
                <text:p>-0.899405409685178</text:p>
              </table:table-cell>
              <table:table-cell office:value-type="float" office:value="-0.437115441307028">
                <text:p>-0.4371154413070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-0.903731521350306">
                <text:p>-0.903731521350306</text:p>
              </table:table-cell>
              <table:table-cell office:value-type="float" office:value="-0.428099681520393">
                <text:p>-0.4280996815203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-0.907967260616405">
                <text:p>-0.907967260616405</text:p>
              </table:table-cell>
              <table:table-cell office:value-type="float" office:value="-0.419041112122356">
                <text:p>-0.4190411121223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-0.91211220391308">
                <text:p>-0.91211220391308</text:p>
              </table:table-cell>
              <table:table-cell office:value-type="float" office:value="-0.409940638962306">
                <text:p>-0.4099406389623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-0.916165936749455">
                <text:p>-0.916165936749455</text:p>
              </table:table-cell>
              <table:table-cell office:value-type="float" office:value="-0.400799172079975">
                <text:p>-0.4007991720799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-0.920128053755624">
                <text:p>-0.920128053755624</text:p>
              </table:table-cell>
              <table:table-cell office:value-type="float" office:value="-0.391617625614435">
                <text:p>-0.3916176256144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-0.923998158723188">
                <text:p>-0.923998158723188</text:p>
              </table:table-cell>
              <table:table-cell office:value-type="float" office:value="-0.38239691771268">
                <text:p>-0.382396917712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-0.927775864644875">
                <text:p>-0.927775864644875</text:p>
              </table:table-cell>
              <table:table-cell office:value-type="float" office:value="-0.373137970437818">
                <text:p>-0.3731379704378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-0.931460793753243">
                <text:p>-0.931460793753243</text:p>
              </table:table-cell>
              <table:table-cell office:value-type="float" office:value="-0.363841709676858">
                <text:p>-0.3638417096768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-0.935052577558449">
                <text:p>-0.935052577558449</text:p>
              </table:table-cell>
              <table:table-cell office:value-type="float" office:value="-0.354509065048131">
                <text:p>-0.3545090650481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-0.938550856885108">
                <text:p>-0.938550856885108</text:p>
              </table:table-cell>
              <table:table-cell office:value-type="float" office:value="-0.345140969808323">
                <text:p>-0.3451409698083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-0.941955281908201">
                <text:p>-0.941955281908201</text:p>
              </table:table-cell>
              <table:table-cell office:value-type="float" office:value="-0.335738360759151">
                <text:p>-0.3357383607591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-0.945265512188063">
                <text:p>-0.945265512188063</text:p>
              </table:table-cell>
              <table:table-cell office:value-type="float" office:value="-0.326302178153683">
                <text:p>-0.3263021781536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-0.948481216704426">
                <text:p>-0.948481216704426</text:p>
              </table:table-cell>
              <table:table-cell office:value-type="float" office:value="-0.316833365602318">
                <text:p>-0.3168333656023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-0.951602073889516">
                <text:p>-0.951602073889516</text:p>
              </table:table-cell>
              <table:table-cell office:value-type="float" office:value="-0.307332869978419">
                <text:p>-0.3073328699784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-0.954627771660216">
                <text:p>-0.954627771660216</text:p>
              </table:table-cell>
              <table:table-cell office:value-type="float" office:value="-0.297801641323633">
                <text:p>-0.2978016413236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-0.957558007449271">
                <text:p>-0.957558007449271</text:p>
              </table:table-cell>
              <table:table-cell office:value-type="float" office:value="-0.288240632752882">
                <text:p>-0.2882406327528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-0.960392488235543">
                <text:p>-0.960392488235543</text:p>
              </table:table-cell>
              <table:table-cell office:value-type="float" office:value="-0.278650800359055">
                <text:p>-0.2786508003590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-0.963130930573317">
                <text:p>-0.963130930573317</text:p>
              </table:table-cell>
              <table:table-cell office:value-type="float" office:value="-0.269033103117399">
                <text:p>-0.2690331031173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-0.965773060620639">
                <text:p>-0.965773060620639</text:p>
              </table:table-cell>
              <table:table-cell office:value-type="float" office:value="-0.259388502789626">
                <text:p>-0.2593885027896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-0.968318614166707">
                <text:p>-0.968318614166707</text:p>
              </table:table-cell>
              <table:table-cell office:value-type="float" office:value="-0.249717963827731">
                <text:p>-0.24971796382773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-0.970767336658288">
                <text:p>-0.970767336658288</text:p>
              </table:table-cell>
              <table:table-cell office:value-type="float" office:value="-0.24002245327755">
                <text:p>-0.240022453277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-0.973118983225174">
                <text:p>-0.973118983225174</text:p>
              </table:table-cell>
              <table:table-cell office:value-type="float" office:value="-0.230302940682059">
                <text:p>-0.23030294068205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-0.975373318704667">
                <text:p>-0.975373318704667</text:p>
              </table:table-cell>
              <table:table-cell office:value-type="float" office:value="-0.220560397984419">
                <text:p>-0.2205603979844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-0.977530117665097">
                <text:p>-0.977530117665097</text:p>
              </table:table-cell>
              <table:table-cell office:value-type="float" office:value="-0.21079579943078">
                <text:p>-0.210795799430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-0.979589164428367">
                <text:p>-0.979589164428367</text:p>
              </table:table-cell>
              <table:table-cell office:value-type="float" office:value="-0.20101012147286">
                <text:p>-0.2010101214728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-0.981550253091516">
                <text:p>-0.981550253091516</text:p>
              </table:table-cell>
              <table:table-cell office:value-type="float" office:value="-0.191204342670301">
                <text:p>-0.19120434267030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-0.983413187547311">
                <text:p>-0.983413187547311</text:p>
              </table:table-cell>
              <table:table-cell office:value-type="float" office:value="-0.181379443592811">
                <text:p>-0.1813794435928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-0.98517778150386">
                <text:p>-0.98517778150386</text:p>
              </table:table-cell>
              <table:table-cell office:value-type="float" office:value="-0.171536406722112">
                <text:p>-0.1715364067221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-0.986843858503237">
                <text:p>-0.986843858503237</text:p>
              </table:table-cell>
              <table:table-cell office:value-type="float" office:value="-0.161676216353687">
                <text:p>-0.1616762163536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-0.988411251939131">
                <text:p>-0.988411251939131</text:p>
              </table:table-cell>
              <table:table-cell office:value-type="float" office:value="-0.151799858498355">
                <text:p>-0.1517998584983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-0.989879805073504">
                <text:p>-0.989879805073504</text:p>
              </table:table-cell>
              <table:table-cell office:value-type="float" office:value="-0.141908320783673">
                <text:p>-0.1419083207836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-0.991249371052267">
                <text:p>-0.991249371052267</text:p>
              </table:table-cell>
              <table:table-cell office:value-type="float" office:value="-0.13200259235517">
                <text:p>-0.132002592355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-0.992519812919963">
                <text:p>-0.992519812919963</text:p>
              </table:table-cell>
              <table:table-cell office:value-type="float" office:value="-0.122083663777433">
                <text:p>-0.1220836637774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-0.993691003633465">
                <text:p>-0.993691003633465</text:p>
              </table:table-cell>
              <table:table-cell office:value-type="float" office:value="-0.112152526935054">
                <text:p>-0.1121525269350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-0.994762826074676">
                <text:p>-0.994762826074676</text:p>
              </table:table-cell>
              <table:table-cell office:value-type="float" office:value="-0.102210174933442">
                <text:p>-0.1022101749334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-0.995735173062245">
                <text:p>-0.995735173062245</text:p>
              </table:table-cell>
              <table:table-cell office:value-type="float" office:value="-0.0922576019995117">
                <text:p>-0.09225760199951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-0.996607947362286">
                <text:p>-0.996607947362286</text:p>
              </table:table-cell>
              <table:table-cell office:value-type="float" office:value="-0.0822958033822624">
                <text:p>-0.08229580338226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-0.997381061698093">
                <text:p>-0.997381061698093</text:p>
              </table:table-cell>
              <table:table-cell office:value-type="float" office:value="-0.0723257752532545">
                <text:p>-0.07232577525325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-0.998054438758879">
                <text:p>-0.998054438758879</text:p>
              </table:table-cell>
              <table:table-cell office:value-type="float" office:value="-0.0623485146069917">
                <text:p>-0.06234851460699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-0.998628011207499">
                <text:p>-0.998628011207499</text:p>
              </table:table-cell>
              <table:table-cell office:value-type="float" office:value="-0.0523650191612259">
                <text:p>-0.052365019161225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-0.999101721687185">
                <text:p>-0.999101721687185</text:p>
              </table:table-cell>
              <table:table-cell office:value-type="float" office:value="-0.0423762872571815">
                <text:p>-0.04237628725718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-0.999475522827284">
                <text:p>-0.999475522827284</text:p>
              </table:table-cell>
              <table:table-cell office:value-type="float" office:value="-0.0323833177597247">
                <text:p>-0.03238331775972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-0.999749377247994">
                <text:p>-0.999749377247994</text:p>
              </table:table-cell>
              <table:table-cell office:value-type="float" office:value="-0.0223871099574771">
                <text:p>-0.02238710995747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-0.999923257564101">
                <text:p>-0.999923257564101</text:p>
              </table:table-cell>
              <table:table-cell office:value-type="float" office:value="-0.0123886634628906">
                <text:p>-0.01238866346289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-0.999997146387718">
                <text:p>-0.999997146387718</text:p>
              </table:table-cell>
              <table:table-cell office:value-type="float" office:value="-0.00238897811228154">
                <text:p>-0.002388978112281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-0.999971036330024">
                <text:p>-0.999971036330024</text:p>
              </table:table-cell>
              <table:table-cell office:value-type="float" office:value="0.0076109461341479">
                <text:p>0.00761094613414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-0.999844930002004">
                <text:p>-0.999844930002004</text:p>
              </table:table-cell>
              <table:table-cell office:value-type="float" office:value="0.0176101092923073">
                <text:p>0.01761010929230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-0.999618840014185">
                <text:p>-0.999618840014185</text:p>
              </table:table-cell>
              <table:table-cell office:value-type="float" office:value="0.0276075114542115">
                <text:p>0.02760751145421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-0.999292788975378">
                <text:p>-0.999292788975378</text:p>
              </table:table-cell>
              <table:table-cell office:value-type="float" office:value="0.0376021528879766">
                <text:p>0.03760215288797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-0.998866809490414">
                <text:p>-0.998866809490414</text:p>
              </table:table-cell>
              <table:table-cell office:value-type="float" office:value="0.0475930341377878">
                <text:p>0.04759303413778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-0.998340944156888">
                <text:p>-0.998340944156888</text:p>
              </table:table-cell>
              <table:table-cell office:value-type="float" office:value="0.0575791561238469">
                <text:p>0.05757915612384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-0.997715245560893">
                <text:p>-0.997715245560893</text:p>
              </table:table-cell>
              <table:table-cell office:value-type="float" office:value="0.0675595202422752">
                <text:p>0.06755952024227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-0.99698977627177">
                <text:p>-0.99698977627177</text:p>
              </table:table-cell>
              <table:table-cell office:value-type="float" office:value="0.0775331284649787">
                <text:p>0.077533128464978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-0.996164608835841">
                <text:p>-0.996164608835841</text:p>
              </table:table-cell>
              <table:table-cell office:value-type="float" office:value="0.0874989834394464">
                <text:p>0.08749898343944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-0.995239825769163">
                <text:p>-0.995239825769163</text:p>
              </table:table-cell>
              <table:table-cell office:value-type="float" office:value="0.0974560885884866">
                <text:p>0.09745608858848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-0.994215519549271">
                <text:p>-0.994215519549271</text:p>
              </table:table-cell>
              <table:table-cell office:value-type="float" office:value="0.10740344820988">
                <text:p>0.107403448209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-0.993091792605935">
                <text:p>-0.993091792605935</text:p>
              </table:table-cell>
              <table:table-cell office:value-type="float" office:value="0.117340067575955">
                <text:p>0.1173400675759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-0.991868757310913">
                <text:p>-0.991868757310913</text:p>
              </table:table-cell>
              <table:table-cell office:value-type="float" office:value="0.127264953033056">
                <text:p>0.1272649530330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-0.990546535966713">
                <text:p>-0.990546535966713</text:p>
              </table:table-cell>
              <table:table-cell office:value-type="float" office:value="0.137177112100908">
                <text:p>0.1371771121009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-0.98912526079437">
                <text:p>-0.98912526079437</text:p>
              </table:table-cell>
              <table:table-cell office:value-type="float" office:value="0.147075553571863">
                <text:p>0.1470755535718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-0.987605073920215">
                <text:p>-0.987605073920215</text:p>
              </table:table-cell>
              <table:table-cell office:value-type="float" office:value="0.156959287610023">
                <text:p>0.1569592876100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-0.98598612736167">
                <text:p>-0.98598612736167</text:p>
              </table:table-cell>
              <table:table-cell office:value-type="float" office:value="0.166827325850222">
                <text:p>0.1668273258502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-0.984268583012041">
                <text:p>-0.984268583012041</text:p>
              </table:table-cell>
              <table:table-cell office:value-type="float" office:value="0.176678681496857">
                <text:p>0.1766786814968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-0.982452612624332">
                <text:p>-0.982452612624332</text:p>
              </table:table-cell>
              <table:table-cell office:value-type="float" office:value="0.186512369422576">
                <text:p>0.18651236942257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-0.980538397794069">
                <text:p>-0.980538397794069</text:p>
              </table:table-cell>
              <table:table-cell office:value-type="float" office:value="0.196327406266778">
                <text:p>0.1963274062667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-0.978526129941139">
                <text:p>-0.978526129941139</text:p>
              </table:table-cell>
              <table:table-cell office:value-type="float" office:value="0.206122810533958">
                <text:p>0.20612281053395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-0.97641601029065">
                <text:p>-0.97641601029065</text:p>
              </table:table-cell>
              <table:table-cell office:value-type="float" office:value="0.215897602691854">
                <text:p>0.2158976026918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-0.974208249852809">
                <text:p>-0.974208249852809</text:p>
              </table:table-cell>
              <table:table-cell office:value-type="float" office:value="0.225650805269396">
                <text:p>0.2256508052693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-0.971903069401821">
                <text:p>-0.971903069401821</text:p>
              </table:table-cell>
              <table:table-cell office:value-type="float" office:value="0.235381442954451">
                <text:p>0.2353814429544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-0.969500699453809">
                <text:p>-0.969500699453809</text:p>
              </table:table-cell>
              <table:table-cell office:value-type="float" office:value="0.245088542691362">
                <text:p>0.2450885426913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-0.967001380243766">
                <text:p>-0.967001380243766</text:p>
              </table:table-cell>
              <table:table-cell office:value-type="float" office:value="0.254771133778243">
                <text:p>0.2547711337782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-0.96440536170153">
                <text:p>-0.96440536170153</text:p>
              </table:table-cell>
              <table:table-cell office:value-type="float" office:value="0.264428247964056">
                <text:p>0.2644282479640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-0.961712903426793">
                <text:p>-0.961712903426793</text:p>
              </table:table-cell>
              <table:table-cell office:value-type="float" office:value="0.274058919545427">
                <text:p>0.27405891954542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-0.958924274663139">
                <text:p>-0.958924274663139</text:p>
              </table:table-cell>
              <table:table-cell office:value-type="float" office:value="0.283662185463226">
                <text:p>0.28366218546322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-0.956039754271118">
                <text:p>-0.956039754271118</text:p>
              </table:table-cell>
              <table:table-cell office:value-type="float" office:value="0.293237085398863">
                <text:p>0.2932370853988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-0.953059630700368">
                <text:p>-0.953059630700368</text:p>
              </table:table-cell>
              <table:table-cell office:value-type="float" office:value="0.302782661870324">
                <text:p>0.3027826618703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-0.949984201960761">
                <text:p>-0.949984201960761</text:p>
              </table:table-cell>
              <table:table-cell office:value-type="float" office:value="0.312297960327916">
                <text:p>0.3122979603279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-0.946813775592609">
                <text:p>-0.946813775592609</text:p>
              </table:table-cell>
              <table:table-cell office:value-type="float" office:value="0.321782029249722">
                <text:p>0.3217820292497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-0.943548668635907">
                <text:p>-0.943548668635907</text:p>
              </table:table-cell>
              <table:table-cell office:value-type="float" office:value="0.331233920236754">
                <text:p>0.3312339202367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-0.940189207598628">
                <text:p>-0.940189207598628</text:p>
              </table:table-cell>
              <table:table-cell office:value-type="float" office:value="0.34065268810779">
                <text:p>0.3406526881077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-0.936735728424079">
                <text:p>-0.936735728424079</text:p>
              </table:table-cell>
              <table:table-cell office:value-type="float" office:value="0.350037390993891">
                <text:p>0.3500373909938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-0.933188576457298">
                <text:p>-0.933188576457298</text:p>
              </table:table-cell>
              <table:table-cell office:value-type="float" office:value="0.35938709043259">
                <text:p>0.3593870904325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-0.929548106410525">
                <text:p>-0.929548106410525</text:p>
              </table:table-cell>
              <table:table-cell office:value-type="float" office:value="0.368700851461733">
                <text:p>0.3687008514617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-0.925814682327732">
                <text:p>-0.925814682327732</text:p>
              </table:table-cell>
              <table:table-cell office:value-type="float" office:value="0.377977742712981">
                <text:p>0.37797774271298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-0.921988677548216">
                <text:p>-0.921988677548216</text:p>
              </table:table-cell>
              <table:table-cell office:value-type="float" office:value="0.387216836504937">
                <text:p>0.3872168365049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-0.918070474669267">
                <text:p>-0.918070474669267</text:p>
              </table:table-cell>
              <table:table-cell office:value-type="float" office:value="0.396417208935922">
                <text:p>0.3964172089359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-0.914060465507907">
                <text:p>-0.914060465507907</text:p>
              </table:table-cell>
              <table:table-cell office:value-type="float" office:value="0.405577939976361">
                <text:p>0.40557793997636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-0.909959051061711">
                <text:p>-0.909959051061711</text:p>
              </table:table-cell>
              <table:table-cell office:value-type="float" office:value="0.414698113560782">
                <text:p>0.4146981135607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-0.905766641468704">
                <text:p>-0.905766641468704</text:p>
              </table:table-cell>
              <table:table-cell office:value-type="float" office:value="0.423776817679428">
                <text:p>0.4237768176794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-0.901483655966355">
                <text:p>-0.901483655966355</text:p>
              </table:table-cell>
              <table:table-cell office:value-type="float" office:value="0.432813144469452">
                <text:p>0.4328131444694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-0.897110522849642">
                <text:p>-0.897110522849642</text:p>
              </table:table-cell>
              <table:table-cell office:value-type="float" office:value="0.441806190305705">
                <text:p>0.4418061903057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-0.892647679428235">
                <text:p>-0.892647679428235</text:p>
              </table:table-cell>
              <table:table-cell office:value-type="float" office:value="0.450755055891099">
                <text:p>0.4507550558910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-0.888095571982754">
                <text:p>-0.888095571982754</text:p>
              </table:table-cell>
              <table:table-cell office:value-type="float" office:value="0.459658846346532">
                <text:p>0.4596588463465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-0.883454655720153">
                <text:p>-0.883454655720153</text:p>
              </table:table-cell>
              <table:table-cell office:value-type="float" office:value="0.468516671300377">
                <text:p>0.4685166713003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-0.87872539472819">
                <text:p>-0.87872539472819</text:p>
              </table:table-cell>
              <table:table-cell office:value-type="float" office:value="0.477327644977522">
                <text:p>0.4773276449775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-0.873908261929022">
                <text:p>-0.873908261929022</text:p>
              </table:table-cell>
              <table:table-cell office:value-type="float" office:value="0.48609088628794">
                <text:p>0.486090886287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-0.869003739031916">
                <text:p>-0.869003739031916</text:p>
              </table:table-cell>
              <table:table-cell office:value-type="float" office:value="0.494805518914805">
                <text:p>0.4948055189148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-0.864012316485074">
                <text:p>-0.864012316485074</text:p>
              </table:table-cell>
              <table:table-cell office:value-type="float" office:value="0.503470671402114">
                <text:p>0.50347067140211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-0.858934493426592">
                <text:p>-0.858934493426592</text:p>
              </table:table-cell>
              <table:table-cell office:value-type="float" office:value="0.512085477241841">
                <text:p>0.5120854772418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-0.853770777634543">
                <text:p>-0.853770777634543</text:p>
              </table:table-cell>
              <table:table-cell office:value-type="float" office:value="0.520649074960579">
                <text:p>0.52064907496057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-0.848521685476204">
                <text:p>-0.848521685476204</text:p>
              </table:table-cell>
              <table:table-cell office:value-type="float" office:value="0.529160608205696">
                <text:p>0.52916060820569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-0.843187741856417">
                <text:p>-0.843187741856417</text:p>
              </table:table-cell>
              <table:table-cell office:value-type="float" office:value="0.537619225830956">
                <text:p>0.5376192258309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-0.837769480165098">
                <text:p>-0.837769480165098</text:p>
              </table:table-cell>
              <table:table-cell office:value-type="float" office:value="0.546024081981648">
                <text:p>0.5460240819816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-0.832267442223901">
                <text:p>-0.832267442223901</text:p>
              </table:table-cell>
              <table:table-cell office:value-type="float" office:value="0.554374336179161">
                <text:p>0.55437433617916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-0.826682178232036">
                <text:p>-0.826682178232036</text:p>
              </table:table-cell>
              <table:table-cell office:value-type="float" office:value="0.562669153405033">
                <text:p>0.5626691534050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-0.821014246711247">
                <text:p>-0.821014246711247</text:p>
              </table:table-cell>
              <table:table-cell office:value-type="float" office:value="0.570907704184454">
                <text:p>0.57090770418445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-0.815264214449963">
                <text:p>-0.815264214449963</text:p>
              </table:table-cell>
              <table:table-cell office:value-type="float" office:value="0.57908916466921">
                <text:p>0.5790891646692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-0.809432656446619">
                <text:p>-0.809432656446619</text:p>
              </table:table-cell>
              <table:table-cell office:value-type="float" office:value="0.587212716720073">
                <text:p>0.5872127167200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-0.803520155852155">
                <text:p>-0.803520155852155</text:p>
              </table:table-cell>
              <table:table-cell office:value-type="float" office:value="0.595277547988607">
                <text:p>0.5952775479886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-0.797527303911704">
                <text:p>-0.797527303911704</text:p>
              </table:table-cell>
              <table:table-cell office:value-type="float" office:value="0.603282851998404">
                <text:p>0.6032828519984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-0.791454699905466">
                <text:p>-0.791454699905466</text:p>
              </table:table-cell>
              <table:table-cell office:value-type="float" office:value="0.611227828225735">
                <text:p>0.61122782822573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-0.785302951088781">
                <text:p>-0.785302951088781</text:p>
              </table:table-cell>
              <table:table-cell office:value-type="float" office:value="0.619111682179599">
                <text:p>0.61911168217959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-0.779072672631403">
                <text:p>-0.779072672631403</text:p>
              </table:table-cell>
              <table:table-cell office:value-type="float" office:value="0.626933625481169">
                <text:p>0.62693362548116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-0.772764487555987">
                <text:p>-0.772764487555987</text:p>
              </table:table-cell>
              <table:table-cell office:value-type="float" office:value="0.634692875942635">
                <text:p>0.6346928759426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-0.766379026675784">
                <text:p>-0.766379026675784</text:p>
              </table:table-cell>
              <table:table-cell office:value-type="float" office:value="0.642388657645414">
                <text:p>0.6423886576454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-0.759916928531561">
                <text:p>-0.759916928531561</text:p>
              </table:table-cell>
              <table:table-cell office:value-type="float" office:value="0.650020201017752">
                <text:p>0.65002020101775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-0.753378839327747">
                <text:p>-0.753378839327747</text:p>
              </table:table-cell>
              <table:table-cell office:value-type="float" office:value="0.657586742911669">
                <text:p>0.6575867429116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-0.746765412867812">
                <text:p>-0.746765412867812</text:p>
              </table:table-cell>
              <table:table-cell office:value-type="float" office:value="0.665087526679283">
                <text:p>0.66508752667928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-0.740077310488894">
                <text:p>-0.740077310488894</text:p>
              </table:table-cell>
              <table:table-cell office:value-type="float" office:value="0.672521802248466">
                <text:p>0.6725218022484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-0.733315200995656">
                <text:p>-0.733315200995656</text:p>
              </table:table-cell>
              <table:table-cell office:value-type="float" office:value="0.679888826197857">
                <text:p>0.6798888261978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-0.726479760593413">
                <text:p>-0.726479760593413</text:p>
              </table:table-cell>
              <table:table-cell office:value-type="float" office:value="0.687187861831201">
                <text:p>0.6871878618312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-0.719571672820508">
                <text:p>-0.719571672820508</text:p>
              </table:table-cell>
              <table:table-cell office:value-type="float" office:value="0.694418179251016">
                <text:p>0.6944181792510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-0.712591628479961">
                <text:p>-0.712591628479961</text:p>
              </table:table-cell>
              <table:table-cell office:value-type="float" office:value="0.701579055431586">
                <text:p>0.70157905543158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-0.705540325570392">
                <text:p>-0.705540325570392</text:p>
              </table:table-cell>
              <table:table-cell office:value-type="float" office:value="0.70866977429126">
                <text:p>0.708669774291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-0.698418469216213">
                <text:p>-0.698418469216213</text:p>
              </table:table-cell>
              <table:table-cell office:value-type="float" office:value="0.715689626764061">
                <text:p>0.7156896267640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-0.691226771597126">
                <text:p>-0.691226771597126</text:p>
              </table:table-cell>
              <table:table-cell office:value-type="float" office:value="0.722637910870592">
                <text:p>0.7226379108705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-0.683965951876901">
                <text:p>-0.683965951876901</text:p>
              </table:table-cell>
              <table:table-cell office:value-type="float" office:value="0.729513931788232">
                <text:p>0.7295139317882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-0.676636736131457">
                <text:p>-0.676636736131457</text:p>
              </table:table-cell>
              <table:table-cell office:value-type="float" office:value="0.736317001920619">
                <text:p>0.7363170019206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-0.669239857276262">
                <text:p>-0.669239857276262</text:p>
              </table:table-cell>
              <table:table-cell office:value-type="float" office:value="0.74304644096641">
                <text:p>0.7430464409664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-0.661776054993037">
                <text:p>-0.661776054993037</text:p>
              </table:table-cell>
              <table:table-cell office:value-type="float" office:value="0.749701575987308">
                <text:p>0.7497015759873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-0.654246075655791">
                <text:p>-0.654246075655791</text:p>
              </table:table-cell>
              <table:table-cell office:value-type="float" office:value="0.756281741475356">
                <text:p>0.7562817414753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-0.646650672256183">
                <text:p>-0.646650672256183</text:p>
              </table:table-cell>
              <table:table-cell office:value-type="float" office:value="0.762786279419488">
                <text:p>0.76278627941948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-0.638990604328224">
                <text:p>-0.638990604328224</text:p>
              </table:table-cell>
              <table:table-cell office:value-type="float" office:value="0.769214539371333">
                <text:p>0.7692145393713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-0.631266637872321">
                <text:p>-0.631266637872321</text:p>
              </table:table-cell>
              <table:table-cell office:value-type="float" office:value="0.77556587851025">
                <text:p>0.775565878510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-0.623479545278685">
                <text:p>-0.623479545278685</text:p>
              </table:table-cell>
              <table:table-cell office:value-type="float" office:value="0.781839661707619">
                <text:p>0.7818396617076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-0.615630105250086">
                <text:p>-0.615630105250086</text:p>
              </table:table-cell>
              <table:table-cell office:value-type="float" office:value="0.788035261590348">
                <text:p>0.7880352615903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-0.607719102723986">
                <text:p>-0.607719102723986</text:p>
              </table:table-cell>
              <table:table-cell office:value-type="float" office:value="0.794152058603611">
                <text:p>0.7941520586036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-0.599747328794044">
                <text:p>-0.599747328794044</text:p>
              </table:table-cell>
              <table:table-cell office:value-type="float" office:value="0.800189441072806">
                <text:p>0.80018944107280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-0.591715580631009">
                <text:p>-0.591715580631009</text:p>
              </table:table-cell>
              <table:table-cell office:value-type="float" office:value="0.806146805264716">
                <text:p>0.8061468052647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-0.583624661403007">
                <text:p>-0.583624661403007</text:p>
              </table:table-cell>
              <table:table-cell office:value-type="float" office:value="0.812023555447886">
                <text:p>0.8120235554478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-0.575475380195217">
                <text:p>-0.575475380195217</text:p>
              </table:table-cell>
              <table:table-cell office:value-type="float" office:value="0.817819103952195">
                <text:p>0.81781910395219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-0.567268551928969">
                <text:p>-0.567268551928969</text:p>
              </table:table-cell>
              <table:table-cell office:value-type="float" office:value="0.823532871227622">
                <text:p>0.8235328712276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-0.559004997280249">
                <text:p>-0.559004997280249</text:p>
              </table:table-cell>
              <table:table-cell office:value-type="float" office:value="0.829164285902202">
                <text:p>0.8291642859022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-0.550685542597638">
                <text:p>-0.550685542597638</text:p>
              </table:table-cell>
              <table:table-cell office:value-type="float" office:value="0.83471278483916">
                <text:p>0.834712784839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-0.54231101981967">
                <text:p>-0.54231101981967</text:p>
              </table:table-cell>
              <table:table-cell office:value-type="float" office:value="0.840177813193225">
                <text:p>0.8401778131932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-0.533882266391644">
                <text:p>-0.533882266391644</text:p>
              </table:table-cell>
              <table:table-cell office:value-type="float" office:value="0.845558824466117">
                <text:p>0.8455588244661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-0.525400125181879">
                <text:p>-0.525400125181879</text:p>
              </table:table-cell>
              <table:table-cell office:value-type="float" office:value="0.850855280561193">
                <text:p>0.8508552805611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-0.516865444397429">
                <text:p>-0.516865444397429</text:p>
              </table:table-cell>
              <table:table-cell office:value-type="float" office:value="0.856066651837255">
                <text:p>0.8560666518372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-0.508279077499258">
                <text:p>-0.508279077499258</text:p>
              </table:table-cell>
              <table:table-cell office:value-type="float" office:value="0.861192417161521">
                <text:p>0.86119241716152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-0.499641883116902">
                <text:p>-0.499641883116902</text:p>
              </table:table-cell>
              <table:table-cell office:value-type="float" office:value="0.866232063961728">
                <text:p>0.8662320639617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-0.490954724962601">
                <text:p>-0.490954724962601</text:p>
              </table:table-cell>
              <table:table-cell office:value-type="float" office:value="0.871185088277398">
                <text:p>0.87118508827739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-0.482218471744932">
                <text:p>-0.482218471744932</text:p>
              </table:table-cell>
              <table:table-cell office:value-type="float" office:value="0.876050994810224">
                <text:p>0.8760509948102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-0.473433997081935">
                <text:p>-0.473433997081935</text:p>
              </table:table-cell>
              <table:table-cell office:value-type="float" office:value="0.880829296973609">
                <text:p>0.8808292969736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-0.464602179413757">
                <text:p>-0.464602179413757</text:p>
              </table:table-cell>
              <table:table-cell office:value-type="float" office:value="0.885519516941319">
                <text:p>0.8855195169413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-0.455723901914805">
                <text:p>-0.455723901914805</text:p>
              </table:table-cell>
              <table:table-cell office:value-type="float" office:value="0.890121185695265">
                <text:p>0.89012118569526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-0.44680005240543">
                <text:p>-0.44680005240543</text:p>
              </table:table-cell>
              <table:table-cell office:value-type="float" office:value="0.894633843072407">
                <text:p>0.8946338430724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-0.437831523263147">
                <text:p>-0.437831523263147</text:p>
              </table:table-cell>
              <table:table-cell office:value-type="float" office:value="0.899057037810768">
                <text:p>0.8990570378107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-0.428819211333396">
                <text:p>-0.428819211333396</text:p>
              </table:table-cell>
              <table:table-cell office:value-type="float" office:value="0.903390327594559">
                <text:p>0.9033903275945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-0.419764017839859">
                <text:p>-0.419764017839859</text:p>
              </table:table-cell>
              <table:table-cell office:value-type="float" office:value="0.907633279098413">
                <text:p>0.9076332790984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-0.410666848294341">
                <text:p>-0.410666848294341</text:p>
              </table:table-cell>
              <table:table-cell office:value-type="float" office:value="0.911785468030717">
                <text:p>0.9117854680307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-0.401528612406215">
                <text:p>-0.401528612406215</text:p>
              </table:table-cell>
              <table:table-cell office:value-type="float" office:value="0.915846479176035">
                <text:p>0.9158464791760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-0.392350223991454">
                <text:p>-0.392350223991454</text:p>
              </table:table-cell>
              <table:table-cell office:value-type="float" office:value="0.919815906436639">
                <text:p>0.9198159064366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-0.383132600881251">
                <text:p>-0.383132600881251</text:p>
              </table:table-cell>
              <table:table-cell office:value-type="float" office:value="0.92369335287311">
                <text:p>0.923693352873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-0.373876664830236">
                <text:p>-0.373876664830236</text:p>
              </table:table-cell>
              <table:table-cell office:value-type="float" office:value="0.927478430744036">
                <text:p>0.9274784307440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-0.364583341424301">
                <text:p>-0.364583341424301</text:p>
              </table:table-cell>
              <table:table-cell office:value-type="float" office:value="0.931170761544783">
                <text:p>0.9311707615447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-0.355253559988043">
                <text:p>-0.355253559988043</text:p>
              </table:table-cell>
              <table:table-cell office:value-type="float" office:value="0.934769976045349">
                <text:p>0.93476997604534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-0.345888253491829">
                <text:p>-0.345888253491829</text:p>
              </table:table-cell>
              <table:table-cell office:value-type="float" office:value="0.938275714327282">
                <text:p>0.9382757143272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-0.336488358458504">
                <text:p>-0.336488358458504</text:p>
              </table:table-cell>
              <table:table-cell office:value-type="float" office:value="0.941687625819677">
                <text:p>0.94168762581967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-0.327054814869741">
                <text:p>-0.327054814869741</text:p>
              </table:table-cell>
              <table:table-cell office:value-type="float" office:value="0.945005369334228">
                <text:p>0.9450053693342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-0.317588566072035">
                <text:p>-0.317588566072035</text:p>
              </table:table-cell>
              <table:table-cell office:value-type="float" office:value="0.948228613099346">
                <text:p>0.9482286130993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-0.308090558682378">
                <text:p>-0.308090558682378</text:p>
              </table:table-cell>
              <table:table-cell office:value-type="float" office:value="0.951357034793342">
                <text:p>0.9513570347933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-0.298561742493594">
                <text:p>-0.298561742493594</text:p>
              </table:table-cell>
              <table:table-cell office:value-type="float" office:value="0.954390321576654">
                <text:p>0.9543903215766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-0.289003070379361">
                <text:p>-0.289003070379361</text:p>
              </table:table-cell>
              <table:table-cell office:value-type="float" office:value="0.957328170123131">
                <text:p>0.9573281701231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-0.279415498198926">
                <text:p>-0.279415498198926</text:p>
              </table:table-cell>
              <table:table-cell office:value-type="float" office:value="0.960170286650366">
                <text:p>0.9601702866503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-0.269799984701516">
                <text:p>-0.269799984701516</text:p>
              </table:table-cell>
              <table:table-cell office:value-type="float" office:value="0.962916386949075">
                <text:p>0.96291638694907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-0.260157491430468">
                <text:p>-0.260157491430468</text:p>
              </table:table-cell>
              <table:table-cell office:value-type="float" office:value="0.965566196411518">
                <text:p>0.9655661964115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-0.250488982627075">
                <text:p>-0.250488982627075</text:p>
              </table:table-cell>
              <table:table-cell office:value-type="float" office:value="0.968119450058955">
                <text:p>0.9681194500589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-0.240795425134159">
                <text:p>-0.240795425134159</text:p>
              </table:table-cell>
              <table:table-cell office:value-type="float" office:value="0.970575892568149">
                <text:p>0.97057589256814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-0.231077788299392">
                <text:p>-0.231077788299392</text:p>
              </table:table-cell>
              <table:table-cell office:value-type="float" office:value="0.972935278296897">
                <text:p>0.9729352782968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-0.221337043878359">
                <text:p>-0.221337043878359</text:p>
              </table:table-cell>
              <table:table-cell office:value-type="float" office:value="0.975197371308593">
                <text:p>0.97519737130859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-0.211574165937385">
                <text:p>-0.211574165937385</text:p>
              </table:table-cell>
              <table:table-cell office:value-type="float" office:value="0.977361945395819">
                <text:p>0.9773619453958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-0.201790130756129">
                <text:p>-0.201790130756129</text:p>
              </table:table-cell>
              <table:table-cell office:value-type="float" office:value="0.979428784102971">
                <text:p>0.97942878410297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-0.191985916729955">
                <text:p>-0.191985916729955</text:p>
              </table:table-cell>
              <table:table-cell office:value-type="float" office:value="0.981397680747901">
                <text:p>0.98139768074790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-0.182162504272095">
                <text:p>-0.182162504272095</text:p>
              </table:table-cell>
              <table:table-cell office:value-type="float" office:value="0.983268438442585">
                <text:p>0.98326843844258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-0.17232087571561">
                <text:p>-0.17232087571561</text:p>
              </table:table-cell>
              <table:table-cell office:value-type="float" office:value="0.985040870112812">
                <text:p>0.9850408701128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-0.162462015215154">
                <text:p>-0.162462015215154</text:p>
              </table:table-cell>
              <table:table-cell office:value-type="float" office:value="0.986714798516892">
                <text:p>0.98671479851689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-0.152586908648561">
                <text:p>-0.152586908648561</text:p>
              </table:table-cell>
              <table:table-cell office:value-type="float" office:value="0.98829005626338">
                <text:p>0.988290056263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-0.142696543518258">
                <text:p>-0.142696543518258</text:p>
              </table:table-cell>
              <table:table-cell office:value-type="float" office:value="0.989766485827815">
                <text:p>0.9897664858278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-0.132791908852517">
                <text:p>-0.132791908852517</text:p>
              </table:table-cell>
              <table:table-cell office:value-type="float" office:value="0.991143939568469">
                <text:p>0.9911439395684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-0.12287399510655">
                <text:p>-0.12287399510655</text:p>
              </table:table-cell>
              <table:table-cell office:value-type="float" office:value="0.992422279741117">
                <text:p>0.9924222797411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-0.112943794063467">
                <text:p>-0.112943794063467</text:p>
              </table:table-cell>
              <table:table-cell office:value-type="float" office:value="0.993601378512806">
                <text:p>0.99360137851280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-0.103002298735098">
                <text:p>-0.103002298735098</text:p>
              </table:table-cell>
              <table:table-cell office:value-type="float" office:value="0.994681117974643">
                <text:p>0.9946811179746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-0.0930505032626889">
                <text:p>-0.0930505032626889</text:p>
              </table:table-cell>
              <table:table-cell office:value-type="float" office:value="0.99566139015358">
                <text:p>0.995661390153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-0.0830894028174964">
                <text:p>-0.0830894028174964</text:p>
              </table:table-cell>
              <table:table-cell office:value-type="float" office:value="0.996542097023217">
                <text:p>0.9965420970232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-0.0731199935012631">
                <text:p>-0.0731199935012631</text:p>
              </table:table-cell>
              <table:table-cell office:value-type="float" office:value="0.997323150513601">
                <text:p>0.99732315051360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-0.0631432722466128">
                <text:p>-0.0631432722466128</text:p>
              </table:table-cell>
              <table:table-cell office:value-type="float" office:value="0.998004472520033">
                <text:p>0.9980044725200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-0.0531602367173561">
                <text:p>-0.0531602367173561</text:p>
              </table:table-cell>
              <table:table-cell office:value-type="float" office:value="0.998585994910881">
                <text:p>0.9985859949108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-0.0431718852087287">
                <text:p>-0.0431718852087287</text:p>
              </table:table-cell>
              <table:table-cell office:value-type="float" office:value="0.99906765953439">
                <text:p>0.9990676595343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-0.0331792165475568">
                <text:p>-0.0331792165475568</text:p>
              </table:table-cell>
              <table:table-cell office:value-type="float" office:value="0.999449418224499">
                <text:p>0.99944941822449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-0.0231832299923794">
                <text:p>-0.0231832299923794</text:p>
              </table:table-cell>
              <table:table-cell office:value-type="float" office:value="0.999731232805658">
                <text:p>0.99973123280565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-0.0131849251335213">
                <text:p>-0.0131849251335213</text:p>
              </table:table-cell>
              <table:table-cell office:value-type="float" office:value="0.999913075096642">
                <text:p>0.99991307509664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-0.00318530179313799">
                <text:p>-0.00318530179313799</text:p>
              </table:table-cell>
              <table:table-cell office:value-type="float" office:value="0.999994926913375">
                <text:p>0.9999949269133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0.00681464007477018">
                <text:p>0.00681464007477018</text:p>
              </table:table-cell>
              <table:table-cell office:value-type="float" office:value="0.999976780070743">
                <text:p>0.99997678007074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0.0168139004843497">
                <text:p>0.0168139004843497</text:p>
              </table:table-cell>
              <table:table-cell office:value-type="float" office:value="0.999858636383415">
                <text:p>0.9998586363834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0.0268114795178932">
                <text:p>0.0268114795178932</text:p>
              </table:table-cell>
              <table:table-cell office:value-type="float" office:value="0.999640507665661">
                <text:p>0.99964050766566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0.0368063774258269">
                <text:p>0.0368063774258269</text:p>
              </table:table-cell>
              <table:table-cell office:value-type="float" office:value="0.999322415730172">
                <text:p>0.99932241573017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0.0467975947266899">
                <text:p>0.0467975947266899</text:p>
              </table:table-cell>
              <table:table-cell office:value-type="float" office:value="0.998904392385876">
                <text:p>0.99890439238587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0.0567841323070781">
                <text:p>0.0567841323070781</text:p>
              </table:table-cell>
              <table:table-cell office:value-type="float" office:value="0.998386479434759">
                <text:p>0.99838647943475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0.0667649915215563">
                <text:p>0.0667649915215563</text:p>
              </table:table-cell>
              <table:table-cell office:value-type="float" office:value="0.997768728667684">
                <text:p>0.99776872866768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0.0767391742925189">
                <text:p>0.0767391742925189</text:p>
              </table:table-cell>
              <table:table-cell office:value-type="float" office:value="0.997051201859214">
                <text:p>0.9970512018592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0.0867056832100013">
                <text:p>0.0867056832100013</text:p>
              </table:table-cell>
              <table:table-cell office:value-type="float" office:value="0.996233970761431">
                <text:p>0.99623397076143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0.0966635216314172">
                <text:p>0.0966635216314172</text:p>
              </table:table-cell>
              <table:table-cell office:value-type="float" office:value="0.995317117096763">
                <text:p>0.9953171170967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0.106611693781224">
                <text:p>0.106611693781224</text:p>
              </table:table-cell>
              <table:table-cell office:value-type="float" office:value="0.994300732549815">
                <text:p>0.9943007325498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0.116549204850494">
                <text:p>0.116549204850494</text:p>
              </table:table-cell>
              <table:table-cell office:value-type="float" office:value="0.993184918758193">
                <text:p>0.99318491875819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0.126475061096403">
                <text:p>0.126475061096403</text:p>
              </table:table-cell>
              <table:table-cell office:value-type="float" office:value="0.991969787302346">
                <text:p>0.99196978730234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0.136388269941598">
                <text:p>0.136388269941598</text:p>
              </table:table-cell>
              <table:table-cell office:value-type="float" office:value="0.990655459694407">
                <text:p>0.9906554596944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0.146287840073455">
                <text:p>0.146287840073455</text:p>
              </table:table-cell>
              <table:table-cell office:value-type="float" office:value="0.989242067366043">
                <text:p>0.98924206736604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0.156172781543212">
                <text:p>0.156172781543212</text:p>
              </table:table-cell>
              <table:table-cell office:value-type="float" office:value="0.987729751655308">
                <text:p>0.9877297516553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0.166042105864957">
                <text:p>0.166042105864957</text:p>
              </table:table-cell>
              <table:table-cell office:value-type="float" office:value="0.986118663792512">
                <text:p>0.9861186637925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0.175894826114484">
                <text:p>0.175894826114484</text:p>
              </table:table-cell>
              <table:table-cell office:value-type="float" office:value="0.984408964885101">
                <text:p>0.98440896488510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0.185729957027978">
                <text:p>0.185729957027978</text:p>
              </table:table-cell>
              <table:table-cell office:value-type="float" office:value="0.982600825901538">
                <text:p>0.9826008259015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0.195546515100544">
                <text:p>0.195546515100544</text:p>
              </table:table-cell>
              <table:table-cell office:value-type="float" office:value="0.980694427654217">
                <text:p>0.98069442765421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0.205343518684555">
                <text:p>0.205343518684555</text:p>
              </table:table-cell>
              <table:table-cell office:value-type="float" office:value="0.978689960781373">
                <text:p>0.9786899607813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0.215119988087815">
                <text:p>0.215119988087815</text:p>
              </table:table-cell>
              <table:table-cell office:value-type="float" office:value="0.976587625728024">
                <text:p>0.9765876257280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0.224874945671534">
                <text:p>0.224874945671534</text:p>
              </table:table-cell>
              <table:table-cell office:value-type="float" office:value="0.974387632725921">
                <text:p>0.9743876327259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0.234607415948081">
                <text:p>0.234607415948081</text:p>
              </table:table-cell>
              <table:table-cell office:value-type="float" office:value="0.972090201772533">
                <text:p>0.9720902017725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0.244316425678538">
                <text:p>0.244316425678538</text:p>
              </table:table-cell>
              <table:table-cell office:value-type="float" office:value="0.96969556260904">
                <text:p>0.9696955626090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0.254001003970023">
                <text:p>0.254001003970023</text:p>
              </table:table-cell>
              <table:table-cell office:value-type="float" office:value="0.967203954697364">
                <text:p>0.9672039546973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0.263660182372778">
                <text:p>0.263660182372778</text:p>
              </table:table-cell>
              <table:table-cell office:value-type="float" office:value="0.964615627196218">
                <text:p>0.96461562719621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0.273292994977013">
                <text:p>0.273292994977013</text:p>
              </table:table-cell>
              <table:table-cell office:value-type="float" office:value="0.961930838936196">
                <text:p>0.96193083893619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0.282898478509493">
                <text:p>0.282898478509493</text:p>
              </table:table-cell>
              <table:table-cell office:value-type="float" office:value="0.959149858393887">
                <text:p>0.95914985839388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0.29247567242987">
                <text:p>0.29247567242987</text:p>
              </table:table-cell>
              <table:table-cell office:value-type="float" office:value="0.956272963665028">
                <text:p>0.9562729636650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0.302023619026732">
                <text:p>0.302023619026732</text:p>
              </table:table-cell>
              <table:table-cell office:value-type="float" office:value="0.953300442436693">
                <text:p>0.95330044243669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0.311541363513378">
                <text:p>0.311541363513378</text:p>
              </table:table-cell>
              <table:table-cell office:value-type="float" office:value="0.95023259195853">
                <text:p>0.9502325919585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0.321027954123289">
                <text:p>0.321027954123289</text:p>
              </table:table-cell>
              <table:table-cell office:value-type="float" office:value="0.947069719013028">
                <text:p>0.9470697190130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0.33048244220531">
                <text:p>0.33048244220531</text:p>
              </table:table-cell>
              <table:table-cell office:value-type="float" office:value="0.943812139884847">
                <text:p>0.94381213988484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0.339903882318512">
                <text:p>0.339903882318512</text:p>
              </table:table-cell>
              <table:table-cell office:value-type="float" office:value="0.940460180329185">
                <text:p>0.9404601803291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0.349291332326734">
                <text:p>0.349291332326734</text:p>
              </table:table-cell>
              <table:table-cell office:value-type="float" office:value="0.937014175539204">
                <text:p>0.93701417553920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0.358643853492799">
                <text:p>0.358643853492799</text:p>
              </table:table-cell>
              <table:table-cell office:value-type="float" office:value="0.933474470112513">
                <text:p>0.93347447011251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0.367960510572383">
                <text:p>0.367960510572383</text:p>
              </table:table-cell>
              <table:table-cell office:value-type="float" office:value="0.929841418016702">
                <text:p>0.9298414180167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0.377240371907543">
                <text:p>0.377240371907543</text:p>
              </table:table-cell>
              <table:table-cell office:value-type="float" office:value="0.926115382553955">
                <text:p>0.9261153825539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0.386482509519878">
                <text:p>0.386482509519878</text:p>
              </table:table-cell>
              <table:table-cell office:value-type="float" office:value="0.922296736324713">
                <text:p>0.9222967363247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0.395685999203328">
                <text:p>0.395685999203328</text:p>
              </table:table-cell>
              <table:table-cell office:value-type="float" office:value="0.918385861190417">
                <text:p>0.91838586119041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0.404849920616596">
                <text:p>0.404849920616596</text:p>
              </table:table-cell>
              <table:table-cell office:value-type="float" office:value="0.91438314823532">
                <text:p>0.9143831482353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0.413973357375176">
                <text:p>0.413973357375176</text:p>
              </table:table-cell>
              <table:table-cell office:value-type="float" office:value="0.910288997727384">
                <text:p>0.91028899772738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0.423055397142994">
                <text:p>0.423055397142994</text:p>
              </table:table-cell>
              <table:table-cell office:value-type="float" office:value="0.906103819078246">
                <text:p>0.90610381907824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0.432095131723644">
                <text:p>0.432095131723644</text:p>
              </table:table-cell>
              <table:table-cell office:value-type="float" office:value="0.901828030802285">
                <text:p>0.90182803080228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0.441091657151199">
                <text:p>0.441091657151199</text:p>
              </table:table-cell>
              <table:table-cell office:value-type="float" office:value="0.897462060474764">
                <text:p>0.8974620604747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0.450044073780614">
                <text:p>0.450044073780614</text:p>
              </table:table-cell>
              <table:table-cell office:value-type="float" office:value="0.893006344689078">
                <text:p>0.8930063446890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0.458951486377687">
                <text:p>0.458951486377687</text:p>
              </table:table-cell>
              <table:table-cell office:value-type="float" office:value="0.888461329013093">
                <text:p>0.88846132901309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0.46781300420858">
                <text:p>0.46781300420858</text:p>
              </table:table-cell>
              <table:table-cell office:value-type="float" office:value="0.883827467944588">
                <text:p>0.8838274679445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0.476627741128896">
                <text:p>0.476627741128896</text:p>
              </table:table-cell>
              <table:table-cell office:value-type="float" office:value="0.87910522486581">
                <text:p>0.8791052248658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0.485394815672286">
                <text:p>0.485394815672286</text:p>
              </table:table-cell>
              <table:table-cell office:value-type="float" office:value="0.87429507199713">
                <text:p>0.874295071997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0.494113351138604">
                <text:p>0.494113351138604</text:p>
              </table:table-cell>
              <table:table-cell office:value-type="float" office:value="0.869397490349827">
                <text:p>0.8693974903498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0.502782475681568">
                <text:p>0.502782475681568</text:p>
              </table:table-cell>
              <table:table-cell office:value-type="float" office:value="0.864412969677985">
                <text:p>0.86441296967798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0.511401322395948">
                <text:p>0.511401322395948</text:p>
              </table:table-cell>
              <table:table-cell office:value-type="float" office:value="0.859342008429517">
                <text:p>0.85934200842951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0.519969029404254">
                <text:p>0.519969029404254</text:p>
              </table:table-cell>
              <table:table-cell office:value-type="float" office:value="0.854185113696322">
                <text:p>0.8541851136963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3999999999999">
                <text:p>6.83999999999999</text:p>
              </table:table-cell>
              <table:table-cell office:value-type="float" office:value="0.528484739942926">
                <text:p>0.528484739942926</text:p>
              </table:table-cell>
              <table:table-cell office:value-type="float" office:value="0.848942801163575">
                <text:p>0.8489428011635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4999999999999">
                <text:p>6.84999999999999</text:p>
              </table:table-cell>
              <table:table-cell office:value-type="float" office:value="0.536947602448007">
                <text:p>0.536947602448007</text:p>
              </table:table-cell>
              <table:table-cell office:value-type="float" office:value="0.843615595058163">
                <text:p>0.8436155950581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5999999999999">
                <text:p>6.85999999999999</text:p>
              </table:table-cell>
              <table:table-cell office:value-type="float" office:value="0.545356770640297">
                <text:p>0.545356770640297</text:p>
              </table:table-cell>
              <table:table-cell office:value-type="float" office:value="0.838204028096255">
                <text:p>0.8382040280962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6999999999999">
                <text:p>6.86999999999999</text:p>
              </table:table-cell>
              <table:table-cell office:value-type="float" office:value="0.553711403609985">
                <text:p>0.553711403609985</text:p>
              </table:table-cell>
              <table:table-cell office:value-type="float" office:value="0.832708641430038">
                <text:p>0.83270864143003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7999999999999">
                <text:p>6.87999999999999</text:p>
              </table:table-cell>
              <table:table-cell office:value-type="float" office:value="0.562010665900738">
                <text:p>0.562010665900738</text:p>
              </table:table-cell>
              <table:table-cell office:value-type="float" office:value="0.8271299845936">
                <text:p>0.827129984593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8999999999999">
                <text:p>6.88999999999999</text:p>
              </table:table-cell>
              <table:table-cell office:value-type="float" office:value="0.570253727593241">
                <text:p>0.570253727593241</text:p>
              </table:table-cell>
              <table:table-cell office:value-type="float" office:value="0.821468615447975">
                <text:p>0.8214686154479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0.578439764388194">
                <text:p>0.578439764388194</text:p>
              </table:table-cell>
              <table:table-cell office:value-type="float" office:value="0.815725100125361">
                <text:p>0.81572510012536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0999999999999">
                <text:p>6.90999999999999</text:p>
              </table:table-cell>
              <table:table-cell office:value-type="float" office:value="0.586567957688741">
                <text:p>0.586567957688741</text:p>
              </table:table-cell>
              <table:table-cell office:value-type="float" office:value="0.809900012972503">
                <text:p>0.80990001297250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1999999999999">
                <text:p>6.91999999999999</text:p>
              </table:table-cell>
              <table:table-cell office:value-type="float" office:value="0.594637494682323">
                <text:p>0.594637494682323</text:p>
              </table:table-cell>
              <table:table-cell office:value-type="float" office:value="0.803993936493261">
                <text:p>0.8039939364932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2999999999999">
                <text:p>6.92999999999999</text:p>
              </table:table-cell>
              <table:table-cell office:value-type="float" office:value="0.602647568421967">
                <text:p>0.602647568421967</text:p>
              </table:table-cell>
              <table:table-cell office:value-type="float" office:value="0.798007461290364">
                <text:p>0.79800746129036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3999999999999">
                <text:p>6.93999999999999</text:p>
              </table:table-cell>
              <table:table-cell office:value-type="float" office:value="0.610597377906973">
                <text:p>0.610597377906973</text:p>
              </table:table-cell>
              <table:table-cell office:value-type="float" office:value="0.791941186006341">
                <text:p>0.79194118600634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4999999999999">
                <text:p>6.94999999999999</text:p>
              </table:table-cell>
              <table:table-cell office:value-type="float" office:value="0.618486128163018">
                <text:p>0.618486128163018</text:p>
              </table:table-cell>
              <table:table-cell office:value-type="float" office:value="0.785795717263666">
                <text:p>0.78579571726366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5999999999999">
                <text:p>6.95999999999999</text:p>
              </table:table-cell>
              <table:table-cell office:value-type="float" office:value="0.62631303032165">
                <text:p>0.62631303032165</text:p>
              </table:table-cell>
              <table:table-cell office:value-type="float" office:value="0.779571669604093">
                <text:p>0.77957166960409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6999999999999">
                <text:p>6.96999999999999</text:p>
              </table:table-cell>
              <table:table-cell office:value-type="float" office:value="0.634077301699175">
                <text:p>0.634077301699175</text:p>
              </table:table-cell>
              <table:table-cell office:value-type="float" office:value="0.7732696654272">
                <text:p>0.773269665427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7999999999999">
                <text:p>6.97999999999999</text:p>
              </table:table-cell>
              <table:table-cell office:value-type="float" office:value="0.641778165874927">
                <text:p>0.641778165874927</text:p>
              </table:table-cell>
              <table:table-cell office:value-type="float" office:value="0.766890334928153">
                <text:p>0.7668903349281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8999999999999">
                <text:p>6.98999999999999</text:p>
              </table:table-cell>
              <table:table-cell office:value-type="float" office:value="0.649414852768905">
                <text:p>0.649414852768905</text:p>
              </table:table-cell>
              <table:table-cell office:value-type="float" office:value="0.760434316034687">
                <text:p>0.76043431603468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0.656986598718782">
                <text:p>0.656986598718782</text:p>
              </table:table-cell>
              <table:table-cell office:value-type="float" office:value="0.753902254343311">
                <text:p>0.75390225434331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0999999999999">
                <text:p>7.00999999999999</text:p>
              </table:table-cell>
              <table:table-cell office:value-type="float" office:value="0.664492646556275">
                <text:p>0.664492646556275</text:p>
              </table:table-cell>
              <table:table-cell office:value-type="float" office:value="0.74729480305475">
                <text:p>0.747294803054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1999999999999">
                <text:p>7.01999999999999</text:p>
              </table:table-cell>
              <table:table-cell office:value-type="float" office:value="0.671932245682855">
                <text:p>0.671932245682855</text:p>
              </table:table-cell>
              <table:table-cell office:value-type="float" office:value="0.740612622908627">
                <text:p>0.7406126229086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2999999999999">
                <text:p>7.02999999999999</text:p>
              </table:table-cell>
              <table:table-cell office:value-type="float" office:value="0.679304652144808">
                <text:p>0.679304652144808</text:p>
              </table:table-cell>
              <table:table-cell office:value-type="float" office:value="0.733856382117388">
                <text:p>0.73385638211738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3999999999999">
                <text:p>7.03999999999999</text:p>
              </table:table-cell>
              <table:table-cell office:value-type="float" office:value="0.686609128707631">
                <text:p>0.686609128707631</text:p>
              </table:table-cell>
              <table:table-cell office:value-type="float" office:value="0.727026756299483">
                <text:p>0.72702675629948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4999999999999">
                <text:p>7.04999999999999</text:p>
              </table:table-cell>
              <table:table-cell office:value-type="float" office:value="0.693844944929757">
                <text:p>0.693844944929757</text:p>
              </table:table-cell>
              <table:table-cell office:value-type="float" office:value="0.720124428411801">
                <text:p>0.72012442841180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5999999999999">
                <text:p>7.05999999999999</text:p>
              </table:table-cell>
              <table:table-cell office:value-type="float" office:value="0.701011377235591">
                <text:p>0.701011377235591</text:p>
              </table:table-cell>
              <table:table-cell office:value-type="float" office:value="0.71315008868138">
                <text:p>0.7131500886813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6999999999999">
                <text:p>7.06999999999999</text:p>
              </table:table-cell>
              <table:table-cell office:value-type="float" office:value="0.708107708987876">
                <text:p>0.708107708987876</text:p>
              </table:table-cell>
              <table:table-cell office:value-type="float" office:value="0.70610443453638">
                <text:p>0.7061044345363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7999999999999">
                <text:p>7.07999999999999</text:p>
              </table:table-cell>
              <table:table-cell office:value-type="float" office:value="0.71513323055935">
                <text:p>0.71513323055935</text:p>
              </table:table-cell>
              <table:table-cell office:value-type="float" office:value="0.698988170536345">
                <text:p>0.69898817053634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8999999999999">
                <text:p>7.08999999999999</text:p>
              </table:table-cell>
              <table:table-cell office:value-type="float" office:value="0.722087239403711">
                <text:p>0.722087239403711</text:p>
              </table:table-cell>
              <table:table-cell office:value-type="float" office:value="0.691802008301745">
                <text:p>0.69180200830174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0.728969040125869">
                <text:p>0.728969040125869</text:p>
              </table:table-cell>
              <table:table-cell office:value-type="float" office:value="0.684546666442814">
                <text:p>0.6845466664428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0999999999999">
                <text:p>7.10999999999999</text:p>
              </table:table-cell>
              <table:table-cell office:value-type="float" office:value="0.735777944551486">
                <text:p>0.735777944551486</text:p>
              </table:table-cell>
              <table:table-cell office:value-type="float" office:value="0.677222870487693">
                <text:p>0.67722287048769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1999999999999">
                <text:p>7.11999999999999</text:p>
              </table:table-cell>
              <table:table-cell office:value-type="float" office:value="0.742513271795794">
                <text:p>0.742513271795794</text:p>
              </table:table-cell>
              <table:table-cell office:value-type="float" office:value="0.669831352809873">
                <text:p>0.66983135280987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2999999999999">
                <text:p>7.12999999999999</text:p>
              </table:table-cell>
              <table:table-cell office:value-type="float" office:value="0.749174348331682">
                <text:p>0.749174348331682</text:p>
              </table:table-cell>
              <table:table-cell office:value-type="float" office:value="0.662372852554964">
                <text:p>0.6623728525549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3999999999999">
                <text:p>7.13999999999999</text:p>
              </table:table-cell>
              <table:table-cell office:value-type="float" office:value="0.755760508057046">
                <text:p>0.755760508057046</text:p>
              </table:table-cell>
              <table:table-cell office:value-type="float" office:value="0.654848115566774">
                <text:p>0.6548481155667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4999999999999">
                <text:p>7.14999999999999</text:p>
              </table:table-cell>
              <table:table-cell office:value-type="float" office:value="0.762271092361403">
                <text:p>0.762271092361403</text:p>
              </table:table-cell>
              <table:table-cell office:value-type="float" office:value="0.647257894312733">
                <text:p>0.6472578943127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5999999999999">
                <text:p>7.15999999999999</text:p>
              </table:table-cell>
              <table:table-cell office:value-type="float" office:value="0.768705450191748">
                <text:p>0.768705450191748</text:p>
              </table:table-cell>
              <table:table-cell office:value-type="float" office:value="0.63960294780864">
                <text:p>0.6396029478086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6999999999999">
                <text:p>7.16999999999999</text:p>
              </table:table-cell>
              <table:table-cell office:value-type="float" office:value="0.775062938117659">
                <text:p>0.775062938117659</text:p>
              </table:table-cell>
              <table:table-cell office:value-type="float" office:value="0.631884041542767">
                <text:p>0.6318840415427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7999999999999">
                <text:p>7.17999999999999</text:p>
              </table:table-cell>
              <table:table-cell office:value-type="float" office:value="0.781342920395642">
                <text:p>0.781342920395642</text:p>
              </table:table-cell>
              <table:table-cell office:value-type="float" office:value="0.624101947399308">
                <text:p>0.6241019473993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8999999999999">
                <text:p>7.18999999999999</text:p>
              </table:table-cell>
              <table:table-cell office:value-type="float" office:value="0.787544769032703">
                <text:p>0.787544769032703</text:p>
              </table:table-cell>
              <table:table-cell office:value-type="float" office:value="0.616257443581193">
                <text:p>0.6162574435811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0.793667863849145">
                <text:p>0.793667863849145</text:p>
              </table:table-cell>
              <table:table-cell office:value-type="float" office:value="0.608351314532265">
                <text:p>0.60835131453226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0999999999999">
                <text:p>7.20999999999999</text:p>
              </table:table-cell>
              <table:table-cell office:value-type="float" office:value="0.79971159254059">
                <text:p>0.79971159254059</text:p>
              </table:table-cell>
              <table:table-cell office:value-type="float" office:value="0.600384350858842">
                <text:p>0.60038435085884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1999999999999">
                <text:p>7.21999999999999</text:p>
              </table:table-cell>
              <table:table-cell office:value-type="float" office:value="0.805675350739205">
                <text:p>0.805675350739205</text:p>
              </table:table-cell>
              <table:table-cell office:value-type="float" office:value="0.592357349250652">
                <text:p>0.59235734925065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2999999999999">
                <text:p>7.22999999999999</text:p>
              </table:table-cell>
              <table:table-cell office:value-type="float" office:value="0.81155854207414">
                <text:p>0.81155854207414</text:p>
              </table:table-cell>
              <table:table-cell office:value-type="float" office:value="0.584271112401166">
                <text:p>0.58427111240116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3999999999999">
                <text:p>7.23999999999999</text:p>
              </table:table-cell>
              <table:table-cell office:value-type="float" office:value="0.817360578231165">
                <text:p>0.817360578231165</text:p>
              </table:table-cell>
              <table:table-cell office:value-type="float" office:value="0.576126448927331">
                <text:p>0.57612644892733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4999999999999">
                <text:p>7.24999999999999</text:p>
              </table:table-cell>
              <table:table-cell office:value-type="float" office:value="0.823080879011497">
                <text:p>0.823080879011497</text:p>
              </table:table-cell>
              <table:table-cell office:value-type="float" office:value="0.567924173288707">
                <text:p>0.5679241732887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5999999999999">
                <text:p>7.25999999999999</text:p>
              </table:table-cell>
              <table:table-cell office:value-type="float" office:value="0.828718872389827">
                <text:p>0.828718872389827</text:p>
              </table:table-cell>
              <table:table-cell office:value-type="float" office:value="0.559665105706022">
                <text:p>0.55966510570602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6999999999999">
                <text:p>7.26999999999999</text:p>
              </table:table-cell>
              <table:table-cell office:value-type="float" office:value="0.834273994571515">
                <text:p>0.834273994571515</text:p>
              </table:table-cell>
              <table:table-cell office:value-type="float" office:value="0.551350072079153">
                <text:p>0.5513500720791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7999999999999">
                <text:p>7.27999999999999</text:p>
              </table:table-cell>
              <table:table-cell office:value-type="float" office:value="0.839745690048972">
                <text:p>0.839745690048972</text:p>
              </table:table-cell>
              <table:table-cell office:value-type="float" office:value="0.542979903904533">
                <text:p>0.5429799039045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8999999999999">
                <text:p>7.28999999999999</text:p>
              </table:table-cell>
              <table:table-cell office:value-type="float" office:value="0.845133411657209">
                <text:p>0.845133411657209</text:p>
              </table:table-cell>
              <table:table-cell office:value-type="float" office:value="0.534555438192005">
                <text:p>0.5345554381920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0.850436620628556">
                <text:p>0.850436620628556</text:p>
              </table:table-cell>
              <table:table-cell office:value-type="float" office:value="0.526077517381118">
                <text:p>0.52607751738111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0999999999998">
                <text:p>7.30999999999998</text:p>
              </table:table-cell>
              <table:table-cell office:value-type="float" office:value="0.855654786646536">
                <text:p>0.855654786646536</text:p>
              </table:table-cell>
              <table:table-cell office:value-type="float" office:value="0.51754698925689">
                <text:p>0.5175469892568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1999999999998">
                <text:p>7.31999999999998</text:p>
              </table:table-cell>
              <table:table-cell office:value-type="float" office:value="0.860787387898893">
                <text:p>0.860787387898893</text:p>
              </table:table-cell>
              <table:table-cell office:value-type="float" office:value="0.508964706865024">
                <text:p>0.50896470686502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2999999999998">
                <text:p>7.32999999999998</text:p>
              </table:table-cell>
              <table:table-cell office:value-type="float" office:value="0.865833911129782">
                <text:p>0.865833911129782</text:p>
              </table:table-cell>
              <table:table-cell office:value-type="float" office:value="0.500331528426607">
                <text:p>0.50033152842660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3999999999998">
                <text:p>7.33999999999998</text:p>
              </table:table-cell>
              <table:table-cell office:value-type="float" office:value="0.870793851691083">
                <text:p>0.870793851691083</text:p>
              </table:table-cell>
              <table:table-cell office:value-type="float" office:value="0.491648317252289">
                <text:p>0.49164831725228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0.875666713592874">
                <text:p>0.875666713592874</text:p>
              </table:table-cell>
              <table:table-cell office:value-type="float" office:value="0.482915941655952">
                <text:p>0.4829159416559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5999999999998">
                <text:p>7.35999999999998</text:p>
              </table:table-cell>
              <table:table-cell office:value-type="float" office:value="0.880452009553026">
                <text:p>0.880452009553026</text:p>
              </table:table-cell>
              <table:table-cell office:value-type="float" office:value="0.474135274867877">
                <text:p>0.47413527486787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6999999999998">
                <text:p>7.36999999999998</text:p>
              </table:table-cell>
              <table:table-cell office:value-type="float" office:value="0.885149261045931">
                <text:p>0.885149261045931</text:p>
              </table:table-cell>
              <table:table-cell office:value-type="float" office:value="0.465307194947427">
                <text:p>0.46530719494742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7999999999998">
                <text:p>7.37999999999998</text:p>
              </table:table-cell>
              <table:table-cell office:value-type="float" office:value="0.889757998350352">
                <text:p>0.889757998350352</text:p>
              </table:table-cell>
              <table:table-cell office:value-type="float" office:value="0.456432584695238">
                <text:p>0.45643258469523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8999999999998">
                <text:p>7.38999999999998</text:p>
              </table:table-cell>
              <table:table-cell office:value-type="float" office:value="0.894277760596401">
                <text:p>0.894277760596401</text:p>
              </table:table-cell>
              <table:table-cell office:value-type="float" office:value="0.447512331564937">
                <text:p>0.44751233156493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0.898708095811619">
                <text:p>0.898708095811619</text:p>
              </table:table-cell>
              <table:table-cell office:value-type="float" office:value="0.438547327574406">
                <text:p>0.4385473275744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0999999999998">
                <text:p>7.40999999999998</text:p>
              </table:table-cell>
              <table:table-cell office:value-type="float" office:value="0.903048560966177">
                <text:p>0.903048560966177</text:p>
              </table:table-cell>
              <table:table-cell office:value-type="float" office:value="0.429538469216573">
                <text:p>0.42953846921657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1999999999998">
                <text:p>7.41999999999998</text:p>
              </table:table-cell>
              <table:table-cell office:value-type="float" office:value="0.907298722017177">
                <text:p>0.907298722017177</text:p>
              </table:table-cell>
              <table:table-cell office:value-type="float" office:value="0.420486657369765">
                <text:p>0.42048665736976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2999999999998">
                <text:p>7.42999999999998</text:p>
              </table:table-cell>
              <table:table-cell office:value-type="float" office:value="0.911458153952054">
                <text:p>0.911458153952054</text:p>
              </table:table-cell>
              <table:table-cell office:value-type="float" office:value="0.411392797207625">
                <text:p>0.4113927972076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3999999999998">
                <text:p>7.43999999999998</text:p>
              </table:table-cell>
              <table:table-cell office:value-type="float" office:value="0.915526440831082">
                <text:p>0.915526440831082</text:p>
              </table:table-cell>
              <table:table-cell office:value-type="float" office:value="0.40225779810859">
                <text:p>0.4022577981085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0.919503175828963">
                <text:p>0.919503175828963</text:p>
              </table:table-cell>
              <table:table-cell office:value-type="float" office:value="0.393082573564958">
                <text:p>0.39308257356495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5999999999998">
                <text:p>7.45999999999998</text:p>
              </table:table-cell>
              <table:table-cell office:value-type="float" office:value="0.923387961275512">
                <text:p>0.923387961275512</text:p>
              </table:table-cell>
              <table:table-cell office:value-type="float" office:value="0.383868041091537">
                <text:p>0.38386804109153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6999999999998">
                <text:p>7.46999999999998</text:p>
              </table:table-cell>
              <table:table-cell office:value-type="float" office:value="0.92718040869542">
                <text:p>0.92718040869542</text:p>
              </table:table-cell>
              <table:table-cell office:value-type="float" office:value="0.374615122133896">
                <text:p>0.3746151221338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7999999999998">
                <text:p>7.47999999999998</text:p>
              </table:table-cell>
              <table:table-cell office:value-type="float" office:value="0.930880138847106">
                <text:p>0.930880138847106</text:p>
              </table:table-cell>
              <table:table-cell office:value-type="float" office:value="0.36532474197622">
                <text:p>0.3653247419762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8999999999998">
                <text:p>7.48999999999998</text:p>
              </table:table-cell>
              <table:table-cell office:value-type="float" office:value="0.934486781760639">
                <text:p>0.934486781760639</text:p>
              </table:table-cell>
              <table:table-cell office:value-type="float" office:value="0.355997829648783">
                <text:p>0.35599782964878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0.937999976774732">
                <text:p>0.937999976774732</text:p>
              </table:table-cell>
              <table:table-cell office:value-type="float" office:value="0.346635317835044">
                <text:p>0.34663531783504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0999999999998">
                <text:p>7.50999999999998</text:p>
              </table:table-cell>
              <table:table-cell office:value-type="float" office:value="0.941419372572812">
                <text:p>0.941419372572812</text:p>
              </table:table-cell>
              <table:table-cell office:value-type="float" office:value="0.337238142778384">
                <text:p>0.33723814277838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1999999999998">
                <text:p>7.51999999999998</text:p>
              </table:table-cell>
              <table:table-cell office:value-type="float" office:value="0.944744627218147">
                <text:p>0.944744627218147</text:p>
              </table:table-cell>
              <table:table-cell office:value-type="float" office:value="0.327807244188477">
                <text:p>0.32780724418847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2999999999998">
                <text:p>7.52999999999998</text:p>
              </table:table-cell>
              <table:table-cell office:value-type="float" office:value="0.947975408188046">
                <text:p>0.947975408188046</text:p>
              </table:table-cell>
              <table:table-cell office:value-type="float" office:value="0.318343565147323">
                <text:p>0.31834356514732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3999999999998">
                <text:p>7.53999999999998</text:p>
              </table:table-cell>
              <table:table-cell office:value-type="float" office:value="0.951111392407103">
                <text:p>0.951111392407103</text:p>
              </table:table-cell>
              <table:table-cell office:value-type="float" office:value="0.308848052014939">
                <text:p>0.30884805201493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0.954152266279509">
                <text:p>0.954152266279509</text:p>
              </table:table-cell>
              <table:table-cell office:value-type="float" office:value="0.299321654334727">
                <text:p>0.29932165433472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5999999999998">
                <text:p>7.55999999999998</text:p>
              </table:table-cell>
              <table:table-cell office:value-type="float" office:value="0.957097725720411">
                <text:p>0.957097725720411</text:p>
              </table:table-cell>
              <table:table-cell office:value-type="float" office:value="0.289765324738514">
                <text:p>0.2897653247385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6999999999998">
                <text:p>7.56999999999998</text:p>
              </table:table-cell>
              <table:table-cell office:value-type="float" office:value="0.95994747618632">
                <text:p>0.95994747618632</text:p>
              </table:table-cell>
              <table:table-cell office:value-type="float" office:value="0.280180018851299">
                <text:p>0.28018001885129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7999999999998">
                <text:p>7.57999999999998</text:p>
              </table:table-cell>
              <table:table-cell office:value-type="float" office:value="0.962701232704564">
                <text:p>0.962701232704564</text:p>
              </table:table-cell>
              <table:table-cell office:value-type="float" office:value="0.270566695195681">
                <text:p>0.27056669519568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8999999999998">
                <text:p>7.58999999999998</text:p>
              </table:table-cell>
              <table:table-cell office:value-type="float" office:value="0.965358719901786">
                <text:p>0.965358719901786</text:p>
              </table:table-cell>
              <table:table-cell office:value-type="float" office:value="0.260926315096014">
                <text:p>0.2609263150960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0.967919672031481">
                <text:p>0.967919672031481</text:p>
              </table:table-cell>
              <table:table-cell office:value-type="float" office:value="0.251259842582276">
                <text:p>0.25125984258227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0999999999998">
                <text:p>7.60999999999998</text:p>
              </table:table-cell>
              <table:table-cell office:value-type="float" office:value="0.97038383300057">
                <text:p>0.97038383300057</text:p>
              </table:table-cell>
              <table:table-cell office:value-type="float" office:value="0.241568244293663">
                <text:p>0.24156824429366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1999999999998">
                <text:p>7.61999999999998</text:p>
              </table:table-cell>
              <table:table-cell office:value-type="float" office:value="0.972750956395009">
                <text:p>0.972750956395009</text:p>
              </table:table-cell>
              <table:table-cell office:value-type="float" office:value="0.231852489381926">
                <text:p>0.23185248938192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2999999999998">
                <text:p>7.62999999999998</text:p>
              </table:table-cell>
              <table:table-cell office:value-type="float" office:value="0.975020805504431">
                <text:p>0.975020805504431</text:p>
              </table:table-cell>
              <table:table-cell office:value-type="float" office:value="0.22211354941446">
                <text:p>0.2221135494144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3999999999998">
                <text:p>7.63999999999998</text:p>
              </table:table-cell>
              <table:table-cell office:value-type="float" office:value="0.977193153345818">
                <text:p>0.977193153345818</text:p>
              </table:table-cell>
              <table:table-cell office:value-type="float" office:value="0.212352398277148">
                <text:p>0.2123523982771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0.979267782686195">
                <text:p>0.979267782686195</text:p>
              </table:table-cell>
              <table:table-cell office:value-type="float" office:value="0.202570012076967">
                <text:p>0.20257001207696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5999999999998">
                <text:p>7.65999999999998</text:p>
              </table:table-cell>
              <table:table-cell office:value-type="float" office:value="0.981244486064358">
                <text:p>0.981244486064358</text:p>
              </table:table-cell>
              <table:table-cell office:value-type="float" office:value="0.192767369044386">
                <text:p>0.1927673690443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6999999999998">
                <text:p>7.66999999999998</text:p>
              </table:table-cell>
              <table:table-cell office:value-type="float" office:value="0.983123065811614">
                <text:p>0.983123065811614</text:p>
              </table:table-cell>
              <table:table-cell office:value-type="float" office:value="0.18294544943554">
                <text:p>0.1829454494355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7999999999998">
                <text:p>7.67999999999998</text:p>
              </table:table-cell>
              <table:table-cell office:value-type="float" office:value="0.984903334071557">
                <text:p>0.984903334071557</text:p>
              </table:table-cell>
              <table:table-cell office:value-type="float" office:value="0.173105235434204">
                <text:p>0.17310523543420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8999999999998">
                <text:p>7.68999999999998</text:p>
              </table:table-cell>
              <table:table-cell office:value-type="float" office:value="0.986585112818842">
                <text:p>0.986585112818842</text:p>
              </table:table-cell>
              <table:table-cell office:value-type="float" office:value="0.163247711053579">
                <text:p>0.16324771105357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0.988168233876997">
                <text:p>0.988168233876997</text:p>
              </table:table-cell>
              <table:table-cell office:value-type="float" office:value="0.153373862037888">
                <text:p>0.15337386203788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0999999999998">
                <text:p>7.70999999999998</text:p>
              </table:table-cell>
              <table:table-cell office:value-type="float" office:value="0.989652538935234">
                <text:p>0.989652538935234</text:p>
              </table:table-cell>
              <table:table-cell office:value-type="float" office:value="0.143484675763804">
                <text:p>0.1434846757638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1999999999998">
                <text:p>7.71999999999998</text:p>
              </table:table-cell>
              <table:table-cell office:value-type="float" office:value="0.991037879564287">
                <text:p>0.991037879564287</text:p>
              </table:table-cell>
              <table:table-cell office:value-type="float" office:value="0.133581141141714">
                <text:p>0.1335811411417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2999999999998">
                <text:p>7.72999999999998</text:p>
              </table:table-cell>
              <table:table-cell office:value-type="float" office:value="0.992324117231244">
                <text:p>0.992324117231244</text:p>
              </table:table-cell>
              <table:table-cell office:value-type="float" office:value="0.123664248516827">
                <text:p>0.12366424851682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3999999999998">
                <text:p>7.73999999999998</text:p>
              </table:table-cell>
              <table:table-cell office:value-type="float" office:value="0.993511123313413">
                <text:p>0.993511123313413</text:p>
              </table:table-cell>
              <table:table-cell office:value-type="float" office:value="0.113734989570141">
                <text:p>0.11373498957014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0.994598779111174">
                <text:p>0.994598779111174</text:p>
              </table:table-cell>
              <table:table-cell office:value-type="float" office:value="0.103794357219278">
                <text:p>0.10379435721927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5999999999998">
                <text:p>7.75999999999998</text:p>
              </table:table-cell>
              <table:table-cell office:value-type="float" office:value="0.995586975859852">
                <text:p>0.995586975859852</text:p>
              </table:table-cell>
              <table:table-cell office:value-type="float" office:value="0.0938433455191871">
                <text:p>0.093843345519187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6999999999998">
                <text:p>7.76999999999998</text:p>
              </table:table-cell>
              <table:table-cell office:value-type="float" office:value="0.996475614740598">
                <text:p>0.996475614740598</text:p>
              </table:table-cell>
              <table:table-cell office:value-type="float" office:value="0.0838829495627471">
                <text:p>0.08388294956274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7999999999997">
                <text:p>7.77999999999997</text:p>
              </table:table-cell>
              <table:table-cell office:value-type="float" office:value="0.997264606890264">
                <text:p>0.997264606890264</text:p>
              </table:table-cell>
              <table:table-cell office:value-type="float" office:value="0.073914165381253">
                <text:p>0.07391416538125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8999999999997">
                <text:p>7.78999999999997</text:p>
              </table:table-cell>
              <table:table-cell office:value-type="float" office:value="0.997953873410292">
                <text:p>0.997953873410292</text:p>
              </table:table-cell>
              <table:table-cell office:value-type="float" office:value="0.0639379898448157">
                <text:p>0.063937989844815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79999999999997">
                <text:p>7.79999999999997</text:p>
              </table:table-cell>
              <table:table-cell office:value-type="float" office:value="0.998543345374604">
                <text:p>0.998543345374604</text:p>
              </table:table-cell>
              <table:table-cell office:value-type="float" office:value="0.0539554205626755">
                <text:p>0.05395542056267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0999999999997">
                <text:p>7.80999999999997</text:p>
              </table:table-cell>
              <table:table-cell office:value-type="float" office:value="0.999032963836495">
                <text:p>0.999032963836495</text:p>
              </table:table-cell>
              <table:table-cell office:value-type="float" office:value="0.0439674557834416">
                <text:p>0.04396745578344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1999999999997">
                <text:p>7.81999999999997</text:p>
              </table:table-cell>
              <table:table-cell office:value-type="float" office:value="0.999422679834527">
                <text:p>0.999422679834527</text:p>
              </table:table-cell>
              <table:table-cell office:value-type="float" office:value="0.0339750942952689">
                <text:p>0.033975094295268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2999999999997">
                <text:p>7.82999999999997</text:p>
              </table:table-cell>
              <table:table-cell office:value-type="float" office:value="0.999712454397425">
                <text:p>0.999712454397425</text:p>
              </table:table-cell>
              <table:table-cell office:value-type="float" office:value="0.0239793353259791">
                <text:p>0.0239793353259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